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margin-top="0.3333in" fo:margin-bottom="0.0833in"/>
    </style:style>
    <style:style style:name="T2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text-properties style:font-name="Times New Roman" fo:color="#000000" fo:font-size="14pt" style:font-size-asian="14pt" fo:language="en" fo:country="US"/>
    </style:style>
    <style:style style:name="P4" style:parent-style-name="Standard" style:family="paragraph">
      <style:paragraph-properties fo:margin-top="0.3333in" fo:margin-bottom="0.0833in"/>
    </style:style>
    <style:style style:name="T5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1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2" style:parent-style-name="Standard" style:family="paragraph">
      <style:text-properties style:font-name="Times New Roman" fo:color="#000000" fo:font-size="14pt" style:font-size-asian="14pt" fo:language="en" fo:country="US"/>
    </style:style>
    <style:style style:name="P13" style:parent-style-name="Standard" style:family="paragraph">
      <style:paragraph-properties fo:margin-top="0.3333in" fo:margin-bottom="0.0833in"/>
    </style:style>
    <style:style style:name="T14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1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7" style:parent-style-name="Standard" style:family="paragraph">
      <style:text-properties style:font-name="Times New Roman" fo:color="#000000" fo:font-size="14pt" style:font-size-asian="14pt" fo:language="en" fo:country="US"/>
    </style:style>
    <style:style style:name="P18" style:parent-style-name="Standard" style:family="paragraph">
      <style:paragraph-properties fo:margin-top="0.3333in" fo:margin-bottom="0.0833in"/>
    </style:style>
    <style:style style:name="T19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T20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21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22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23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24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2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2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2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2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2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30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31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32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33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34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3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3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3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3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3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40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41" style:parent-style-name="Standard" style:family="paragraph">
      <style:text-properties style:font-name="Times New Roman" fo:color="#000000" fo:font-size="14pt" style:font-size-asian="14pt" fo:language="en" fo:country="US"/>
    </style:style>
    <style:style style:name="P42" style:parent-style-name="Standard" style:family="paragraph">
      <style:paragraph-properties fo:margin-top="0.3333in" fo:margin-bottom="0.0833in"/>
    </style:style>
    <style:style style:name="T43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44" style:parent-style-name="Standard" style:family="paragraph">
      <style:text-properties style:font-name="Times New Roman" fo:color="#000000" fo:font-size="14pt" style:font-size-asian="14pt" fo:language="en" fo:country="US"/>
    </style:style>
    <style:style style:name="P4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4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4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4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4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50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51" style:parent-style-name="Standard" style:family="paragraph">
      <style:text-properties style:font-name="Times New Roman" fo:color="#000000" fo:font-size="14pt" style:font-size-asian="14pt" fo:language="en" fo:country="US"/>
    </style:style>
    <style:style style:name="P52" style:parent-style-name="Standard" style:family="paragraph">
      <style:paragraph-properties fo:margin-top="0.3333in" fo:margin-bottom="0.0833in"/>
    </style:style>
    <style:style style:name="T53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54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5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5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5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5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5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60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61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62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63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64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6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6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6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6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6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70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71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72" style:parent-style-name="Standard" style:family="paragraph">
      <style:text-properties style:font-name="Times New Roman" fo:color="#000000" fo:font-size="14pt" style:font-size-asian="14pt" fo:language="en" fo:country="US"/>
    </style:style>
    <style:style style:name="P73" style:parent-style-name="Standard" style:family="paragraph">
      <style:paragraph-properties fo:margin-top="0.3333in" fo:margin-bottom="0.0833in"/>
    </style:style>
    <style:style style:name="T74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7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7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7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7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7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80" style:parent-style-name="Standard" style:family="paragraph">
      <style:text-properties style:font-name="Times New Roman" fo:color="#000000" fo:font-size="14pt" style:font-size-asian="14pt" fo:language="en" fo:country="US"/>
    </style:style>
    <style:style style:name="P81" style:parent-style-name="Standard" style:family="paragraph">
      <style:paragraph-properties fo:margin-top="0.3333in" fo:margin-bottom="0.0833in"/>
    </style:style>
    <style:style style:name="T82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4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8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8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8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8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89" style:parent-style-name="Standard" style:family="paragraph">
      <style:text-properties style:font-name="Times New Roman" fo:color="#000000" fo:font-size="14pt" style:font-size-asian="14pt" fo:language="en" fo:country="US"/>
    </style:style>
    <style:style style:name="P90" style:parent-style-name="Standard" style:family="paragraph">
      <style:paragraph-properties fo:margin-top="0.3333in" fo:margin-bottom="0.0833in"/>
    </style:style>
    <style:style style:name="T91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92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3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4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0" style:parent-style-name="Standard" style:family="paragraph">
      <style:text-properties style:font-name="Times New Roman" fo:color="#000000" fo:font-size="14pt" style:font-size-asian="14pt" fo:language="en" fo:country="US"/>
    </style:style>
    <style:style style:name="P101" style:parent-style-name="Standard" style:family="paragraph">
      <style:paragraph-properties fo:margin-top="0.3333in" fo:margin-bottom="0.0833in"/>
    </style:style>
    <style:style style:name="T102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103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4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10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11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12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13" style:parent-style-name="Standard" style:family="paragraph">
      <style:text-properties style:font-name="Times New Roman" fo:color="#000000" fo:font-size="14pt" style:font-size-asian="14pt" fo:language="en" fo:country="US"/>
    </style:style>
    <style:style style:name="P114" style:parent-style-name="Standard" style:family="paragraph">
      <style:paragraph-properties fo:margin-top="0.3333in" fo:margin-bottom="0.0833in"/>
    </style:style>
    <style:style style:name="T115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116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1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1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1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20" style:parent-style-name="Standard" style:family="paragraph">
      <style:text-properties style:font-name="Times New Roman" fo:color="#000000" fo:font-size="14pt" style:font-size-asian="14pt" fo:language="en" fo:country="US"/>
    </style:style>
    <style:style style:name="P121" style:parent-style-name="Standard" style:family="paragraph">
      <style:paragraph-properties fo:margin-top="0.3333in" fo:margin-bottom="0.0833in"/>
    </style:style>
    <style:style style:name="T122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fr" fo:country="FR"/>
    </style:style>
    <style:style style:name="P123" style:parent-style-name="Standard" style:family="paragraph">
      <style:paragraph-properties fo:margin-top="0.3333in" fo:margin-bottom="0.0833in"/>
      <style:text-properties fo:font-size="14pt" style:font-size-asian="14pt" fo:language="fr" fo:country="FR"/>
    </style:style>
    <style:style style:name="P124" style:parent-style-name="Standard" style:family="paragraph">
      <style:text-properties style:font-name="Times New Roman" fo:color="#000000" fo:font-size="14pt" style:font-size-asian="14pt" fo:language="fr" fo:country="FR"/>
    </style:style>
    <style:style style:name="P125" style:parent-style-name="Standard" style:family="paragraph">
      <style:paragraph-properties fo:margin-top="0.3333in" fo:margin-bottom="0.0833in"/>
    </style:style>
    <style:style style:name="T126" style:parent-style-name="DefaultParagraphFon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fr" fo:country="FR"/>
    </style:style>
    <style:style style:name="P127" style:parent-style-name="Standard" style:family="paragraph">
      <style:paragraph-properties fo:margin-top="0.3333in" fo:margin-bottom="0.0833in"/>
    </style:style>
    <style:style style:name="T128" style:parent-style-name="DefaultParagraphFont" style:family="text">
      <style:text-properties fo:font-size="14pt" style:font-size-asian="14pt" fo:language="en" fo:country="US"/>
    </style:style>
    <style:style style:name="T129" style:parent-style-name="DefaultParagraphFont" style:family="text">
      <style:text-properties fo:font-size="14pt" style:font-size-asian="14pt" fo:language="en" fo:country="US"/>
    </style:style>
    <style:style style:name="T130" style:parent-style-name="DefaultParagraphFont" style:family="text">
      <style:text-properties fo:font-size="14pt" style:font-size-asian="14pt" fo:language="en" fo:country="US"/>
    </style:style>
    <style:style style:name="T131" style:parent-style-name="DefaultParagraphFont" style:family="text">
      <style:text-properties fo:font-size="14pt" style:font-size-asian="14pt" fo:language="en" fo:country="US"/>
    </style:style>
    <style:style style:name="T13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3" style:parent-style-name="Standard" style:family="paragraph">
      <style:text-properties style:font-name="Times New Roman" fo:color="#000000" fo:font-size="14pt" style:font-size-asian="14pt" fo:language="en" fo:country="US"/>
    </style:style>
    <style:style style:name="P134" style:parent-style-name="Standard" style:family="paragraph">
      <style:text-properties style:font-name="Times New Roman" fo:font-size="14pt" style:font-size-asian="14pt" fo:language="en" fo:country="US"/>
    </style:style>
    <style:style style:name="P135" style:parent-style-name="Standard" style:family="paragraph">
      <style:paragraph-properties fo:margin-top="0.1944in" fo:margin-bottom="0.0555in"/>
    </style:style>
    <style:style style:name="T13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8" style:parent-style-name="Standard" style:family="paragraph">
      <style:paragraph-properties fo:margin-top="0.1944in" fo:margin-bottom="0.0555in"/>
    </style:style>
    <style:style style:name="T139" style:parent-style-name="DefaultParagraphFont" style:family="text">
      <style:text-properties fo:font-size="14pt" style:font-size-asian="14pt" fo:language="en" fo:country="US"/>
    </style:style>
    <style:style style:name="T14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2" style:parent-style-name="Standard" style:family="paragraph">
      <style:paragraph-properties fo:margin-top="0.1944in" fo:margin-bottom="0.0555in"/>
    </style:style>
    <style:style style:name="T14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45" style:parent-style-name="Standard" style:family="paragraph">
      <style:paragraph-properties fo:margin-top="0.1944in" fo:margin-bottom="0.0555in"/>
    </style:style>
    <style:style style:name="T14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7" style:parent-style-name="Standard" style:family="paragraph">
      <style:text-properties style:font-name="Arial" fo:color="#000000" fo:font-size="14pt" style:font-size-asian="14pt" fo:language="en" fo:country="US"/>
    </style:style>
    <style:style style:name="P148" style:parent-style-name="Standard" style:family="paragraph">
      <style:paragraph-properties fo:margin-top="0.1944in" fo:margin-bottom="0.0555in"/>
    </style:style>
    <style:style style:name="T14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50" style:parent-style-name="DefaultParagraphFont" style:family="text">
      <style:text-properties style:font-name="Arial" fo:color="#000000" fo:font-size="14pt" style:font-size-asian="14pt" fo:language="en" fo:country="US"/>
    </style:style>
    <style:style style:name="T15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2" style:parent-style-name="DefaultParagraphFont" style:family="text">
      <style:text-properties style:font-name="Arial" fo:color="#000000" fo:font-size="14pt" style:font-size-asian="14pt" fo:language="en" fo:country="US"/>
    </style:style>
    <style:style style:name="T15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4" style:parent-style-name="DefaultParagraphFont" style:family="text">
      <style:text-properties style:font-name="Arial" fo:color="#000000" fo:font-size="14pt" style:font-size-asian="14pt" fo:language="en" fo:country="US"/>
    </style:style>
    <style:style style:name="P155" style:parent-style-name="Standard" style:family="paragraph">
      <style:paragraph-properties fo:margin-top="0.1944in" fo:margin-bottom="0.0555in"/>
    </style:style>
    <style:style style:name="T15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7" style:parent-style-name="Standard" style:family="paragraph">
      <style:text-properties style:font-name="Arial" fo:color="#000000" fo:font-size="14pt" style:font-size-asian="14pt" fo:language="en" fo:country="US"/>
    </style:style>
    <style:style style:name="P158" style:parent-style-name="Standard" style:family="paragraph">
      <style:paragraph-properties fo:margin-top="0.1944in" fo:margin-bottom="0.0555in"/>
    </style:style>
    <style:style style:name="T15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60" style:parent-style-name="DefaultParagraphFont" style:family="text">
      <style:text-properties style:font-name="Arial" fo:color="#000000" fo:font-size="14pt" style:font-size-asian="14pt" fo:language="en" fo:country="US"/>
    </style:style>
    <style:style style:name="T16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62" style:parent-style-name="Standard" style:family="paragraph">
      <style:paragraph-properties fo:margin-top="0.1944in" fo:margin-bottom="0.0555in"/>
    </style:style>
    <style:style style:name="T16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6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5" style:parent-style-name="Standard" style:family="paragraph">
      <style:paragraph-properties fo:margin-top="0.1944in" fo:margin-bottom="0.0555in"/>
    </style:style>
    <style:style style:name="T166" style:parent-style-name="DefaultParagraphFont" style:family="text">
      <style:text-properties fo:font-size="14pt" style:font-size-asian="14pt" fo:language="en" fo:country="US"/>
    </style:style>
    <style:style style:name="T16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6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9" style:parent-style-name="Standard" style:family="paragraph">
      <style:paragraph-properties fo:margin-top="0.1944in" fo:margin-bottom="0.0555in"/>
    </style:style>
    <style:style style:name="T17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72" style:parent-style-name="Standard" style:family="paragraph">
      <style:paragraph-properties fo:margin-top="0.1944in" fo:margin-bottom="0.0555in"/>
    </style:style>
    <style:style style:name="T17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4" style:parent-style-name="Standard" style:family="paragraph">
      <style:text-properties style:font-name="Arial" fo:color="#000000" fo:font-size="14pt" style:font-size-asian="14pt" fo:language="en" fo:country="US"/>
    </style:style>
    <style:style style:name="P175" style:parent-style-name="Standard" style:family="paragraph">
      <style:paragraph-properties fo:margin-top="0.1944in" fo:margin-bottom="0.0555in"/>
    </style:style>
    <style:style style:name="T17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77" style:parent-style-name="DefaultParagraphFont" style:family="text">
      <style:text-properties style:font-name="Arial" fo:color="#000000" fo:font-size="14pt" style:font-size-asian="14pt" fo:language="en" fo:country="US"/>
    </style:style>
    <style:style style:name="T17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9" style:parent-style-name="DefaultParagraphFont" style:family="text">
      <style:text-properties style:font-name="Arial" fo:color="#000000" fo:font-size="14pt" style:font-size-asian="14pt" fo:language="en" fo:country="US"/>
    </style:style>
    <style:style style:name="T18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1" style:parent-style-name="DefaultParagraphFont" style:family="text">
      <style:text-properties style:font-name="Arial" fo:color="#000000" fo:font-size="14pt" style:font-size-asian="14pt" fo:language="en" fo:country="US"/>
    </style:style>
    <style:style style:name="P182" style:parent-style-name="Standard" style:family="paragraph">
      <style:paragraph-properties fo:margin-top="0.1944in" fo:margin-bottom="0.0555in"/>
    </style:style>
    <style:style style:name="T18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4" style:parent-style-name="Standard" style:family="paragraph">
      <style:text-properties style:font-name="Arial" fo:color="#000000" fo:font-size="14pt" style:font-size-asian="14pt" fo:language="en" fo:country="US"/>
    </style:style>
    <style:style style:name="P185" style:parent-style-name="Standard" style:family="paragraph">
      <style:paragraph-properties fo:margin-top="0.1944in" fo:margin-bottom="0.0555in"/>
    </style:style>
    <style:style style:name="T18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7" style:parent-style-name="Standard" style:family="paragraph">
      <style:text-properties style:font-name="Arial" fo:color="#000000" fo:font-size="14pt" style:font-size-asian="14pt" fo:language="en" fo:country="US"/>
    </style:style>
    <style:style style:name="P188" style:parent-style-name="Standard" style:family="paragraph">
      <style:paragraph-properties fo:margin-top="0.1944in" fo:margin-bottom="0.0555in"/>
    </style:style>
    <style:style style:name="T18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1" style:parent-style-name="Standard" style:family="paragraph">
      <style:paragraph-properties fo:margin-top="0.1944in" fo:margin-bottom="0.0555in"/>
    </style:style>
    <style:style style:name="T192" style:parent-style-name="DefaultParagraphFont" style:family="text">
      <style:text-properties fo:font-size="14pt" style:font-size-asian="14pt" fo:language="en" fo:country="US"/>
    </style:style>
    <style:style style:name="T19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5" style:parent-style-name="Standard" style:family="paragraph">
      <style:paragraph-properties fo:margin-top="0.1944in" fo:margin-bottom="0.0555in"/>
    </style:style>
    <style:style style:name="T19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98" style:parent-style-name="Standard" style:family="paragraph">
      <style:paragraph-properties fo:margin-top="0.1944in" fo:margin-bottom="0.0555in"/>
    </style:style>
    <style:style style:name="T19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0" style:parent-style-name="Standard" style:family="paragraph">
      <style:text-properties style:font-name="Arial" fo:color="#000000" fo:font-size="14pt" style:font-size-asian="14pt" fo:language="en" fo:country="US"/>
    </style:style>
    <style:style style:name="P201" style:parent-style-name="Standard" style:family="paragraph">
      <style:paragraph-properties fo:margin-top="0.1944in" fo:margin-bottom="0.0555in"/>
    </style:style>
    <style:style style:name="T20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3" style:parent-style-name="DefaultParagraphFont" style:family="text">
      <style:text-properties style:font-name="Arial" fo:color="#000000" fo:font-size="14pt" style:font-size-asian="14pt" fo:language="en" fo:country="US"/>
    </style:style>
    <style:style style:name="T20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05" style:parent-style-name="DefaultParagraphFont" style:family="text">
      <style:text-properties style:font-name="Arial" fo:color="#000000" fo:font-size="14pt" style:font-size-asian="14pt" fo:language="en" fo:country="US"/>
    </style:style>
    <style:style style:name="P206" style:parent-style-name="Standard" style:family="paragraph">
      <style:paragraph-properties fo:margin-top="0.1944in" fo:margin-bottom="0.0555in"/>
    </style:style>
    <style:style style:name="T20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9" style:parent-style-name="Standard" style:family="paragraph">
      <style:text-properties style:font-name="Arial" fo:color="#000000" fo:font-size="14pt" style:font-size-asian="14pt" fo:language="en" fo:country="US"/>
    </style:style>
    <style:style style:name="P210" style:parent-style-name="Standard" style:family="paragraph">
      <style:paragraph-properties fo:margin-top="0.1944in" fo:margin-bottom="0.0555in"/>
    </style:style>
    <style:style style:name="T21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12" style:parent-style-name="DefaultParagraphFont" style:family="text">
      <style:text-properties style:font-name="Arial" fo:color="#000000" fo:font-size="14pt" style:font-size-asian="14pt" fo:language="en" fo:country="US"/>
    </style:style>
    <style:style style:name="T21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1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15" style:parent-style-name="Standard" style:family="paragraph">
      <style:paragraph-properties fo:margin-top="0.1944in" fo:margin-bottom="0.0555in"/>
    </style:style>
    <style:style style:name="T21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1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8" style:parent-style-name="Standard" style:family="paragraph">
      <style:paragraph-properties fo:margin-top="0.1944in" fo:margin-bottom="0.0555in"/>
    </style:style>
    <style:style style:name="T219" style:parent-style-name="DefaultParagraphFont" style:family="text">
      <style:text-properties fo:font-size="14pt" style:font-size-asian="14pt" fo:language="en" fo:country="US"/>
    </style:style>
    <style:style style:name="T22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2" style:parent-style-name="Standard" style:family="paragraph">
      <style:paragraph-properties fo:margin-top="0.1944in" fo:margin-bottom="0.0555in"/>
    </style:style>
    <style:style style:name="T22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25" style:parent-style-name="Standard" style:family="paragraph">
      <style:paragraph-properties fo:margin-top="0.1944in" fo:margin-bottom="0.0555in"/>
    </style:style>
    <style:style style:name="T22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7" style:parent-style-name="Standard" style:family="paragraph">
      <style:text-properties style:font-name="Arial" fo:color="#000000" fo:font-size="14pt" style:font-size-asian="14pt" fo:language="en" fo:country="US"/>
    </style:style>
    <style:style style:name="P228" style:parent-style-name="Standard" style:family="paragraph">
      <style:paragraph-properties fo:margin-top="0.1944in" fo:margin-bottom="0.0555in"/>
    </style:style>
    <style:style style:name="T22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30" style:parent-style-name="DefaultParagraphFont" style:family="text">
      <style:text-properties style:font-name="Arial" fo:color="#000000" fo:font-size="14pt" style:font-size-asian="14pt" fo:language="en" fo:country="US"/>
    </style:style>
    <style:style style:name="T231" style:parent-style-name="DefaultParagraphFont" style:family="text">
      <style:text-properties style:font-name="Arial" fo:color="#000000" fo:font-size="14pt" style:font-size-asian="14pt" fo:language="en" fo:country="US"/>
    </style:style>
    <style:style style:name="T23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33" style:parent-style-name="DefaultParagraphFont" style:family="text">
      <style:text-properties style:font-name="Arial" fo:color="#000000" fo:font-size="14pt" style:font-size-asian="14pt" fo:language="en" fo:country="US"/>
    </style:style>
    <style:style style:name="T23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35" style:parent-style-name="DefaultParagraphFont" style:family="text">
      <style:text-properties style:font-name="Arial" fo:color="#000000" fo:font-size="14pt" style:font-size-asian="14pt" fo:language="en" fo:country="US"/>
    </style:style>
    <style:style style:name="P236" style:parent-style-name="Standard" style:family="paragraph">
      <style:paragraph-properties fo:margin-top="0.1944in" fo:margin-bottom="0.0555in"/>
    </style:style>
    <style:style style:name="T23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38" style:parent-style-name="Standard" style:family="paragraph">
      <style:text-properties style:font-name="Arial" fo:color="#000000" fo:font-size="14pt" style:font-size-asian="14pt" fo:language="en" fo:country="US"/>
    </style:style>
    <style:style style:name="P239" style:parent-style-name="Standard" style:family="paragraph">
      <style:paragraph-properties fo:margin-top="0.1944in" fo:margin-bottom="0.0555in"/>
    </style:style>
    <style:style style:name="T24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41" style:parent-style-name="DefaultParagraphFont" style:family="text">
      <style:text-properties style:font-name="Arial" fo:color="#000000" fo:font-size="14pt" style:font-size-asian="14pt" fo:language="en" fo:country="US"/>
    </style:style>
    <style:style style:name="T24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43" style:parent-style-name="Standard" style:family="paragraph">
      <style:paragraph-properties fo:margin-top="0.1944in" fo:margin-bottom="0.0555in"/>
    </style:style>
    <style:style style:name="T24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4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46" style:parent-style-name="Standard" style:family="paragraph">
      <style:paragraph-properties fo:margin-top="0.1944in" fo:margin-bottom="0.0555in"/>
    </style:style>
    <style:style style:name="T247" style:parent-style-name="DefaultParagraphFont" style:family="text">
      <style:text-properties fo:font-size="14pt" style:font-size-asian="14pt" fo:language="en" fo:country="US"/>
    </style:style>
    <style:style style:name="T24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4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50" style:parent-style-name="Standard" style:family="paragraph">
      <style:paragraph-properties fo:margin-top="0.1944in" fo:margin-bottom="0.0555in"/>
    </style:style>
    <style:style style:name="T25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5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53" style:parent-style-name="Standard" style:family="paragraph">
      <style:paragraph-properties fo:margin-top="0.1944in" fo:margin-bottom="0.0555in"/>
    </style:style>
    <style:style style:name="T25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55" style:parent-style-name="Standard" style:family="paragraph">
      <style:text-properties style:font-name="Arial" fo:color="#000000" fo:font-size="14pt" style:font-size-asian="14pt" fo:language="en" fo:country="US"/>
    </style:style>
    <style:style style:name="P256" style:parent-style-name="Standard" style:family="paragraph">
      <style:paragraph-properties fo:margin-top="0.1944in" fo:margin-bottom="0.0555in"/>
    </style:style>
    <style:style style:name="T25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58" style:parent-style-name="DefaultParagraphFont" style:family="text">
      <style:text-properties style:font-name="Arial" fo:color="#000000" fo:font-size="14pt" style:font-size-asian="14pt" fo:language="en" fo:country="US"/>
    </style:style>
    <style:style style:name="T25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60" style:parent-style-name="DefaultParagraphFont" style:family="text">
      <style:text-properties style:font-name="Arial" fo:color="#000000" fo:font-size="14pt" style:font-size-asian="14pt" fo:language="en" fo:country="US"/>
    </style:style>
    <style:style style:name="P261" style:parent-style-name="Standard" style:family="paragraph">
      <style:paragraph-properties fo:margin-top="0.1944in" fo:margin-bottom="0.0555in"/>
    </style:style>
    <style:style style:name="T26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63" style:parent-style-name="Standard" style:family="paragraph">
      <style:text-properties style:font-name="Arial" fo:color="#000000" fo:font-size="14pt" style:font-size-asian="14pt" fo:language="en" fo:country="US"/>
    </style:style>
    <style:style style:name="P264" style:parent-style-name="Standard" style:family="paragraph">
      <style:paragraph-properties fo:margin-top="0.1944in" fo:margin-bottom="0.0555in"/>
    </style:style>
    <style:style style:name="T26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66" style:parent-style-name="DefaultParagraphFont" style:family="text">
      <style:text-properties style:font-name="Arial" fo:color="#000000" fo:font-size="14pt" style:font-size-asian="14pt" fo:language="en" fo:country="US"/>
    </style:style>
    <style:style style:name="T26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68" style:parent-style-name="Standard" style:family="paragraph">
      <style:paragraph-properties fo:margin-top="0.1944in" fo:margin-bottom="0.0555in"/>
    </style:style>
    <style:style style:name="T26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7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71" style:parent-style-name="Standard" style:family="paragraph">
      <style:paragraph-properties fo:margin-top="0.1944in" fo:margin-bottom="0.0555in"/>
    </style:style>
    <style:style style:name="T272" style:parent-style-name="DefaultParagraphFont" style:family="text">
      <style:text-properties fo:font-size="14pt" style:font-size-asian="14pt" fo:language="en" fo:country="US"/>
    </style:style>
    <style:style style:name="T27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7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75" style:parent-style-name="Standard" style:family="paragraph">
      <style:paragraph-properties fo:margin-top="0.1944in" fo:margin-bottom="0.0555in"/>
    </style:style>
    <style:style style:name="T27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7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7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79" style:parent-style-name="Standard" style:family="paragraph">
      <style:paragraph-properties fo:margin-top="0.1944in" fo:margin-bottom="0.0555in"/>
    </style:style>
    <style:style style:name="T28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81" style:parent-style-name="Standard" style:family="paragraph">
      <style:text-properties style:font-name="Arial" fo:color="#000000" fo:font-size="14pt" style:font-size-asian="14pt" fo:language="en" fo:country="US"/>
    </style:style>
    <style:style style:name="P282" style:parent-style-name="Standard" style:family="paragraph">
      <style:paragraph-properties fo:margin-top="0.1944in" fo:margin-bottom="0.0555in"/>
    </style:style>
    <style:style style:name="T28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84" style:parent-style-name="DefaultParagraphFont" style:family="text">
      <style:text-properties style:font-name="Arial" fo:color="#000000" fo:font-size="14pt" style:font-size-asian="14pt" fo:language="en" fo:country="US"/>
    </style:style>
    <style:style style:name="T28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86" style:parent-style-name="DefaultParagraphFont" style:family="text">
      <style:text-properties style:font-name="Arial" fo:color="#000000" fo:font-size="14pt" style:font-size-asian="14pt" fo:language="en" fo:country="US"/>
    </style:style>
    <style:style style:name="T28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88" style:parent-style-name="DefaultParagraphFont" style:family="text">
      <style:text-properties style:font-name="Arial" fo:color="#000000" fo:font-size="14pt" style:font-size-asian="14pt" fo:language="en" fo:country="US"/>
    </style:style>
    <style:style style:name="T289" style:parent-style-name="DefaultParagraphFont" style:family="text">
      <style:text-properties style:font-name="Arial" fo:color="#000000" fo:font-size="14pt" style:font-size-asian="14pt" fo:language="en" fo:country="US"/>
    </style:style>
    <style:style style:name="P290" style:parent-style-name="Standard" style:family="paragraph">
      <style:paragraph-properties fo:margin-top="0.1944in" fo:margin-bottom="0.0555in"/>
    </style:style>
    <style:style style:name="T29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92" style:parent-style-name="Standard" style:family="paragraph">
      <style:text-properties style:font-name="Arial" fo:color="#000000" fo:font-size="14pt" style:font-size-asian="14pt" fo:language="en" fo:country="US"/>
    </style:style>
    <style:style style:name="P293" style:parent-style-name="Standard" style:family="paragraph">
      <style:paragraph-properties fo:margin-top="0.1944in" fo:margin-bottom="0.0555in"/>
    </style:style>
    <style:style style:name="T29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95" style:parent-style-name="DefaultParagraphFont" style:family="text">
      <style:text-properties style:font-name="Arial" fo:color="#000000" fo:font-size="14pt" style:font-size-asian="14pt" fo:language="en" fo:country="US"/>
    </style:style>
    <style:style style:name="T29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9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9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9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300" style:parent-style-name="Standard" style:family="paragraph">
      <style:text-properties style:font-name="Times New Roman" fo:font-size="14pt" style:font-size-asian="14pt" fo:language="en" fo:country="US"/>
    </style:style>
    <style:style style:name="P301" style:parent-style-name="Standard" style:family="paragraph">
      <style:paragraph-properties fo:margin-top="0.1944in" fo:margin-bottom="0.0555in"/>
    </style:style>
    <style:style style:name="T30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30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04" style:parent-style-name="Standard" style:family="paragraph">
      <style:paragraph-properties fo:margin-top="0.1944in" fo:margin-bottom="0.0555in"/>
    </style:style>
    <style:style style:name="T305" style:parent-style-name="DefaultParagraphFont" style:family="text">
      <style:text-properties fo:font-size="14pt" style:font-size-asian="14pt" fo:language="en" fo:country="US"/>
    </style:style>
    <style:style style:name="T30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30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08" style:parent-style-name="Standard" style:family="paragraph">
      <style:paragraph-properties fo:margin-top="0.1944in" fo:margin-bottom="0.0555in"/>
    </style:style>
    <style:style style:name="T30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1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311" style:parent-style-name="Standard" style:family="paragraph">
      <style:paragraph-properties fo:margin-top="0.1944in" fo:margin-bottom="0.0555in"/>
    </style:style>
    <style:style style:name="T31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13" style:parent-style-name="Standard" style:family="paragraph">
      <style:text-properties style:font-name="Arial" fo:color="#000000" fo:font-size="14pt" style:font-size-asian="14pt" fo:language="en" fo:country="US"/>
    </style:style>
    <style:style style:name="P314" style:parent-style-name="Standard" style:family="paragraph">
      <style:paragraph-properties fo:margin-top="0.1944in" fo:margin-bottom="0.0555in"/>
    </style:style>
    <style:style style:name="T31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31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317" style:parent-style-name="DefaultParagraphFont" style:family="text">
      <style:text-properties style:font-name="Arial" fo:color="#000000" fo:font-size="14pt" style:font-size-asian="14pt" fo:language="en" fo:country="US"/>
    </style:style>
    <style:style style:name="T31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19" style:parent-style-name="DefaultParagraphFont" style:family="text">
      <style:text-properties style:font-name="Arial" fo:color="#000000" fo:font-size="14pt" style:font-size-asian="14pt" fo:language="en" fo:country="US"/>
    </style:style>
    <style:style style:name="P320" style:parent-style-name="Standard" style:family="paragraph">
      <style:paragraph-properties fo:margin-top="0.1944in" fo:margin-bottom="0.0555in"/>
    </style:style>
    <style:style style:name="T32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22" style:parent-style-name="Standard" style:family="paragraph">
      <style:text-properties style:font-name="Arial" fo:color="#000000" fo:font-size="14pt" style:font-size-asian="14pt" fo:language="en" fo:country="US"/>
    </style:style>
    <style:style style:name="P323" style:parent-style-name="Standard" style:family="paragraph">
      <style:paragraph-properties fo:margin-top="0.1944in" fo:margin-bottom="0.0555in"/>
    </style:style>
    <style:style style:name="T32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325" style:parent-style-name="DefaultParagraphFont" style:family="text">
      <style:text-properties style:font-name="Arial" fo:color="#000000" fo:font-size="14pt" style:font-size-asian="14pt" fo:language="en" fo:country="US"/>
    </style:style>
    <style:style style:name="T32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2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2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29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330" style:parent-style-name="DefaultParagraphFont" style:family="text">
      <style:text-properties style:font-name="Arial" fo:color="#000000" fo:font-size="14pt" style:font-size-asian="14pt" fo:language="en" fo:country="US"/>
    </style:style>
    <style:style style:name="T331" style:parent-style-name="DefaultParagraphFont" style:family="text">
      <style:text-properties style:font-name="Arial" fo:color="#000000" fo:font-size="14pt" style:font-size-asian="14pt" fo:language="en" fo:country="US"/>
    </style:style>
    <style:style style:name="P33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333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33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335" style:parent-style-name="Standard" style:family="paragraph">
      <style:paragraph-properties fo:margin-top="0.1944in" fo:margin-bottom="0.0555in"/>
    </style:style>
    <style:style style:name="T33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37" style:parent-style-name="Standard" style:family="paragraph">
      <style:text-properties style:font-name="Arial" fo:color="#000000" fo:font-size="14pt" style:font-size-asian="14pt" fo:language="en" fo:country="US"/>
    </style:style>
    <style:style style:name="P338" style:parent-style-name="Standard" style:family="paragraph">
      <style:paragraph-properties fo:margin-top="0.1944in" fo:margin-bottom="0.0555in"/>
    </style:style>
    <style:style style:name="T33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340" style:parent-style-name="DefaultParagraphFont" style:family="text">
      <style:text-properties style:font-name="Arial" fo:color="#000000" fo:font-size="14pt" style:font-size-asian="14pt" fo:language="en" fo:country="US"/>
    </style:style>
    <style:style style:name="T34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42" style:parent-style-name="DefaultParagraphFont" style:family="text">
      <style:text-properties style:font-name="Arial" fo:color="#000000" fo:font-size="14pt" style:font-size-asian="14pt" fo:language="en" fo:country="US"/>
    </style:style>
    <style:style style:name="P343" style:parent-style-name="Standard" style:family="paragraph">
      <style:paragraph-properties fo:margin-top="0.1944in" fo:margin-bottom="0.0555in"/>
    </style:style>
    <style:style style:name="T34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45" style:parent-style-name="Standard" style:family="paragraph">
      <style:text-properties style:font-name="Arial" fo:color="#000000" fo:font-size="14pt" style:font-size-asian="14pt" fo:language="en" fo:country="US"/>
    </style:style>
    <style:style style:name="P346" style:parent-style-name="Standard" style:family="paragraph">
      <style:paragraph-properties fo:margin-top="0.1944in" fo:margin-bottom="0.0555in"/>
    </style:style>
    <style:style style:name="T34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348" style:parent-style-name="DefaultParagraphFont" style:family="text">
      <style:text-properties style:font-name="Arial" fo:color="#000000" fo:font-size="14pt" style:font-size-asian="14pt" fo:language="en" fo:country="US"/>
    </style:style>
    <style:style style:name="T34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350" style:parent-style-name="Standard" style:family="paragraph">
      <style:paragraph-properties fo:margin-top="0.1944in" fo:margin-bottom="0.0555in"/>
    </style:style>
    <style:style style:name="T35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352" style:parent-style-name="DefaultParagraphFont" style:family="text">
      <style:text-properties style:font-name="Arial" fo:color="#000000" fo:font-size="14pt" style:font-size-asian="14pt" fo:language="en" fo:country="US"/>
    </style:style>
    <style:style style:name="T35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5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5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5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357" style:parent-style-name="Standard" style:family="paragraph">
      <style:text-properties style:font-name="Arial" fo:color="#000000" fo:font-size="14pt" style:font-size-asian="14pt" fo:language="en" fo:country="US"/>
    </style:style>
    <style:style style:name="T358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359" style:parent-style-name="DefaultParagraphFont" style:family="text">
      <style:text-properties style:font-name="Arial" fo:color="#000000" fo:font-size="14pt" style:font-size-asian="14pt" fo:language="en" fo:country="US"/>
    </style:style>
    <style:style style:name="T360" style:parent-style-name="DefaultParagraphFont" style:family="text">
      <style:text-properties style:font-name="Arial" fo:color="#000000" fo:font-size="14pt" style:font-size-asian="14pt" fo:language="en" fo:country="US"/>
    </style:style>
    <style:style style:name="P36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362" style:parent-style-name="Standard" style:family="paragraph">
      <style:paragraph-properties fo:margin-top="0.1944in" fo:margin-bottom="0.0555in"/>
    </style:style>
    <style:style style:name="T36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6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365" style:parent-style-name="Standard" style:family="paragraph">
      <style:paragraph-properties fo:margin-top="0.1944in" fo:margin-bottom="0.0555in"/>
    </style:style>
    <style:style style:name="T36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67" style:parent-style-name="Standard" style:family="paragraph">
      <style:text-properties style:font-name="Arial" fo:color="#000000" fo:font-size="14pt" style:font-size-asian="14pt" fo:language="en" fo:country="US"/>
    </style:style>
    <style:style style:name="P368" style:parent-style-name="Standard" style:family="paragraph">
      <style:paragraph-properties fo:margin-top="0.1944in" fo:margin-bottom="0.0555in"/>
    </style:style>
    <style:style style:name="T36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370" style:parent-style-name="DefaultParagraphFont" style:family="text">
      <style:text-properties style:font-name="Arial" fo:color="#000000" fo:font-size="14pt" style:font-size-asian="14pt" fo:language="en" fo:country="US"/>
    </style:style>
    <style:style style:name="T37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72" style:parent-style-name="DefaultParagraphFont" style:family="text">
      <style:text-properties style:font-name="Arial" fo:color="#000000" fo:font-size="14pt" style:font-size-asian="14pt" fo:language="en" fo:country="US"/>
    </style:style>
    <style:style style:name="P373" style:parent-style-name="Standard" style:family="paragraph">
      <style:paragraph-properties fo:margin-top="0.1944in" fo:margin-bottom="0.0555in"/>
    </style:style>
    <style:style style:name="T37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75" style:parent-style-name="Standard" style:family="paragraph">
      <style:text-properties style:font-name="Arial" fo:color="#000000" fo:font-size="14pt" style:font-size-asian="14pt" fo:language="en" fo:country="US"/>
    </style:style>
    <style:style style:name="P376" style:parent-style-name="Standard" style:family="paragraph">
      <style:paragraph-properties fo:margin-top="0.1944in" fo:margin-bottom="0.0555in"/>
    </style:style>
    <style:style style:name="T37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378" style:parent-style-name="DefaultParagraphFont" style:family="text">
      <style:text-properties style:font-name="Arial" fo:color="#000000" fo:font-size="14pt" style:font-size-asian="14pt" fo:language="en" fo:country="US"/>
    </style:style>
    <style:style style:name="T37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8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8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82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383" style:parent-style-name="DefaultParagraphFont" style:family="text">
      <style:text-properties style:font-name="Arial" fo:color="#000000" fo:font-size="14pt" style:font-size-asian="14pt" fo:language="en" fo:country="US"/>
    </style:style>
    <style:style style:name="T384" style:parent-style-name="DefaultParagraphFont" style:family="text">
      <style:text-properties style:font-name="Arial" fo:color="#000000" fo:font-size="14pt" style:font-size-asian="14pt" fo:language="en" fo:country="US"/>
    </style:style>
    <style:style style:name="P38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386" style:parent-style-name="Standard" style:family="paragraph">
      <style:paragraph-properties fo:margin-top="0.1944in" fo:margin-bottom="0.0555in"/>
    </style:style>
    <style:style style:name="T38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8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389" style:parent-style-name="Standard" style:family="paragraph">
      <style:paragraph-properties fo:margin-top="0.1944in" fo:margin-bottom="0.0555in"/>
    </style:style>
    <style:style style:name="T39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391" style:parent-style-name="Standard" style:family="paragraph">
      <style:text-properties style:font-name="Arial" fo:color="#000000" fo:font-size="14pt" style:font-size-asian="14pt" fo:language="en" fo:country="US"/>
    </style:style>
    <style:style style:name="P392" style:parent-style-name="Standard" style:family="paragraph">
      <style:paragraph-properties fo:margin-top="0.1944in" fo:margin-bottom="0.0555in"/>
    </style:style>
    <style:style style:name="T39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394" style:parent-style-name="DefaultParagraphFont" style:family="text">
      <style:text-properties style:font-name="Arial" fo:color="#000000" fo:font-size="14pt" style:font-size-asian="14pt" fo:language="en" fo:country="US"/>
    </style:style>
    <style:style style:name="T39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96" style:parent-style-name="DefaultParagraphFont" style:family="text">
      <style:text-properties style:font-name="Arial" fo:color="#000000" fo:font-size="14pt" style:font-size-asian="14pt" fo:language="en" fo:country="US"/>
    </style:style>
    <style:style style:name="T39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9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399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40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01" style:parent-style-name="DefaultParagraphFont" style:family="text">
      <style:text-properties style:font-name="Arial" fo:color="#000000" fo:font-size="14pt" style:font-size-asian="14pt" fo:language="en" fo:country="US"/>
    </style:style>
    <style:style style:name="P402" style:parent-style-name="Standard" style:family="paragraph">
      <style:paragraph-properties fo:margin-top="0.1944in" fo:margin-bottom="0.0555in"/>
    </style:style>
    <style:style style:name="T40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404" style:parent-style-name="DefaultParagraphFont" style:family="text">
      <style:text-properties style:font-name="Arial" fo:color="#000000" fo:font-size="14pt" style:font-size-asian="14pt" fo:language="en" fo:country="US"/>
    </style:style>
    <style:style style:name="T40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0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07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408" style:parent-style-name="DefaultParagraphFont" style:family="text">
      <style:text-properties style:font-name="Arial" fo:color="#000000" fo:font-size="14pt" style:font-size-asian="14pt" fo:language="en" fo:country="US"/>
    </style:style>
    <style:style style:name="T409" style:parent-style-name="DefaultParagraphFont" style:family="text">
      <style:text-properties style:font-name="Arial" fo:color="#000000" fo:font-size="14pt" style:font-size-asian="14pt" fo:language="en" fo:country="US"/>
    </style:style>
    <style:style style:name="P41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411" style:parent-style-name="Standard" style:family="paragraph">
      <style:paragraph-properties fo:margin-top="0.1944in" fo:margin-bottom="0.0555in"/>
    </style:style>
    <style:style style:name="T41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41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41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415" style:parent-style-name="Standard" style:family="paragraph">
      <style:paragraph-properties fo:margin-top="0.1944in" fo:margin-bottom="0.0555in"/>
    </style:style>
    <style:style style:name="T41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417" style:parent-style-name="Standard" style:family="paragraph">
      <style:text-properties style:font-name="Arial" fo:color="#000000" fo:font-size="14pt" style:font-size-asian="14pt" fo:language="en" fo:country="US"/>
    </style:style>
    <style:style style:name="P418" style:parent-style-name="Standard" style:family="paragraph">
      <style:paragraph-properties fo:margin-top="0.1944in" fo:margin-bottom="0.0555in"/>
    </style:style>
    <style:style style:name="T41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420" style:parent-style-name="DefaultParagraphFont" style:family="text">
      <style:text-properties style:font-name="Arial" fo:color="#000000" fo:font-size="14pt" style:font-size-asian="14pt" fo:language="en" fo:country="US"/>
    </style:style>
    <style:style style:name="T42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22" style:parent-style-name="DefaultParagraphFont" style:family="text">
      <style:text-properties style:font-name="Arial" fo:color="#000000" fo:font-size="14pt" style:font-size-asian="14pt" fo:language="en" fo:country="US"/>
    </style:style>
    <style:style style:name="P423" style:parent-style-name="Standard" style:family="paragraph">
      <style:paragraph-properties fo:margin-top="0.1944in" fo:margin-bottom="0.0555in"/>
    </style:style>
    <style:style style:name="T42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425" style:parent-style-name="Standard" style:family="paragraph">
      <style:text-properties style:font-name="Arial" fo:color="#000000" fo:font-size="14pt" style:font-size-asian="14pt" fo:language="en" fo:country="US"/>
    </style:style>
    <style:style style:name="P426" style:parent-style-name="Standard" style:family="paragraph">
      <style:paragraph-properties fo:margin-top="0.1944in" fo:margin-bottom="0.0555in"/>
    </style:style>
    <style:style style:name="T42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42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429" style:parent-style-name="DefaultParagraphFont" style:family="text">
      <style:text-properties style:font-name="Arial" fo:color="#000000" fo:font-size="14pt" style:font-size-asian="14pt" fo:language="en" fo:country="US"/>
    </style:style>
    <style:style style:name="T43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3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3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33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434" style:parent-style-name="DefaultParagraphFont" style:family="text">
      <style:text-properties style:font-name="Arial" fo:color="#000000" fo:font-size="14pt" style:font-size-asian="14pt" fo:language="en" fo:country="US"/>
    </style:style>
    <style:style style:name="T435" style:parent-style-name="DefaultParagraphFont" style:family="text">
      <style:text-properties style:font-name="Arial" fo:color="#000000" fo:font-size="14pt" style:font-size-asian="14pt" fo:language="en" fo:country="US"/>
    </style:style>
    <style:style style:name="P436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437" style:parent-style-name="Standard" style:family="paragraph">
      <style:paragraph-properties fo:margin-top="0.1944in" fo:margin-bottom="0.0555in"/>
    </style:style>
    <style:style style:name="T43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43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440" style:parent-style-name="Standard" style:family="paragraph">
      <style:paragraph-properties fo:margin-top="0.1944in" fo:margin-bottom="0.0555in"/>
    </style:style>
    <style:style style:name="T44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442" style:parent-style-name="Standard" style:family="paragraph">
      <style:text-properties style:font-name="Arial" fo:color="#000000" fo:font-size="14pt" style:font-size-asian="14pt" fo:language="en" fo:country="US"/>
    </style:style>
    <style:style style:name="P443" style:parent-style-name="Standard" style:family="paragraph">
      <style:paragraph-properties fo:margin-top="0.1944in" fo:margin-bottom="0.0555in"/>
    </style:style>
    <style:style style:name="T44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445" style:parent-style-name="DefaultParagraphFont" style:family="text">
      <style:text-properties style:font-name="Arial" fo:color="#000000" fo:font-size="14pt" style:font-size-asian="14pt" fo:language="en" fo:country="US"/>
    </style:style>
    <style:style style:name="T44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47" style:parent-style-name="DefaultParagraphFont" style:family="text">
      <style:text-properties style:font-name="Arial" fo:color="#000000" fo:font-size="14pt" style:font-size-asian="14pt" fo:language="en" fo:country="US"/>
    </style:style>
    <style:style style:name="T448" style:parent-style-name="DefaultParagraphFont" style:family="text">
      <style:text-properties style:font-name="Arial" fo:color="#000000" fo:font-size="14pt" style:font-size-asian="14pt" fo:language="en" fo:country="US"/>
    </style:style>
    <style:style style:name="T44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5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51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45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53" style:parent-style-name="DefaultParagraphFont" style:family="text">
      <style:text-properties style:font-name="Arial" fo:color="#000000" fo:font-size="14pt" style:font-size-asian="14pt" fo:language="en" fo:country="US"/>
    </style:style>
    <style:style style:name="P454" style:parent-style-name="Standard" style:family="paragraph">
      <style:paragraph-properties fo:margin-top="0.1944in" fo:margin-bottom="0.0555in"/>
    </style:style>
    <style:style style:name="T45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456" style:parent-style-name="DefaultParagraphFont" style:family="text">
      <style:text-properties style:font-name="Arial" fo:color="#000000" fo:font-size="14pt" style:font-size-asian="14pt" fo:language="en" fo:country="US"/>
    </style:style>
    <style:style style:name="T45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5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5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60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461" style:parent-style-name="DefaultParagraphFont" style:family="text">
      <style:text-properties style:font-name="Arial" fo:color="#000000" fo:font-size="14pt" style:font-size-asian="14pt" fo:language="en" fo:country="US"/>
    </style:style>
    <style:style style:name="T462" style:parent-style-name="DefaultParagraphFont" style:family="text">
      <style:text-properties style:font-name="Arial" fo:color="#000000" fo:font-size="14pt" style:font-size-asian="14pt" fo:language="en" fo:country="US"/>
    </style:style>
    <style:style style:name="P463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464" style:parent-style-name="Standard" style:family="paragraph">
      <style:paragraph-properties fo:margin-top="0.1944in" fo:margin-bottom="0.0555in"/>
    </style:style>
    <style:style style:name="T46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466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467" style:parent-style-name="Standard" style:family="paragraph">
      <style:paragraph-properties fo:margin-top="0.1944in" fo:margin-bottom="0.0555in"/>
    </style:style>
    <style:style style:name="T46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469" style:parent-style-name="Standard" style:family="paragraph">
      <style:text-properties style:font-name="Arial" fo:color="#000000" fo:font-size="14pt" style:font-size-asian="14pt" fo:language="en" fo:country="US"/>
    </style:style>
    <style:style style:name="P470" style:parent-style-name="Standard" style:family="paragraph">
      <style:paragraph-properties fo:margin-top="0.1944in" fo:margin-bottom="0.0555in"/>
    </style:style>
    <style:style style:name="T47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472" style:parent-style-name="DefaultParagraphFont" style:family="text">
      <style:text-properties style:font-name="Arial" fo:color="#000000" fo:font-size="14pt" style:font-size-asian="14pt" fo:language="en" fo:country="US"/>
    </style:style>
    <style:style style:name="T473" style:parent-style-name="DefaultParagraphFont" style:family="text">
      <style:text-properties style:font-name="Arial" fo:color="#000000" fo:font-size="14pt" style:font-size-asian="14pt" fo:language="en" fo:country="US"/>
    </style:style>
    <style:style style:name="T47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75" style:parent-style-name="DefaultParagraphFont" style:family="text">
      <style:text-properties style:font-name="Arial" fo:color="#000000" fo:font-size="14pt" style:font-size-asian="14pt" fo:language="en" fo:country="US"/>
    </style:style>
    <style:style style:name="T47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477" style:parent-style-name="Standard" style:family="paragraph">
      <style:paragraph-properties fo:margin-top="0.1944in" fo:margin-bottom="0.0555in"/>
    </style:style>
    <style:style style:name="T47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479" style:parent-style-name="Standard" style:family="paragraph">
      <style:text-properties style:font-name="Arial" fo:color="#000000" fo:font-size="14pt" style:font-size-asian="14pt" fo:language="en" fo:country="US"/>
    </style:style>
    <style:style style:name="P480" style:parent-style-name="Standard" style:family="paragraph">
      <style:paragraph-properties fo:margin-top="0.1944in" fo:margin-bottom="0.0555in"/>
    </style:style>
    <style:style style:name="T48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482" style:parent-style-name="DefaultParagraphFont" style:family="text">
      <style:text-properties style:font-name="Arial" fo:color="#000000" fo:font-size="14pt" style:font-size-asian="14pt" fo:language="en" fo:country="US"/>
    </style:style>
    <style:style style:name="T48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8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8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486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487" style:parent-style-name="DefaultParagraphFont" style:family="text">
      <style:text-properties style:font-name="Arial" fo:color="#000000" fo:font-size="14pt" style:font-size-asian="14pt" fo:language="en" fo:country="US"/>
    </style:style>
    <style:style style:name="T488" style:parent-style-name="DefaultParagraphFont" style:family="text">
      <style:text-properties style:font-name="Arial" fo:color="#000000" fo:font-size="14pt" style:font-size-asian="14pt" fo:language="en" fo:country="US"/>
    </style:style>
    <style:style style:name="P48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490" style:parent-style-name="Standard" style:family="paragraph">
      <style:paragraph-properties fo:margin-top="0.1944in" fo:margin-bottom="0.0555in"/>
    </style:style>
    <style:style style:name="T49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49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493" style:parent-style-name="Standard" style:family="paragraph">
      <style:paragraph-properties fo:margin-top="0.1944in" fo:margin-bottom="0.0555in"/>
    </style:style>
    <style:style style:name="T49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495" style:parent-style-name="Standard" style:family="paragraph">
      <style:text-properties style:font-name="Arial" fo:color="#000000" fo:font-size="14pt" style:font-size-asian="14pt" fo:language="en" fo:country="US"/>
    </style:style>
    <style:style style:name="P496" style:parent-style-name="Standard" style:family="paragraph">
      <style:paragraph-properties fo:margin-top="0.1944in" fo:margin-bottom="0.0555in"/>
    </style:style>
    <style:style style:name="T49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498" style:parent-style-name="DefaultParagraphFont" style:family="text">
      <style:text-properties style:font-name="Arial" fo:color="#000000" fo:font-size="14pt" style:font-size-asian="14pt" fo:language="en" fo:country="US"/>
    </style:style>
    <style:style style:name="T49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00" style:parent-style-name="DefaultParagraphFont" style:family="text">
      <style:text-properties style:font-name="Arial" fo:color="#000000" fo:font-size="14pt" style:font-size-asian="14pt" fo:language="en" fo:country="US"/>
    </style:style>
    <style:style style:name="T50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0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03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50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05" style:parent-style-name="DefaultParagraphFont" style:family="text">
      <style:text-properties style:font-name="Arial" fo:color="#000000" fo:font-size="14pt" style:font-size-asian="14pt" fo:language="en" fo:country="US"/>
    </style:style>
    <style:style style:name="P506" style:parent-style-name="Standard" style:family="paragraph">
      <style:paragraph-properties fo:margin-top="0.1944in" fo:margin-bottom="0.0555in"/>
    </style:style>
    <style:style style:name="T50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508" style:parent-style-name="DefaultParagraphFont" style:family="text">
      <style:text-properties style:font-name="Arial" fo:color="#000000" fo:font-size="14pt" style:font-size-asian="14pt" fo:language="en" fo:country="US"/>
    </style:style>
    <style:style style:name="T50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1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1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12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513" style:parent-style-name="DefaultParagraphFont" style:family="text">
      <style:text-properties style:font-name="Arial" fo:color="#000000" fo:font-size="14pt" style:font-size-asian="14pt" fo:language="en" fo:country="US"/>
    </style:style>
    <style:style style:name="T514" style:parent-style-name="DefaultParagraphFont" style:family="text">
      <style:text-properties style:font-name="Arial" fo:color="#000000" fo:font-size="14pt" style:font-size-asian="14pt" fo:language="en" fo:country="US"/>
    </style:style>
    <style:style style:name="P51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516" style:parent-style-name="Standard" style:family="paragraph">
      <style:paragraph-properties fo:margin-top="0.1944in" fo:margin-bottom="0.0555in"/>
    </style:style>
    <style:style style:name="T51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51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519" style:parent-style-name="Standard" style:family="paragraph">
      <style:paragraph-properties fo:margin-top="0.1944in" fo:margin-bottom="0.0555in"/>
    </style:style>
    <style:style style:name="T52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521" style:parent-style-name="Standard" style:family="paragraph">
      <style:text-properties style:font-name="Arial" fo:color="#000000" fo:font-size="14pt" style:font-size-asian="14pt" fo:language="en" fo:country="US"/>
    </style:style>
    <style:style style:name="P522" style:parent-style-name="Standard" style:family="paragraph">
      <style:paragraph-properties fo:margin-top="0.1944in" fo:margin-bottom="0.0555in"/>
    </style:style>
    <style:style style:name="T52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524" style:parent-style-name="DefaultParagraphFont" style:family="text">
      <style:text-properties style:font-name="Arial" fo:color="#000000" fo:font-size="14pt" style:font-size-asian="14pt" fo:language="en" fo:country="US"/>
    </style:style>
    <style:style style:name="T52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26" style:parent-style-name="DefaultParagraphFont" style:family="text">
      <style:text-properties style:font-name="Arial" fo:color="#000000" fo:font-size="14pt" style:font-size-asian="14pt" fo:language="en" fo:country="US"/>
    </style:style>
    <style:style style:name="T52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28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52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30" style:parent-style-name="DefaultParagraphFont" style:family="text">
      <style:text-properties style:font-name="Arial" fo:color="#000000" fo:font-size="14pt" style:font-size-asian="14pt" fo:language="en" fo:country="US"/>
    </style:style>
    <style:style style:name="P531" style:parent-style-name="Standard" style:family="paragraph">
      <style:paragraph-properties fo:margin-top="0.1944in" fo:margin-bottom="0.0555in"/>
    </style:style>
    <style:style style:name="T53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533" style:parent-style-name="DefaultParagraphFont" style:family="text">
      <style:text-properties style:font-name="Arial" fo:color="#000000" fo:font-size="14pt" style:font-size-asian="14pt" fo:language="en" fo:country="US"/>
    </style:style>
    <style:style style:name="T53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3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3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37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538" style:parent-style-name="DefaultParagraphFont" style:family="text">
      <style:text-properties style:font-name="Arial" fo:color="#000000" fo:font-size="14pt" style:font-size-asian="14pt" fo:language="en" fo:country="US"/>
    </style:style>
    <style:style style:name="T539" style:parent-style-name="DefaultParagraphFont" style:family="text">
      <style:text-properties style:font-name="Arial" fo:color="#000000" fo:font-size="14pt" style:font-size-asian="14pt" fo:language="en" fo:country="US"/>
    </style:style>
    <style:style style:name="P54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541" style:parent-style-name="Standard" style:family="paragraph">
      <style:paragraph-properties fo:margin-top="0.1944in" fo:margin-bottom="0.0555in"/>
    </style:style>
    <style:style style:name="T54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543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544" style:parent-style-name="Standard" style:family="paragraph">
      <style:paragraph-properties fo:margin-top="0.1944in" fo:margin-bottom="0.0555in"/>
    </style:style>
    <style:style style:name="T54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546" style:parent-style-name="Standard" style:family="paragraph">
      <style:text-properties style:font-name="Arial" fo:color="#000000" fo:font-size="14pt" style:font-size-asian="14pt" fo:language="en" fo:country="US"/>
    </style:style>
    <style:style style:name="P547" style:parent-style-name="Standard" style:family="paragraph">
      <style:paragraph-properties fo:margin-top="0.1944in" fo:margin-bottom="0.0555in"/>
    </style:style>
    <style:style style:name="T54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549" style:parent-style-name="DefaultParagraphFont" style:family="text">
      <style:text-properties style:font-name="Arial" fo:color="#000000" fo:font-size="14pt" style:font-size-asian="14pt" fo:language="en" fo:country="US"/>
    </style:style>
    <style:style style:name="T55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51" style:parent-style-name="DefaultParagraphFont" style:family="text">
      <style:text-properties style:font-name="Arial" fo:color="#000000" fo:font-size="14pt" style:font-size-asian="14pt" fo:language="en" fo:country="US"/>
    </style:style>
    <style:style style:name="T55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53" style:parent-style-name="DefaultParagraphFont" style:family="text">
      <style:text-properties style:font-name="Arial" fo:color="#000000" fo:font-size="14pt" style:font-size-asian="14pt" fo:language="en" fo:country="US"/>
    </style:style>
    <style:style style:name="P554" style:parent-style-name="Standard" style:family="paragraph">
      <style:paragraph-properties fo:margin-top="0.1944in" fo:margin-bottom="0.0555in"/>
    </style:style>
    <style:style style:name="T55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556" style:parent-style-name="Standard" style:family="paragraph">
      <style:text-properties style:font-name="Arial" fo:color="#000000" fo:font-size="14pt" style:font-size-asian="14pt" fo:language="en" fo:country="US"/>
    </style:style>
    <style:style style:name="P557" style:parent-style-name="Standard" style:family="paragraph">
      <style:paragraph-properties fo:margin-top="0.1944in" fo:margin-bottom="0.0555in"/>
    </style:style>
    <style:style style:name="T55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559" style:parent-style-name="DefaultParagraphFont" style:family="text">
      <style:text-properties style:font-name="Arial" fo:color="#000000" fo:font-size="14pt" style:font-size-asian="14pt" fo:language="en" fo:country="US"/>
    </style:style>
    <style:style style:name="T56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6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6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63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564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565" style:parent-style-name="DefaultParagraphFont" style:family="text">
      <style:text-properties style:font-name="Arial" fo:color="#000000" fo:font-size="14pt" style:font-size-asian="14pt" fo:language="en" fo:country="US"/>
    </style:style>
    <style:style style:name="T566" style:parent-style-name="DefaultParagraphFont" style:family="text">
      <style:text-properties style:font-name="Arial" fo:color="#000000" fo:font-size="14pt" style:font-size-asian="14pt" fo:language="en" fo:country="US"/>
    </style:style>
    <style:style style:name="P56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568" style:parent-style-name="Standard" style:family="paragraph">
      <style:paragraph-properties fo:margin-top="0.1944in" fo:margin-bottom="0.0555in"/>
    </style:style>
    <style:style style:name="T56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57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571" style:parent-style-name="Standard" style:family="paragraph">
      <style:paragraph-properties fo:margin-top="0.1944in" fo:margin-bottom="0.0555in"/>
    </style:style>
    <style:style style:name="T57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573" style:parent-style-name="Standard" style:family="paragraph">
      <style:text-properties style:font-name="Arial" fo:color="#000000" fo:font-size="14pt" style:font-size-asian="14pt" fo:language="en" fo:country="US"/>
    </style:style>
    <style:style style:name="P574" style:parent-style-name="Standard" style:family="paragraph">
      <style:paragraph-properties fo:margin-top="0.1944in" fo:margin-bottom="0.0555in"/>
    </style:style>
    <style:style style:name="T57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576" style:parent-style-name="DefaultParagraphFont" style:family="text">
      <style:text-properties style:font-name="Arial" fo:color="#000000" fo:font-size="14pt" style:font-size-asian="14pt" fo:language="en" fo:country="US"/>
    </style:style>
    <style:style style:name="T57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78" style:parent-style-name="DefaultParagraphFont" style:family="text">
      <style:text-properties style:font-name="Arial" fo:color="#000000" fo:font-size="14pt" style:font-size-asian="14pt" fo:language="en" fo:country="US"/>
    </style:style>
    <style:style style:name="T57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80" style:parent-style-name="DefaultParagraphFont" style:family="text">
      <style:text-properties style:font-name="Arial" fo:color="#000000" fo:font-size="14pt" style:font-size-asian="14pt" fo:language="en" fo:country="US"/>
    </style:style>
    <style:style style:name="T58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8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83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58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85" style:parent-style-name="DefaultParagraphFont" style:family="text">
      <style:text-properties style:font-name="Arial" fo:color="#000000" fo:font-size="14pt" style:font-size-asian="14pt" fo:language="en" fo:country="US"/>
    </style:style>
    <style:style style:name="P586" style:parent-style-name="Standard" style:family="paragraph">
      <style:paragraph-properties fo:margin-top="0.1944in" fo:margin-bottom="0.0555in"/>
    </style:style>
    <style:style style:name="T58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588" style:parent-style-name="DefaultParagraphFont" style:family="text">
      <style:text-properties style:font-name="Arial" fo:color="#000000" fo:font-size="14pt" style:font-size-asian="14pt" fo:language="en" fo:country="US"/>
    </style:style>
    <style:style style:name="T58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9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591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592" style:parent-style-name="DefaultParagraphFont" style:family="text">
      <style:text-properties style:font-name="Arial" fo:color="#000000" fo:font-size="14pt" style:font-size-asian="14pt" fo:language="en" fo:country="US"/>
    </style:style>
    <style:style style:name="T593" style:parent-style-name="DefaultParagraphFont" style:family="text">
      <style:text-properties style:font-name="Arial" fo:color="#000000" fo:font-size="14pt" style:font-size-asian="14pt" fo:language="en" fo:country="US"/>
    </style:style>
    <style:style style:name="P59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595" style:parent-style-name="Standard" style:family="paragraph">
      <style:paragraph-properties fo:margin-top="0.1944in" fo:margin-bottom="0.0555in"/>
    </style:style>
    <style:style style:name="T59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59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598" style:parent-style-name="Standard" style:family="paragraph">
      <style:paragraph-properties fo:margin-top="0.1944in" fo:margin-bottom="0.0555in"/>
    </style:style>
    <style:style style:name="T59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600" style:parent-style-name="Standard" style:family="paragraph">
      <style:text-properties style:font-name="Arial" fo:color="#000000" fo:font-size="14pt" style:font-size-asian="14pt" fo:language="en" fo:country="US"/>
    </style:style>
    <style:style style:name="P601" style:parent-style-name="Standard" style:family="paragraph">
      <style:paragraph-properties fo:margin-top="0.1944in" fo:margin-bottom="0.0555in"/>
    </style:style>
    <style:style style:name="T60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603" style:parent-style-name="DefaultParagraphFont" style:family="text">
      <style:text-properties style:font-name="Arial" fo:color="#000000" fo:font-size="14pt" style:font-size-asian="14pt" fo:language="en" fo:country="US"/>
    </style:style>
    <style:style style:name="T60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05" style:parent-style-name="DefaultParagraphFont" style:family="text">
      <style:text-properties style:font-name="Arial" fo:color="#000000" fo:font-size="14pt" style:font-size-asian="14pt" fo:language="en" fo:country="US"/>
    </style:style>
    <style:style style:name="T60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07" style:parent-style-name="DefaultParagraphFont" style:family="text">
      <style:text-properties style:font-name="Arial" fo:color="#000000" fo:font-size="14pt" style:font-size-asian="14pt" fo:language="en" fo:country="US"/>
    </style:style>
    <style:style style:name="T608" style:parent-style-name="DefaultParagraphFont" style:family="text">
      <style:text-properties style:font-name="Arial" fo:color="#000000" fo:font-size="14pt" style:font-size-asian="14pt" fo:language="en" fo:country="US"/>
    </style:style>
    <style:style style:name="P609" style:parent-style-name="Standard" style:family="paragraph">
      <style:paragraph-properties fo:margin-top="0.1944in" fo:margin-bottom="0.0555in"/>
    </style:style>
    <style:style style:name="T61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611" style:parent-style-name="Standard" style:family="paragraph">
      <style:text-properties style:font-name="Arial" fo:color="#000000" fo:font-size="14pt" style:font-size-asian="14pt" fo:language="en" fo:country="US"/>
    </style:style>
    <style:style style:name="P612" style:parent-style-name="Standard" style:family="paragraph">
      <style:paragraph-properties fo:margin-top="0.1944in" fo:margin-bottom="0.0555in"/>
    </style:style>
    <style:style style:name="T61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614" style:parent-style-name="DefaultParagraphFont" style:family="text">
      <style:text-properties style:font-name="Arial" fo:color="#000000" fo:font-size="14pt" style:font-size-asian="14pt" fo:language="en" fo:country="US"/>
    </style:style>
    <style:style style:name="T61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1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1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18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619" style:parent-style-name="DefaultParagraphFont" style:family="text">
      <style:text-properties style:font-name="Arial" fo:color="#000000" fo:font-size="14pt" style:font-size-asian="14pt" fo:language="en" fo:country="US"/>
    </style:style>
    <style:style style:name="T620" style:parent-style-name="DefaultParagraphFont" style:family="text">
      <style:text-properties style:font-name="Arial" fo:color="#000000" fo:font-size="14pt" style:font-size-asian="14pt" fo:language="en" fo:country="US"/>
    </style:style>
    <style:style style:name="P62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622" style:parent-style-name="Standard" style:family="paragraph">
      <style:paragraph-properties fo:margin-top="0.1944in" fo:margin-bottom="0.0555in"/>
    </style:style>
    <style:style style:name="T62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62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625" style:parent-style-name="Standard" style:family="paragraph">
      <style:paragraph-properties fo:margin-top="0.1944in" fo:margin-bottom="0.0555in"/>
    </style:style>
    <style:style style:name="T62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627" style:parent-style-name="Standard" style:family="paragraph">
      <style:text-properties style:font-name="Arial" fo:color="#000000" fo:font-size="14pt" style:font-size-asian="14pt" fo:language="en" fo:country="US"/>
    </style:style>
    <style:style style:name="P628" style:parent-style-name="Standard" style:family="paragraph">
      <style:paragraph-properties fo:margin-top="0.1944in" fo:margin-bottom="0.0555in"/>
    </style:style>
    <style:style style:name="T62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630" style:parent-style-name="DefaultParagraphFont" style:family="text">
      <style:text-properties style:font-name="Arial" fo:color="#000000" fo:font-size="14pt" style:font-size-asian="14pt" fo:language="en" fo:country="US"/>
    </style:style>
    <style:style style:name="T63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32" style:parent-style-name="DefaultParagraphFont" style:family="text">
      <style:text-properties style:font-name="Arial" fo:color="#000000" fo:font-size="14pt" style:font-size-asian="14pt" fo:language="en" fo:country="US"/>
    </style:style>
    <style:style style:name="T633" style:parent-style-name="DefaultParagraphFont" style:family="text">
      <style:text-properties style:font-name="Arial" fo:color="#000000" fo:font-size="14pt" style:font-size-asian="14pt" fo:language="en" fo:country="US"/>
    </style:style>
    <style:style style:name="T63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35" style:parent-style-name="DefaultParagraphFont" style:family="text">
      <style:text-properties style:font-name="Arial" fo:color="#000000" fo:font-size="14pt" style:font-size-asian="14pt" fo:language="en" fo:country="US"/>
    </style:style>
    <style:style style:name="T63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3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38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63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40" style:parent-style-name="DefaultParagraphFont" style:family="text">
      <style:text-properties style:font-name="Arial" fo:color="#000000" fo:font-size="14pt" style:font-size-asian="14pt" fo:language="en" fo:country="US"/>
    </style:style>
    <style:style style:name="P641" style:parent-style-name="Standard" style:family="paragraph">
      <style:paragraph-properties fo:margin-top="0.1944in" fo:margin-bottom="0.0555in"/>
    </style:style>
    <style:style style:name="T64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643" style:parent-style-name="DefaultParagraphFont" style:family="text">
      <style:text-properties style:font-name="Arial" fo:color="#000000" fo:font-size="14pt" style:font-size-asian="14pt" fo:language="en" fo:country="US"/>
    </style:style>
    <style:style style:name="T64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4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4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47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648" style:parent-style-name="DefaultParagraphFont" style:family="text">
      <style:text-properties style:font-name="Arial" fo:color="#000000" fo:font-size="14pt" style:font-size-asian="14pt" fo:language="en" fo:country="US"/>
    </style:style>
    <style:style style:name="T649" style:parent-style-name="DefaultParagraphFont" style:family="text">
      <style:text-properties style:font-name="Arial" fo:color="#000000" fo:font-size="14pt" style:font-size-asian="14pt" fo:language="en" fo:country="US"/>
    </style:style>
    <style:style style:name="P65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651" style:parent-style-name="Standard" style:family="paragraph">
      <style:paragraph-properties fo:margin-top="0.1944in" fo:margin-bottom="0.0555in"/>
    </style:style>
    <style:style style:name="T65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653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654" style:parent-style-name="Standard" style:family="paragraph">
      <style:paragraph-properties fo:margin-top="0.1944in" fo:margin-bottom="0.0555in"/>
    </style:style>
    <style:style style:name="T65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656" style:parent-style-name="Standard" style:family="paragraph">
      <style:text-properties style:font-name="Arial" fo:color="#000000" fo:font-size="14pt" style:font-size-asian="14pt" fo:language="en" fo:country="US"/>
    </style:style>
    <style:style style:name="P657" style:parent-style-name="Standard" style:family="paragraph">
      <style:paragraph-properties fo:margin-top="0.1944in" fo:margin-bottom="0.0555in"/>
    </style:style>
    <style:style style:name="T65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65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660" style:parent-style-name="DefaultParagraphFont" style:family="text">
      <style:text-properties style:font-name="Arial" fo:color="#000000" fo:font-size="14pt" style:font-size-asian="14pt" fo:language="en" fo:country="US"/>
    </style:style>
    <style:style style:name="T66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62" style:parent-style-name="DefaultParagraphFont" style:family="text">
      <style:text-properties style:font-name="Arial" fo:color="#000000" fo:font-size="14pt" style:font-size-asian="14pt" fo:language="en" fo:country="US"/>
    </style:style>
    <style:style style:name="T66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64" style:parent-style-name="DefaultParagraphFont" style:family="text">
      <style:text-properties style:font-name="Arial" fo:color="#000000" fo:font-size="14pt" style:font-size-asian="14pt" fo:language="en" fo:country="US"/>
    </style:style>
    <style:style style:name="T66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6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67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66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69" style:parent-style-name="DefaultParagraphFont" style:family="text">
      <style:text-properties style:font-name="Arial" fo:color="#000000" fo:font-size="14pt" style:font-size-asian="14pt" fo:language="en" fo:country="US"/>
    </style:style>
    <style:style style:name="P670" style:parent-style-name="Standard" style:family="paragraph">
      <style:paragraph-properties fo:margin-top="0.1944in" fo:margin-bottom="0.0555in"/>
    </style:style>
    <style:style style:name="T67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672" style:parent-style-name="DefaultParagraphFont" style:family="text">
      <style:text-properties style:font-name="Arial" fo:color="#000000" fo:font-size="14pt" style:font-size-asian="14pt" fo:language="en" fo:country="US"/>
    </style:style>
    <style:style style:name="T67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7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7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76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677" style:parent-style-name="DefaultParagraphFont" style:family="text">
      <style:text-properties style:font-name="Arial" fo:color="#000000" fo:font-size="14pt" style:font-size-asian="14pt" fo:language="en" fo:country="US"/>
    </style:style>
    <style:style style:name="T678" style:parent-style-name="DefaultParagraphFont" style:family="text">
      <style:text-properties style:font-name="Arial" fo:color="#000000" fo:font-size="14pt" style:font-size-asian="14pt" fo:language="en" fo:country="US"/>
    </style:style>
    <style:style style:name="P67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680" style:parent-style-name="Standard" style:family="paragraph">
      <style:paragraph-properties fo:margin-top="0.1944in" fo:margin-bottom="0.0555in"/>
    </style:style>
    <style:style style:name="T68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68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683" style:parent-style-name="Standard" style:family="paragraph">
      <style:paragraph-properties fo:margin-top="0.1944in" fo:margin-bottom="0.0555in"/>
    </style:style>
    <style:style style:name="T68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68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686" style:parent-style-name="Standard" style:family="paragraph">
      <style:text-properties style:font-name="Arial" fo:color="#000000" fo:font-size="14pt" style:font-size-asian="14pt" fo:language="en" fo:country="US"/>
    </style:style>
    <style:style style:name="P687" style:parent-style-name="Standard" style:family="paragraph">
      <style:paragraph-properties fo:margin-top="0.1944in" fo:margin-bottom="0.0555in"/>
    </style:style>
    <style:style style:name="T68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689" style:parent-style-name="DefaultParagraphFont" style:family="text">
      <style:text-properties style:font-name="Arial" fo:color="#000000" fo:font-size="14pt" style:font-size-asian="14pt" fo:language="en" fo:country="US"/>
    </style:style>
    <style:style style:name="T69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91" style:parent-style-name="DefaultParagraphFont" style:family="text">
      <style:text-properties style:font-name="Arial" fo:color="#000000" fo:font-size="14pt" style:font-size-asian="14pt" fo:language="en" fo:country="US"/>
    </style:style>
    <style:style style:name="T69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93" style:parent-style-name="DefaultParagraphFont" style:family="text">
      <style:text-properties style:font-name="Arial" fo:color="#000000" fo:font-size="14pt" style:font-size-asian="14pt" fo:language="en" fo:country="US"/>
    </style:style>
    <style:style style:name="T69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9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96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69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698" style:parent-style-name="DefaultParagraphFont" style:family="text">
      <style:text-properties style:font-name="Arial" fo:color="#000000" fo:font-size="14pt" style:font-size-asian="14pt" fo:language="en" fo:country="US"/>
    </style:style>
    <style:style style:name="P699" style:parent-style-name="Standard" style:family="paragraph">
      <style:paragraph-properties fo:margin-top="0.1944in" fo:margin-bottom="0.0555in"/>
    </style:style>
    <style:style style:name="T70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701" style:parent-style-name="DefaultParagraphFont" style:family="text">
      <style:text-properties style:font-name="Arial" fo:color="#000000" fo:font-size="14pt" style:font-size-asian="14pt" fo:language="en" fo:country="US"/>
    </style:style>
    <style:style style:name="T70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0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0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05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706" style:parent-style-name="DefaultParagraphFont" style:family="text">
      <style:text-properties style:font-name="Arial" fo:color="#000000" fo:font-size="14pt" style:font-size-asian="14pt" fo:language="en" fo:country="US"/>
    </style:style>
    <style:style style:name="T707" style:parent-style-name="DefaultParagraphFont" style:family="text">
      <style:text-properties style:font-name="Arial" fo:color="#000000" fo:font-size="14pt" style:font-size-asian="14pt" fo:language="en" fo:country="US"/>
    </style:style>
    <style:style style:name="P70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709" style:parent-style-name="Standard" style:family="paragraph">
      <style:paragraph-properties fo:margin-top="0.1944in" fo:margin-bottom="0.0555in"/>
    </style:style>
    <style:style style:name="T71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71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712" style:parent-style-name="Standard" style:family="paragraph">
      <style:paragraph-properties fo:margin-top="0.1944in" fo:margin-bottom="0.0555in"/>
    </style:style>
    <style:style style:name="T71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714" style:parent-style-name="Standard" style:family="paragraph">
      <style:text-properties style:font-name="Arial" fo:color="#000000" fo:font-size="14pt" style:font-size-asian="14pt" fo:language="en" fo:country="US"/>
    </style:style>
    <style:style style:name="P715" style:parent-style-name="Standard" style:family="paragraph">
      <style:paragraph-properties fo:margin-top="0.1944in" fo:margin-bottom="0.0555in"/>
    </style:style>
    <style:style style:name="T71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717" style:parent-style-name="DefaultParagraphFont" style:family="text">
      <style:text-properties style:font-name="Arial" fo:color="#000000" fo:font-size="14pt" style:font-size-asian="14pt" fo:language="en" fo:country="US"/>
    </style:style>
    <style:style style:name="T71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19" style:parent-style-name="DefaultParagraphFont" style:family="text">
      <style:text-properties style:font-name="Arial" fo:color="#000000" fo:font-size="14pt" style:font-size-asian="14pt" fo:language="en" fo:country="US"/>
    </style:style>
    <style:style style:name="T72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21" style:parent-style-name="DefaultParagraphFont" style:family="text">
      <style:text-properties style:font-name="Arial" fo:color="#000000" fo:font-size="14pt" style:font-size-asian="14pt" fo:language="en" fo:country="US"/>
    </style:style>
    <style:style style:name="T72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23" style:parent-style-name="DefaultParagraphFont" style:family="text">
      <style:text-properties style:font-name="Arial" fo:color="#000000" fo:font-size="14pt" style:font-size-asian="14pt" fo:language="en" fo:country="US"/>
    </style:style>
    <style:style style:name="T72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2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26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72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28" style:parent-style-name="DefaultParagraphFont" style:family="text">
      <style:text-properties style:font-name="Arial" fo:color="#000000" fo:font-size="14pt" style:font-size-asian="14pt" fo:language="en" fo:country="US"/>
    </style:style>
    <style:style style:name="P729" style:parent-style-name="Standard" style:family="paragraph">
      <style:paragraph-properties fo:margin-top="0.1944in" fo:margin-bottom="0.0555in"/>
    </style:style>
    <style:style style:name="T73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731" style:parent-style-name="DefaultParagraphFont" style:family="text">
      <style:text-properties style:font-name="Arial" fo:color="#000000" fo:font-size="14pt" style:font-size-asian="14pt" fo:language="en" fo:country="US"/>
    </style:style>
    <style:style style:name="T73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3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3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35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736" style:parent-style-name="DefaultParagraphFont" style:family="text">
      <style:text-properties style:font-name="Arial" fo:color="#000000" fo:font-size="14pt" style:font-size-asian="14pt" fo:language="en" fo:country="US"/>
    </style:style>
    <style:style style:name="T737" style:parent-style-name="DefaultParagraphFont" style:family="text">
      <style:text-properties style:font-name="Arial" fo:color="#000000" fo:font-size="14pt" style:font-size-asian="14pt" fo:language="en" fo:country="US"/>
    </style:style>
    <style:style style:name="P73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739" style:parent-style-name="Standard" style:family="paragraph">
      <style:paragraph-properties fo:margin-top="0.1944in" fo:margin-bottom="0.0555in"/>
    </style:style>
    <style:style style:name="T74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74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742" style:parent-style-name="Standard" style:family="paragraph">
      <style:paragraph-properties fo:margin-top="0.1944in" fo:margin-bottom="0.0555in"/>
    </style:style>
    <style:style style:name="T74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744" style:parent-style-name="Standard" style:family="paragraph">
      <style:text-properties style:font-name="Arial" fo:color="#000000" fo:font-size="14pt" style:font-size-asian="14pt" fo:language="en" fo:country="US"/>
    </style:style>
    <style:style style:name="P745" style:parent-style-name="Standard" style:family="paragraph">
      <style:paragraph-properties fo:margin-top="0.1944in" fo:margin-bottom="0.0555in"/>
    </style:style>
    <style:style style:name="T74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747" style:parent-style-name="DefaultParagraphFont" style:family="text">
      <style:text-properties style:font-name="Arial" fo:color="#000000" fo:font-size="14pt" style:font-size-asian="14pt" fo:language="en" fo:country="US"/>
    </style:style>
    <style:style style:name="T74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49" style:parent-style-name="DefaultParagraphFont" style:family="text">
      <style:text-properties style:font-name="Arial" fo:color="#000000" fo:font-size="14pt" style:font-size-asian="14pt" fo:language="en" fo:country="US"/>
    </style:style>
    <style:style style:name="T750" style:parent-style-name="DefaultParagraphFont" style:family="text">
      <style:text-properties style:font-name="Arial" fo:color="#000000" fo:font-size="14pt" style:font-size-asian="14pt" fo:language="en" fo:country="US"/>
    </style:style>
    <style:style style:name="T75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752" style:parent-style-name="Standard" style:family="paragraph">
      <style:paragraph-properties fo:margin-top="0.1944in" fo:margin-bottom="0.0555in"/>
    </style:style>
    <style:style style:name="T75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754" style:parent-style-name="Standard" style:family="paragraph">
      <style:text-properties style:font-name="Arial" fo:color="#000000" fo:font-size="14pt" style:font-size-asian="14pt" fo:language="en" fo:country="US"/>
    </style:style>
    <style:style style:name="P755" style:parent-style-name="Standard" style:family="paragraph">
      <style:paragraph-properties fo:margin-top="0.1944in" fo:margin-bottom="0.0555in"/>
    </style:style>
    <style:style style:name="T75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757" style:parent-style-name="DefaultParagraphFont" style:family="text">
      <style:text-properties style:font-name="Arial" fo:color="#000000" fo:font-size="14pt" style:font-size-asian="14pt" fo:language="en" fo:country="US"/>
    </style:style>
    <style:style style:name="T75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5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6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61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762" style:parent-style-name="DefaultParagraphFont" style:family="text">
      <style:text-properties style:font-name="Arial" fo:color="#000000" fo:font-size="14pt" style:font-size-asian="14pt" fo:language="en" fo:country="US"/>
    </style:style>
    <style:style style:name="T763" style:parent-style-name="DefaultParagraphFont" style:family="text">
      <style:text-properties style:font-name="Arial" fo:color="#000000" fo:font-size="14pt" style:font-size-asian="14pt" fo:language="en" fo:country="US"/>
    </style:style>
    <style:style style:name="P76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765" style:parent-style-name="Standard" style:family="paragraph">
      <style:paragraph-properties fo:margin-top="0.1944in" fo:margin-bottom="0.0555in"/>
    </style:style>
    <style:style style:name="T76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76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768" style:parent-style-name="Standard" style:family="paragraph">
      <style:paragraph-properties fo:margin-top="0.1944in" fo:margin-bottom="0.0555in"/>
    </style:style>
    <style:style style:name="T76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770" style:parent-style-name="Standard" style:family="paragraph">
      <style:text-properties style:font-name="Arial" fo:color="#000000" fo:font-size="14pt" style:font-size-asian="14pt" fo:language="en" fo:country="US"/>
    </style:style>
    <style:style style:name="P771" style:parent-style-name="Standard" style:family="paragraph">
      <style:paragraph-properties fo:margin-top="0.1944in" fo:margin-bottom="0.0555in"/>
    </style:style>
    <style:style style:name="T77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773" style:parent-style-name="DefaultParagraphFont" style:family="text">
      <style:text-properties style:font-name="Arial" fo:color="#000000" fo:font-size="14pt" style:font-size-asian="14pt" fo:language="en" fo:country="US"/>
    </style:style>
    <style:style style:name="T77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75" style:parent-style-name="DefaultParagraphFont" style:family="text">
      <style:text-properties style:font-name="Arial" fo:color="#000000" fo:font-size="14pt" style:font-size-asian="14pt" fo:language="en" fo:country="US"/>
    </style:style>
    <style:style style:name="T77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77" style:parent-style-name="DefaultParagraphFont" style:family="text">
      <style:text-properties style:font-name="Arial" fo:color="#000000" fo:font-size="14pt" style:font-size-asian="14pt" fo:language="en" fo:country="US"/>
    </style:style>
    <style:style style:name="T77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79" style:parent-style-name="DefaultParagraphFont" style:family="text">
      <style:text-properties style:font-name="Arial" fo:color="#000000" fo:font-size="14pt" style:font-size-asian="14pt" fo:language="en" fo:country="US"/>
    </style:style>
    <style:style style:name="P780" style:parent-style-name="Standard" style:family="paragraph">
      <style:paragraph-properties fo:margin-top="0.1944in" fo:margin-bottom="0.0555in"/>
    </style:style>
    <style:style style:name="T78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782" style:parent-style-name="Standard" style:family="paragraph">
      <style:text-properties style:font-name="Arial" fo:color="#000000" fo:font-size="14pt" style:font-size-asian="14pt" fo:language="en" fo:country="US"/>
    </style:style>
    <style:style style:name="P783" style:parent-style-name="Standard" style:family="paragraph">
      <style:paragraph-properties fo:margin-top="0.1944in" fo:margin-bottom="0.0555in"/>
    </style:style>
    <style:style style:name="T78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785" style:parent-style-name="DefaultParagraphFont" style:family="text">
      <style:text-properties style:font-name="Arial" fo:color="#000000" fo:font-size="14pt" style:font-size-asian="14pt" fo:language="en" fo:country="US"/>
    </style:style>
    <style:style style:name="T78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8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8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8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790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791" style:parent-style-name="DefaultParagraphFont" style:family="text">
      <style:text-properties style:font-name="Arial" fo:color="#000000" fo:font-size="14pt" style:font-size-asian="14pt" fo:language="en" fo:country="US"/>
    </style:style>
    <style:style style:name="T792" style:parent-style-name="DefaultParagraphFont" style:family="text">
      <style:text-properties style:font-name="Arial" fo:color="#000000" fo:font-size="14pt" style:font-size-asian="14pt" fo:language="en" fo:country="US"/>
    </style:style>
    <style:style style:name="P793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794" style:parent-style-name="Standard" style:family="paragraph">
      <style:paragraph-properties fo:margin-top="0.1944in" fo:margin-bottom="0.0555in"/>
    </style:style>
    <style:style style:name="T79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796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797" style:parent-style-name="Standard" style:family="paragraph">
      <style:paragraph-properties fo:margin-top="0.1944in" fo:margin-bottom="0.0555in"/>
    </style:style>
    <style:style style:name="T79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799" style:parent-style-name="Standard" style:family="paragraph">
      <style:text-properties style:font-name="Arial" fo:color="#000000" fo:font-size="14pt" style:font-size-asian="14pt" fo:language="en" fo:country="US"/>
    </style:style>
    <style:style style:name="P800" style:parent-style-name="Standard" style:family="paragraph">
      <style:paragraph-properties fo:margin-top="0.1944in" fo:margin-bottom="0.0555in"/>
    </style:style>
    <style:style style:name="T80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802" style:parent-style-name="DefaultParagraphFont" style:family="text">
      <style:text-properties style:font-name="Arial" fo:color="#000000" fo:font-size="14pt" style:font-size-asian="14pt" fo:language="en" fo:country="US"/>
    </style:style>
    <style:style style:name="T80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04" style:parent-style-name="DefaultParagraphFont" style:family="text">
      <style:text-properties style:font-name="Arial" fo:color="#000000" fo:font-size="14pt" style:font-size-asian="14pt" fo:language="en" fo:country="US"/>
    </style:style>
    <style:style style:name="T80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06" style:parent-style-name="DefaultParagraphFont" style:family="text">
      <style:text-properties style:font-name="Arial" fo:color="#000000" fo:font-size="14pt" style:font-size-asian="14pt" fo:language="en" fo:country="US"/>
    </style:style>
    <style:style style:name="T80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08" style:parent-style-name="DefaultParagraphFont" style:family="text">
      <style:text-properties style:font-name="Arial" fo:color="#000000" fo:font-size="14pt" style:font-size-asian="14pt" fo:language="en" fo:country="US"/>
    </style:style>
    <style:style style:name="T80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1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11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81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13" style:parent-style-name="DefaultParagraphFont" style:family="text">
      <style:text-properties style:font-name="Arial" fo:color="#000000" fo:font-size="14pt" style:font-size-asian="14pt" fo:language="en" fo:country="US"/>
    </style:style>
    <style:style style:name="P814" style:parent-style-name="Standard" style:family="paragraph">
      <style:paragraph-properties fo:margin-top="0.1944in" fo:margin-bottom="0.0555in"/>
    </style:style>
    <style:style style:name="T81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816" style:parent-style-name="DefaultParagraphFont" style:family="text">
      <style:text-properties style:font-name="Arial" fo:color="#000000" fo:font-size="14pt" style:font-size-asian="14pt" fo:language="en" fo:country="US"/>
    </style:style>
    <style:style style:name="T81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1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19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820" style:parent-style-name="DefaultParagraphFont" style:family="text">
      <style:text-properties style:font-name="Arial" fo:color="#000000" fo:font-size="14pt" style:font-size-asian="14pt" fo:language="en" fo:country="US"/>
    </style:style>
    <style:style style:name="T821" style:parent-style-name="DefaultParagraphFont" style:family="text">
      <style:text-properties style:font-name="Arial" fo:color="#000000" fo:font-size="14pt" style:font-size-asian="14pt" fo:language="en" fo:country="US"/>
    </style:style>
    <style:style style:name="P82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823" style:parent-style-name="Standard" style:family="paragraph">
      <style:paragraph-properties fo:margin-top="0.1944in" fo:margin-bottom="0.0555in"/>
    </style:style>
    <style:style style:name="T82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82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826" style:parent-style-name="Standard" style:family="paragraph">
      <style:paragraph-properties fo:margin-top="0.1944in" fo:margin-bottom="0.0555in"/>
    </style:style>
    <style:style style:name="T82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828" style:parent-style-name="Standard" style:family="paragraph">
      <style:text-properties style:font-name="Arial" fo:color="#000000" fo:font-size="14pt" style:font-size-asian="14pt" fo:language="en" fo:country="US"/>
    </style:style>
    <style:style style:name="P829" style:parent-style-name="Standard" style:family="paragraph">
      <style:paragraph-properties fo:margin-top="0.1944in" fo:margin-bottom="0.0555in"/>
    </style:style>
    <style:style style:name="T83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831" style:parent-style-name="DefaultParagraphFont" style:family="text">
      <style:text-properties style:font-name="Arial" fo:color="#000000" fo:font-size="14pt" style:font-size-asian="14pt" fo:language="en" fo:country="US"/>
    </style:style>
    <style:style style:name="T83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33" style:parent-style-name="DefaultParagraphFont" style:family="text">
      <style:text-properties style:font-name="Arial" fo:color="#000000" fo:font-size="14pt" style:font-size-asian="14pt" fo:language="en" fo:country="US"/>
    </style:style>
    <style:style style:name="T83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35" style:parent-style-name="DefaultParagraphFont" style:family="text">
      <style:text-properties style:font-name="Arial" fo:color="#000000" fo:font-size="14pt" style:font-size-asian="14pt" fo:language="en" fo:country="US"/>
    </style:style>
    <style:style style:name="T83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37" style:parent-style-name="DefaultParagraphFont" style:family="text">
      <style:text-properties style:font-name="Arial" fo:color="#000000" fo:font-size="14pt" style:font-size-asian="14pt" fo:language="en" fo:country="US"/>
    </style:style>
    <style:style style:name="T83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3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40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84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42" style:parent-style-name="DefaultParagraphFont" style:family="text">
      <style:text-properties style:font-name="Arial" fo:color="#000000" fo:font-size="14pt" style:font-size-asian="14pt" fo:language="en" fo:country="US"/>
    </style:style>
    <style:style style:name="P843" style:parent-style-name="Standard" style:family="paragraph">
      <style:paragraph-properties fo:margin-top="0.1944in" fo:margin-bottom="0.0555in"/>
    </style:style>
    <style:style style:name="T84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845" style:parent-style-name="DefaultParagraphFont" style:family="text">
      <style:text-properties style:font-name="Arial" fo:color="#000000" fo:font-size="14pt" style:font-size-asian="14pt" fo:language="en" fo:country="US"/>
    </style:style>
    <style:style style:name="T84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4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4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4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5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5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852" style:parent-style-name="Standard" style:family="paragraph">
      <style:text-properties style:font-name="Arial" fo:color="#000000" fo:font-size="14pt" style:font-size-asian="14pt" fo:language="en" fo:country="US"/>
    </style:style>
    <style:style style:name="T853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854" style:parent-style-name="DefaultParagraphFont" style:family="text">
      <style:text-properties style:font-name="Arial" fo:color="#000000" fo:font-size="14pt" style:font-size-asian="14pt" fo:language="en" fo:country="US"/>
    </style:style>
    <style:style style:name="T855" style:parent-style-name="DefaultParagraphFont" style:family="text">
      <style:text-properties style:font-name="Arial" fo:color="#000000" fo:font-size="14pt" style:font-size-asian="14pt" fo:language="en" fo:country="US"/>
    </style:style>
    <style:style style:name="P856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857" style:parent-style-name="Standard" style:family="paragraph">
      <style:paragraph-properties fo:margin-top="0.1944in" fo:margin-bottom="0.0555in"/>
    </style:style>
    <style:style style:name="T85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85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860" style:parent-style-name="Standard" style:family="paragraph">
      <style:paragraph-properties fo:margin-top="0.1944in" fo:margin-bottom="0.0555in"/>
    </style:style>
    <style:style style:name="T86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862" style:parent-style-name="Standard" style:family="paragraph">
      <style:text-properties style:font-name="Arial" fo:color="#000000" fo:font-size="14pt" style:font-size-asian="14pt" fo:language="en" fo:country="US"/>
    </style:style>
    <style:style style:name="P863" style:parent-style-name="Standard" style:family="paragraph">
      <style:paragraph-properties fo:margin-top="0.1944in" fo:margin-bottom="0.0555in"/>
    </style:style>
    <style:style style:name="T86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865" style:parent-style-name="DefaultParagraphFont" style:family="text">
      <style:text-properties style:font-name="Arial" fo:color="#000000" fo:font-size="14pt" style:font-size-asian="14pt" fo:language="en" fo:country="US"/>
    </style:style>
    <style:style style:name="T86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67" style:parent-style-name="DefaultParagraphFont" style:family="text">
      <style:text-properties style:font-name="Arial" fo:color="#000000" fo:font-size="14pt" style:font-size-asian="14pt" fo:language="en" fo:country="US"/>
    </style:style>
    <style:style style:name="T868" style:parent-style-name="DefaultParagraphFont" style:family="text">
      <style:text-properties style:font-name="Arial" fo:color="#000000" fo:font-size="14pt" style:font-size-asian="14pt" fo:language="en" fo:country="US"/>
    </style:style>
    <style:style style:name="P869" style:parent-style-name="Standard" style:family="paragraph">
      <style:paragraph-properties fo:margin-top="0.1944in" fo:margin-bottom="0.0555in"/>
    </style:style>
    <style:style style:name="T87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871" style:parent-style-name="Standard" style:family="paragraph">
      <style:text-properties style:font-name="Arial" fo:color="#000000" fo:font-size="14pt" style:font-size-asian="14pt" fo:language="en" fo:country="US"/>
    </style:style>
    <style:style style:name="P872" style:parent-style-name="Standard" style:family="paragraph">
      <style:paragraph-properties fo:margin-top="0.1944in" fo:margin-bottom="0.0555in"/>
    </style:style>
    <style:style style:name="T87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874" style:parent-style-name="DefaultParagraphFont" style:family="text">
      <style:text-properties style:font-name="Arial" fo:color="#000000" fo:font-size="14pt" style:font-size-asian="14pt" fo:language="en" fo:country="US"/>
    </style:style>
    <style:style style:name="T87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76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877" style:parent-style-name="DefaultParagraphFont" style:family="text">
      <style:text-properties style:font-name="Arial" fo:color="#000000" fo:font-size="14pt" style:font-size-asian="14pt" fo:language="en" fo:country="US"/>
    </style:style>
    <style:style style:name="T878" style:parent-style-name="DefaultParagraphFont" style:family="text">
      <style:text-properties style:font-name="Arial" fo:color="#000000" fo:font-size="14pt" style:font-size-asian="14pt" fo:language="en" fo:country="US"/>
    </style:style>
    <style:style style:name="P87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880" style:parent-style-name="Standard" style:family="paragraph">
      <style:paragraph-properties fo:margin-top="0.1944in" fo:margin-bottom="0.0555in"/>
    </style:style>
    <style:style style:name="T88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88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883" style:parent-style-name="Standard" style:family="paragraph">
      <style:paragraph-properties fo:margin-top="0.1944in" fo:margin-bottom="0.0555in"/>
    </style:style>
    <style:style style:name="T88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885" style:parent-style-name="Standard" style:family="paragraph">
      <style:text-properties style:font-name="Arial" fo:color="#000000" fo:font-size="14pt" style:font-size-asian="14pt" fo:language="en" fo:country="US"/>
    </style:style>
    <style:style style:name="P886" style:parent-style-name="Standard" style:family="paragraph">
      <style:paragraph-properties fo:margin-top="0.1944in" fo:margin-bottom="0.0555in"/>
    </style:style>
    <style:style style:name="T88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888" style:parent-style-name="DefaultParagraphFont" style:family="text">
      <style:text-properties style:font-name="Arial" fo:color="#000000" fo:font-size="14pt" style:font-size-asian="14pt" fo:language="en" fo:country="US"/>
    </style:style>
    <style:style style:name="T889" style:parent-style-name="DefaultParagraphFont" style:family="text">
      <style:text-properties style:font-name="Arial" fo:color="#000000" fo:font-size="14pt" style:font-size-asian="14pt" fo:language="en" fo:country="US"/>
    </style:style>
    <style:style style:name="T89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891" style:parent-style-name="DefaultParagraphFont" style:family="text">
      <style:text-properties style:font-name="Arial" fo:color="#000000" fo:font-size="14pt" style:font-size-asian="14pt" fo:language="en" fo:country="US"/>
    </style:style>
    <style:style style:name="T892" style:parent-style-name="DefaultParagraphFont" style:family="text">
      <style:text-properties style:font-name="Arial" fo:color="#000000" fo:font-size="14pt" style:font-size-asian="14pt" fo:language="en" fo:country="US"/>
    </style:style>
    <style:style style:name="P893" style:parent-style-name="Standard" style:family="paragraph">
      <style:paragraph-properties fo:margin-top="0.1944in" fo:margin-bottom="0.0555in"/>
    </style:style>
    <style:style style:name="T89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895" style:parent-style-name="Standard" style:family="paragraph">
      <style:text-properties style:font-name="Arial" fo:color="#000000" fo:font-size="14pt" style:font-size-asian="14pt" fo:language="en" fo:country="US"/>
    </style:style>
    <style:style style:name="P896" style:parent-style-name="Standard" style:family="paragraph">
      <style:paragraph-properties fo:margin-top="0.1944in" fo:margin-bottom="0.0555in"/>
    </style:style>
    <style:style style:name="T89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898" style:parent-style-name="DefaultParagraphFont" style:family="text">
      <style:text-properties style:font-name="Arial" fo:color="#000000" fo:font-size="14pt" style:font-size-asian="14pt" fo:language="en" fo:country="US"/>
    </style:style>
    <style:style style:name="T89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900" style:parent-style-name="Standard" style:family="paragraph">
      <style:text-properties style:font-name="Arial" fo:color="#000000" fo:font-size="14pt" style:font-size-asian="14pt" fo:language="en" fo:country="US"/>
    </style:style>
    <style:style style:name="P901" style:parent-style-name="Standard" style:family="paragraph">
      <style:paragraph-properties fo:margin-top="0.1944in" fo:margin-bottom="0.0555in"/>
    </style:style>
    <style:style style:name="T90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0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0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905" style:parent-style-name="Standard" style:family="paragraph">
      <style:paragraph-properties fo:margin-top="0.1944in" fo:margin-bottom="0.0555in"/>
    </style:style>
    <style:style style:name="T90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07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08" style:parent-style-name="Standard" style:family="paragraph">
      <style:paragraph-properties fo:margin-top="0.1944in" fo:margin-bottom="0.0555in"/>
    </style:style>
    <style:style style:name="T90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10" style:parent-style-name="Standard" style:family="paragraph">
      <style:text-properties style:font-name="Arial" fo:color="#000000" fo:font-size="14pt" style:font-size-asian="14pt" fo:language="en" fo:country="US"/>
    </style:style>
    <style:style style:name="P911" style:parent-style-name="Standard" style:family="paragraph">
      <style:paragraph-properties fo:margin-top="0.1944in" fo:margin-bottom="0.0555in"/>
    </style:style>
    <style:style style:name="T91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1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14" style:parent-style-name="DefaultParagraphFont" style:family="text">
      <style:text-properties style:font-name="Arial" fo:color="#000000" fo:font-size="14pt" style:font-size-asian="14pt" fo:language="en" fo:country="US"/>
    </style:style>
    <style:style style:name="T91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916" style:parent-style-name="DefaultParagraphFont" style:family="text">
      <style:text-properties style:font-name="Arial" fo:color="#000000" fo:font-size="14pt" style:font-size-asian="14pt" fo:language="en" fo:country="US"/>
    </style:style>
    <style:style style:name="P917" style:parent-style-name="Standard" style:family="paragraph">
      <style:paragraph-properties fo:margin-top="0.1944in" fo:margin-bottom="0.0555in"/>
    </style:style>
    <style:style style:name="T91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19" style:parent-style-name="Standard" style:family="paragraph">
      <style:text-properties style:font-name="Arial" fo:color="#000000" fo:font-size="14pt" style:font-size-asian="14pt" fo:language="en" fo:country="US"/>
    </style:style>
    <style:style style:name="P920" style:parent-style-name="Standard" style:family="paragraph">
      <style:paragraph-properties fo:margin-top="0.1944in" fo:margin-bottom="0.0555in"/>
    </style:style>
    <style:style style:name="T92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22" style:parent-style-name="Standard" style:family="paragraph">
      <style:text-properties style:font-name="Arial" fo:color="#000000" fo:font-size="14pt" style:font-size-asian="14pt" fo:language="en" fo:country="US"/>
    </style:style>
    <style:style style:name="P923" style:parent-style-name="Standard" style:family="paragraph">
      <style:paragraph-properties fo:margin-top="0.1944in" fo:margin-bottom="0.0555in"/>
    </style:style>
    <style:style style:name="T92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2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26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927" style:parent-style-name="Standard" style:family="paragraph">
      <style:paragraph-properties fo:margin-top="0.1944in" fo:margin-bottom="0.0555in"/>
    </style:style>
    <style:style style:name="T92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2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30" style:parent-style-name="Standard" style:family="paragraph">
      <style:paragraph-properties fo:margin-top="0.1944in" fo:margin-bottom="0.0555in"/>
    </style:style>
    <style:style style:name="T93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32" style:parent-style-name="Standard" style:family="paragraph">
      <style:text-properties style:font-name="Arial" fo:color="#000000" fo:font-size="14pt" style:font-size-asian="14pt" fo:language="en" fo:country="US"/>
    </style:style>
    <style:style style:name="P933" style:parent-style-name="Standard" style:family="paragraph">
      <style:paragraph-properties fo:margin-top="0.1944in" fo:margin-bottom="0.0555in"/>
    </style:style>
    <style:style style:name="T93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35" style:parent-style-name="DefaultParagraphFont" style:family="text">
      <style:text-properties style:font-name="Arial" fo:color="#000000" fo:font-size="14pt" style:font-size-asian="14pt" fo:language="en" fo:country="US"/>
    </style:style>
    <style:style style:name="T93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937" style:parent-style-name="DefaultParagraphFont" style:family="text">
      <style:text-properties style:font-name="Arial" fo:color="#000000" fo:font-size="14pt" style:font-size-asian="14pt" fo:language="en" fo:country="US"/>
    </style:style>
    <style:style style:name="T938" style:parent-style-name="DefaultParagraphFont" style:family="text">
      <style:text-properties style:font-name="Arial" fo:color="#000000" fo:font-size="14pt" style:font-size-asian="14pt" fo:language="en" fo:country="US"/>
    </style:style>
    <style:style style:name="P939" style:parent-style-name="Standard" style:family="paragraph">
      <style:paragraph-properties fo:margin-top="0.1944in" fo:margin-bottom="0.0555in"/>
    </style:style>
    <style:style style:name="T94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4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942" style:parent-style-name="Standard" style:family="paragraph">
      <style:paragraph-properties fo:margin-top="0.1944in" fo:margin-bottom="0.0555in"/>
    </style:style>
    <style:style style:name="T94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44" style:parent-style-name="DefaultParagraphFont" style:family="text">
      <style:text-properties style:font-name="Arial" fo:color="#000000" fo:font-size="14pt" style:font-size-asian="14pt" fo:language="en" fo:country="US"/>
    </style:style>
    <style:style style:name="T94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946" style:parent-style-name="Standard" style:family="paragraph">
      <style:paragraph-properties fo:margin-top="0.1944in" fo:margin-bottom="0.0555in"/>
    </style:style>
    <style:style style:name="T94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4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4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950" style:parent-style-name="Standard" style:family="paragraph">
      <style:paragraph-properties fo:margin-top="0.1944in" fo:margin-bottom="0.0555in"/>
    </style:style>
    <style:style style:name="T95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52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53" style:parent-style-name="Standard" style:family="paragraph">
      <style:paragraph-properties fo:margin-top="0.1944in" fo:margin-bottom="0.0555in"/>
    </style:style>
    <style:style style:name="T95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55" style:parent-style-name="Standard" style:family="paragraph">
      <style:text-properties style:font-name="Arial" fo:color="#000000" fo:font-size="14pt" style:font-size-asian="14pt" fo:language="en" fo:country="US"/>
    </style:style>
    <style:style style:name="P956" style:parent-style-name="Standard" style:family="paragraph">
      <style:paragraph-properties fo:margin-top="0.1944in" fo:margin-bottom="0.0555in"/>
    </style:style>
    <style:style style:name="T95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58" style:parent-style-name="Standard" style:family="paragraph">
      <style:text-properties style:font-name="Arial" fo:color="#000000" fo:font-size="14pt" style:font-size-asian="14pt" fo:language="en" fo:country="US"/>
    </style:style>
    <style:style style:name="P959" style:parent-style-name="Standard" style:family="paragraph">
      <style:paragraph-properties fo:margin-top="0.1944in" fo:margin-bottom="0.0555in"/>
    </style:style>
    <style:style style:name="T96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61" style:parent-style-name="Standard" style:family="paragraph">
      <style:text-properties style:font-name="Arial" fo:color="#000000" fo:font-size="14pt" style:font-size-asian="14pt" fo:language="en" fo:country="US"/>
    </style:style>
    <style:style style:name="P962" style:parent-style-name="Standard" style:family="paragraph">
      <style:paragraph-properties fo:margin-top="0.1944in" fo:margin-bottom="0.0555in"/>
    </style:style>
    <style:style style:name="T96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64" style:parent-style-name="DefaultParagraphFont" style:family="text">
      <style:text-properties style:font-name="Arial" fo:color="#000000" fo:font-size="14pt" style:font-size-asian="14pt" fo:language="en" fo:country="US"/>
    </style:style>
    <style:style style:name="T96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966" style:parent-style-name="Standard" style:family="paragraph">
      <style:paragraph-properties fo:margin-top="0.1944in" fo:margin-bottom="0.0555in"/>
    </style:style>
    <style:style style:name="T96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6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6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970" style:parent-style-name="Standard" style:family="paragraph">
      <style:paragraph-properties fo:margin-top="0.1944in" fo:margin-bottom="0.0555in"/>
    </style:style>
    <style:style style:name="T97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7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973" style:parent-style-name="Standard" style:family="paragraph">
      <style:paragraph-properties fo:margin-top="0.1944in" fo:margin-bottom="0.0555in"/>
    </style:style>
    <style:style style:name="T97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75" style:parent-style-name="Standard" style:family="paragraph">
      <style:text-properties style:font-name="Arial" fo:color="#000000" fo:font-size="14pt" style:font-size-asian="14pt" fo:language="en" fo:country="US"/>
    </style:style>
    <style:style style:name="P976" style:parent-style-name="Standard" style:family="paragraph">
      <style:paragraph-properties fo:margin-top="0.1944in" fo:margin-bottom="0.0555in"/>
    </style:style>
    <style:style style:name="T97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78" style:parent-style-name="DefaultParagraphFont" style:family="text">
      <style:text-properties style:font-name="Arial" fo:color="#000000" fo:font-size="14pt" style:font-size-asian="14pt" fo:language="en" fo:country="US"/>
    </style:style>
    <style:style style:name="T97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980" style:parent-style-name="Standard" style:family="paragraph">
      <style:paragraph-properties fo:margin-top="0.1944in" fo:margin-bottom="0.0555in"/>
    </style:style>
    <style:style style:name="T98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82" style:parent-style-name="Standard" style:family="paragraph">
      <style:text-properties style:font-name="Arial" fo:color="#000000" fo:font-size="14pt" style:font-size-asian="14pt" fo:language="en" fo:country="US"/>
    </style:style>
    <style:style style:name="P983" style:parent-style-name="Standard" style:family="paragraph">
      <style:paragraph-properties fo:margin-top="0.1944in" fo:margin-bottom="0.0555in"/>
    </style:style>
    <style:style style:name="T98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85" style:parent-style-name="DefaultParagraphFont" style:family="text">
      <style:text-properties style:font-name="Arial" fo:color="#000000" fo:font-size="14pt" style:font-size-asian="14pt" fo:language="en" fo:country="US"/>
    </style:style>
    <style:style style:name="T98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987" style:parent-style-name="Standard" style:family="paragraph">
      <style:paragraph-properties fo:margin-top="0.1944in" fo:margin-bottom="0.0555in"/>
    </style:style>
    <style:style style:name="T98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8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9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991" style:parent-style-name="Standard" style:family="paragraph">
      <style:paragraph-properties fo:margin-top="0.1944in" fo:margin-bottom="0.0555in"/>
    </style:style>
    <style:style style:name="T99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93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994" style:parent-style-name="Standard" style:family="paragraph">
      <style:paragraph-properties fo:margin-top="0.1944in" fo:margin-bottom="0.0555in"/>
    </style:style>
    <style:style style:name="T99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96" style:parent-style-name="Standard" style:family="paragraph">
      <style:text-properties style:font-name="Arial" fo:color="#000000" fo:font-size="14pt" style:font-size-asian="14pt" fo:language="en" fo:country="US"/>
    </style:style>
    <style:style style:name="P997" style:parent-style-name="Standard" style:family="paragraph">
      <style:paragraph-properties fo:margin-top="0.1944in" fo:margin-bottom="0.0555in"/>
    </style:style>
    <style:style style:name="T99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999" style:parent-style-name="Standard" style:family="paragraph">
      <style:paragraph-properties fo:margin-top="0.1944in" fo:margin-bottom="0.0555in"/>
    </style:style>
    <style:style style:name="T100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01" style:parent-style-name="Standard" style:family="paragraph">
      <style:text-properties style:font-name="Arial" fo:color="#000000" fo:font-size="14pt" style:font-size-asian="14pt" fo:language="en" fo:country="US"/>
    </style:style>
    <style:style style:name="P1002" style:parent-style-name="Standard" style:family="paragraph">
      <style:paragraph-properties fo:margin-top="0.1944in" fo:margin-bottom="0.0555in"/>
    </style:style>
    <style:style style:name="T100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04" style:parent-style-name="DefaultParagraphFont" style:family="text">
      <style:text-properties style:font-name="Arial" fo:color="#000000" fo:font-size="14pt" style:font-size-asian="14pt" fo:language="en" fo:country="US"/>
    </style:style>
    <style:style style:name="T100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006" style:parent-style-name="Standard" style:family="paragraph">
      <style:paragraph-properties fo:margin-top="0.1944in" fo:margin-bottom="0.0555in"/>
    </style:style>
    <style:style style:name="T100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0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0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010" style:parent-style-name="Standard" style:family="paragraph">
      <style:paragraph-properties fo:margin-top="0.1944in" fo:margin-bottom="0.0555in"/>
    </style:style>
    <style:style style:name="T101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12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13" style:parent-style-name="Standard" style:family="paragraph">
      <style:paragraph-properties fo:margin-top="0.1944in" fo:margin-bottom="0.0555in"/>
    </style:style>
    <style:style style:name="T101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15" style:parent-style-name="Standard" style:family="paragraph">
      <style:text-properties style:font-name="Arial" fo:color="#000000" fo:font-size="14pt" style:font-size-asian="14pt" fo:language="en" fo:country="US"/>
    </style:style>
    <style:style style:name="P1016" style:parent-style-name="Standard" style:family="paragraph">
      <style:paragraph-properties fo:margin-top="0.1944in" fo:margin-bottom="0.0555in"/>
    </style:style>
    <style:style style:name="T101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18" style:parent-style-name="DefaultParagraphFont" style:family="text">
      <style:text-properties style:font-name="Arial" fo:color="#000000" fo:font-size="14pt" style:font-size-asian="14pt" fo:language="en" fo:country="US"/>
    </style:style>
    <style:style style:name="T101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020" style:parent-style-name="DefaultParagraphFont" style:family="text">
      <style:text-properties style:font-name="Arial" fo:color="#000000" fo:font-size="14pt" style:font-size-asian="14pt" fo:language="en" fo:country="US"/>
    </style:style>
    <style:style style:name="T1021" style:parent-style-name="DefaultParagraphFont" style:family="text">
      <style:text-properties style:font-name="Arial" fo:color="#000000" fo:font-size="14pt" style:font-size-asian="14pt" fo:language="en" fo:country="US"/>
    </style:style>
    <style:style style:name="T102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023" style:parent-style-name="Standard" style:family="paragraph">
      <style:paragraph-properties fo:margin-top="0.1944in" fo:margin-bottom="0.0555in"/>
    </style:style>
    <style:style style:name="T102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25" style:parent-style-name="Standard" style:family="paragraph">
      <style:text-properties style:font-name="Arial" fo:color="#000000" fo:font-size="14pt" style:font-size-asian="14pt" fo:language="en" fo:country="US"/>
    </style:style>
    <style:style style:name="P1026" style:parent-style-name="Standard" style:family="paragraph">
      <style:paragraph-properties fo:margin-top="0.1944in" fo:margin-bottom="0.0555in"/>
    </style:style>
    <style:style style:name="T102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28" style:parent-style-name="DefaultParagraphFont" style:family="text">
      <style:text-properties style:font-name="Arial" fo:color="#000000" fo:font-size="14pt" style:font-size-asian="14pt" fo:language="en" fo:country="US"/>
    </style:style>
    <style:style style:name="T102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030" style:parent-style-name="DefaultParagraphFont" style:family="text">
      <style:text-properties style:font-name="Arial" fo:color="#000000" fo:font-size="14pt" style:font-size-asian="14pt" fo:language="en" fo:country="US"/>
    </style:style>
    <style:style style:name="T103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03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033" style:parent-style-name="Standard" style:family="paragraph">
      <style:text-properties style:font-name="Arial" fo:color="#000000" fo:font-size="14pt" style:font-size-asian="14pt" fo:language="en" fo:country="US"/>
    </style:style>
    <style:style style:name="P1034" style:parent-style-name="Standard" style:family="paragraph">
      <style:text-properties style:font-name="Arial" fo:color="#000000" fo:font-size="14pt" style:font-size-asian="14pt" fo:language="en" fo:country="US"/>
    </style:style>
    <style:style style:name="P103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036" style:parent-style-name="Standard" style:family="paragraph">
      <style:paragraph-properties fo:margin-top="0.1944in" fo:margin-bottom="0.0555in"/>
    </style:style>
    <style:style style:name="T103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38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39" style:parent-style-name="Standard" style:family="paragraph">
      <style:paragraph-properties fo:margin-top="0.1944in" fo:margin-bottom="0.0555in"/>
    </style:style>
    <style:style style:name="T104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41" style:parent-style-name="Standard" style:family="paragraph">
      <style:text-properties style:font-name="Arial" fo:color="#000000" fo:font-size="14pt" style:font-size-asian="14pt" fo:language="en" fo:country="US"/>
    </style:style>
    <style:style style:name="P1042" style:parent-style-name="Standard" style:family="paragraph">
      <style:paragraph-properties fo:margin-top="0.1944in" fo:margin-bottom="0.0555in"/>
    </style:style>
    <style:style style:name="T104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4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45" style:parent-style-name="Standard" style:family="paragraph">
      <style:text-properties style:font-name="Arial" fo:color="#000000" fo:font-size="14pt" style:font-size-asian="14pt" fo:language="en" fo:country="US"/>
    </style:style>
    <style:style style:name="P1046" style:parent-style-name="Standard" style:family="paragraph">
      <style:paragraph-properties fo:margin-top="0.1944in" fo:margin-bottom="0.0555in"/>
    </style:style>
    <style:style style:name="T104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48" style:parent-style-name="Standard" style:family="paragraph">
      <style:text-properties style:font-name="Arial" fo:color="#000000" fo:font-size="14pt" style:font-size-asian="14pt" fo:language="en" fo:country="US"/>
    </style:style>
    <style:style style:name="P1049" style:parent-style-name="Standard" style:family="paragraph">
      <style:paragraph-properties fo:margin-top="0.1944in" fo:margin-bottom="0.0555in"/>
    </style:style>
    <style:style style:name="T105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51" style:parent-style-name="DefaultParagraphFont" style:family="text">
      <style:text-properties style:font-name="Arial" fo:color="#000000" fo:font-size="14pt" style:font-size-asian="14pt" fo:language="en" fo:country="US"/>
    </style:style>
    <style:style style:name="T105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053" style:parent-style-name="Standard" style:family="paragraph">
      <style:paragraph-properties fo:margin-top="0.1944in" fo:margin-bottom="0.0555in"/>
    </style:style>
    <style:style style:name="T105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5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56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057" style:parent-style-name="Standard" style:family="paragraph">
      <style:paragraph-properties fo:margin-top="0.1944in" fo:margin-bottom="0.0555in"/>
    </style:style>
    <style:style style:name="T105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5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60" style:parent-style-name="Standard" style:family="paragraph">
      <style:paragraph-properties fo:margin-top="0.1944in" fo:margin-bottom="0.0555in"/>
    </style:style>
    <style:style style:name="T106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62" style:parent-style-name="Standard" style:family="paragraph">
      <style:text-properties style:font-name="Arial" fo:color="#000000" fo:font-size="14pt" style:font-size-asian="14pt" fo:language="en" fo:country="US"/>
    </style:style>
    <style:style style:name="P1063" style:parent-style-name="Standard" style:family="paragraph">
      <style:paragraph-properties fo:margin-top="0.1944in" fo:margin-bottom="0.0555in"/>
    </style:style>
    <style:style style:name="T106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65" style:parent-style-name="Standard" style:family="paragraph">
      <style:text-properties style:font-name="Arial" fo:color="#000000" fo:font-size="14pt" style:font-size-asian="14pt" fo:language="en" fo:country="US"/>
    </style:style>
    <style:style style:name="P1066" style:parent-style-name="Standard" style:family="paragraph">
      <style:paragraph-properties fo:margin-top="0.1944in" fo:margin-bottom="0.0555in"/>
    </style:style>
    <style:style style:name="T106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68" style:parent-style-name="Standard" style:family="paragraph">
      <style:text-properties style:font-name="Arial" fo:color="#000000" fo:font-size="14pt" style:font-size-asian="14pt" fo:language="en" fo:country="US"/>
    </style:style>
    <style:style style:name="P1069" style:parent-style-name="Standard" style:family="paragraph">
      <style:paragraph-properties fo:margin-top="0.1944in" fo:margin-bottom="0.0555in"/>
    </style:style>
    <style:style style:name="T107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71" style:parent-style-name="DefaultParagraphFont" style:family="text">
      <style:text-properties style:font-name="Arial" fo:color="#000000" fo:font-size="14pt" style:font-size-asian="14pt" fo:language="en" fo:country="US"/>
    </style:style>
    <style:style style:name="T107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073" style:parent-style-name="Standard" style:family="paragraph">
      <style:paragraph-properties fo:margin-top="0.1944in" fo:margin-bottom="0.0555in"/>
    </style:style>
    <style:style style:name="T107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7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76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077" style:parent-style-name="Standard" style:family="paragraph">
      <style:paragraph-properties fo:margin-top="0.1944in" fo:margin-bottom="0.0555in"/>
    </style:style>
    <style:style style:name="T107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79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080" style:parent-style-name="Standard" style:family="paragraph">
      <style:paragraph-properties fo:margin-top="0.1944in" fo:margin-bottom="0.0555in"/>
    </style:style>
    <style:style style:name="T108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82" style:parent-style-name="Standard" style:family="paragraph">
      <style:text-properties style:font-name="Arial" fo:color="#000000" fo:font-size="14pt" style:font-size-asian="14pt" fo:language="en" fo:country="US"/>
    </style:style>
    <style:style style:name="P1083" style:parent-style-name="Standard" style:family="paragraph">
      <style:paragraph-properties fo:margin-top="0.1944in" fo:margin-bottom="0.0555in"/>
    </style:style>
    <style:style style:name="T108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85" style:parent-style-name="DefaultParagraphFont" style:family="text">
      <style:text-properties style:font-name="Arial" fo:color="#000000" fo:font-size="14pt" style:font-size-asian="14pt" fo:language="en" fo:country="US"/>
    </style:style>
    <style:style style:name="T108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087" style:parent-style-name="DefaultParagraphFont" style:family="text">
      <style:text-properties style:font-name="Arial" fo:color="#000000" fo:font-size="14pt" style:font-size-asian="14pt" fo:language="en" fo:country="US"/>
    </style:style>
    <style:style style:name="T108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089" style:parent-style-name="DefaultParagraphFont" style:family="text">
      <style:text-properties style:font-name="Arial" fo:color="#000000" fo:font-size="14pt" style:font-size-asian="14pt" fo:language="en" fo:country="US"/>
    </style:style>
    <style:style style:name="T1090" style:parent-style-name="DefaultParagraphFont" style:family="text">
      <style:text-properties style:font-name="Arial" fo:color="#000000" fo:font-size="14pt" style:font-size-asian="14pt" fo:language="en" fo:country="US"/>
    </style:style>
    <style:style style:name="P1091" style:parent-style-name="Standard" style:family="paragraph">
      <style:paragraph-properties fo:margin-top="0.1944in" fo:margin-bottom="0.0555in"/>
    </style:style>
    <style:style style:name="T109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093" style:parent-style-name="Standard" style:family="paragraph">
      <style:text-properties style:font-name="Arial" fo:color="#000000" fo:font-size="14pt" style:font-size-asian="14pt" fo:language="en" fo:country="US"/>
    </style:style>
    <style:style style:name="P1094" style:parent-style-name="Standard" style:family="paragraph">
      <style:paragraph-properties fo:margin-top="0.1944in" fo:margin-bottom="0.0555in"/>
    </style:style>
    <style:style style:name="T109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96" style:parent-style-name="DefaultParagraphFont" style:family="text">
      <style:text-properties style:font-name="Arial" fo:color="#000000" fo:font-size="14pt" style:font-size-asian="14pt" fo:language="en" fo:country="US"/>
    </style:style>
    <style:style style:name="T109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098" style:parent-style-name="Standard" style:family="paragraph">
      <style:paragraph-properties fo:margin-top="0.1944in" fo:margin-bottom="0.0555in"/>
    </style:style>
    <style:style style:name="T109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0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0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102" style:parent-style-name="Standard" style:family="paragraph">
      <style:paragraph-properties fo:margin-top="0.1944in" fo:margin-bottom="0.0555in"/>
    </style:style>
    <style:style style:name="T110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0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105" style:parent-style-name="Standard" style:family="paragraph">
      <style:paragraph-properties fo:margin-top="0.1944in" fo:margin-bottom="0.0555in"/>
    </style:style>
    <style:style style:name="T110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07" style:parent-style-name="Standard" style:family="paragraph">
      <style:text-properties style:font-name="Arial" fo:color="#000000" fo:font-size="14pt" style:font-size-asian="14pt" fo:language="en" fo:country="US"/>
    </style:style>
    <style:style style:name="P1108" style:parent-style-name="Standard" style:family="paragraph">
      <style:paragraph-properties fo:margin-top="0.1944in" fo:margin-bottom="0.0555in"/>
    </style:style>
    <style:style style:name="T110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1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11" style:parent-style-name="DefaultParagraphFont" style:family="text">
      <style:text-properties style:font-name="Arial" fo:color="#000000" fo:font-size="14pt" style:font-size-asian="14pt" fo:language="en" fo:country="US"/>
    </style:style>
    <style:style style:name="T111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113" style:parent-style-name="DefaultParagraphFont" style:family="text">
      <style:text-properties style:font-name="Arial" fo:color="#000000" fo:font-size="14pt" style:font-size-asian="14pt" fo:language="en" fo:country="US"/>
    </style:style>
    <style:style style:name="T111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115" style:parent-style-name="DefaultParagraphFont" style:family="text">
      <style:text-properties style:font-name="Arial" fo:color="#000000" fo:font-size="14pt" style:font-size-asian="14pt" fo:language="en" fo:country="US"/>
    </style:style>
    <style:style style:name="P1116" style:parent-style-name="Standard" style:family="paragraph">
      <style:paragraph-properties fo:margin-top="0.1944in" fo:margin-bottom="0.0555in"/>
    </style:style>
    <style:style style:name="T111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18" style:parent-style-name="Standard" style:family="paragraph">
      <style:text-properties style:font-name="Arial" fo:color="#000000" fo:font-size="14pt" style:font-size-asian="14pt" fo:language="en" fo:country="US"/>
    </style:style>
    <style:style style:name="P1119" style:parent-style-name="Standard" style:family="paragraph">
      <style:paragraph-properties fo:margin-top="0.1944in" fo:margin-bottom="0.0555in"/>
    </style:style>
    <style:style style:name="T112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21" style:parent-style-name="DefaultParagraphFont" style:family="text">
      <style:text-properties style:font-name="Arial" fo:color="#000000" fo:font-size="14pt" style:font-size-asian="14pt" fo:language="en" fo:country="US"/>
    </style:style>
    <style:style style:name="T112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12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124" style:parent-style-name="Standard" style:family="paragraph">
      <style:paragraph-properties fo:margin-top="0.1944in" fo:margin-bottom="0.0555in"/>
    </style:style>
    <style:style style:name="T112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2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2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128" style:parent-style-name="Standard" style:family="paragraph">
      <style:paragraph-properties fo:margin-top="0.1944in" fo:margin-bottom="0.0555in"/>
    </style:style>
    <style:style style:name="T112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30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131" style:parent-style-name="Standard" style:family="paragraph">
      <style:paragraph-properties fo:margin-top="0.1944in" fo:margin-bottom="0.0555in"/>
    </style:style>
    <style:style style:name="T113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33" style:parent-style-name="Standard" style:family="paragraph">
      <style:text-properties style:font-name="Arial" fo:color="#000000" fo:font-size="14pt" style:font-size-asian="14pt" fo:language="en" fo:country="US"/>
    </style:style>
    <style:style style:name="P1134" style:parent-style-name="Standard" style:family="paragraph">
      <style:paragraph-properties fo:margin-top="0.1944in" fo:margin-bottom="0.0555in"/>
    </style:style>
    <style:style style:name="T113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36" style:parent-style-name="DefaultParagraphFont" style:family="text">
      <style:text-properties style:font-name="Arial" fo:color="#000000" fo:font-size="14pt" style:font-size-asian="14pt" fo:language="en" fo:country="US"/>
    </style:style>
    <style:style style:name="T113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138" style:parent-style-name="DefaultParagraphFont" style:family="text">
      <style:text-properties style:font-name="Arial" fo:color="#000000" fo:font-size="14pt" style:font-size-asian="14pt" fo:language="en" fo:country="US"/>
    </style:style>
    <style:style style:name="T1139" style:parent-style-name="DefaultParagraphFont" style:family="text">
      <style:text-properties style:font-name="Arial" fo:color="#000000" fo:font-size="14pt" style:font-size-asian="14pt" fo:language="en" fo:country="US"/>
    </style:style>
    <style:style style:name="T114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141" style:parent-style-name="DefaultParagraphFont" style:family="text">
      <style:text-properties style:font-name="Arial" fo:color="#000000" fo:font-size="14pt" style:font-size-asian="14pt" fo:language="en" fo:country="US"/>
    </style:style>
    <style:style style:name="P1142" style:parent-style-name="Standard" style:family="paragraph">
      <style:paragraph-properties fo:margin-top="0.1944in" fo:margin-bottom="0.0555in"/>
    </style:style>
    <style:style style:name="T114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44" style:parent-style-name="Standard" style:family="paragraph">
      <style:text-properties style:font-name="Arial" fo:color="#000000" fo:font-size="14pt" style:font-size-asian="14pt" fo:language="en" fo:country="US"/>
    </style:style>
    <style:style style:name="P1145" style:parent-style-name="Standard" style:family="paragraph">
      <style:paragraph-properties fo:margin-top="0.1944in" fo:margin-bottom="0.0555in"/>
    </style:style>
    <style:style style:name="T114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47" style:parent-style-name="DefaultParagraphFont" style:family="text">
      <style:text-properties style:font-name="Arial" fo:color="#000000" fo:font-size="14pt" style:font-size-asian="14pt" fo:language="en" fo:country="US"/>
    </style:style>
    <style:style style:name="T114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149" style:parent-style-name="Standard" style:family="paragraph">
      <style:paragraph-properties fo:margin-top="0.1944in" fo:margin-bottom="0.0555in"/>
    </style:style>
    <style:style style:name="T115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5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5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153" style:parent-style-name="Standard" style:family="paragraph">
      <style:paragraph-properties fo:margin-top="0.1944in" fo:margin-bottom="0.0555in"/>
    </style:style>
    <style:style style:name="T115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5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156" style:parent-style-name="Standard" style:family="paragraph">
      <style:paragraph-properties fo:margin-top="0.1944in" fo:margin-bottom="0.0555in"/>
    </style:style>
    <style:style style:name="T115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58" style:parent-style-name="Standard" style:family="paragraph">
      <style:text-properties style:font-name="Arial" fo:color="#000000" fo:font-size="14pt" style:font-size-asian="14pt" fo:language="en" fo:country="US"/>
    </style:style>
    <style:style style:name="P1159" style:parent-style-name="Standard" style:family="paragraph">
      <style:paragraph-properties fo:margin-top="0.1944in" fo:margin-bottom="0.0555in"/>
    </style:style>
    <style:style style:name="T116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61" style:parent-style-name="DefaultParagraphFont" style:family="text">
      <style:text-properties style:font-name="Arial" fo:color="#000000" fo:font-size="14pt" style:font-size-asian="14pt" fo:language="en" fo:country="US"/>
    </style:style>
    <style:style style:name="T116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163" style:parent-style-name="DefaultParagraphFont" style:family="text">
      <style:text-properties style:font-name="Arial" fo:color="#000000" fo:font-size="14pt" style:font-size-asian="14pt" fo:language="en" fo:country="US"/>
    </style:style>
    <style:style style:name="T116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165" style:parent-style-name="DefaultParagraphFont" style:family="text">
      <style:text-properties style:font-name="Arial" fo:color="#000000" fo:font-size="14pt" style:font-size-asian="14pt" fo:language="en" fo:country="US"/>
    </style:style>
    <style:style style:name="T1166" style:parent-style-name="DefaultParagraphFont" style:family="text">
      <style:text-properties style:font-name="Arial" fo:color="#000000" fo:font-size="14pt" style:font-size-asian="14pt" fo:language="en" fo:country="US"/>
    </style:style>
    <style:style style:name="P1167" style:parent-style-name="Standard" style:family="paragraph">
      <style:paragraph-properties fo:margin-top="0.1944in" fo:margin-bottom="0.0555in"/>
    </style:style>
    <style:style style:name="T116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69" style:parent-style-name="Standard" style:family="paragraph">
      <style:text-properties style:font-name="Arial" fo:color="#000000" fo:font-size="14pt" style:font-size-asian="14pt" fo:language="en" fo:country="US"/>
    </style:style>
    <style:style style:name="P1170" style:parent-style-name="Standard" style:family="paragraph">
      <style:paragraph-properties fo:margin-top="0.1944in" fo:margin-bottom="0.0555in"/>
    </style:style>
    <style:style style:name="T117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72" style:parent-style-name="DefaultParagraphFont" style:family="text">
      <style:text-properties style:font-name="Arial" fo:color="#000000" fo:font-size="14pt" style:font-size-asian="14pt" fo:language="en" fo:country="US"/>
    </style:style>
    <style:style style:name="T117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17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175" style:parent-style-name="Standard" style:family="paragraph">
      <style:paragraph-properties fo:margin-top="0.1944in" fo:margin-bottom="0.0555in"/>
    </style:style>
    <style:style style:name="T117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7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7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179" style:parent-style-name="Standard" style:family="paragraph">
      <style:paragraph-properties fo:margin-top="0.1944in" fo:margin-bottom="0.0555in"/>
    </style:style>
    <style:style style:name="T118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81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1182" style:parent-style-name="Standard" style:family="paragraph">
      <style:paragraph-properties fo:margin-top="0.1944in" fo:margin-bottom="0.0555in"/>
    </style:style>
    <style:style style:name="T118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84" style:parent-style-name="Standard" style:family="paragraph">
      <style:text-properties style:font-name="Arial" fo:color="#000000" fo:font-size="14pt" style:font-size-asian="14pt" fo:language="en" fo:country="US"/>
    </style:style>
    <style:style style:name="P1185" style:parent-style-name="Standard" style:family="paragraph">
      <style:paragraph-properties fo:margin-top="0.1944in" fo:margin-bottom="0.0555in"/>
    </style:style>
    <style:style style:name="T118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87" style:parent-style-name="DefaultParagraphFont" style:family="text">
      <style:text-properties style:font-name="Arial" fo:color="#000000" fo:font-size="14pt" style:font-size-asian="14pt" fo:language="en" fo:country="US"/>
    </style:style>
    <style:style style:name="T118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189" style:parent-style-name="DefaultParagraphFont" style:family="text">
      <style:text-properties style:font-name="Arial" fo:color="#000000" fo:font-size="14pt" style:font-size-asian="14pt" fo:language="en" fo:country="US"/>
    </style:style>
    <style:style style:name="P1190" style:parent-style-name="Standard" style:family="paragraph">
      <style:paragraph-properties fo:margin-top="0.1944in" fo:margin-bottom="0.0555in"/>
    </style:style>
    <style:style style:name="T119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92" style:parent-style-name="Standard" style:family="paragraph">
      <style:text-properties style:font-name="Arial" fo:color="#000000" fo:font-size="14pt" style:font-size-asian="14pt" fo:language="en" fo:country="US"/>
    </style:style>
    <style:style style:name="P1193" style:parent-style-name="Standard" style:family="paragraph">
      <style:paragraph-properties fo:margin-top="0.1944in" fo:margin-bottom="0.0555in"/>
    </style:style>
    <style:style style:name="T119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95" style:parent-style-name="Standard" style:family="paragraph">
      <style:text-properties style:font-name="Arial" fo:color="#000000" fo:font-size="14pt" style:font-size-asian="14pt" fo:language="en" fo:country="US"/>
    </style:style>
    <style:style style:name="P1196" style:parent-style-name="Standard" style:family="paragraph">
      <style:paragraph-properties fo:margin-top="0.1944in" fo:margin-bottom="0.0555in"/>
    </style:style>
    <style:style style:name="T119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19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19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200" style:parent-style-name="Standard" style:family="paragraph">
      <style:paragraph-properties fo:margin-top="0.1944in" fo:margin-bottom="0.0555in"/>
    </style:style>
    <style:style style:name="T120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0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203" style:parent-style-name="Standard" style:family="paragraph">
      <style:paragraph-properties fo:margin-top="0.1944in" fo:margin-bottom="0.0555in"/>
    </style:style>
    <style:style style:name="T120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05" style:parent-style-name="Standard" style:family="paragraph">
      <style:text-properties style:font-name="Arial" fo:color="#000000" fo:font-size="14pt" style:font-size-asian="14pt" fo:language="en" fo:country="US"/>
    </style:style>
    <style:style style:name="P1206" style:parent-style-name="Standard" style:family="paragraph">
      <style:paragraph-properties fo:margin-top="0.1944in" fo:margin-bottom="0.0555in"/>
    </style:style>
    <style:style style:name="T120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08" style:parent-style-name="DefaultParagraphFont" style:family="text">
      <style:text-properties style:font-name="Arial" fo:color="#000000" fo:font-size="14pt" style:font-size-asian="14pt" fo:language="en" fo:country="US"/>
    </style:style>
    <style:style style:name="T120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210" style:parent-style-name="DefaultParagraphFont" style:family="text">
      <style:text-properties style:font-name="Arial" fo:color="#000000" fo:font-size="14pt" style:font-size-asian="14pt" fo:language="en" fo:country="US"/>
    </style:style>
    <style:style style:name="T121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212" style:parent-style-name="DefaultParagraphFont" style:family="text">
      <style:text-properties style:font-name="Arial" fo:color="#000000" fo:font-size="14pt" style:font-size-asian="14pt" fo:language="en" fo:country="US"/>
    </style:style>
    <style:style style:name="T1213" style:parent-style-name="DefaultParagraphFont" style:family="text">
      <style:text-properties style:font-name="Arial" fo:color="#000000" fo:font-size="14pt" style:font-size-asian="14pt" fo:language="en" fo:country="US"/>
    </style:style>
    <style:style style:name="P1214" style:parent-style-name="Standard" style:family="paragraph">
      <style:paragraph-properties fo:margin-top="0.1944in" fo:margin-bottom="0.0555in"/>
    </style:style>
    <style:style style:name="T121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16" style:parent-style-name="Standard" style:family="paragraph">
      <style:text-properties style:font-name="Arial" fo:color="#000000" fo:font-size="14pt" style:font-size-asian="14pt" fo:language="en" fo:country="US"/>
    </style:style>
    <style:style style:name="P1217" style:parent-style-name="Standard" style:family="paragraph">
      <style:paragraph-properties fo:margin-top="0.1944in" fo:margin-bottom="0.0555in"/>
    </style:style>
    <style:style style:name="T121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19" style:parent-style-name="DefaultParagraphFont" style:family="text">
      <style:text-properties style:font-name="Arial" fo:color="#000000" fo:font-size="14pt" style:font-size-asian="14pt" fo:language="en" fo:country="US"/>
    </style:style>
    <style:style style:name="T122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22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222" style:parent-style-name="DefaultParagraphFont" style:family="text">
      <style:text-properties style:font-name="Arial" fo:color="#000000" fo:font-size="14pt" style:font-size-asian="14pt" fo:language="en" fo:country="US"/>
    </style:style>
    <style:style style:name="T1223" style:parent-style-name="DefaultParagraphFont" style:family="text">
      <style:text-properties style:font-name="Arial" fo:color="#000000" fo:font-size="14pt" style:font-size-asian="14pt" fo:language="en" fo:country="US"/>
    </style:style>
    <style:style style:name="P122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225" style:parent-style-name="Standard" style:family="paragraph">
      <style:paragraph-properties fo:margin-top="0.1944in" fo:margin-bottom="0.0555in"/>
    </style:style>
    <style:style style:name="T122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2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228" style:parent-style-name="Standard" style:family="paragraph">
      <style:paragraph-properties fo:margin-top="0.1944in" fo:margin-bottom="0.0555in"/>
    </style:style>
    <style:style style:name="T122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30" style:parent-style-name="Standard" style:family="paragraph">
      <style:text-properties style:font-name="Arial" fo:color="#000000" fo:font-size="14pt" style:font-size-asian="14pt" fo:language="en" fo:country="US"/>
    </style:style>
    <style:style style:name="P1231" style:parent-style-name="Standard" style:family="paragraph">
      <style:paragraph-properties fo:margin-top="0.1944in" fo:margin-bottom="0.0555in"/>
    </style:style>
    <style:style style:name="T123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33" style:parent-style-name="DefaultParagraphFont" style:family="text">
      <style:text-properties style:font-name="Arial" fo:color="#000000" fo:font-size="14pt" style:font-size-asian="14pt" fo:language="en" fo:country="US"/>
    </style:style>
    <style:style style:name="T123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235" style:parent-style-name="DefaultParagraphFont" style:family="text">
      <style:text-properties style:font-name="Arial" fo:color="#000000" fo:font-size="14pt" style:font-size-asian="14pt" fo:language="en" fo:country="US"/>
    </style:style>
    <style:style style:name="P1236" style:parent-style-name="Standard" style:family="paragraph">
      <style:paragraph-properties fo:margin-top="0.1944in" fo:margin-bottom="0.0555in"/>
    </style:style>
    <style:style style:name="T123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38" style:parent-style-name="Standard" style:family="paragraph">
      <style:text-properties style:font-name="Arial" fo:color="#000000" fo:font-size="14pt" style:font-size-asian="14pt" fo:language="en" fo:country="US"/>
    </style:style>
    <style:style style:name="P1239" style:parent-style-name="Standard" style:family="paragraph">
      <style:paragraph-properties fo:margin-top="0.1944in" fo:margin-bottom="0.0555in"/>
    </style:style>
    <style:style style:name="T124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41" style:parent-style-name="DefaultParagraphFont" style:family="text">
      <style:text-properties style:font-name="Arial" fo:color="#000000" fo:font-size="14pt" style:font-size-asian="14pt" fo:language="en" fo:country="US"/>
    </style:style>
    <style:style style:name="T124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243" style:parent-style-name="Standard" style:family="paragraph">
      <style:paragraph-properties fo:margin-top="0.1944in" fo:margin-bottom="0.0555in"/>
    </style:style>
    <style:style style:name="T124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4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46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247" style:parent-style-name="Standard" style:family="paragraph">
      <style:paragraph-properties fo:margin-top="0.1944in" fo:margin-bottom="0.0555in"/>
    </style:style>
    <style:style style:name="T124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4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250" style:parent-style-name="Standard" style:family="paragraph">
      <style:paragraph-properties fo:margin-top="0.1944in" fo:margin-bottom="0.0555in"/>
    </style:style>
    <style:style style:name="T125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52" style:parent-style-name="Standard" style:family="paragraph">
      <style:text-properties style:font-name="Arial" fo:color="#000000" fo:font-size="14pt" style:font-size-asian="14pt" fo:language="en" fo:country="US"/>
    </style:style>
    <style:style style:name="P1253" style:parent-style-name="Standard" style:family="paragraph">
      <style:paragraph-properties fo:margin-top="0.1944in" fo:margin-bottom="0.0555in"/>
    </style:style>
    <style:style style:name="T125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5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256" style:parent-style-name="DefaultParagraphFont" style:family="text">
      <style:text-properties style:font-name="Arial" fo:color="#000000" fo:font-size="14pt" style:font-size-asian="14pt" fo:language="en" fo:country="US"/>
    </style:style>
    <style:style style:name="P1257" style:parent-style-name="Standard" style:family="paragraph">
      <style:paragraph-properties fo:margin-top="0.1944in" fo:margin-bottom="0.0555in"/>
    </style:style>
    <style:style style:name="T125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59" style:parent-style-name="Standard" style:family="paragraph">
      <style:text-properties style:font-name="Arial" fo:color="#000000" fo:font-size="14pt" style:font-size-asian="14pt" fo:language="en" fo:country="US"/>
    </style:style>
    <style:style style:name="P1260" style:parent-style-name="Standard" style:family="paragraph">
      <style:paragraph-properties fo:margin-top="0.1944in" fo:margin-bottom="0.0555in"/>
    </style:style>
    <style:style style:name="T126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62" style:parent-style-name="DefaultParagraphFont" style:family="text">
      <style:text-properties style:font-name="Arial" fo:color="#000000" fo:font-size="14pt" style:font-size-asian="14pt" fo:language="en" fo:country="US"/>
    </style:style>
    <style:style style:name="T126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264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265" style:parent-style-name="DefaultParagraphFont" style:family="text">
      <style:text-properties style:font-name="Arial" fo:color="#000000" fo:font-size="14pt" style:font-size-asian="14pt" fo:language="en" fo:country="US"/>
    </style:style>
    <style:style style:name="T1266" style:parent-style-name="DefaultParagraphFont" style:family="text">
      <style:text-properties style:font-name="Arial" fo:color="#000000" fo:font-size="14pt" style:font-size-asian="14pt" fo:language="en" fo:country="US"/>
    </style:style>
    <style:style style:name="T126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268" style:parent-style-name="Standard" style:family="paragraph">
      <style:paragraph-properties fo:margin-top="0.1944in" fo:margin-bottom="0.0555in"/>
    </style:style>
    <style:style style:name="T126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7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7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7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273" style:parent-style-name="Standard" style:family="paragraph">
      <style:paragraph-properties fo:margin-top="0.1944in" fo:margin-bottom="0.0555in"/>
    </style:style>
    <style:style style:name="T127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7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276" style:parent-style-name="Standard" style:family="paragraph">
      <style:paragraph-properties fo:margin-top="0.1944in" fo:margin-bottom="0.0555in"/>
    </style:style>
    <style:style style:name="T127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78" style:parent-style-name="Standard" style:family="paragraph">
      <style:text-properties style:font-name="Arial" fo:color="#000000" fo:font-size="14pt" style:font-size-asian="14pt" fo:language="en" fo:country="US"/>
    </style:style>
    <style:style style:name="P1279" style:parent-style-name="Standard" style:family="paragraph">
      <style:paragraph-properties fo:margin-top="0.1944in" fo:margin-bottom="0.0555in"/>
    </style:style>
    <style:style style:name="T128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8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282" style:parent-style-name="DefaultParagraphFont" style:family="text">
      <style:text-properties style:font-name="Arial" fo:color="#000000" fo:font-size="14pt" style:font-size-asian="14pt" fo:language="en" fo:country="US"/>
    </style:style>
    <style:style style:name="T1283" style:parent-style-name="DefaultParagraphFont" style:family="text">
      <style:text-properties style:font-name="Arial" fo:color="#000000" fo:font-size="14pt" style:font-size-asian="14pt" fo:language="en" fo:country="US"/>
    </style:style>
    <style:style style:name="P1284" style:parent-style-name="Standard" style:family="paragraph">
      <style:paragraph-properties fo:margin-top="0.1944in" fo:margin-bottom="0.0555in"/>
    </style:style>
    <style:style style:name="T128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86" style:parent-style-name="Standard" style:family="paragraph">
      <style:text-properties style:font-name="Arial" fo:color="#000000" fo:font-size="14pt" style:font-size-asian="14pt" fo:language="en" fo:country="US"/>
    </style:style>
    <style:style style:name="P1287" style:parent-style-name="Standard" style:family="paragraph">
      <style:paragraph-properties fo:margin-top="0.1944in" fo:margin-bottom="0.0555in"/>
    </style:style>
    <style:style style:name="T128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89" style:parent-style-name="DefaultParagraphFont" style:family="text">
      <style:text-properties style:font-name="Arial" fo:color="#000000" fo:font-size="14pt" style:font-size-asian="14pt" fo:language="en" fo:country="US"/>
    </style:style>
    <style:style style:name="T129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29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292" style:parent-style-name="Standard" style:family="paragraph">
      <style:paragraph-properties fo:margin-top="0.1944in" fo:margin-bottom="0.0555in"/>
    </style:style>
    <style:style style:name="T129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29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9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296" style:parent-style-name="Standard" style:family="paragraph">
      <style:paragraph-properties fo:margin-top="0.1944in" fo:margin-bottom="0.0555in"/>
    </style:style>
    <style:style style:name="T129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29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299" style:parent-style-name="Standard" style:family="paragraph">
      <style:paragraph-properties fo:margin-top="0.1944in" fo:margin-bottom="0.0555in"/>
    </style:style>
    <style:style style:name="T130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01" style:parent-style-name="Standard" style:family="paragraph">
      <style:text-properties style:font-name="Arial" fo:color="#000000" fo:font-size="14pt" style:font-size-asian="14pt" fo:language="en" fo:country="US"/>
    </style:style>
    <style:style style:name="P1302" style:parent-style-name="Standard" style:family="paragraph">
      <style:paragraph-properties fo:margin-top="0.1944in" fo:margin-bottom="0.0555in"/>
    </style:style>
    <style:style style:name="T130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04" style:parent-style-name="DefaultParagraphFont" style:family="text">
      <style:text-properties style:font-name="Arial" fo:color="#000000" fo:font-size="14pt" style:font-size-asian="14pt" fo:language="en" fo:country="US"/>
    </style:style>
    <style:style style:name="T130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306" style:parent-style-name="DefaultParagraphFont" style:family="text">
      <style:text-properties style:font-name="Arial" fo:color="#000000" fo:font-size="14pt" style:font-size-asian="14pt" fo:language="en" fo:country="US"/>
    </style:style>
    <style:style style:name="T1307" style:parent-style-name="DefaultParagraphFont" style:family="text">
      <style:text-properties style:font-name="Arial" fo:color="#000000" fo:font-size="14pt" style:font-size-asian="14pt"/>
    </style:style>
    <style:style style:name="T1308" style:parent-style-name="DefaultParagraphFont" style:family="text">
      <style:text-properties style:font-name="Times New Roman" fo:color="#000000" fo:font-size="14pt" style:font-size-asian="14pt"/>
    </style:style>
    <style:style style:name="T1309" style:parent-style-name="DefaultParagraphFont" style:family="text">
      <style:text-properties style:font-name="Arial" fo:color="#000000" fo:font-size="14pt" style:font-size-asian="14pt"/>
    </style:style>
    <style:style style:name="T1310" style:parent-style-name="DefaultParagraphFont" style:family="text">
      <style:text-properties style:font-name="Arial" fo:color="#000000" fo:font-size="14pt" style:font-size-asian="14pt" fo:language="en" fo:country="US"/>
    </style:style>
    <style:style style:name="P1311" style:parent-style-name="Standard" style:family="paragraph">
      <style:paragraph-properties fo:margin-top="0.1944in" fo:margin-bottom="0.0555in"/>
    </style:style>
    <style:style style:name="T131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13" style:parent-style-name="Standard" style:family="paragraph">
      <style:text-properties style:font-name="Arial" fo:color="#000000" fo:font-size="14pt" style:font-size-asian="14pt" fo:language="en" fo:country="US"/>
    </style:style>
    <style:style style:name="P1314" style:parent-style-name="Standard" style:family="paragraph">
      <style:paragraph-properties fo:margin-top="0.1944in" fo:margin-bottom="0.0555in"/>
    </style:style>
    <style:style style:name="T131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16" style:parent-style-name="DefaultParagraphFont" style:family="text">
      <style:text-properties style:font-name="Arial" fo:color="#000000" fo:font-size="14pt" style:font-size-asian="14pt" fo:language="en" fo:country="US"/>
    </style:style>
    <style:style style:name="T131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318" style:parent-style-name="Standard" style:family="paragraph">
      <style:paragraph-properties fo:margin-top="0.1944in" fo:margin-bottom="0.0555in"/>
    </style:style>
    <style:style style:name="T131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2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2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2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323" style:parent-style-name="Standard" style:family="paragraph">
      <style:paragraph-properties fo:margin-top="0.1944in" fo:margin-bottom="0.0555in"/>
    </style:style>
    <style:style style:name="T132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2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326" style:parent-style-name="Standard" style:family="paragraph">
      <style:paragraph-properties fo:margin-top="0.1944in" fo:margin-bottom="0.0555in"/>
    </style:style>
    <style:style style:name="T132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28" style:parent-style-name="Standard" style:family="paragraph">
      <style:text-properties style:font-name="Arial" fo:color="#000000" fo:font-size="14pt" style:font-size-asian="14pt" fo:language="en" fo:country="US"/>
    </style:style>
    <style:style style:name="P1329" style:parent-style-name="Standard" style:family="paragraph">
      <style:paragraph-properties fo:margin-top="0.1944in" fo:margin-bottom="0.0555in"/>
    </style:style>
    <style:style style:name="T133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31" style:parent-style-name="DefaultParagraphFont" style:family="text">
      <style:text-properties style:font-name="Arial" fo:color="#000000" fo:font-size="14pt" style:font-size-asian="14pt" fo:language="en" fo:country="US"/>
    </style:style>
    <style:style style:name="T1332" style:parent-style-name="DefaultParagraphFont" style:family="text">
      <style:text-properties style:font-name="Arial" fo:color="#000000" fo:font-size="14pt" style:font-size-asian="14pt" fo:language="en" fo:country="US"/>
    </style:style>
    <style:style style:name="T133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334" style:parent-style-name="Standard" style:family="paragraph">
      <style:paragraph-properties fo:margin-top="0.1944in" fo:margin-bottom="0.0555in"/>
    </style:style>
    <style:style style:name="T133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36" style:parent-style-name="Standard" style:family="paragraph">
      <style:text-properties style:font-name="Arial" fo:color="#000000" fo:font-size="14pt" style:font-size-asian="14pt" fo:language="en" fo:country="US"/>
    </style:style>
    <style:style style:name="P1337" style:parent-style-name="Standard" style:family="paragraph">
      <style:paragraph-properties fo:margin-top="0.1944in" fo:margin-bottom="0.0555in"/>
    </style:style>
    <style:style style:name="T133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39" style:parent-style-name="DefaultParagraphFont" style:family="text">
      <style:text-properties style:font-name="Arial" fo:color="#000000" fo:font-size="14pt" style:font-size-asian="14pt" fo:language="en" fo:country="US"/>
    </style:style>
    <style:style style:name="T134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34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342" style:parent-style-name="Standard" style:family="paragraph">
      <style:paragraph-properties fo:margin-top="0.1944in" fo:margin-bottom="0.0555in"/>
    </style:style>
    <style:style style:name="T134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4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4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346" style:parent-style-name="Standard" style:family="paragraph">
      <style:paragraph-properties fo:margin-top="0.1944in" fo:margin-bottom="0.0555in"/>
    </style:style>
    <style:style style:name="T134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4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349" style:parent-style-name="Standard" style:family="paragraph">
      <style:paragraph-properties fo:margin-top="0.1944in" fo:margin-bottom="0.0555in"/>
    </style:style>
    <style:style style:name="T135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51" style:parent-style-name="Standard" style:family="paragraph">
      <style:text-properties style:font-name="Arial" fo:color="#000000" fo:font-size="14pt" style:font-size-asian="14pt" fo:language="en" fo:country="US"/>
    </style:style>
    <style:style style:name="P1352" style:parent-style-name="Standard" style:family="paragraph">
      <style:paragraph-properties fo:margin-top="0.1944in" fo:margin-bottom="0.0555in"/>
    </style:style>
    <style:style style:name="T135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54" style:parent-style-name="DefaultParagraphFont" style:family="text">
      <style:text-properties style:font-name="Arial" fo:color="#000000" fo:font-size="14pt" style:font-size-asian="14pt" fo:language="en" fo:country="US"/>
    </style:style>
    <style:style style:name="T135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356" style:parent-style-name="DefaultParagraphFont" style:family="text">
      <style:text-properties style:font-name="Arial" fo:color="#000000" fo:font-size="14pt" style:font-size-asian="14pt" fo:language="en" fo:country="US"/>
    </style:style>
    <style:style style:name="T135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358" style:parent-style-name="DefaultParagraphFont" style:family="text">
      <style:text-properties style:font-name="Arial" fo:color="#000000" fo:font-size="14pt" style:font-size-asian="14pt" fo:language="en" fo:country="US"/>
    </style:style>
    <style:style style:name="P1359" style:parent-style-name="Standard" style:family="paragraph">
      <style:paragraph-properties fo:margin-top="0.1944in" fo:margin-bottom="0.0555in"/>
    </style:style>
    <style:style style:name="T136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61" style:parent-style-name="Standard" style:family="paragraph">
      <style:text-properties style:font-name="Arial" fo:color="#000000" fo:font-size="14pt" style:font-size-asian="14pt" fo:language="en" fo:country="US"/>
    </style:style>
    <style:style style:name="P1362" style:parent-style-name="Standard" style:family="paragraph">
      <style:paragraph-properties fo:margin-top="0.1944in" fo:margin-bottom="0.0555in"/>
    </style:style>
    <style:style style:name="T136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64" style:parent-style-name="DefaultParagraphFont" style:family="text">
      <style:text-properties style:font-name="Arial" fo:color="#000000" fo:font-size="14pt" style:font-size-asian="14pt" fo:language="en" fo:country="US"/>
    </style:style>
    <style:style style:name="T136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366" style:parent-style-name="Standard" style:family="paragraph">
      <style:paragraph-properties fo:margin-top="0.1944in" fo:margin-bottom="0.0555in"/>
    </style:style>
    <style:style style:name="T136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6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6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370" style:parent-style-name="Standard" style:family="paragraph">
      <style:paragraph-properties fo:margin-top="0.1944in" fo:margin-bottom="0.0555in"/>
    </style:style>
    <style:style style:name="T137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7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373" style:parent-style-name="Standard" style:family="paragraph">
      <style:paragraph-properties fo:margin-top="0.1944in" fo:margin-bottom="0.0555in"/>
    </style:style>
    <style:style style:name="T137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75" style:parent-style-name="Standard" style:family="paragraph">
      <style:text-properties style:font-name="Arial" fo:color="#000000" fo:font-size="14pt" style:font-size-asian="14pt" fo:language="en" fo:country="US"/>
    </style:style>
    <style:style style:name="P1376" style:parent-style-name="Standard" style:family="paragraph">
      <style:paragraph-properties fo:margin-top="0.1944in" fo:margin-bottom="0.0555in"/>
    </style:style>
    <style:style style:name="T137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378" style:parent-style-name="DefaultParagraphFont" style:family="text">
      <style:text-properties style:font-name="Arial" fo:color="#000000" fo:font-size="14pt" style:font-size-asian="14pt" fo:language="en" fo:country="US"/>
    </style:style>
    <style:style style:name="T137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380" style:parent-style-name="DefaultParagraphFont" style:family="text">
      <style:text-properties style:font-name="Arial" fo:color="#000000" fo:font-size="14pt" style:font-size-asian="14pt" fo:language="en" fo:country="US"/>
    </style:style>
    <style:style style:name="T1381" style:parent-style-name="DefaultParagraphFont" style:family="text">
      <style:text-properties style:font-name="Arial" fo:color="#000000" fo:font-size="14pt" style:font-size-asian="14pt" fo:language="en" fo:country="US"/>
    </style:style>
    <style:style style:name="T138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383" style:parent-style-name="DefaultParagraphFont" style:family="text">
      <style:text-properties style:font-name="Arial" fo:color="#000000" fo:font-size="14pt" style:font-size-asian="14pt" fo:language="en" fo:country="US"/>
    </style:style>
    <style:style style:name="P1384" style:parent-style-name="Standard" style:family="paragraph">
      <style:paragraph-properties fo:margin-top="0.1944in" fo:margin-bottom="0.0555in"/>
    </style:style>
    <style:style style:name="T138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86" style:parent-style-name="Standard" style:family="paragraph">
      <style:text-properties style:font-name="Arial" fo:color="#000000" fo:font-size="14pt" style:font-size-asian="14pt" fo:language="en" fo:country="US"/>
    </style:style>
    <style:style style:name="P1387" style:parent-style-name="Standard" style:family="paragraph">
      <style:paragraph-properties fo:margin-top="0.1944in" fo:margin-bottom="0.0555in"/>
    </style:style>
    <style:style style:name="T138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89" style:parent-style-name="Standard" style:family="paragraph">
      <style:text-properties style:font-name="Arial" fo:color="#000000" fo:font-size="14pt" style:font-size-asian="14pt" fo:language="en" fo:country="US"/>
    </style:style>
    <style:style style:name="P1390" style:parent-style-name="Standard" style:family="paragraph">
      <style:text-properties style:font-name="Arial" fo:color="#000000" fo:font-size="14pt" style:font-size-asian="14pt" fo:language="en" fo:country="US"/>
    </style:style>
    <style:style style:name="P1391" style:parent-style-name="Standard" style:family="paragraph">
      <style:text-properties style:font-name="Arial" fo:color="#000000" fo:font-size="14pt" style:font-size-asian="14pt" fo:language="en" fo:country="US"/>
    </style:style>
    <style:style style:name="P139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393" style:parent-style-name="Standard" style:family="paragraph">
      <style:paragraph-properties fo:margin-top="0.1944in" fo:margin-bottom="0.0555in"/>
    </style:style>
    <style:style style:name="T139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95" style:parent-style-name="Standard" style:family="paragraph">
      <style:text-properties style:font-name="Arial" fo:color="#000000" fo:font-size="14pt" style:font-size-asian="14pt" fo:language="en" fo:country="US"/>
    </style:style>
    <style:style style:name="P1396" style:parent-style-name="Standard" style:family="paragraph">
      <style:paragraph-properties fo:margin-top="0.1944in" fo:margin-bottom="0.0555in"/>
    </style:style>
    <style:style style:name="T139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398" style:parent-style-name="Standard" style:family="paragraph">
      <style:text-properties style:font-name="Arial" fo:color="#000000" fo:font-size="14pt" style:font-size-asian="14pt" fo:language="en" fo:country="US"/>
    </style:style>
    <style:style style:name="P1399" style:parent-style-name="Standard" style:family="paragraph">
      <style:paragraph-properties fo:margin-top="0.1944in" fo:margin-bottom="0.0555in"/>
    </style:style>
    <style:style style:name="T140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01" style:parent-style-name="DefaultParagraphFont" style:family="text">
      <style:text-properties style:font-name="Arial" fo:color="#000000" fo:font-size="14pt" style:font-size-asian="14pt" fo:language="en" fo:country="US"/>
    </style:style>
    <style:style style:name="T140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403" style:parent-style-name="DefaultParagraphFont" style:family="text">
      <style:text-properties style:font-name="Arial" fo:color="#000000" fo:font-size="14pt" style:font-size-asian="14pt" fo:language="en" fo:country="US"/>
    </style:style>
    <style:style style:name="P1404" style:parent-style-name="Standard" style:family="paragraph">
      <style:paragraph-properties fo:margin-top="0.1944in" fo:margin-bottom="0.0555in"/>
    </style:style>
    <style:style style:name="T140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06" style:parent-style-name="Standard" style:family="paragraph">
      <style:text-properties style:font-name="Arial" fo:color="#000000" fo:font-size="14pt" style:font-size-asian="14pt" fo:language="en" fo:country="US"/>
    </style:style>
    <style:style style:name="P1407" style:parent-style-name="Standard" style:family="paragraph">
      <style:paragraph-properties fo:margin-top="0.1944in" fo:margin-bottom="0.0555in"/>
    </style:style>
    <style:style style:name="T140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0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10" style:parent-style-name="DefaultParagraphFont" style:family="text">
      <style:text-properties style:font-name="Arial" fo:color="#000000" fo:font-size="14pt" style:font-size-asian="14pt" fo:language="en" fo:country="US"/>
    </style:style>
    <style:style style:name="T141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412" style:parent-style-name="Standard" style:family="paragraph">
      <style:paragraph-properties fo:margin-top="0.1944in" fo:margin-bottom="0.0555in"/>
    </style:style>
    <style:style style:name="T141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1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1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416" style:parent-style-name="Standard" style:family="paragraph">
      <style:paragraph-properties fo:margin-top="0.1944in" fo:margin-bottom="0.0555in"/>
    </style:style>
    <style:style style:name="T141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18" style:parent-style-name="Standard" style:family="paragraph">
      <style:text-properties style:font-name="Arial" fo:color="#000000" fo:font-size="14pt" style:font-size-asian="14pt" fo:language="en" fo:country="US"/>
    </style:style>
    <style:style style:name="P1419" style:parent-style-name="Standard" style:family="paragraph">
      <style:paragraph-properties fo:margin-top="0.1944in" fo:margin-bottom="0.0555in"/>
    </style:style>
    <style:style style:name="T142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21" style:parent-style-name="Standard" style:family="paragraph">
      <style:text-properties style:font-name="Arial" fo:color="#000000" fo:font-size="14pt" style:font-size-asian="14pt" fo:language="en" fo:country="US"/>
    </style:style>
    <style:style style:name="P1422" style:parent-style-name="Standard" style:family="paragraph">
      <style:paragraph-properties fo:margin-top="0.1944in" fo:margin-bottom="0.0555in"/>
    </style:style>
    <style:style style:name="T142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24" style:parent-style-name="DefaultParagraphFont" style:family="text">
      <style:text-properties style:font-name="Arial" fo:color="#000000" fo:font-size="14pt" style:font-size-asian="14pt" fo:language="en" fo:country="US"/>
    </style:style>
    <style:style style:name="T142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426" style:parent-style-name="DefaultParagraphFont" style:family="text">
      <style:text-properties style:font-name="Arial" fo:color="#000000" fo:font-size="14pt" style:font-size-asian="14pt" fo:language="en" fo:country="US"/>
    </style:style>
    <style:style style:name="P1427" style:parent-style-name="Standard" style:family="paragraph">
      <style:paragraph-properties fo:margin-top="0.1944in" fo:margin-bottom="0.0555in"/>
    </style:style>
    <style:style style:name="T142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29" style:parent-style-name="Standard" style:family="paragraph">
      <style:text-properties style:font-name="Arial" fo:color="#000000" fo:font-size="14pt" style:font-size-asian="14pt" fo:language="en" fo:country="US"/>
    </style:style>
    <style:style style:name="P1430" style:parent-style-name="Standard" style:family="paragraph">
      <style:paragraph-properties fo:margin-top="0.1944in" fo:margin-bottom="0.0555in"/>
    </style:style>
    <style:style style:name="T143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32" style:parent-style-name="DefaultParagraphFont" style:family="text">
      <style:text-properties style:font-name="Arial" fo:color="#000000" fo:font-size="14pt" style:font-size-asian="14pt" fo:language="en" fo:country="US"/>
    </style:style>
    <style:style style:name="T143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43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435" style:parent-style-name="Standard" style:family="paragraph">
      <style:paragraph-properties fo:margin-top="0.1944in" fo:margin-bottom="0.0555in"/>
    </style:style>
    <style:style style:name="T143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3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3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439" style:parent-style-name="Standard" style:family="paragraph">
      <style:paragraph-properties fo:margin-top="0.1944in" fo:margin-bottom="0.0555in"/>
    </style:style>
    <style:style style:name="T144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41" style:parent-style-name="DefaultParagraphFont" style:family="text">
      <style:text-properties style:font-name="Arial" fo:color="#000000" fo:font-size="14pt" style:font-size-asian="14pt" fo:language="en" fo:country="US"/>
    </style:style>
    <style:style style:name="T1442" style:parent-style-name="DefaultParagraphFont" style:family="text">
      <style:text-properties style:font-name="Arial" fo:color="#000000" fo:font-size="14pt" style:font-size-asian="14pt" fo:language="en" fo:country="US"/>
    </style:style>
    <style:style style:name="T144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444" style:parent-style-name="Standard" style:family="paragraph">
      <style:paragraph-properties fo:margin-top="0.1944in" fo:margin-bottom="0.0555in"/>
    </style:style>
    <style:style style:name="T144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46" style:parent-style-name="Standard" style:family="paragraph">
      <style:text-properties style:font-name="Arial" fo:color="#000000" fo:font-size="14pt" style:font-size-asian="14pt" fo:language="en" fo:country="US"/>
    </style:style>
    <style:style style:name="P1447" style:parent-style-name="Standard" style:family="paragraph">
      <style:paragraph-properties fo:margin-top="0.1944in" fo:margin-bottom="0.0555in"/>
    </style:style>
    <style:style style:name="T144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49" style:parent-style-name="Standard" style:family="paragraph">
      <style:text-properties style:font-name="Arial" fo:color="#000000" fo:font-size="14pt" style:font-size-asian="14pt" fo:language="en" fo:country="US"/>
    </style:style>
    <style:style style:name="P1450" style:parent-style-name="Standard" style:family="paragraph">
      <style:paragraph-properties fo:margin-top="0.1944in" fo:margin-bottom="0.0555in"/>
    </style:style>
    <style:style style:name="T145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52" style:parent-style-name="Standard" style:family="paragraph">
      <style:text-properties style:font-name="Arial" fo:color="#000000" fo:font-size="14pt" style:font-size-asian="14pt" fo:language="en" fo:country="US"/>
    </style:style>
    <style:style style:name="P1453" style:parent-style-name="Standard" style:family="paragraph">
      <style:paragraph-properties fo:margin-top="0.1944in" fo:margin-bottom="0.0555in"/>
    </style:style>
    <style:style style:name="T145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55" style:parent-style-name="DefaultParagraphFont" style:family="text">
      <style:text-properties style:font-name="Arial" fo:color="#000000" fo:font-size="14pt" style:font-size-asian="14pt" fo:language="en" fo:country="US"/>
    </style:style>
    <style:style style:name="T145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457" style:parent-style-name="Standard" style:family="paragraph">
      <style:paragraph-properties fo:margin-top="0.1944in" fo:margin-bottom="0.0555in"/>
    </style:style>
    <style:style style:name="T145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5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6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461" style:parent-style-name="Standard" style:family="paragraph">
      <style:paragraph-properties fo:margin-top="0.1944in" fo:margin-bottom="0.0555in"/>
    </style:style>
    <style:style style:name="T146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63" style:parent-style-name="Standard" style:family="paragraph">
      <style:text-properties style:font-name="Arial" fo:color="#000000" fo:font-size="14pt" style:font-size-asian="14pt" fo:language="en" fo:country="US"/>
    </style:style>
    <style:style style:name="P1464" style:parent-style-name="Standard" style:family="paragraph">
      <style:paragraph-properties fo:margin-top="0.1944in" fo:margin-bottom="0.0555in"/>
    </style:style>
    <style:style style:name="T146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66" style:parent-style-name="Standard" style:family="paragraph">
      <style:text-properties style:font-name="Arial" fo:color="#000000" fo:font-size="14pt" style:font-size-asian="14pt" fo:language="en" fo:country="US"/>
    </style:style>
    <style:style style:name="P1467" style:parent-style-name="Standard" style:family="paragraph">
      <style:paragraph-properties fo:margin-top="0.1944in" fo:margin-bottom="0.0555in"/>
    </style:style>
    <style:style style:name="T146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69" style:parent-style-name="Standard" style:family="paragraph">
      <style:text-properties style:font-name="Arial" fo:color="#000000" fo:font-size="14pt" style:font-size-asian="14pt" fo:language="en" fo:country="US"/>
    </style:style>
    <style:style style:name="P1470" style:parent-style-name="Standard" style:family="paragraph">
      <style:paragraph-properties fo:margin-top="0.1944in" fo:margin-bottom="0.0555in"/>
    </style:style>
    <style:style style:name="T147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72" style:parent-style-name="Standard" style:family="paragraph">
      <style:text-properties style:font-name="Arial" fo:color="#000000" fo:font-size="14pt" style:font-size-asian="14pt" fo:language="en" fo:country="US"/>
    </style:style>
    <style:style style:name="P1473" style:parent-style-name="Standard" style:family="paragraph">
      <style:paragraph-properties fo:margin-top="0.1944in" fo:margin-bottom="0.0555in"/>
    </style:style>
    <style:style style:name="T147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75" style:parent-style-name="DefaultParagraphFont" style:family="text">
      <style:text-properties style:font-name="Arial" fo:color="#000000" fo:font-size="14pt" style:font-size-asian="14pt" fo:language="en" fo:country="US"/>
    </style:style>
    <style:style style:name="T147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477" style:parent-style-name="Standard" style:family="paragraph">
      <style:paragraph-properties fo:margin-top="0.1944in" fo:margin-bottom="0.0555in"/>
    </style:style>
    <style:style style:name="T147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7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8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481" style:parent-style-name="Standard" style:family="paragraph">
      <style:paragraph-properties fo:margin-top="0.1944in" fo:margin-bottom="0.0555in"/>
    </style:style>
    <style:style style:name="T148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83" style:parent-style-name="Standard" style:family="paragraph">
      <style:text-properties style:font-name="Arial" fo:color="#000000" fo:font-size="14pt" style:font-size-asian="14pt" fo:language="en" fo:country="US"/>
    </style:style>
    <style:style style:name="P1484" style:parent-style-name="Standard" style:family="paragraph">
      <style:paragraph-properties fo:margin-top="0.1944in" fo:margin-bottom="0.0555in"/>
    </style:style>
    <style:style style:name="T148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86" style:parent-style-name="Standard" style:family="paragraph">
      <style:text-properties style:font-name="Arial" fo:color="#000000" fo:font-size="14pt" style:font-size-asian="14pt" fo:language="en" fo:country="US"/>
    </style:style>
    <style:style style:name="P1487" style:parent-style-name="Standard" style:family="paragraph">
      <style:paragraph-properties fo:margin-top="0.1944in" fo:margin-bottom="0.0555in"/>
    </style:style>
    <style:style style:name="T148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89" style:parent-style-name="Standard" style:family="paragraph">
      <style:text-properties style:font-name="Arial" fo:color="#000000" fo:font-size="14pt" style:font-size-asian="14pt" fo:language="en" fo:country="US"/>
    </style:style>
    <style:style style:name="P1490" style:parent-style-name="Standard" style:family="paragraph">
      <style:paragraph-properties fo:margin-top="0.1944in" fo:margin-bottom="0.0555in"/>
    </style:style>
    <style:style style:name="T149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492" style:parent-style-name="Standard" style:family="paragraph">
      <style:text-properties style:font-name="Arial" fo:color="#000000" fo:font-size="14pt" style:font-size-asian="14pt" fo:language="en" fo:country="US"/>
    </style:style>
    <style:style style:name="P1493" style:parent-style-name="Standard" style:family="paragraph">
      <style:paragraph-properties fo:margin-top="0.1944in" fo:margin-bottom="0.0555in"/>
    </style:style>
    <style:style style:name="T149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495" style:parent-style-name="DefaultParagraphFont" style:family="text">
      <style:text-properties style:font-name="Arial" fo:color="#000000" fo:font-size="14pt" style:font-size-asian="14pt" fo:language="en" fo:country="US"/>
    </style:style>
    <style:style style:name="T149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49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49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49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500" style:parent-style-name="Standard" style:family="paragraph">
      <style:text-properties style:font-name="Times New Roman" fo:font-size="14pt" style:font-size-asian="14pt" fo:language="en" fo:country="US"/>
    </style:style>
    <style:style style:name="P150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502" style:parent-style-name="Standard" style:family="paragraph">
      <style:paragraph-properties fo:margin-top="0.1944in" fo:margin-bottom="0.0555in"/>
    </style:style>
    <style:style style:name="T150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0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505" style:parent-style-name="Standard" style:family="paragraph">
      <style:paragraph-properties fo:margin-top="0.1944in" fo:margin-bottom="0.0555in"/>
    </style:style>
    <style:style style:name="T150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07" style:parent-style-name="Standard" style:family="paragraph">
      <style:text-properties style:font-name="Arial" fo:color="#000000" fo:font-size="14pt" style:font-size-asian="14pt" fo:language="en" fo:country="US"/>
    </style:style>
    <style:style style:name="P1508" style:parent-style-name="Standard" style:family="paragraph">
      <style:paragraph-properties fo:margin-top="0.1944in" fo:margin-bottom="0.0555in"/>
    </style:style>
    <style:style style:name="T150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510" style:parent-style-name="DefaultParagraphFont" style:family="text">
      <style:text-properties style:font-name="Arial" fo:color="#000000" fo:font-size="14pt" style:font-size-asian="14pt" fo:language="en" fo:country="US"/>
    </style:style>
    <style:style style:name="T151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12" style:parent-style-name="DefaultParagraphFont" style:family="text">
      <style:text-properties style:font-name="Arial" fo:color="#000000" fo:font-size="14pt" style:font-size-asian="14pt" fo:language="en" fo:country="US"/>
    </style:style>
    <style:style style:name="T151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14" style:parent-style-name="DefaultParagraphFont" style:family="text">
      <style:text-properties style:font-name="Arial" fo:color="#000000" fo:font-size="14pt" style:font-size-asian="14pt" fo:language="en" fo:country="US"/>
    </style:style>
    <style:style style:name="P1515" style:parent-style-name="Standard" style:family="paragraph">
      <style:paragraph-properties fo:margin-top="0.1944in" fo:margin-bottom="0.0555in"/>
    </style:style>
    <style:style style:name="T151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51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18" style:parent-style-name="Standard" style:family="paragraph">
      <style:text-properties style:font-name="Arial" fo:color="#000000" fo:font-size="14pt" style:font-size-asian="14pt" fo:language="en" fo:country="US"/>
    </style:style>
    <style:style style:name="P1519" style:parent-style-name="Standard" style:family="paragraph">
      <style:paragraph-properties fo:margin-top="0.1944in" fo:margin-bottom="0.0555in"/>
    </style:style>
    <style:style style:name="T152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521" style:parent-style-name="DefaultParagraphFont" style:family="text">
      <style:text-properties style:font-name="Arial" fo:color="#000000" fo:font-size="14pt" style:font-size-asian="14pt" fo:language="en" fo:country="US"/>
    </style:style>
    <style:style style:name="T152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2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24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525" style:parent-style-name="DefaultParagraphFont" style:family="text">
      <style:text-properties style:font-name="Arial" fo:color="#000000" fo:font-size="14pt" style:font-size-asian="14pt" fo:language="en" fo:country="US"/>
    </style:style>
    <style:style style:name="T1526" style:parent-style-name="DefaultParagraphFont" style:family="text">
      <style:text-properties style:font-name="Arial" fo:color="#000000" fo:font-size="14pt" style:font-size-asian="14pt" fo:language="en" fo:country="US"/>
    </style:style>
    <style:style style:name="P152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528" style:parent-style-name="Standard" style:family="paragraph">
      <style:paragraph-properties fo:margin-top="0.1944in" fo:margin-bottom="0.0555in"/>
    </style:style>
    <style:style style:name="T152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3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531" style:parent-style-name="Standard" style:family="paragraph">
      <style:paragraph-properties fo:margin-top="0.1944in" fo:margin-bottom="0.0555in"/>
    </style:style>
    <style:style style:name="T153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33" style:parent-style-name="Standard" style:family="paragraph">
      <style:text-properties style:font-name="Arial" fo:color="#000000" fo:font-size="14pt" style:font-size-asian="14pt" fo:language="en" fo:country="US"/>
    </style:style>
    <style:style style:name="P1534" style:parent-style-name="Standard" style:family="paragraph">
      <style:paragraph-properties fo:margin-top="0.1944in" fo:margin-bottom="0.0555in"/>
    </style:style>
    <style:style style:name="T153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536" style:parent-style-name="DefaultParagraphFont" style:family="text">
      <style:text-properties style:font-name="Arial" fo:color="#000000" fo:font-size="14pt" style:font-size-asian="14pt" fo:language="en" fo:country="US"/>
    </style:style>
    <style:style style:name="T153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38" style:parent-style-name="DefaultParagraphFont" style:family="text">
      <style:text-properties style:font-name="Arial" fo:color="#000000" fo:font-size="14pt" style:font-size-asian="14pt" fo:language="en" fo:country="US"/>
    </style:style>
    <style:style style:name="T153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40" style:parent-style-name="DefaultParagraphFont" style:family="text">
      <style:text-properties style:font-name="Arial" fo:color="#000000" fo:font-size="14pt" style:font-size-asian="14pt" fo:language="en" fo:country="US"/>
    </style:style>
    <style:style style:name="T1541" style:parent-style-name="DefaultParagraphFont" style:family="text">
      <style:text-properties style:font-name="Arial" fo:color="#000000" fo:font-size="14pt" style:font-size-asian="14pt" fo:language="en" fo:country="US"/>
    </style:style>
    <style:style style:name="P1542" style:parent-style-name="Standard" style:family="paragraph">
      <style:paragraph-properties fo:margin-top="0.1944in" fo:margin-bottom="0.0555in"/>
    </style:style>
    <style:style style:name="T154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44" style:parent-style-name="Standard" style:family="paragraph">
      <style:text-properties style:font-name="Arial" fo:color="#000000" fo:font-size="14pt" style:font-size-asian="14pt" fo:language="en" fo:country="US"/>
    </style:style>
    <style:style style:name="P1545" style:parent-style-name="Standard" style:family="paragraph">
      <style:paragraph-properties fo:margin-top="0.1944in" fo:margin-bottom="0.0555in"/>
    </style:style>
    <style:style style:name="T154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547" style:parent-style-name="DefaultParagraphFont" style:family="text">
      <style:text-properties style:font-name="Arial" fo:color="#000000" fo:font-size="14pt" style:font-size-asian="14pt" fo:language="en" fo:country="US"/>
    </style:style>
    <style:style style:name="T154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4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50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551" style:parent-style-name="DefaultParagraphFont" style:family="text">
      <style:text-properties style:font-name="Arial" fo:color="#000000" fo:font-size="14pt" style:font-size-asian="14pt" fo:language="en" fo:country="US"/>
    </style:style>
    <style:style style:name="T1552" style:parent-style-name="DefaultParagraphFont" style:family="text">
      <style:text-properties style:font-name="Arial" fo:color="#000000" fo:font-size="14pt" style:font-size-asian="14pt" fo:language="en" fo:country="US"/>
    </style:style>
    <style:style style:name="P1553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554" style:parent-style-name="Standard" style:family="paragraph">
      <style:paragraph-properties fo:margin-top="0.1944in" fo:margin-bottom="0.0555in"/>
    </style:style>
    <style:style style:name="T155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56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557" style:parent-style-name="Standard" style:family="paragraph">
      <style:paragraph-properties fo:margin-top="0.1944in" fo:margin-bottom="0.0555in"/>
    </style:style>
    <style:style style:name="T155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59" style:parent-style-name="Standard" style:family="paragraph">
      <style:text-properties style:font-name="Arial" fo:color="#000000" fo:font-size="14pt" style:font-size-asian="14pt" fo:language="en" fo:country="US"/>
    </style:style>
    <style:style style:name="P1560" style:parent-style-name="Standard" style:family="paragraph">
      <style:paragraph-properties fo:margin-top="0.1944in" fo:margin-bottom="0.0555in"/>
    </style:style>
    <style:style style:name="T156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56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563" style:parent-style-name="DefaultParagraphFont" style:family="text">
      <style:text-properties style:font-name="Arial" fo:color="#000000" fo:font-size="14pt" style:font-size-asian="14pt" fo:language="en" fo:country="US"/>
    </style:style>
    <style:style style:name="T156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65" style:parent-style-name="DefaultParagraphFont" style:family="text">
      <style:text-properties style:font-name="Arial" fo:color="#000000" fo:font-size="14pt" style:font-size-asian="14pt" fo:language="en" fo:country="US"/>
    </style:style>
    <style:style style:name="T156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67" style:parent-style-name="DefaultParagraphFont" style:family="text">
      <style:text-properties style:font-name="Arial" fo:color="#000000" fo:font-size="14pt" style:font-size-asian="14pt" fo:language="en" fo:country="US"/>
    </style:style>
    <style:style style:name="P1568" style:parent-style-name="Standard" style:family="paragraph">
      <style:paragraph-properties fo:margin-top="0.1944in" fo:margin-bottom="0.0555in"/>
    </style:style>
    <style:style style:name="T156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70" style:parent-style-name="Standard" style:family="paragraph">
      <style:text-properties style:font-name="Arial" fo:color="#000000" fo:font-size="14pt" style:font-size-asian="14pt" fo:language="en" fo:country="US"/>
    </style:style>
    <style:style style:name="P1571" style:parent-style-name="Standard" style:family="paragraph">
      <style:paragraph-properties fo:margin-top="0.1944in" fo:margin-bottom="0.0555in"/>
    </style:style>
    <style:style style:name="T157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573" style:parent-style-name="DefaultParagraphFont" style:family="text">
      <style:text-properties style:font-name="Arial" fo:color="#000000" fo:font-size="14pt" style:font-size-asian="14pt" fo:language="en" fo:country="US"/>
    </style:style>
    <style:style style:name="T157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7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76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577" style:parent-style-name="DefaultParagraphFont" style:family="text">
      <style:text-properties style:font-name="Arial" fo:color="#000000" fo:font-size="14pt" style:font-size-asian="14pt" fo:language="en" fo:country="US"/>
    </style:style>
    <style:style style:name="T1578" style:parent-style-name="DefaultParagraphFont" style:family="text">
      <style:text-properties style:font-name="Arial" fo:color="#000000" fo:font-size="14pt" style:font-size-asian="14pt" fo:language="en" fo:country="US"/>
    </style:style>
    <style:style style:name="P157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580" style:parent-style-name="Standard" style:family="paragraph">
      <style:paragraph-properties fo:margin-top="0.1944in" fo:margin-bottom="0.0555in"/>
    </style:style>
    <style:style style:name="T158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8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583" style:parent-style-name="Standard" style:family="paragraph">
      <style:paragraph-properties fo:margin-top="0.1944in" fo:margin-bottom="0.0555in"/>
    </style:style>
    <style:style style:name="T158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85" style:parent-style-name="Standard" style:family="paragraph">
      <style:text-properties style:font-name="Arial" fo:color="#000000" fo:font-size="14pt" style:font-size-asian="14pt" fo:language="en" fo:country="US"/>
    </style:style>
    <style:style style:name="P1586" style:parent-style-name="Standard" style:family="paragraph">
      <style:paragraph-properties fo:margin-top="0.1944in" fo:margin-bottom="0.0555in"/>
    </style:style>
    <style:style style:name="T158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588" style:parent-style-name="DefaultParagraphFont" style:family="text">
      <style:text-properties style:font-name="Arial" fo:color="#000000" fo:font-size="14pt" style:font-size-asian="14pt" fo:language="en" fo:country="US"/>
    </style:style>
    <style:style style:name="T158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90" style:parent-style-name="DefaultParagraphFont" style:family="text">
      <style:text-properties style:font-name="Arial" fo:color="#000000" fo:font-size="14pt" style:font-size-asian="14pt" fo:language="en" fo:country="US"/>
    </style:style>
    <style:style style:name="T159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92" style:parent-style-name="DefaultParagraphFont" style:family="text">
      <style:text-properties style:font-name="Arial" fo:color="#000000" fo:font-size="14pt" style:font-size-asian="14pt" fo:language="en" fo:country="US"/>
    </style:style>
    <style:style style:name="T159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94" style:parent-style-name="DefaultParagraphFont" style:family="text">
      <style:text-properties style:font-name="Arial" fo:color="#000000" fo:font-size="14pt" style:font-size-asian="14pt" fo:language="en" fo:country="US"/>
    </style:style>
    <style:style style:name="T159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596" style:parent-style-name="DefaultParagraphFont" style:family="text">
      <style:text-properties style:font-name="Arial" fo:color="#000000" fo:font-size="14pt" style:font-size-asian="14pt" fo:language="en" fo:country="US"/>
    </style:style>
    <style:style style:name="P1597" style:parent-style-name="Standard" style:family="paragraph">
      <style:paragraph-properties fo:margin-top="0.1944in" fo:margin-bottom="0.0555in"/>
    </style:style>
    <style:style style:name="T159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599" style:parent-style-name="Standard" style:family="paragraph">
      <style:text-properties style:font-name="Arial" fo:color="#000000" fo:font-size="14pt" style:font-size-asian="14pt" fo:language="en" fo:country="US"/>
    </style:style>
    <style:style style:name="P1600" style:parent-style-name="Standard" style:family="paragraph">
      <style:paragraph-properties fo:margin-top="0.1944in" fo:margin-bottom="0.0555in"/>
    </style:style>
    <style:style style:name="T160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602" style:parent-style-name="DefaultParagraphFont" style:family="text">
      <style:text-properties style:font-name="Arial" fo:color="#000000" fo:font-size="14pt" style:font-size-asian="14pt" fo:language="en" fo:country="US"/>
    </style:style>
    <style:style style:name="T160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0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05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606" style:parent-style-name="DefaultParagraphFont" style:family="text">
      <style:text-properties style:font-name="Arial" fo:color="#000000" fo:font-size="14pt" style:font-size-asian="14pt" fo:language="en" fo:country="US"/>
    </style:style>
    <style:style style:name="T1607" style:parent-style-name="DefaultParagraphFont" style:family="text">
      <style:text-properties style:font-name="Arial" fo:color="#000000" fo:font-size="14pt" style:font-size-asian="14pt" fo:language="en" fo:country="US"/>
    </style:style>
    <style:style style:name="P160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609" style:parent-style-name="Standard" style:family="paragraph">
      <style:paragraph-properties fo:margin-top="0.1944in" fo:margin-bottom="0.0555in"/>
    </style:style>
    <style:style style:name="T161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1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612" style:parent-style-name="Standard" style:family="paragraph">
      <style:paragraph-properties fo:margin-top="0.1944in" fo:margin-bottom="0.0555in"/>
    </style:style>
    <style:style style:name="T161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14" style:parent-style-name="Standard" style:family="paragraph">
      <style:text-properties style:font-name="Arial" fo:color="#000000" fo:font-size="14pt" style:font-size-asian="14pt" fo:language="en" fo:country="US"/>
    </style:style>
    <style:style style:name="P1615" style:parent-style-name="Standard" style:family="paragraph">
      <style:paragraph-properties fo:margin-top="0.1944in" fo:margin-bottom="0.0555in"/>
    </style:style>
    <style:style style:name="T161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617" style:parent-style-name="DefaultParagraphFont" style:family="text">
      <style:text-properties style:font-name="Arial" fo:color="#000000" fo:font-size="14pt" style:font-size-asian="14pt" fo:language="en" fo:country="US"/>
    </style:style>
    <style:style style:name="T161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19" style:parent-style-name="DefaultParagraphFont" style:family="text">
      <style:text-properties style:font-name="Arial" fo:color="#000000" fo:font-size="14pt" style:font-size-asian="14pt" fo:language="en" fo:country="US"/>
    </style:style>
    <style:style style:name="T162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21" style:parent-style-name="DefaultParagraphFont" style:family="text">
      <style:text-properties style:font-name="Arial" fo:color="#000000" fo:font-size="14pt" style:font-size-asian="14pt" fo:language="en" fo:country="US"/>
    </style:style>
    <style:style style:name="T1622" style:parent-style-name="DefaultParagraphFont" style:family="text">
      <style:text-properties style:font-name="Arial" fo:color="#000000" fo:font-size="14pt" style:font-size-asian="14pt" fo:language="en" fo:country="US"/>
    </style:style>
    <style:style style:name="P1623" style:parent-style-name="Standard" style:family="paragraph">
      <style:paragraph-properties fo:margin-top="0.1944in" fo:margin-bottom="0.0555in"/>
    </style:style>
    <style:style style:name="T162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25" style:parent-style-name="Standard" style:family="paragraph">
      <style:text-properties style:font-name="Arial" fo:color="#000000" fo:font-size="14pt" style:font-size-asian="14pt" fo:language="en" fo:country="US"/>
    </style:style>
    <style:style style:name="P1626" style:parent-style-name="Standard" style:family="paragraph">
      <style:paragraph-properties fo:margin-top="0.1944in" fo:margin-bottom="0.0555in"/>
    </style:style>
    <style:style style:name="T162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628" style:parent-style-name="DefaultParagraphFont" style:family="text">
      <style:text-properties style:font-name="Arial" fo:color="#000000" fo:font-size="14pt" style:font-size-asian="14pt" fo:language="en" fo:country="US"/>
    </style:style>
    <style:style style:name="T162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3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3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3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633" style:parent-style-name="Standard" style:family="paragraph">
      <style:text-properties style:font-name="Arial" fo:color="#000000" fo:font-size="14pt" style:font-size-asian="14pt" fo:language="en" fo:country="US"/>
    </style:style>
    <style:style style:name="T1634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635" style:parent-style-name="DefaultParagraphFont" style:family="text">
      <style:text-properties style:font-name="Arial" fo:color="#000000" fo:font-size="14pt" style:font-size-asian="14pt" fo:language="en" fo:country="US"/>
    </style:style>
    <style:style style:name="T1636" style:parent-style-name="DefaultParagraphFont" style:family="text">
      <style:text-properties style:font-name="Arial" fo:color="#000000" fo:font-size="14pt" style:font-size-asian="14pt" fo:language="en" fo:country="US"/>
    </style:style>
    <style:style style:name="P163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638" style:parent-style-name="Standard" style:family="paragraph">
      <style:paragraph-properties fo:margin-top="0.1944in" fo:margin-bottom="0.0555in"/>
    </style:style>
    <style:style style:name="T163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4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641" style:parent-style-name="Standard" style:family="paragraph">
      <style:paragraph-properties fo:margin-top="0.1944in" fo:margin-bottom="0.0555in"/>
    </style:style>
    <style:style style:name="T164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43" style:parent-style-name="Standard" style:family="paragraph">
      <style:text-properties style:font-name="Arial" fo:color="#000000" fo:font-size="14pt" style:font-size-asian="14pt" fo:language="en" fo:country="US"/>
    </style:style>
    <style:style style:name="P1644" style:parent-style-name="Standard" style:family="paragraph">
      <style:paragraph-properties fo:margin-top="0.1944in" fo:margin-bottom="0.0555in"/>
    </style:style>
    <style:style style:name="T164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646" style:parent-style-name="DefaultParagraphFont" style:family="text">
      <style:text-properties style:font-name="Arial" fo:color="#000000" fo:font-size="14pt" style:font-size-asian="14pt" fo:language="en" fo:country="US"/>
    </style:style>
    <style:style style:name="T1647" style:parent-style-name="DefaultParagraphFont" style:family="text">
      <style:text-properties style:font-name="Arial" fo:color="#000000" fo:font-size="14pt" style:font-size-asian="14pt" fo:language="en" fo:country="US"/>
    </style:style>
    <style:style style:name="T164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49" style:parent-style-name="DefaultParagraphFont" style:family="text">
      <style:text-properties style:font-name="Arial" fo:color="#000000" fo:font-size="14pt" style:font-size-asian="14pt" fo:language="en" fo:country="US"/>
    </style:style>
    <style:style style:name="P1650" style:parent-style-name="Standard" style:family="paragraph">
      <style:paragraph-properties fo:margin-top="0.1944in" fo:margin-bottom="0.0555in"/>
    </style:style>
    <style:style style:name="T165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52" style:parent-style-name="Standard" style:family="paragraph">
      <style:text-properties style:font-name="Arial" fo:color="#000000" fo:font-size="14pt" style:font-size-asian="14pt" fo:language="en" fo:country="US"/>
    </style:style>
    <style:style style:name="P1653" style:parent-style-name="Standard" style:family="paragraph">
      <style:paragraph-properties fo:margin-top="0.1944in" fo:margin-bottom="0.0555in"/>
    </style:style>
    <style:style style:name="T165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655" style:parent-style-name="DefaultParagraphFont" style:family="text">
      <style:text-properties style:font-name="Arial" fo:color="#000000" fo:font-size="14pt" style:font-size-asian="14pt" fo:language="en" fo:country="US"/>
    </style:style>
    <style:style style:name="T165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5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58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659" style:parent-style-name="DefaultParagraphFont" style:family="text">
      <style:text-properties style:font-name="Arial" fo:color="#000000" fo:font-size="14pt" style:font-size-asian="14pt" fo:language="en" fo:country="US"/>
    </style:style>
    <style:style style:name="T1660" style:parent-style-name="DefaultParagraphFont" style:family="text">
      <style:text-properties style:font-name="Arial" fo:color="#000000" fo:font-size="14pt" style:font-size-asian="14pt" fo:language="en" fo:country="US"/>
    </style:style>
    <style:style style:name="P166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662" style:parent-style-name="Standard" style:family="paragraph">
      <style:paragraph-properties fo:margin-top="0.1944in" fo:margin-bottom="0.0555in"/>
    </style:style>
    <style:style style:name="T166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6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665" style:parent-style-name="Standard" style:family="paragraph">
      <style:paragraph-properties fo:margin-top="0.1944in" fo:margin-bottom="0.0555in"/>
    </style:style>
    <style:style style:name="T166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67" style:parent-style-name="Standard" style:family="paragraph">
      <style:text-properties style:font-name="Arial" fo:color="#000000" fo:font-size="14pt" style:font-size-asian="14pt" fo:language="en" fo:country="US"/>
    </style:style>
    <style:style style:name="P1668" style:parent-style-name="Standard" style:family="paragraph">
      <style:paragraph-properties fo:margin-top="0.1944in" fo:margin-bottom="0.0555in"/>
    </style:style>
    <style:style style:name="T166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670" style:parent-style-name="DefaultParagraphFont" style:family="text">
      <style:text-properties style:font-name="Arial" fo:color="#000000" fo:font-size="14pt" style:font-size-asian="14pt" fo:language="en" fo:country="US"/>
    </style:style>
    <style:style style:name="T167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72" style:parent-style-name="DefaultParagraphFont" style:family="text">
      <style:text-properties style:font-name="Arial" fo:color="#000000" fo:font-size="14pt" style:font-size-asian="14pt" fo:language="en" fo:country="US"/>
    </style:style>
    <style:style style:name="T167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74" style:parent-style-name="DefaultParagraphFont" style:family="text">
      <style:text-properties style:font-name="Arial" fo:color="#000000" fo:font-size="14pt" style:font-size-asian="14pt" fo:language="en" fo:country="US"/>
    </style:style>
    <style:style style:name="P1675" style:parent-style-name="Standard" style:family="paragraph">
      <style:paragraph-properties fo:margin-top="0.1944in" fo:margin-bottom="0.0555in"/>
    </style:style>
    <style:style style:name="T167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77" style:parent-style-name="Standard" style:family="paragraph">
      <style:text-properties style:font-name="Arial" fo:color="#000000" fo:font-size="14pt" style:font-size-asian="14pt" fo:language="en" fo:country="US"/>
    </style:style>
    <style:style style:name="P1678" style:parent-style-name="Standard" style:family="paragraph">
      <style:paragraph-properties fo:margin-top="0.1944in" fo:margin-bottom="0.0555in"/>
    </style:style>
    <style:style style:name="T167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680" style:parent-style-name="DefaultParagraphFont" style:family="text">
      <style:text-properties style:font-name="Arial" fo:color="#000000" fo:font-size="14pt" style:font-size-asian="14pt" fo:language="en" fo:country="US"/>
    </style:style>
    <style:style style:name="T168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8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683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684" style:parent-style-name="DefaultParagraphFont" style:family="text">
      <style:text-properties style:font-name="Arial" fo:color="#000000" fo:font-size="14pt" style:font-size-asian="14pt" fo:language="en" fo:country="US"/>
    </style:style>
    <style:style style:name="T1685" style:parent-style-name="DefaultParagraphFont" style:family="text">
      <style:text-properties style:font-name="Arial" fo:color="#000000" fo:font-size="14pt" style:font-size-asian="14pt" fo:language="en" fo:country="US"/>
    </style:style>
    <style:style style:name="T1686" style:parent-style-name="DefaultParagraphFont" style:family="text">
      <style:text-properties style:font-name="Arial" fo:color="#000000" fo:font-size="14pt" style:font-size-asian="14pt" fo:language="en" fo:country="US"/>
    </style:style>
    <style:style style:name="P168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688" style:parent-style-name="Standard" style:family="paragraph">
      <style:paragraph-properties fo:margin-top="0.1944in" fo:margin-bottom="0.0555in"/>
    </style:style>
    <style:style style:name="T168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9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691" style:parent-style-name="Standard" style:family="paragraph">
      <style:paragraph-properties fo:margin-top="0.1944in" fo:margin-bottom="0.0555in"/>
    </style:style>
    <style:style style:name="T169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93" style:parent-style-name="Standard" style:family="paragraph">
      <style:text-properties style:font-name="Arial" fo:color="#000000" fo:font-size="14pt" style:font-size-asian="14pt" fo:language="en" fo:country="US"/>
    </style:style>
    <style:style style:name="P1694" style:parent-style-name="Standard" style:family="paragraph">
      <style:paragraph-properties fo:margin-top="0.1944in" fo:margin-bottom="0.0555in"/>
    </style:style>
    <style:style style:name="T169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96" style:parent-style-name="Standard" style:family="paragraph">
      <style:text-properties style:font-name="Arial" fo:color="#000000" fo:font-size="14pt" style:font-size-asian="14pt" fo:language="en" fo:country="US"/>
    </style:style>
    <style:style style:name="P1697" style:parent-style-name="Standard" style:family="paragraph">
      <style:paragraph-properties fo:margin-top="0.1944in" fo:margin-bottom="0.0555in"/>
    </style:style>
    <style:style style:name="T169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699" style:parent-style-name="Standard" style:family="paragraph">
      <style:text-properties style:font-name="Arial" fo:color="#000000" fo:font-size="14pt" style:font-size-asian="14pt" fo:language="en" fo:country="US"/>
    </style:style>
    <style:style style:name="P1700" style:parent-style-name="Standard" style:family="paragraph">
      <style:paragraph-properties fo:margin-top="0.1944in" fo:margin-bottom="0.0555in"/>
    </style:style>
    <style:style style:name="T170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702" style:parent-style-name="DefaultParagraphFont" style:family="text">
      <style:text-properties style:font-name="Arial" fo:color="#000000" fo:font-size="14pt" style:font-size-asian="14pt" fo:language="en" fo:country="US"/>
    </style:style>
    <style:style style:name="T170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0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05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706" style:parent-style-name="DefaultParagraphFont" style:family="text">
      <style:text-properties style:font-name="Arial" fo:color="#000000" fo:font-size="14pt" style:font-size-asian="14pt" fo:language="en" fo:country="US"/>
    </style:style>
    <style:style style:name="T1707" style:parent-style-name="DefaultParagraphFont" style:family="text">
      <style:text-properties style:font-name="Arial" fo:color="#000000" fo:font-size="14pt" style:font-size-asian="14pt" fo:language="en" fo:country="US"/>
    </style:style>
    <style:style style:name="P170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709" style:parent-style-name="Standard" style:family="paragraph">
      <style:paragraph-properties fo:margin-top="0.1944in" fo:margin-bottom="0.0555in"/>
    </style:style>
    <style:style style:name="T171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1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712" style:parent-style-name="Standard" style:family="paragraph">
      <style:paragraph-properties fo:margin-top="0.1944in" fo:margin-bottom="0.0555in"/>
    </style:style>
    <style:style style:name="T171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14" style:parent-style-name="Standard" style:family="paragraph">
      <style:text-properties style:font-name="Arial" fo:color="#000000" fo:font-size="14pt" style:font-size-asian="14pt" fo:language="en" fo:country="US"/>
    </style:style>
    <style:style style:name="P1715" style:parent-style-name="Standard" style:family="paragraph">
      <style:paragraph-properties fo:margin-top="0.1944in" fo:margin-bottom="0.0555in"/>
    </style:style>
    <style:style style:name="T171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717" style:parent-style-name="DefaultParagraphFont" style:family="text">
      <style:text-properties style:font-name="Arial" fo:color="#000000" fo:font-size="14pt" style:font-size-asian="14pt" fo:language="en" fo:country="US"/>
    </style:style>
    <style:style style:name="T171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19" style:parent-style-name="DefaultParagraphFont" style:family="text">
      <style:text-properties style:font-name="Arial" fo:color="#000000" fo:font-size="14pt" style:font-size-asian="14pt" fo:language="en" fo:country="US"/>
    </style:style>
    <style:style style:name="T172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21" style:parent-style-name="DefaultParagraphFont" style:family="text">
      <style:text-properties style:font-name="Arial" fo:color="#000000" fo:font-size="14pt" style:font-size-asian="14pt" fo:language="en" fo:country="US"/>
    </style:style>
    <style:style style:name="T1722" style:parent-style-name="DefaultParagraphFont" style:family="text">
      <style:text-properties style:font-name="Arial" fo:color="#000000" fo:font-size="14pt" style:font-size-asian="14pt" fo:language="en" fo:country="US"/>
    </style:style>
    <style:style style:name="P1723" style:parent-style-name="Standard" style:family="paragraph">
      <style:paragraph-properties fo:margin-top="0.1944in" fo:margin-bottom="0.0555in"/>
    </style:style>
    <style:style style:name="T172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25" style:parent-style-name="Standard" style:family="paragraph">
      <style:text-properties style:font-name="Arial" fo:color="#000000" fo:font-size="14pt" style:font-size-asian="14pt" fo:language="en" fo:country="US"/>
    </style:style>
    <style:style style:name="P1726" style:parent-style-name="Standard" style:family="paragraph">
      <style:paragraph-properties fo:margin-top="0.1944in" fo:margin-bottom="0.0555in"/>
    </style:style>
    <style:style style:name="T172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728" style:parent-style-name="DefaultParagraphFont" style:family="text">
      <style:text-properties style:font-name="Arial" fo:color="#000000" fo:font-size="14pt" style:font-size-asian="14pt" fo:language="en" fo:country="US"/>
    </style:style>
    <style:style style:name="T172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3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31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732" style:parent-style-name="DefaultParagraphFont" style:family="text">
      <style:text-properties style:font-name="Arial" fo:color="#000000" fo:font-size="14pt" style:font-size-asian="14pt" fo:language="en" fo:country="US"/>
    </style:style>
    <style:style style:name="T1733" style:parent-style-name="DefaultParagraphFont" style:family="text">
      <style:text-properties style:font-name="Arial" fo:color="#000000" fo:font-size="14pt" style:font-size-asian="14pt" fo:language="en" fo:country="US"/>
    </style:style>
    <style:style style:name="P173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735" style:parent-style-name="Standard" style:family="paragraph">
      <style:paragraph-properties fo:margin-top="0.1944in" fo:margin-bottom="0.0555in"/>
    </style:style>
    <style:style style:name="T173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3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738" style:parent-style-name="Standard" style:family="paragraph">
      <style:paragraph-properties fo:margin-top="0.1944in" fo:margin-bottom="0.0555in"/>
    </style:style>
    <style:style style:name="T173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40" style:parent-style-name="Standard" style:family="paragraph">
      <style:text-properties style:font-name="Arial" fo:color="#000000" fo:font-size="14pt" style:font-size-asian="14pt" fo:language="en" fo:country="US"/>
    </style:style>
    <style:style style:name="P1741" style:parent-style-name="Standard" style:family="paragraph">
      <style:paragraph-properties fo:margin-top="0.1944in" fo:margin-bottom="0.0555in"/>
    </style:style>
    <style:style style:name="T174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74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744" style:parent-style-name="DefaultParagraphFont" style:family="text">
      <style:text-properties style:font-name="Arial" fo:color="#000000" fo:font-size="14pt" style:font-size-asian="14pt" fo:language="en" fo:country="US"/>
    </style:style>
    <style:style style:name="T174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46" style:parent-style-name="DefaultParagraphFont" style:family="text">
      <style:text-properties style:font-name="Arial" fo:color="#000000" fo:font-size="14pt" style:font-size-asian="14pt" fo:language="en" fo:country="US"/>
    </style:style>
    <style:style style:name="P1747" style:parent-style-name="Standard" style:family="paragraph">
      <style:paragraph-properties fo:margin-top="0.1944in" fo:margin-bottom="0.0555in"/>
    </style:style>
    <style:style style:name="T174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49" style:parent-style-name="Standard" style:family="paragraph">
      <style:text-properties style:font-name="Arial" fo:color="#000000" fo:font-size="14pt" style:font-size-asian="14pt" fo:language="en" fo:country="US"/>
    </style:style>
    <style:style style:name="P1750" style:parent-style-name="Standard" style:family="paragraph">
      <style:paragraph-properties fo:margin-top="0.1944in" fo:margin-bottom="0.0555in"/>
    </style:style>
    <style:style style:name="T175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752" style:parent-style-name="DefaultParagraphFont" style:family="text">
      <style:text-properties style:font-name="Arial" fo:color="#000000" fo:font-size="14pt" style:font-size-asian="14pt" fo:language="en" fo:country="US"/>
    </style:style>
    <style:style style:name="T175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5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5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5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757" style:parent-style-name="Standard" style:family="paragraph">
      <style:text-properties style:font-name="Arial" fo:color="#000000" fo:font-size="14pt" style:font-size-asian="14pt" fo:language="en" fo:country="US"/>
    </style:style>
    <style:style style:name="T1758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759" style:parent-style-name="DefaultParagraphFont" style:family="text">
      <style:text-properties style:font-name="Arial" fo:color="#000000" fo:font-size="14pt" style:font-size-asian="14pt" fo:language="en" fo:country="US"/>
    </style:style>
    <style:style style:name="T1760" style:parent-style-name="DefaultParagraphFont" style:family="text">
      <style:text-properties style:font-name="Arial" fo:color="#000000" fo:font-size="14pt" style:font-size-asian="14pt" fo:language="en" fo:country="US"/>
    </style:style>
    <style:style style:name="P176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762" style:parent-style-name="Standard" style:family="paragraph">
      <style:paragraph-properties fo:margin-top="0.1944in" fo:margin-bottom="0.0555in"/>
    </style:style>
    <style:style style:name="T176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6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765" style:parent-style-name="Standard" style:family="paragraph">
      <style:paragraph-properties fo:margin-top="0.1944in" fo:margin-bottom="0.0555in"/>
    </style:style>
    <style:style style:name="T176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67" style:parent-style-name="Standard" style:family="paragraph">
      <style:text-properties style:font-name="Arial" fo:color="#000000" fo:font-size="14pt" style:font-size-asian="14pt" fo:language="en" fo:country="US"/>
    </style:style>
    <style:style style:name="P1768" style:parent-style-name="Standard" style:family="paragraph">
      <style:paragraph-properties fo:margin-top="0.1944in" fo:margin-bottom="0.0555in"/>
    </style:style>
    <style:style style:name="T176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770" style:parent-style-name="DefaultParagraphFont" style:family="text">
      <style:text-properties style:font-name="Arial" fo:color="#000000" fo:font-size="14pt" style:font-size-asian="14pt" fo:language="en" fo:country="US"/>
    </style:style>
    <style:style style:name="T177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72" style:parent-style-name="DefaultParagraphFont" style:family="text">
      <style:text-properties style:font-name="Arial" fo:color="#000000" fo:font-size="14pt" style:font-size-asian="14pt" fo:language="en" fo:country="US"/>
    </style:style>
    <style:style style:name="P1773" style:parent-style-name="Standard" style:family="paragraph">
      <style:paragraph-properties fo:margin-top="0.1944in" fo:margin-bottom="0.0555in"/>
    </style:style>
    <style:style style:name="T177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75" style:parent-style-name="Standard" style:family="paragraph">
      <style:text-properties style:font-name="Arial" fo:color="#000000" fo:font-size="14pt" style:font-size-asian="14pt" fo:language="en" fo:country="US"/>
    </style:style>
    <style:style style:name="P1776" style:parent-style-name="Standard" style:family="paragraph">
      <style:paragraph-properties fo:margin-top="0.1944in" fo:margin-bottom="0.0555in"/>
    </style:style>
    <style:style style:name="T177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778" style:parent-style-name="DefaultParagraphFont" style:family="text">
      <style:text-properties style:font-name="Arial" fo:color="#000000" fo:font-size="14pt" style:font-size-asian="14pt" fo:language="en" fo:country="US"/>
    </style:style>
    <style:style style:name="T177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8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781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782" style:parent-style-name="DefaultParagraphFont" style:family="text">
      <style:text-properties style:font-name="Arial" fo:color="#000000" fo:font-size="14pt" style:font-size-asian="14pt" fo:language="en" fo:country="US"/>
    </style:style>
    <style:style style:name="T1783" style:parent-style-name="DefaultParagraphFont" style:family="text">
      <style:text-properties style:font-name="Arial" fo:color="#000000" fo:font-size="14pt" style:font-size-asian="14pt" fo:language="en" fo:country="US"/>
    </style:style>
    <style:style style:name="P178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785" style:parent-style-name="Standard" style:family="paragraph">
      <style:paragraph-properties fo:margin-top="0.1944in" fo:margin-bottom="0.0555in"/>
    </style:style>
    <style:style style:name="T178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8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788" style:parent-style-name="Standard" style:family="paragraph">
      <style:paragraph-properties fo:margin-top="0.1944in" fo:margin-bottom="0.0555in"/>
    </style:style>
    <style:style style:name="T178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90" style:parent-style-name="Standard" style:family="paragraph">
      <style:text-properties style:font-name="Arial" fo:color="#000000" fo:font-size="14pt" style:font-size-asian="14pt" fo:language="en" fo:country="US"/>
    </style:style>
    <style:style style:name="P1791" style:parent-style-name="Standard" style:family="paragraph">
      <style:paragraph-properties fo:margin-top="0.1944in" fo:margin-bottom="0.0555in"/>
    </style:style>
    <style:style style:name="T179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93" style:parent-style-name="Standard" style:family="paragraph">
      <style:text-properties style:font-name="Arial" fo:color="#000000" fo:font-size="14pt" style:font-size-asian="14pt" fo:language="en" fo:country="US"/>
    </style:style>
    <style:style style:name="P1794" style:parent-style-name="Standard" style:family="paragraph">
      <style:paragraph-properties fo:margin-top="0.1944in" fo:margin-bottom="0.0555in"/>
    </style:style>
    <style:style style:name="T179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796" style:parent-style-name="Standard" style:family="paragraph">
      <style:text-properties style:font-name="Arial" fo:color="#000000" fo:font-size="14pt" style:font-size-asian="14pt" fo:language="en" fo:country="US"/>
    </style:style>
    <style:style style:name="P1797" style:parent-style-name="Standard" style:family="paragraph">
      <style:paragraph-properties fo:margin-top="0.1944in" fo:margin-bottom="0.0555in"/>
    </style:style>
    <style:style style:name="T179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799" style:parent-style-name="DefaultParagraphFont" style:family="text">
      <style:text-properties style:font-name="Arial" fo:color="#000000" fo:font-size="14pt" style:font-size-asian="14pt" fo:language="en" fo:country="US"/>
    </style:style>
    <style:style style:name="T180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0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02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803" style:parent-style-name="DefaultParagraphFont" style:family="text">
      <style:text-properties style:font-name="Arial" fo:color="#000000" fo:font-size="14pt" style:font-size-asian="14pt" fo:language="en" fo:country="US"/>
    </style:style>
    <style:style style:name="T1804" style:parent-style-name="DefaultParagraphFont" style:family="text">
      <style:text-properties style:font-name="Arial" fo:color="#000000" fo:font-size="14pt" style:font-size-asian="14pt" fo:language="en" fo:country="US"/>
    </style:style>
    <style:style style:name="P180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806" style:parent-style-name="Standard" style:family="paragraph">
      <style:paragraph-properties fo:margin-top="0.1944in" fo:margin-bottom="0.0555in"/>
    </style:style>
    <style:style style:name="T180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0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809" style:parent-style-name="Standard" style:family="paragraph">
      <style:paragraph-properties fo:margin-top="0.1944in" fo:margin-bottom="0.0555in"/>
    </style:style>
    <style:style style:name="T181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11" style:parent-style-name="Standard" style:family="paragraph">
      <style:text-properties style:font-name="Arial" fo:color="#000000" fo:font-size="14pt" style:font-size-asian="14pt" fo:language="en" fo:country="US"/>
    </style:style>
    <style:style style:name="P1812" style:parent-style-name="Standard" style:family="paragraph">
      <style:paragraph-properties fo:margin-top="0.1944in" fo:margin-bottom="0.0555in"/>
    </style:style>
    <style:style style:name="T181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14" style:parent-style-name="Standard" style:family="paragraph">
      <style:text-properties style:font-name="Arial" fo:color="#000000" fo:font-size="14pt" style:font-size-asian="14pt" fo:language="en" fo:country="US"/>
    </style:style>
    <style:style style:name="P1815" style:parent-style-name="Standard" style:family="paragraph">
      <style:paragraph-properties fo:margin-top="0.1944in" fo:margin-bottom="0.0555in"/>
    </style:style>
    <style:style style:name="T181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17" style:parent-style-name="Standard" style:family="paragraph">
      <style:text-properties style:font-name="Arial" fo:color="#000000" fo:font-size="14pt" style:font-size-asian="14pt" fo:language="en" fo:country="US"/>
    </style:style>
    <style:style style:name="P1818" style:parent-style-name="Standard" style:family="paragraph">
      <style:paragraph-properties fo:margin-top="0.1944in" fo:margin-bottom="0.0555in"/>
    </style:style>
    <style:style style:name="T181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820" style:parent-style-name="DefaultParagraphFont" style:family="text">
      <style:text-properties style:font-name="Arial" fo:color="#000000" fo:font-size="14pt" style:font-size-asian="14pt" fo:language="en" fo:country="US"/>
    </style:style>
    <style:style style:name="T182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2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2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24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825" style:parent-style-name="DefaultParagraphFont" style:family="text">
      <style:text-properties style:font-name="Arial" fo:color="#000000" fo:font-size="14pt" style:font-size-asian="14pt" fo:language="en" fo:country="US"/>
    </style:style>
    <style:style style:name="T1826" style:parent-style-name="DefaultParagraphFont" style:family="text">
      <style:text-properties style:font-name="Arial" fo:color="#000000" fo:font-size="14pt" style:font-size-asian="14pt" fo:language="en" fo:country="US"/>
    </style:style>
    <style:style style:name="P182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828" style:parent-style-name="Standard" style:family="paragraph">
      <style:paragraph-properties fo:margin-top="0.1944in" fo:margin-bottom="0.0555in"/>
    </style:style>
    <style:style style:name="T182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3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831" style:parent-style-name="Standard" style:family="paragraph">
      <style:paragraph-properties fo:margin-top="0.1944in" fo:margin-bottom="0.0555in"/>
    </style:style>
    <style:style style:name="T183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33" style:parent-style-name="Standard" style:family="paragraph">
      <style:text-properties style:font-name="Arial" fo:color="#000000" fo:font-size="14pt" style:font-size-asian="14pt" fo:language="en" fo:country="US"/>
    </style:style>
    <style:style style:name="P1834" style:parent-style-name="Standard" style:family="paragraph">
      <style:paragraph-properties fo:margin-top="0.1944in" fo:margin-bottom="0.0555in"/>
    </style:style>
    <style:style style:name="T183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83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37" style:parent-style-name="Standard" style:family="paragraph">
      <style:text-properties style:font-name="Arial" fo:color="#000000" fo:font-size="14pt" style:font-size-asian="14pt" fo:language="en" fo:country="US"/>
    </style:style>
    <style:style style:name="P1838" style:parent-style-name="Standard" style:family="paragraph">
      <style:paragraph-properties fo:margin-top="0.1944in" fo:margin-bottom="0.0555in"/>
    </style:style>
    <style:style style:name="T183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40" style:parent-style-name="Standard" style:family="paragraph">
      <style:text-properties style:font-name="Arial" fo:color="#000000" fo:font-size="14pt" style:font-size-asian="14pt" fo:language="en" fo:country="US"/>
    </style:style>
    <style:style style:name="P1841" style:parent-style-name="Standard" style:family="paragraph">
      <style:paragraph-properties fo:margin-top="0.1944in" fo:margin-bottom="0.0555in"/>
    </style:style>
    <style:style style:name="T184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843" style:parent-style-name="DefaultParagraphFont" style:family="text">
      <style:text-properties style:font-name="Arial" fo:color="#000000" fo:font-size="14pt" style:font-size-asian="14pt" fo:language="en" fo:country="US"/>
    </style:style>
    <style:style style:name="T184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4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4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47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848" style:parent-style-name="DefaultParagraphFont" style:family="text">
      <style:text-properties style:font-name="Arial" fo:color="#000000" fo:font-size="14pt" style:font-size-asian="14pt" fo:language="en" fo:country="US"/>
    </style:style>
    <style:style style:name="T1849" style:parent-style-name="DefaultParagraphFont" style:family="text">
      <style:text-properties style:font-name="Arial" fo:color="#000000" fo:font-size="14pt" style:font-size-asian="14pt" fo:language="en" fo:country="US"/>
    </style:style>
    <style:style style:name="P185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851" style:parent-style-name="Standard" style:family="paragraph">
      <style:paragraph-properties fo:margin-top="0.1944in" fo:margin-bottom="0.0555in"/>
    </style:style>
    <style:style style:name="T185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53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854" style:parent-style-name="Standard" style:family="paragraph">
      <style:paragraph-properties fo:margin-top="0.1944in" fo:margin-bottom="0.0555in"/>
    </style:style>
    <style:style style:name="T185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56" style:parent-style-name="Standard" style:family="paragraph">
      <style:text-properties style:font-name="Arial" fo:color="#000000" fo:font-size="14pt" style:font-size-asian="14pt" fo:language="en" fo:country="US"/>
    </style:style>
    <style:style style:name="P1857" style:parent-style-name="Standard" style:family="paragraph">
      <style:paragraph-properties fo:margin-top="0.1944in" fo:margin-bottom="0.0555in"/>
    </style:style>
    <style:style style:name="T185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859" style:parent-style-name="DefaultParagraphFont" style:family="text">
      <style:text-properties style:font-name="Arial" fo:color="#000000" fo:font-size="14pt" style:font-size-asian="14pt" fo:language="en" fo:country="US"/>
    </style:style>
    <style:style style:name="T186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61" style:parent-style-name="DefaultParagraphFont" style:family="text">
      <style:text-properties style:font-name="Arial" fo:color="#000000" fo:font-size="14pt" style:font-size-asian="14pt" fo:language="en" fo:country="US"/>
    </style:style>
    <style:style style:name="P1862" style:parent-style-name="Standard" style:family="paragraph">
      <style:paragraph-properties fo:margin-top="0.1944in" fo:margin-bottom="0.0555in"/>
    </style:style>
    <style:style style:name="T186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64" style:parent-style-name="Standard" style:family="paragraph">
      <style:text-properties style:font-name="Arial" fo:color="#000000" fo:font-size="14pt" style:font-size-asian="14pt" fo:language="en" fo:country="US"/>
    </style:style>
    <style:style style:name="P1865" style:parent-style-name="Standard" style:family="paragraph">
      <style:paragraph-properties fo:margin-top="0.1944in" fo:margin-bottom="0.0555in"/>
    </style:style>
    <style:style style:name="T186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867" style:parent-style-name="DefaultParagraphFont" style:family="text">
      <style:text-properties style:font-name="Arial" fo:color="#000000" fo:font-size="14pt" style:font-size-asian="14pt" fo:language="en" fo:country="US"/>
    </style:style>
    <style:style style:name="T186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6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7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71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872" style:parent-style-name="DefaultParagraphFont" style:family="text">
      <style:text-properties style:font-name="Arial" fo:color="#000000" fo:font-size="14pt" style:font-size-asian="14pt" fo:language="en" fo:country="US"/>
    </style:style>
    <style:style style:name="T1873" style:parent-style-name="DefaultParagraphFont" style:family="text">
      <style:text-properties style:font-name="Arial" fo:color="#000000" fo:font-size="14pt" style:font-size-asian="14pt" fo:language="en" fo:country="US"/>
    </style:style>
    <style:style style:name="P187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875" style:parent-style-name="Standard" style:family="paragraph">
      <style:paragraph-properties fo:margin-top="0.1944in" fo:margin-bottom="0.0555in"/>
    </style:style>
    <style:style style:name="T187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7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878" style:parent-style-name="Standard" style:family="paragraph">
      <style:paragraph-properties fo:margin-top="0.1944in" fo:margin-bottom="0.0555in"/>
    </style:style>
    <style:style style:name="T187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80" style:parent-style-name="Standard" style:family="paragraph">
      <style:text-properties style:font-name="Arial" fo:color="#000000" fo:font-size="14pt" style:font-size-asian="14pt" fo:language="en" fo:country="US"/>
    </style:style>
    <style:style style:name="P1881" style:parent-style-name="Standard" style:family="paragraph">
      <style:paragraph-properties fo:margin-top="0.1944in" fo:margin-bottom="0.0555in"/>
    </style:style>
    <style:style style:name="T188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883" style:parent-style-name="DefaultParagraphFont" style:family="text">
      <style:text-properties style:font-name="Arial" fo:color="#000000" fo:font-size="14pt" style:font-size-asian="14pt" fo:language="en" fo:country="US"/>
    </style:style>
    <style:style style:name="T188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85" style:parent-style-name="DefaultParagraphFont" style:family="text">
      <style:text-properties style:font-name="Arial" fo:color="#000000" fo:font-size="14pt" style:font-size-asian="14pt" fo:language="en" fo:country="US"/>
    </style:style>
    <style:style style:name="P1886" style:parent-style-name="Standard" style:family="paragraph">
      <style:paragraph-properties fo:margin-top="0.1944in" fo:margin-bottom="0.0555in"/>
    </style:style>
    <style:style style:name="T188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88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889" style:parent-style-name="Standard" style:family="paragraph">
      <style:text-properties style:font-name="Arial" fo:color="#000000" fo:font-size="14pt" style:font-size-asian="14pt" fo:language="en" fo:country="US"/>
    </style:style>
    <style:style style:name="P1890" style:parent-style-name="Standard" style:family="paragraph">
      <style:paragraph-properties fo:margin-top="0.1944in" fo:margin-bottom="0.0555in"/>
    </style:style>
    <style:style style:name="T189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892" style:parent-style-name="DefaultParagraphFont" style:family="text">
      <style:text-properties style:font-name="Arial" fo:color="#000000" fo:font-size="14pt" style:font-size-asian="14pt" fo:language="en" fo:country="US"/>
    </style:style>
    <style:style style:name="T189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9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9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896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897" style:parent-style-name="DefaultParagraphFont" style:family="text">
      <style:text-properties style:font-name="Arial" fo:color="#000000" fo:font-size="14pt" style:font-size-asian="14pt" fo:language="en" fo:country="US"/>
    </style:style>
    <style:style style:name="T1898" style:parent-style-name="DefaultParagraphFont" style:family="text">
      <style:text-properties style:font-name="Arial" fo:color="#000000" fo:font-size="14pt" style:font-size-asian="14pt" fo:language="en" fo:country="US"/>
    </style:style>
    <style:style style:name="P189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900" style:parent-style-name="Standard" style:family="paragraph">
      <style:paragraph-properties fo:margin-top="0.1944in" fo:margin-bottom="0.0555in"/>
    </style:style>
    <style:style style:name="T190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0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903" style:parent-style-name="Standard" style:family="paragraph">
      <style:paragraph-properties fo:margin-top="0.1944in" fo:margin-bottom="0.0555in"/>
    </style:style>
    <style:style style:name="T190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05" style:parent-style-name="Standard" style:family="paragraph">
      <style:text-properties style:font-name="Arial" fo:color="#000000" fo:font-size="14pt" style:font-size-asian="14pt" fo:language="en" fo:country="US"/>
    </style:style>
    <style:style style:name="P1906" style:parent-style-name="Standard" style:family="paragraph">
      <style:paragraph-properties fo:margin-top="0.1944in" fo:margin-bottom="0.0555in"/>
    </style:style>
    <style:style style:name="T190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08" style:parent-style-name="DefaultParagraphFont" style:family="text">
      <style:text-properties style:font-name="Arial" fo:color="#000000" fo:font-size="14pt" style:font-size-asian="14pt" fo:language="en" fo:country="US"/>
    </style:style>
    <style:style style:name="T190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910" style:parent-style-name="DefaultParagraphFont" style:family="text">
      <style:text-properties style:font-name="Arial" fo:color="#000000" fo:font-size="14pt" style:font-size-asian="14pt" fo:language="en" fo:country="US"/>
    </style:style>
    <style:style style:name="T191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912" style:parent-style-name="DefaultParagraphFont" style:family="text">
      <style:text-properties style:font-name="Arial" fo:color="#000000" fo:font-size="14pt" style:font-size-asian="14pt" fo:language="en" fo:country="US"/>
    </style:style>
    <style:style style:name="T1913" style:parent-style-name="DefaultParagraphFont" style:family="text">
      <style:text-properties style:font-name="Arial" fo:color="#000000" fo:font-size="14pt" style:font-size-asian="14pt" fo:language="en" fo:country="US"/>
    </style:style>
    <style:style style:name="P1914" style:parent-style-name="Standard" style:family="paragraph">
      <style:paragraph-properties fo:margin-top="0.1944in" fo:margin-bottom="0.0555in"/>
    </style:style>
    <style:style style:name="T191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16" style:parent-style-name="DefaultParagraphFont" style:family="text">
      <style:text-properties style:font-name="Arial" fo:color="#000000" fo:font-size="14pt" style:font-size-asian="14pt" fo:language="en" fo:country="US"/>
    </style:style>
    <style:style style:name="T191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918" style:parent-style-name="DefaultParagraphFont" style:family="text">
      <style:text-properties style:font-name="Arial" fo:font-weight="bold" style:font-weight-asian="bold" fo:color="#000000" fo:font-size="14pt" style:font-size-asian="14pt" fo:language="en" fo:country="US"/>
    </style:style>
    <style:style style:name="T191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920" style:parent-style-name="DefaultParagraphFont" style:family="text">
      <style:text-properties style:font-name="Arial" fo:color="#000000" fo:font-size="14pt" style:font-size-asian="14pt" fo:language="en" fo:country="US"/>
    </style:style>
    <style:style style:name="T192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92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92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924" style:parent-style-name="DefaultParagraphFont" style:family="text">
      <style:text-properties style:font-name="Arial" fo:font-weight="bold" style:font-weight-asian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T1925" style:parent-style-name="DefaultParagraphFont" style:family="text">
      <style:text-properties style:font-name="Arial" fo:color="#000000" fo:font-size="14pt" style:font-size-asian="14pt" fo:language="en" fo:country="US"/>
    </style:style>
    <style:style style:name="T1926" style:parent-style-name="DefaultParagraphFont" style:family="text">
      <style:text-properties style:font-name="Arial" fo:color="#000000" fo:font-size="14pt" style:font-size-asian="14pt" fo:language="en" fo:country="US"/>
    </style:style>
    <style:style style:name="P192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928" style:parent-style-name="Standard" style:family="paragraph">
      <style:paragraph-properties fo:margin-top="0.1944in" fo:margin-bottom="0.0555in"/>
    </style:style>
    <style:style style:name="T192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3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931" style:parent-style-name="Standard" style:family="paragraph">
      <style:paragraph-properties fo:margin-top="0.1944in" fo:margin-bottom="0.0555in"/>
    </style:style>
    <style:style style:name="T193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33" style:parent-style-name="Standard" style:family="paragraph">
      <style:text-properties style:font-name="Arial" fo:color="#000000" fo:font-size="14pt" style:font-size-asian="14pt" fo:language="en" fo:country="US"/>
    </style:style>
    <style:style style:name="P1934" style:parent-style-name="Standard" style:family="paragraph">
      <style:paragraph-properties fo:margin-top="0.1944in" fo:margin-bottom="0.0555in"/>
    </style:style>
    <style:style style:name="T193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3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37" style:parent-style-name="DefaultParagraphFont" style:family="text">
      <style:text-properties style:font-name="Arial" fo:color="#000000" fo:font-size="14pt" style:font-size-asian="14pt" fo:language="en" fo:country="US"/>
    </style:style>
    <style:style style:name="T193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939" style:parent-style-name="DefaultParagraphFont" style:family="text">
      <style:text-properties style:font-name="Arial" fo:color="#000000" fo:font-size="14pt" style:font-size-asian="14pt" fo:language="en" fo:country="US"/>
    </style:style>
    <style:style style:name="T194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941" style:parent-style-name="DefaultParagraphFont" style:family="text">
      <style:text-properties style:font-name="Arial" fo:color="#000000" fo:font-size="14pt" style:font-size-asian="14pt" fo:language="en" fo:country="US"/>
    </style:style>
    <style:style style:name="T194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943" style:parent-style-name="DefaultParagraphFont" style:family="text">
      <style:text-properties style:font-name="Arial" fo:color="#000000" fo:font-size="14pt" style:font-size-asian="14pt" fo:language="en" fo:country="US"/>
    </style:style>
    <style:style style:name="P1944" style:parent-style-name="Standard" style:family="paragraph">
      <style:paragraph-properties fo:margin-top="0.1944in" fo:margin-bottom="0.0555in"/>
    </style:style>
    <style:style style:name="T194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46" style:parent-style-name="Standard" style:family="paragraph">
      <style:text-properties style:font-name="Arial" fo:color="#000000" fo:font-size="14pt" style:font-size-asian="14pt" fo:language="en" fo:country="US"/>
    </style:style>
    <style:style style:name="P1947" style:parent-style-name="Standard" style:family="paragraph">
      <style:paragraph-properties fo:margin-top="0.1944in" fo:margin-bottom="0.0555in"/>
    </style:style>
    <style:style style:name="T194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49" style:parent-style-name="DefaultParagraphFont" style:family="text">
      <style:text-properties style:font-name="Arial" fo:color="#000000" fo:font-size="14pt" style:font-size-asian="14pt" fo:language="en" fo:country="US"/>
    </style:style>
    <style:style style:name="T195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195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952" style:parent-style-name="Standard" style:family="paragraph">
      <style:paragraph-properties fo:margin-top="0.1944in" fo:margin-bottom="0.0555in"/>
    </style:style>
    <style:style style:name="T195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5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5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956" style:parent-style-name="Standard" style:family="paragraph">
      <style:paragraph-properties fo:margin-top="0.1944in" fo:margin-bottom="0.0555in"/>
    </style:style>
    <style:style style:name="T195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5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59" style:parent-style-name="Standard" style:family="paragraph">
      <style:text-properties style:font-name="Arial" fo:color="#000000" fo:font-size="14pt" style:font-size-asian="14pt" fo:language="en" fo:country="US"/>
    </style:style>
    <style:style style:name="P1960" style:parent-style-name="Standard" style:family="paragraph">
      <style:paragraph-properties fo:margin-top="0.1944in" fo:margin-bottom="0.0555in"/>
    </style:style>
    <style:style style:name="T196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62" style:parent-style-name="Standard" style:family="paragraph">
      <style:text-properties style:font-name="Arial" fo:color="#000000" fo:font-size="14pt" style:font-size-asian="14pt" fo:language="en" fo:country="US"/>
    </style:style>
    <style:style style:name="P1963" style:parent-style-name="Standard" style:family="paragraph">
      <style:paragraph-properties fo:margin-top="0.1944in" fo:margin-bottom="0.0555in"/>
    </style:style>
    <style:style style:name="T196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65" style:parent-style-name="Standard" style:family="paragraph">
      <style:text-properties style:font-name="Arial" fo:color="#000000" fo:font-size="14pt" style:font-size-asian="14pt" fo:language="en" fo:country="US"/>
    </style:style>
    <style:style style:name="P1966" style:parent-style-name="Standard" style:family="paragraph">
      <style:paragraph-properties fo:margin-top="0.1944in" fo:margin-bottom="0.0555in"/>
    </style:style>
    <style:style style:name="T196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68" style:parent-style-name="Standard" style:family="paragraph">
      <style:text-properties style:font-name="Arial" fo:color="#000000" fo:font-size="14pt" style:font-size-asian="14pt" fo:language="en" fo:country="US"/>
    </style:style>
    <style:style style:name="P1969" style:parent-style-name="Standard" style:family="paragraph">
      <style:paragraph-properties fo:margin-top="0.1944in" fo:margin-bottom="0.0555in"/>
    </style:style>
    <style:style style:name="T197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71" style:parent-style-name="DefaultParagraphFont" style:family="text">
      <style:text-properties style:font-name="Arial" fo:color="#000000" fo:font-size="14pt" style:font-size-asian="14pt" fo:language="en" fo:country="US"/>
    </style:style>
    <style:style style:name="T197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973" style:parent-style-name="Standard" style:family="paragraph">
      <style:text-properties style:font-name="Times New Roman" fo:font-size="14pt" style:font-size-asian="14pt" fo:language="en" fo:country="US"/>
    </style:style>
    <style:style style:name="P1974" style:parent-style-name="Standard" style:family="paragraph">
      <style:paragraph-properties fo:margin-top="0.1944in" fo:margin-bottom="0.0555in"/>
    </style:style>
    <style:style style:name="T197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7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77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978" style:parent-style-name="Standard" style:family="paragraph">
      <style:paragraph-properties fo:margin-top="0.1944in" fo:margin-bottom="0.0555in"/>
    </style:style>
    <style:style style:name="T197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80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981" style:parent-style-name="Standard" style:family="paragraph">
      <style:paragraph-properties fo:margin-top="0.1944in" fo:margin-bottom="0.0555in"/>
    </style:style>
    <style:style style:name="T198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83" style:parent-style-name="Standard" style:family="paragraph">
      <style:text-properties style:font-name="Arial" fo:color="#000000" fo:font-size="14pt" style:font-size-asian="14pt" fo:language="en" fo:country="US"/>
    </style:style>
    <style:style style:name="P1984" style:parent-style-name="Standard" style:family="paragraph">
      <style:paragraph-properties fo:margin-top="0.1944in" fo:margin-bottom="0.0555in"/>
    </style:style>
    <style:style style:name="T198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86" style:parent-style-name="Standard" style:family="paragraph">
      <style:text-properties style:font-name="Arial" fo:color="#000000" fo:font-size="14pt" style:font-size-asian="14pt" fo:language="en" fo:country="US"/>
    </style:style>
    <style:style style:name="P1987" style:parent-style-name="Standard" style:family="paragraph">
      <style:paragraph-properties fo:margin-top="0.1944in" fo:margin-bottom="0.0555in"/>
    </style:style>
    <style:style style:name="T198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89" style:parent-style-name="DefaultParagraphFont" style:family="text">
      <style:text-properties style:font-name="Arial" fo:color="#000000" fo:font-size="14pt" style:font-size-asian="14pt" fo:language="en" fo:country="US"/>
    </style:style>
    <style:style style:name="T1990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1991" style:parent-style-name="Standard" style:family="paragraph">
      <style:text-properties style:font-name="Times New Roman" fo:color="#000000" fo:font-size="14pt" style:font-size-asian="14pt" fo:language="en" fo:country="US"/>
    </style:style>
    <style:style style:name="P1992" style:parent-style-name="Standard" style:family="paragraph">
      <style:paragraph-properties fo:margin-top="0.1944in" fo:margin-bottom="0.0555in"/>
    </style:style>
    <style:style style:name="T199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9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9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1996" style:parent-style-name="Standard" style:family="paragraph">
      <style:paragraph-properties fo:margin-top="0.1944in" fo:margin-bottom="0.0555in"/>
    </style:style>
    <style:style style:name="T199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99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199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000" style:parent-style-name="Standard" style:family="paragraph">
      <style:paragraph-properties fo:margin-top="0.1944in" fo:margin-bottom="0.0555in"/>
    </style:style>
    <style:style style:name="T200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02" style:parent-style-name="Standard" style:family="paragraph">
      <style:text-properties style:font-name="Arial" fo:color="#000000" fo:font-size="14pt" style:font-size-asian="14pt" fo:language="en" fo:country="US"/>
    </style:style>
    <style:style style:name="P2003" style:parent-style-name="Standard" style:family="paragraph">
      <style:paragraph-properties fo:margin-top="0.1944in" fo:margin-bottom="0.0555in"/>
    </style:style>
    <style:style style:name="T200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05" style:parent-style-name="DefaultParagraphFont" style:family="text">
      <style:text-properties style:font-name="Arial" fo:color="#000000" fo:font-size="14pt" style:font-size-asian="14pt" fo:language="en" fo:country="US"/>
    </style:style>
    <style:style style:name="T2006" style:parent-style-name="DefaultParagraphFont" style:family="text">
      <style:text-properties style:font-name="Arial" fo:font-style="italic" style:font-style-asian="italic" fo:color="#000000" fo:font-size="14pt" style:font-size-asian="14pt" fo:language="en" fo:country="US"/>
    </style:style>
    <style:style style:name="T2007" style:parent-style-name="DefaultParagraphFont" style:family="text">
      <style:text-properties style:font-name="Arial" fo:color="#000000" fo:font-size="14pt" style:font-size-asian="14pt" fo:language="en" fo:country="US"/>
    </style:style>
    <style:style style:name="T2008" style:parent-style-name="DefaultParagraphFont" style:family="text">
      <style:text-properties style:font-name="Arial" fo:color="#000000" fo:font-size="14pt" style:font-size-asian="14pt" fo:language="en" fo:country="US"/>
    </style:style>
    <style:style style:name="P2009" style:parent-style-name="Standard" style:family="paragraph">
      <style:paragraph-properties fo:margin-top="0.1944in" fo:margin-bottom="0.0555in"/>
    </style:style>
    <style:style style:name="T201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11" style:parent-style-name="Standard" style:family="paragraph">
      <style:text-properties style:font-name="Arial" fo:color="#000000" fo:font-size="14pt" style:font-size-asian="14pt" fo:language="en" fo:country="US"/>
    </style:style>
    <style:style style:name="P2012" style:parent-style-name="Standard" style:family="paragraph">
      <style:paragraph-properties fo:margin-top="0.1944in" fo:margin-bottom="0.0555in"/>
    </style:style>
    <style:style style:name="T201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14" style:parent-style-name="Standard" style:family="paragraph">
      <style:text-properties style:font-name="Arial" fo:color="#000000" fo:font-size="14pt" style:font-size-asian="14pt" fo:language="en" fo:country="US"/>
    </style:style>
    <style:style style:name="P2015" style:parent-style-name="Standard" style:family="paragraph">
      <style:paragraph-properties fo:margin-top="0.1944in" fo:margin-bottom="0.0555in"/>
    </style:style>
    <style:style style:name="T201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1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1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019" style:parent-style-name="Standard" style:family="paragraph">
      <style:paragraph-properties fo:margin-top="0.1944in" fo:margin-bottom="0.0555in"/>
    </style:style>
    <style:style style:name="T202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2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022" style:parent-style-name="Standard" style:family="paragraph">
      <style:paragraph-properties fo:margin-top="0.1944in" fo:margin-bottom="0.0555in"/>
    </style:style>
    <style:style style:name="T202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24" style:parent-style-name="Standard" style:family="paragraph">
      <style:text-properties style:font-name="Arial" fo:color="#000000" fo:font-size="14pt" style:font-size-asian="14pt" fo:language="en" fo:country="US"/>
    </style:style>
    <style:style style:name="P2025" style:parent-style-name="Standard" style:family="paragraph">
      <style:paragraph-properties fo:margin-top="0.1944in" fo:margin-bottom="0.0555in"/>
    </style:style>
    <style:style style:name="T202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27" style:parent-style-name="DefaultParagraphFont" style:family="text">
      <style:text-properties style:font-name="Arial" fo:color="#000000" fo:font-size="14pt" style:font-size-asian="14pt" fo:language="en" fo:country="US"/>
    </style:style>
    <style:style style:name="T2028" style:parent-style-name="DefaultParagraphFont" style:family="text">
      <style:text-properties style:font-name="Arial" fo:font-style="italic" style:font-style-asian="italic" fo:color="#000000" fo:font-size="14pt" style:font-size-asian="14pt" fo:language="en" fo:country="US"/>
    </style:style>
    <style:style style:name="T2029" style:parent-style-name="DefaultParagraphFont" style:family="text">
      <style:text-properties style:font-name="Arial" fo:color="#000000" fo:font-size="14pt" style:font-size-asian="14pt" fo:language="en" fo:country="US"/>
    </style:style>
    <style:style style:name="P2030" style:parent-style-name="Standard" style:family="paragraph">
      <style:paragraph-properties fo:margin-top="0.1944in" fo:margin-bottom="0.0555in"/>
    </style:style>
    <style:style style:name="T203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3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33" style:parent-style-name="Standard" style:family="paragraph">
      <style:text-properties style:font-name="Arial" fo:color="#000000" fo:font-size="14pt" style:font-size-asian="14pt" fo:language="en" fo:country="US"/>
    </style:style>
    <style:style style:name="P2034" style:parent-style-name="Standard" style:family="paragraph">
      <style:paragraph-properties fo:margin-top="0.1944in" fo:margin-bottom="0.0555in"/>
    </style:style>
    <style:style style:name="T203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36" style:parent-style-name="DefaultParagraphFont" style:family="text">
      <style:text-properties style:font-name="Arial" fo:color="#000000" fo:font-size="14pt" style:font-size-asian="14pt" fo:language="en" fo:country="US"/>
    </style:style>
    <style:style style:name="T203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03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039" style:parent-style-name="Standard" style:family="paragraph">
      <style:paragraph-properties fo:margin-top="0.1944in" fo:margin-bottom="0.0555in"/>
    </style:style>
    <style:style style:name="T204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4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4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043" style:parent-style-name="Standard" style:family="paragraph">
      <style:paragraph-properties fo:margin-top="0.1944in" fo:margin-bottom="0.0555in"/>
    </style:style>
    <style:style style:name="T204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4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046" style:parent-style-name="Standard" style:family="paragraph">
      <style:paragraph-properties fo:margin-top="0.1944in" fo:margin-bottom="0.0555in"/>
    </style:style>
    <style:style style:name="T204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48" style:parent-style-name="Standard" style:family="paragraph">
      <style:text-properties style:font-name="Arial" fo:color="#000000" fo:font-size="14pt" style:font-size-asian="14pt" fo:language="en" fo:country="US"/>
    </style:style>
    <style:style style:name="P2049" style:parent-style-name="Standard" style:family="paragraph">
      <style:paragraph-properties fo:margin-top="0.1944in" fo:margin-bottom="0.0555in"/>
    </style:style>
    <style:style style:name="T205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51" style:parent-style-name="Standard" style:family="paragraph">
      <style:text-properties style:font-name="Arial" fo:color="#000000" fo:font-size="14pt" style:font-size-asian="14pt" fo:language="en" fo:country="US"/>
    </style:style>
    <style:style style:name="P2052" style:parent-style-name="Standard" style:family="paragraph">
      <style:paragraph-properties fo:margin-top="0.1944in" fo:margin-bottom="0.0555in"/>
    </style:style>
    <style:style style:name="T205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54" style:parent-style-name="Standard" style:family="paragraph">
      <style:text-properties style:font-name="Arial" fo:color="#000000" fo:font-size="14pt" style:font-size-asian="14pt" fo:language="en" fo:country="US"/>
    </style:style>
    <style:style style:name="P2055" style:parent-style-name="Standard" style:family="paragraph">
      <style:paragraph-properties fo:margin-top="0.1944in" fo:margin-bottom="0.0555in"/>
    </style:style>
    <style:style style:name="T205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57" style:parent-style-name="DefaultParagraphFont" style:family="text">
      <style:text-properties style:font-name="Arial" fo:color="#000000" fo:font-size="14pt" style:font-size-asian="14pt" fo:language="en" fo:country="US"/>
    </style:style>
    <style:style style:name="T205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059" style:parent-style-name="Standard" style:family="paragraph">
      <style:paragraph-properties fo:margin-top="0.1944in" fo:margin-bottom="0.0555in"/>
    </style:style>
    <style:style style:name="T206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6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6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063" style:parent-style-name="Standard" style:family="paragraph">
      <style:paragraph-properties fo:margin-top="0.1944in" fo:margin-bottom="0.0555in"/>
    </style:style>
    <style:style style:name="T206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6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066" style:parent-style-name="Standard" style:family="paragraph">
      <style:paragraph-properties fo:margin-top="0.1944in" fo:margin-bottom="0.0555in"/>
    </style:style>
    <style:style style:name="T206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68" style:parent-style-name="Standard" style:family="paragraph">
      <style:text-properties style:font-name="Arial" fo:color="#000000" fo:font-size="14pt" style:font-size-asian="14pt" fo:language="en" fo:country="US"/>
    </style:style>
    <style:style style:name="P2069" style:parent-style-name="Standard" style:family="paragraph">
      <style:paragraph-properties fo:margin-top="0.1944in" fo:margin-bottom="0.0555in"/>
    </style:style>
    <style:style style:name="T207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71" style:parent-style-name="DefaultParagraphFont" style:family="text">
      <style:text-properties style:font-name="Arial" fo:color="#000000" fo:font-size="14pt" style:font-size-asian="14pt" fo:language="en" fo:country="US"/>
    </style:style>
    <style:style style:name="T2072" style:parent-style-name="DefaultParagraphFont" style:family="text">
      <style:text-properties style:font-name="Arial" fo:color="#000000" fo:font-size="14pt" style:font-size-asian="14pt" fo:language="en" fo:country="US"/>
    </style:style>
    <style:style style:name="T207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074" style:parent-style-name="DefaultParagraphFont" style:family="text">
      <style:text-properties style:font-name="Arial" fo:color="#000000" fo:font-size="14pt" style:font-size-asian="14pt" fo:language="en" fo:country="US"/>
    </style:style>
    <style:style style:name="P2075" style:parent-style-name="Standard" style:family="paragraph">
      <style:paragraph-properties fo:margin-top="0.1944in" fo:margin-bottom="0.0555in"/>
    </style:style>
    <style:style style:name="T207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77" style:parent-style-name="Standard" style:family="paragraph">
      <style:text-properties style:font-name="Arial" fo:color="#000000" fo:font-size="14pt" style:font-size-asian="14pt" fo:language="en" fo:country="US"/>
    </style:style>
    <style:style style:name="P2078" style:parent-style-name="Standard" style:family="paragraph">
      <style:paragraph-properties fo:margin-top="0.1944in" fo:margin-bottom="0.0555in"/>
    </style:style>
    <style:style style:name="T207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80" style:parent-style-name="DefaultParagraphFont" style:family="text">
      <style:text-properties style:font-name="Arial" fo:color="#000000" fo:font-size="14pt" style:font-size-asian="14pt" fo:language="en" fo:country="US"/>
    </style:style>
    <style:style style:name="T2081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082" style:parent-style-name="Standard" style:family="paragraph">
      <style:paragraph-properties fo:margin-top="0.1944in" fo:margin-bottom="0.0555in"/>
    </style:style>
    <style:style style:name="T208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8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8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086" style:parent-style-name="Standard" style:family="paragraph">
      <style:paragraph-properties fo:margin-top="0.1944in" fo:margin-bottom="0.0555in"/>
    </style:style>
    <style:style style:name="T208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8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089" style:parent-style-name="Standard" style:family="paragraph">
      <style:paragraph-properties fo:margin-top="0.1944in" fo:margin-bottom="0.0555in"/>
    </style:style>
    <style:style style:name="T209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9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092" style:parent-style-name="Standard" style:family="paragraph">
      <style:text-properties style:font-name="Arial" fo:color="#000000" fo:font-size="14pt" style:font-size-asian="14pt" fo:language="en" fo:country="US"/>
    </style:style>
    <style:style style:name="P2093" style:parent-style-name="Standard" style:family="paragraph">
      <style:paragraph-properties fo:margin-top="0.1944in" fo:margin-bottom="0.0555in"/>
    </style:style>
    <style:style style:name="T209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095" style:parent-style-name="DefaultParagraphFont" style:family="text">
      <style:text-properties style:font-name="Arial" fo:color="#000000" fo:font-size="14pt" style:font-size-asian="14pt" fo:language="en" fo:country="US"/>
    </style:style>
    <style:style style:name="T209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097" style:parent-style-name="DefaultParagraphFont" style:family="text">
      <style:text-properties style:font-name="Arial" fo:color="#000000" fo:font-size="14pt" style:font-size-asian="14pt" fo:language="en" fo:country="US"/>
    </style:style>
    <style:style style:name="T2098" style:parent-style-name="DefaultParagraphFont" style:family="text">
      <style:text-properties style:font-name="Arial" fo:color="#000000" fo:font-size="14pt" style:font-size-asian="14pt" fo:language="en" fo:country="US"/>
    </style:style>
    <style:style style:name="P2099" style:parent-style-name="Standard" style:family="paragraph">
      <style:paragraph-properties fo:margin-top="0.1944in" fo:margin-bottom="0.0555in"/>
    </style:style>
    <style:style style:name="T210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01" style:parent-style-name="Standard" style:family="paragraph">
      <style:text-properties style:font-name="Arial" fo:color="#000000" fo:font-size="14pt" style:font-size-asian="14pt" fo:language="en" fo:country="US"/>
    </style:style>
    <style:style style:name="P2102" style:parent-style-name="Standard" style:family="paragraph">
      <style:paragraph-properties fo:margin-top="0.1944in" fo:margin-bottom="0.0555in"/>
    </style:style>
    <style:style style:name="T210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04" style:parent-style-name="Standard" style:family="paragraph">
      <style:text-properties style:font-name="Arial" fo:color="#000000" fo:font-size="14pt" style:font-size-asian="14pt" fo:language="en" fo:country="US"/>
    </style:style>
    <style:style style:name="P2105" style:parent-style-name="Standard" style:family="paragraph">
      <style:paragraph-properties fo:margin-top="0.1944in" fo:margin-bottom="0.0555in"/>
    </style:style>
    <style:style style:name="T210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10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0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109" style:parent-style-name="Standard" style:family="paragraph">
      <style:paragraph-properties fo:margin-top="0.1944in" fo:margin-bottom="0.0555in"/>
    </style:style>
    <style:style style:name="T211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1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112" style:parent-style-name="Standard" style:family="paragraph">
      <style:paragraph-properties fo:margin-top="0.1944in" fo:margin-bottom="0.0555in"/>
    </style:style>
    <style:style style:name="T211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14" style:parent-style-name="Standard" style:family="paragraph">
      <style:text-properties style:font-name="Arial" fo:color="#000000" fo:font-size="14pt" style:font-size-asian="14pt" fo:language="en" fo:country="US"/>
    </style:style>
    <style:style style:name="P2115" style:parent-style-name="Standard" style:family="paragraph">
      <style:paragraph-properties fo:margin-top="0.1944in" fo:margin-bottom="0.0555in"/>
    </style:style>
    <style:style style:name="T211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117" style:parent-style-name="DefaultParagraphFont" style:family="text">
      <style:text-properties style:font-name="Arial" fo:color="#000000" fo:font-size="14pt" style:font-size-asian="14pt" fo:language="en" fo:country="US"/>
    </style:style>
    <style:style style:name="T211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119" style:parent-style-name="DefaultParagraphFont" style:family="text">
      <style:text-properties style:font-name="Arial" fo:color="#000000" fo:font-size="14pt" style:font-size-asian="14pt" fo:language="en" fo:country="US"/>
    </style:style>
    <style:style style:name="T2120" style:parent-style-name="DefaultParagraphFont" style:family="text">
      <style:text-properties style:font-name="Arial" fo:color="#000000" fo:font-size="14pt" style:font-size-asian="14pt" fo:language="en" fo:country="US"/>
    </style:style>
    <style:style style:name="P2121" style:parent-style-name="Standard" style:family="paragraph">
      <style:paragraph-properties fo:margin-top="0.1944in" fo:margin-bottom="0.0555in"/>
    </style:style>
    <style:style style:name="T212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23" style:parent-style-name="Standard" style:family="paragraph">
      <style:text-properties style:font-name="Arial" fo:color="#000000" fo:font-size="14pt" style:font-size-asian="14pt" fo:language="en" fo:country="US"/>
    </style:style>
    <style:style style:name="P2124" style:parent-style-name="Standard" style:family="paragraph">
      <style:paragraph-properties fo:margin-top="0.1944in" fo:margin-bottom="0.0555in"/>
    </style:style>
    <style:style style:name="T212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26" style:parent-style-name="Standard" style:family="paragraph">
      <style:text-properties style:font-name="Arial" fo:color="#000000" fo:font-size="14pt" style:font-size-asian="14pt" fo:language="en" fo:country="US"/>
    </style:style>
    <style:style style:name="P2127" style:parent-style-name="Standard" style:family="paragraph">
      <style:text-properties style:font-name="Times New Roman" fo:color="#000000" fo:font-size="14pt" style:font-size-asian="14pt" fo:language="en" fo:country="US"/>
    </style:style>
    <style:style style:name="P2128" style:parent-style-name="Standard" style:family="paragraph">
      <style:paragraph-properties fo:margin-top="0.1944in" fo:margin-bottom="0.0555in"/>
    </style:style>
    <style:style style:name="T212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13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3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132" style:parent-style-name="Standard" style:family="paragraph">
      <style:paragraph-properties fo:margin-top="0.1944in" fo:margin-bottom="0.0555in"/>
    </style:style>
    <style:style style:name="T213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34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135" style:parent-style-name="Standard" style:family="paragraph">
      <style:paragraph-properties fo:margin-top="0.1944in" fo:margin-bottom="0.0555in"/>
    </style:style>
    <style:style style:name="T213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37" style:parent-style-name="Standard" style:family="paragraph">
      <style:text-properties style:font-name="Arial" fo:color="#000000" fo:font-size="14pt" style:font-size-asian="14pt" fo:language="en" fo:country="US"/>
    </style:style>
    <style:style style:name="P2138" style:parent-style-name="Standard" style:family="paragraph">
      <style:paragraph-properties fo:margin-top="0.1944in" fo:margin-bottom="0.0555in"/>
    </style:style>
    <style:style style:name="T213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40" style:parent-style-name="Standard" style:family="paragraph">
      <style:text-properties style:font-name="Arial" fo:color="#000000" fo:font-size="14pt" style:font-size-asian="14pt" fo:language="en" fo:country="US"/>
    </style:style>
    <style:style style:name="P2141" style:parent-style-name="Standard" style:family="paragraph">
      <style:paragraph-properties fo:margin-top="0.1944in" fo:margin-bottom="0.0555in"/>
    </style:style>
    <style:style style:name="T214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43" style:parent-style-name="Standard" style:family="paragraph">
      <style:text-properties style:font-name="Arial" fo:color="#000000" fo:font-size="14pt" style:font-size-asian="14pt" fo:language="en" fo:country="US"/>
    </style:style>
    <style:style style:name="P2144" style:parent-style-name="Standard" style:family="paragraph">
      <style:paragraph-properties fo:margin-top="0.1944in" fo:margin-bottom="0.0555in"/>
    </style:style>
    <style:style style:name="T214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146" style:parent-style-name="DefaultParagraphFont" style:family="text">
      <style:text-properties style:font-name="Arial" fo:color="#000000" fo:font-size="14pt" style:font-size-asian="14pt" fo:language="en" fo:country="US"/>
    </style:style>
    <style:style style:name="T214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148" style:parent-style-name="Standard" style:family="paragraph">
      <style:paragraph-properties fo:margin-top="0.1944in" fo:margin-bottom="0.0555in"/>
    </style:style>
    <style:style style:name="T214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15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51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152" style:parent-style-name="Standard" style:family="paragraph">
      <style:paragraph-properties fo:margin-top="0.1944in" fo:margin-bottom="0.0555in"/>
    </style:style>
    <style:style style:name="T215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15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55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156" style:parent-style-name="Standard" style:family="paragraph">
      <style:paragraph-properties fo:margin-top="0.1944in" fo:margin-bottom="0.0555in"/>
    </style:style>
    <style:style style:name="T215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58" style:parent-style-name="Standard" style:family="paragraph">
      <style:text-properties style:font-name="Arial" fo:color="#000000" fo:font-size="14pt" style:font-size-asian="14pt" fo:language="en" fo:country="US"/>
    </style:style>
    <style:style style:name="P2159" style:parent-style-name="Standard" style:family="paragraph">
      <style:paragraph-properties fo:margin-top="0.1944in" fo:margin-bottom="0.0555in"/>
    </style:style>
    <style:style style:name="T216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61" style:parent-style-name="Standard" style:family="paragraph">
      <style:text-properties style:font-name="Arial" fo:color="#000000" fo:font-size="14pt" style:font-size-asian="14pt" fo:language="en" fo:country="US"/>
    </style:style>
    <style:style style:name="P2162" style:parent-style-name="Standard" style:family="paragraph">
      <style:paragraph-properties fo:margin-top="0.1944in" fo:margin-bottom="0.0555in"/>
    </style:style>
    <style:style style:name="T216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64" style:parent-style-name="Standard" style:family="paragraph">
      <style:text-properties style:font-name="Arial" fo:color="#000000" fo:font-size="14pt" style:font-size-asian="14pt" fo:language="en" fo:country="US"/>
    </style:style>
    <style:style style:name="P2165" style:parent-style-name="Standard" style:family="paragraph">
      <style:paragraph-properties fo:margin-top="0.1944in" fo:margin-bottom="0.0555in"/>
    </style:style>
    <style:style style:name="T216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67" style:parent-style-name="Standard" style:family="paragraph">
      <style:text-properties style:font-name="Arial" fo:color="#000000" fo:font-size="14pt" style:font-size-asian="14pt" fo:language="en" fo:country="US"/>
    </style:style>
    <style:style style:name="P2168" style:parent-style-name="Standard" style:family="paragraph">
      <style:text-properties style:font-name="Times New Roman" fo:font-size="14pt" style:font-size-asian="14pt" fo:language="en" fo:country="US"/>
    </style:style>
    <style:style style:name="P2169" style:parent-style-name="Standard" style:family="paragraph">
      <style:paragraph-properties fo:margin-top="0.1944in" fo:margin-bottom="0.0555in"/>
    </style:style>
    <style:style style:name="T217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17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7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173" style:parent-style-name="Standard" style:family="paragraph">
      <style:paragraph-properties fo:margin-top="0.1944in" fo:margin-bottom="0.0555in"/>
    </style:style>
    <style:style style:name="T217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75" style:parent-style-name="Standard" style:family="paragraph">
      <style:paragraph-properties fo:margin-top="0.3333in" fo:margin-bottom="0.0833in"/>
      <style:text-properties fo:font-size="14pt" style:font-size-asian="14pt" fo:language="en" fo:country="US"/>
    </style:style>
    <style:style style:name="P2176" style:parent-style-name="Standard" style:family="paragraph">
      <style:paragraph-properties fo:margin-top="0.1944in" fo:margin-bottom="0.0555in"/>
    </style:style>
    <style:style style:name="T217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78" style:parent-style-name="Standard" style:family="paragraph">
      <style:text-properties style:font-name="Arial" fo:color="#000000" fo:font-size="14pt" style:font-size-asian="14pt" fo:language="en" fo:country="US"/>
    </style:style>
    <style:style style:name="P2179" style:parent-style-name="Standard" style:family="paragraph">
      <style:paragraph-properties fo:margin-top="0.1944in" fo:margin-bottom="0.0555in"/>
    </style:style>
    <style:style style:name="T218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81" style:parent-style-name="Standard" style:list-style-name="LFO1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14pt" style:font-size-asian="14pt"/>
    </style:style>
    <style:style style:name="P2182" style:parent-style-name="Standard" style:list-style-name="LFO1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14pt" style:font-size-asian="14pt" fo:language="en" fo:country="US"/>
    </style:style>
    <style:style style:name="P2183" style:parent-style-name="Standard" style:family="paragraph">
      <style:paragraph-properties fo:margin-top="0.1944in" fo:margin-bottom="0.0555in"/>
    </style:style>
    <style:style style:name="T218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85" style:parent-style-name="Standard" style:family="paragraph">
      <style:text-properties style:font-name="Arial" fo:color="#000000" fo:font-size="14pt" style:font-size-asian="14pt" fo:language="en" fo:country="US"/>
    </style:style>
    <style:style style:name="P2186" style:parent-style-name="Standard" style:family="paragraph">
      <style:paragraph-properties fo:margin-top="0.1944in" fo:margin-bottom="0.0555in"/>
    </style:style>
    <style:style style:name="T218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188" style:parent-style-name="DefaultParagraphFont" style:family="text">
      <style:text-properties style:font-name="Arial" fo:color="#000000" fo:font-size="14pt" style:font-size-asian="14pt" fo:language="en" fo:country="US"/>
    </style:style>
    <style:style style:name="T218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190" style:parent-style-name="Standard" style:family="paragraph">
      <style:paragraph-properties fo:margin-top="0.1944in" fo:margin-bottom="0.0555in"/>
    </style:style>
    <style:style style:name="T219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19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93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194" style:parent-style-name="Standard" style:family="paragraph">
      <style:paragraph-properties fo:margin-top="0.1944in" fo:margin-bottom="0.0555in"/>
    </style:style>
    <style:style style:name="T219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96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197" style:parent-style-name="Standard" style:family="paragraph">
      <style:paragraph-properties fo:margin-top="0.1944in" fo:margin-bottom="0.0555in"/>
    </style:style>
    <style:style style:name="T219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199" style:parent-style-name="Standard" style:family="paragraph">
      <style:text-properties style:font-name="Arial" fo:color="#000000" fo:font-size="14pt" style:font-size-asian="14pt" fo:language="en" fo:country="US"/>
    </style:style>
    <style:style style:name="P2200" style:parent-style-name="Standard" style:family="paragraph">
      <style:paragraph-properties fo:margin-top="0.1944in" fo:margin-bottom="0.0555in"/>
    </style:style>
    <style:style style:name="T220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02" style:parent-style-name="DefaultParagraphFont" style:family="text">
      <style:text-properties style:font-name="Arial" fo:color="#000000" fo:font-size="14pt" style:font-size-asian="14pt" fo:language="en" fo:country="US"/>
    </style:style>
    <style:style style:name="T2203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204" style:parent-style-name="DefaultParagraphFont" style:family="text">
      <style:text-properties style:font-name="Arial" fo:color="#000000" fo:font-size="14pt" style:font-size-asian="14pt" fo:language="en" fo:country="US"/>
    </style:style>
    <style:style style:name="P2205" style:parent-style-name="Standard" style:family="paragraph">
      <style:paragraph-properties fo:margin-top="0.1944in" fo:margin-bottom="0.0555in"/>
    </style:style>
    <style:style style:name="T220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07" style:parent-style-name="Standard" style:family="paragraph">
      <style:text-properties style:font-name="Arial" fo:color="#000000" fo:font-size="14pt" style:font-size-asian="14pt" fo:language="en" fo:country="US"/>
    </style:style>
    <style:style style:name="P2208" style:parent-style-name="Standard" style:family="paragraph">
      <style:paragraph-properties fo:margin-top="0.1944in" fo:margin-bottom="0.0555in"/>
    </style:style>
    <style:style style:name="T220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10" style:parent-style-name="DefaultParagraphFont" style:family="text">
      <style:text-properties style:font-name="Arial" fo:color="#000000" fo:font-size="14pt" style:font-size-asian="14pt" fo:language="en" fo:country="US"/>
    </style:style>
    <style:style style:name="T2211" style:parent-style-name="DefaultParagraphFont" style:family="text">
      <style:text-properties style:font-name="Arial" fo:color="#000000" fo:font-size="14pt" style:font-size-asian="14pt" fo:language="en" fo:country="US"/>
    </style:style>
    <style:style style:name="T2212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213" style:parent-style-name="Standard" style:family="paragraph">
      <style:paragraph-properties fo:margin-top="0.1944in" fo:margin-bottom="0.0555in"/>
    </style:style>
    <style:style style:name="T221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15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16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217" style:parent-style-name="Standard" style:family="paragraph">
      <style:paragraph-properties fo:margin-top="0.1944in" fo:margin-bottom="0.0555in"/>
    </style:style>
    <style:style style:name="T221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19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220" style:parent-style-name="Standard" style:family="paragraph">
      <style:paragraph-properties fo:margin-top="0.1944in" fo:margin-bottom="0.0555in"/>
    </style:style>
    <style:style style:name="T2221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22" style:parent-style-name="Standard" style:family="paragraph">
      <style:text-properties style:font-name="Arial" fo:color="#000000" fo:font-size="14pt" style:font-size-asian="14pt" fo:language="en" fo:country="US"/>
    </style:style>
    <style:style style:name="P2223" style:parent-style-name="Standard" style:family="paragraph">
      <style:paragraph-properties fo:margin-top="0.1944in" fo:margin-bottom="0.0555in"/>
    </style:style>
    <style:style style:name="T222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25" style:parent-style-name="DefaultParagraphFont" style:family="text">
      <style:text-properties fo:font-weight="bold" style:font-weight-asian="bold" fo:color="#666666" fo:font-size="14pt" style:font-size-asian="14pt" fo:language="en" fo:country="US"/>
    </style:style>
    <style:style style:name="P2226" style:parent-style-name="Standard" style:family="paragraph">
      <style:text-properties style:font-name="Arial" fo:color="#000000" fo:font-size="14pt" style:font-size-asian="14pt" fo:language="en" fo:country="US"/>
    </style:style>
    <style:style style:name="P2227" style:parent-style-name="Standard" style:family="paragraph">
      <style:paragraph-properties fo:margin-top="0.1944in" fo:margin-bottom="0.0555in"/>
    </style:style>
    <style:style style:name="T222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2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30" style:parent-style-name="Standard" style:family="paragraph">
      <style:text-properties style:font-name="Arial" fo:color="#000000" fo:font-size="14pt" style:font-size-asian="14pt" fo:language="en" fo:country="US"/>
    </style:style>
    <style:style style:name="P2231" style:parent-style-name="Standard" style:family="paragraph">
      <style:paragraph-properties fo:margin-top="0.1944in" fo:margin-bottom="0.0555in"/>
    </style:style>
    <style:style style:name="T223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33" style:parent-style-name="DefaultParagraphFont" style:family="text">
      <style:text-properties style:font-name="Arial" fo:color="#000000" fo:font-size="14pt" style:font-size-asian="14pt" fo:language="en" fo:country="US"/>
    </style:style>
    <style:style style:name="T2234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235" style:parent-style-name="Standard" style:family="paragraph">
      <style:paragraph-properties fo:margin-top="0.1944in" fo:margin-bottom="0.0555in"/>
    </style:style>
    <style:style style:name="T223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3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38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239" style:parent-style-name="Standard" style:family="paragraph">
      <style:paragraph-properties fo:margin-top="0.1944in" fo:margin-bottom="0.0555in"/>
    </style:style>
    <style:style style:name="T224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41" style:parent-style-name="Standard" style:family="paragraph">
      <style:text-properties style:font-name="Arial" fo:color="#000000" fo:font-size="14pt" style:font-size-asian="14pt" fo:language="en" fo:country="US"/>
    </style:style>
    <style:style style:name="P2242" style:parent-style-name="Standard" style:family="paragraph">
      <style:paragraph-properties fo:margin-top="0.1944in" fo:margin-bottom="0.0555in"/>
    </style:style>
    <style:style style:name="T224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44" style:parent-style-name="Standard" style:family="paragraph">
      <style:text-properties style:font-name="Arial" fo:color="#000000" fo:font-size="14pt" style:font-size-asian="14pt" fo:language="en" fo:country="US"/>
    </style:style>
    <style:style style:name="P2245" style:parent-style-name="Standard" style:family="paragraph">
      <style:paragraph-properties fo:margin-top="0.1944in" fo:margin-bottom="0.0555in"/>
    </style:style>
    <style:style style:name="T2246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47" style:parent-style-name="DefaultParagraphFont" style:family="text">
      <style:text-properties fo:font-weight="bold" style:font-weight-asian="bold" fo:color="#666666" fo:font-size="14pt" style:font-size-asian="14pt" fo:language="en" fo:country="US"/>
    </style:style>
    <style:style style:name="P2248" style:parent-style-name="Standard" style:family="paragraph">
      <style:text-properties style:font-name="Arial" fo:color="#000000" fo:font-size="14pt" style:font-size-asian="14pt" fo:language="en" fo:country="US"/>
    </style:style>
    <style:style style:name="P2249" style:parent-style-name="Standard" style:family="paragraph">
      <style:paragraph-properties fo:margin-top="0.1944in" fo:margin-bottom="0.0555in"/>
    </style:style>
    <style:style style:name="T225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51" style:parent-style-name="Standard" style:family="paragraph">
      <style:text-properties style:font-name="Arial" fo:color="#000000" fo:font-size="14pt" style:font-size-asian="14pt" fo:language="en" fo:country="US"/>
    </style:style>
    <style:style style:name="P2252" style:parent-style-name="Standard" style:family="paragraph">
      <style:paragraph-properties fo:margin-top="0.1944in" fo:margin-bottom="0.0555in"/>
    </style:style>
    <style:style style:name="T225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54" style:parent-style-name="DefaultParagraphFont" style:family="text">
      <style:text-properties style:font-name="Arial" fo:color="#000000" fo:font-size="14pt" style:font-size-asian="14pt" fo:language="en" fo:country="US"/>
    </style:style>
    <style:style style:name="T225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256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25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258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259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260" style:parent-style-name="Standard" style:family="paragraph">
      <style:text-properties style:font-name="Arial" fo:color="#000000" fo:font-size="14pt" style:font-size-asian="14pt" fo:language="en" fo:country="US"/>
    </style:style>
    <style:style style:name="P2261" style:parent-style-name="Standard" style:family="paragraph">
      <style:text-properties style:font-name="Arial" fo:color="#000000" fo:font-size="14pt" style:font-size-asian="14pt" fo:language="en" fo:country="US"/>
    </style:style>
    <style:style style:name="P2262" style:parent-style-name="Standard" style:family="paragraph">
      <style:paragraph-properties fo:margin-top="0.1944in" fo:margin-bottom="0.0555in"/>
      <style:text-properties fo:font-size="14pt" style:font-size-asian="14pt" fo:language="en" fo:country="US"/>
    </style:style>
    <style:style style:name="P2263" style:parent-style-name="Standard" style:family="paragraph">
      <style:paragraph-properties fo:margin-top="0.1944in" fo:margin-bottom="0.0555in"/>
    </style:style>
    <style:style style:name="T226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65" style:parent-style-name="Standard" style:family="paragraph">
      <style:text-properties style:font-name="Arial" fo:color="#000000" fo:font-size="14pt" style:font-size-asian="14pt" fo:language="en" fo:country="US"/>
    </style:style>
    <style:style style:name="P2266" style:parent-style-name="Standard" style:family="paragraph">
      <style:paragraph-properties fo:margin-top="0.1944in" fo:margin-bottom="0.0555in"/>
    </style:style>
    <style:style style:name="T2267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68" style:parent-style-name="Standard" style:family="paragraph">
      <style:text-properties style:font-name="Arial" fo:color="#000000" fo:font-size="14pt" style:font-size-asian="14pt" fo:language="en" fo:country="US"/>
    </style:style>
    <style:style style:name="P2269" style:parent-style-name="Standard" style:family="paragraph">
      <style:paragraph-properties fo:margin-top="0.1944in" fo:margin-bottom="0.0555in"/>
    </style:style>
    <style:style style:name="T2270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71" style:parent-style-name="Standard" style:list-style-name="LFO2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14pt" style:font-size-asian="14pt"/>
    </style:style>
    <style:style style:name="P2272" style:parent-style-name="Standard" style:list-style-name="LFO1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14pt" style:font-size-asian="14pt"/>
    </style:style>
    <style:style style:name="P2273" style:parent-style-name="Standard" style:family="paragraph">
      <style:paragraph-properties fo:margin-top="0.1944in" fo:margin-bottom="0.0555in"/>
    </style:style>
    <style:style style:name="T2274" style:parent-style-name="DefaultParagraphFont" style:family="text">
      <style:text-properties fo:font-weight="bold" style:font-weight-asian="bold" fo:font-size="14pt" style:font-size-asian="14pt"/>
    </style:style>
    <style:style style:name="P2275" style:parent-style-name="Standard" style:family="paragraph">
      <style:text-properties style:font-name="Arial" fo:color="#000000" fo:font-size="14pt" style:font-size-asian="14pt"/>
    </style:style>
    <style:style style:name="P2276" style:parent-style-name="Standard" style:family="paragraph">
      <style:paragraph-properties fo:margin-top="0.1944in" fo:margin-bottom="0.0555in"/>
    </style:style>
    <style:style style:name="T2277" style:parent-style-name="DefaultParagraphFont" style:family="text">
      <style:text-properties fo:font-weight="bold" style:font-weight-asian="bold" fo:font-size="14pt" style:font-size-asian="14pt"/>
    </style:style>
    <style:style style:name="T2278" style:parent-style-name="DefaultParagraphFont" style:family="text">
      <style:text-properties style:font-name="Arial" fo:color="#000000" fo:font-size="14pt" style:font-size-asian="14pt"/>
    </style:style>
    <style:style style:name="T2279" style:parent-style-name="DefaultParagraphFont" style:family="text">
      <style:text-properties style:font-name="Times New Roman" fo:color="#000000" fo:font-size="14pt" style:font-size-asian="14pt"/>
    </style:style>
    <style:style style:name="T2280" style:parent-style-name="DefaultParagraphFont" style:family="text">
      <style:text-properties style:font-name="Times New Roman" fo:color="#000000" fo:font-size="14pt" style:font-size-asian="14pt"/>
    </style:style>
    <style:style style:name="T2281" style:parent-style-name="DefaultParagraphFont" style:family="text">
      <style:text-properties style:font-name="Times New Roman" fo:color="#000000" fo:font-size="14pt" style:font-size-asian="14pt"/>
    </style:style>
    <style:style style:name="T2282" style:parent-style-name="DefaultParagraphFont" style:family="text">
      <style:text-properties style:font-name="Arial" fo:color="#000000" fo:font-size="14pt" style:font-size-asian="14pt"/>
    </style:style>
    <style:style style:name="T2283" style:parent-style-name="DefaultParagraphFont" style:family="text">
      <style:text-properties style:font-name="Arial" fo:color="#000000" fo:font-size="14pt" style:font-size-asian="14pt"/>
    </style:style>
    <style:style style:name="P2284" style:parent-style-name="Standard" style:family="paragraph">
      <style:paragraph-properties fo:margin-top="0.1944in" fo:margin-bottom="0.0555in"/>
      <style:text-properties fo:font-size="14pt" style:font-size-asian="14pt"/>
    </style:style>
    <style:style style:name="P2285" style:parent-style-name="Standard" style:family="paragraph">
      <style:paragraph-properties fo:margin-top="0.1944in" fo:margin-bottom="0.0555in"/>
    </style:style>
    <style:style style:name="T2286" style:parent-style-name="DefaultParagraphFont" style:family="text">
      <style:text-properties fo:font-weight="bold" style:font-weight-asian="bold" fo:font-size="14pt" style:font-size-asian="14pt"/>
    </style:style>
    <style:style style:name="P2287" style:parent-style-name="Standard" style:family="paragraph">
      <style:text-properties style:font-name="Arial" fo:color="#000000" fo:font-size="14pt" style:font-size-asian="14pt" fo:language="en" fo:country="US"/>
    </style:style>
    <style:style style:name="P2288" style:parent-style-name="Standard" style:family="paragraph">
      <style:paragraph-properties fo:margin-top="0.1944in" fo:margin-bottom="0.0555in"/>
    </style:style>
    <style:style style:name="T228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P2290" style:parent-style-name="Standard" style:family="paragraph">
      <style:text-properties style:font-name="Arial" fo:color="#000000" fo:font-size="14pt" style:font-size-asian="14pt" fo:language="en" fo:country="US"/>
    </style:style>
    <style:style style:name="P2291" style:parent-style-name="Standard" style:family="paragraph">
      <style:paragraph-properties fo:margin-top="0.1944in" fo:margin-bottom="0.0555in"/>
    </style:style>
    <style:style style:name="T2292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93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2294" style:parent-style-name="DefaultParagraphFont" style:family="text">
      <style:text-properties style:font-name="Arial" fo:color="#000000" fo:font-size="14pt" style:font-size-asian="14pt" fo:language="en" fo:country="US"/>
    </style:style>
    <style:style style:name="T2295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T2296" style:parent-style-name="DefaultParagraphFont" style:family="text">
      <style:text-properties style:font-name="Arial" fo:color="#000000" fo:font-size="14pt" style:font-size-asian="14pt" fo:language="en" fo:country="US"/>
    </style:style>
    <style:style style:name="T2297" style:parent-style-name="DefaultParagraphFont" style:family="text">
      <style:text-properties style:font-name="Times New Roman" fo:color="#000000" fo:font-size="14pt" style:font-size-asian="14pt" fo:language="en" fo:country="US"/>
    </style:style>
    <style:style style:name="P2298" style:parent-style-name="Standard" style:family="paragraph">
      <style:paragraph-properties fo:margin-top="0.1944in" fo:margin-bottom="0.0555in"/>
    </style:style>
    <style:style style:name="T2299" style:parent-style-name="DefaultParagraphFont" style:family="text">
      <style:text-properties fo:font-weight="bold" style:font-weight-asian="bold" fo:font-size="14pt" style:font-size-asian="14pt"/>
    </style:style>
    <style:style style:name="P2300" style:parent-style-name="Standard" style:family="paragraph">
      <style:text-properties style:font-name="Arial" fo:color="#000000" fo:font-size="14pt" style:font-size-asian="14pt"/>
    </style:style>
    <style:style style:name="P2301" style:parent-style-name="Standard" style:family="paragraph">
      <style:paragraph-properties fo:margin-top="0.1944in" fo:margin-bottom="0.0555in"/>
    </style:style>
    <style:style style:name="T2302" style:parent-style-name="DefaultParagraphFont" style:family="text">
      <style:text-properties fo:font-weight="bold" style:font-weight-asian="bold" fo:font-size="14pt" style:font-size-asian="14pt"/>
    </style:style>
    <style:style style:name="T2303" style:parent-style-name="DefaultParagraphFont" style:family="text">
      <style:text-properties style:font-name="Arial" fo:color="#000000" fo:font-size="14pt" style:font-size-asian="14pt"/>
    </style:style>
  </office:automatic-styles>
  <office:body>
    <office:text text:use-soft-page-breaks="true">
      <text:p text:style-name="P1"><text:span text:style-name="T2">Test Id                                  Test Name</text:span></text:p>
      <text:p text:style-name="P3"/>
      <text:p text:style-name="P4"><text:span text:style-name="T5">Download and install application</text:span></text:p>
      <text:p text:style-name="P6">T1.01<text:tab/><text:tab/><text:tab/>App downloadable from Android Market</text:p>
      <text:p text:style-name="P7">T1.02<text:tab/><text:tab/><text:tab/>App install file working properly</text:p>
      <text:p text:style-name="P8">T1.03<text:tab/><text:tab/><text:tab/>App uploaded under correct name</text:p>
      <text:p text:style-name="P9">T1.04<text:tab/><text:tab/><text:tab/>Correct description of the program<text:s/>at Android Market</text:p>
      <text:p text:style-name="P10">T1.05<text:tab/><text:tab/><text:tab/>Confirmation message provided if installation succeeds</text:p>
      <text:p text:style-name="P11">T1.06<text:tab/><text:tab/><text:tab/>Message provided when something goes wrong during installation.<text:s/><text:tab/></text:p>
      <text:p text:style-name="P12"/>
      <text:p text:style-name="P13"><text:span text:style-name="T14">Start Application</text:span></text:p>
      <text:p text:style-name="P15">T2.01<text:tab/><text:tab/><text:tab/>Application is start able</text:p>
      <text:p text:style-name="P16">T2.02<text:tab/><text:tab/><text:tab/>Application always starts on menu</text:p>
      <text:p text:style-name="P17"/>
      <text:p text:style-name="P18"><text:span text:style-name="T19">Schem</text:span><text:span text:style-name="T20">a</text:span></text:p>
      <text:p text:style-name="P21">T3.01<text:tab/><text:tab/><text:tab/>A schema is illustrated</text:p>
      <text:p text:style-name="P22">T3.02<text:tab/><text:tab/><text:tab/>Days are visible</text:p>
      <text:p text:style-name="P23">T3.03<text:tab/><text:tab/><text:tab/>Hours are visible from 00.00 to 23.59</text:p>
      <text:soft-page-break/>
      <text:p text:style-name="P24">T3.04<text:tab/><text:tab/><text:tab/>It is possible to choose to view a week</text:p>
      <text:p text:style-name="P25">T3.05<text:tab/><text:tab/><text:tab/>It is possible to only choose to view a day</text:p>
      <text:p text:style-name="P26">T3.07<text:tab/><text:tab/><text:tab/>Exit from schema to menu, with back button</text:p>
      <text:p text:style-name="P27">T3.08<text:tab/><text:tab/><text:tab/>Add a sleep style to schema</text:p>
      <text:p text:style-name="P28">T3.09<text:tab/><text:tab/><text:tab/>Add appointments to schema</text:p>
      <text:p text:style-name="P29">T3.10<text:tab/><text:tab/><text:tab/>Move appointment</text:p>
      <text:p text:style-name="P30">T3.11<text:tab/><text:tab/><text:tab/>Delete appointment</text:p>
      <text:p text:style-name="P31">T3.12<text:tab/><text:tab/><text:tab/>Move sleep element</text:p>
      <text:p text:style-name="P32">T3.13<text:tab/><text:tab/><text:tab/>Move entire sleep group element</text:p>
      <text:p text:style-name="P33">T3.14<text:tab/><text:tab/><text:tab/>Warn the user when moving a sleep cycle</text:p>
      <text:p text:style-name="P34">T3.15<text:tab/><text:tab/><text:tab/>Use<text:s/>different colors for different appointments.</text:p>
      <text:p text:style-name="P35">T3.16<text:s/><text:tab/><text:tab/><text:tab/>Add information about an appointment</text:p>
      <text:p text:style-name="P36">T3.17<text:tab/><text:tab/><text:tab/>Change information about an appointment</text:p>
      <text:p text:style-name="P37">T3.18<text:tab/><text:tab/><text:tab/>Delete information about an appointment</text:p>
      <text:p text:style-name="P38">T3.19<text:tab/><text:tab/><text:tab/>There is a back button from Schema</text:p>
      <text:p text:style-name="P39">T3.21<text:tab/><text:tab/><text:tab/>Schema is started on current day</text:p>
      <text:p text:style-name="P40"/>
      <text:p text:style-name="P41"/>
      <text:p text:style-name="P42"><text:span text:style-name="T43">Sleep Styles</text:span></text:p>
      <text:p text:style-name="P44"/>
      <text:p text:style-name="P45">T4.01<text:tab/><text:tab/><text:tab/>Sleep style is illustrated on the schema</text:p>
      <text:p text:style-name="P46">T4.02<text:tab/><text:tab/><text:tab/>The sleep style is illustrated in black color</text:p>
      <text:p text:style-name="P47">T4.03<text:tab/><text:tab/><text:tab/>Each sleep element has a start time</text:p>
      <text:p text:style-name="P48">T4.04<text:tab/><text:tab/><text:tab/>Each sleep element has a stop time</text:p>
      <text:p text:style-name="P49">T4.05<text:tab/><text:tab/><text:tab/>The sleep elements should be a layer on the schema</text:p>
      <text:p text:style-name="P50">T4.06<text:tab/><text:tab/><text:tab/>The sleep<text:s/>elements should be able to be hidden from the schema, with on/off function</text:p>
      <text:p text:style-name="P51"/>
      <text:p text:style-name="P52"><text:span text:style-name="T53">Alarm</text:span></text:p>
      <text:p text:style-name="P54">T5.01<text:tab/><text:tab/><text:tab/>The program should include an Alarm function</text:p>
      <text:p text:style-name="P55">T5.02<text:tab/><text:tab/><text:tab/>Automatically create an Alarm to awaken the user after every sleep<text:s/><text:tab/>element</text:p>
      <text:p text:style-name="P56">T5.03<text:tab/><text:tab/><text:tab/>When the alarm rings phone is<text:s/>automatically unlocked</text:p>
      <text:p text:style-name="P57">T5.04<text:tab/><text:tab/><text:tab/>Possibility select different alarm tones</text:p>
      <text:p text:style-name="P58">T5.05<text:tab/><text:tab/><text:tab/>Ability to use songs from the music library as Alarm-tones</text:p>
      <text:p text:style-name="P59">T5.06<text:tab/><text:tab/><text:tab/>The app comes with some pre-installed Alarm-tones</text:p>
      <text:p text:style-name="P60">T5.07<text:tab/><text:tab/><text:tab/>Confirmation message that the alarm-tone has been<text:s/>changed</text:p>
      <text:p text:style-name="P61">T5.08<text:tab/><text:tab/><text:tab/>Let the user personify the Alarm-strength</text:p>
      <text:p text:style-name="P62">T5.09<text:tab/><text:tab/><text:tab/>Message that the Alarm-strength has been modified</text:p>
      <text:soft-page-break/>
      <text:p text:style-name="P63">T5.10<text:tab/><text:tab/><text:tab/>Alarm should include vibration.</text:p>
      <text:p text:style-name="P64">T5.11<text:tab/><text:tab/><text:tab/>Possibility to turn off the sound of the alarm and only use vibration.</text:p>
      <text:p text:style-name="P65">T5.12<text:tab/><text:tab/><text:tab/>One button for turning the alarm off, one for snooze.</text:p>
      <text:p text:style-name="P66">T5.13<text:tab/><text:tab/><text:tab/>Pre-defined snooze time is 5 minutes.</text:p>
      <text:p text:style-name="P67">T5.14<text:tab/><text:tab/><text:tab/>Possibility for user to change snooze time.</text:p>
      <text:p text:style-name="P68">T5.15<text:tab/><text:tab/><text:tab/>Confirmation message of changed snooze time.<text:tab/><text:tab/></text:p>
      <text:p text:style-name="P69">T5.16<text:tab/><text:tab/><text:tab/>When sleeper turns off the alarm, the time is<text:s/>registered</text:p>
      <text:p text:style-name="P70">T5.17<text:tab/><text:tab/><text:tab/>Sleep elements are moved so the intervals between the sleep cycles are correct.<text:s/><text:tab/><text:tab/><text:tab/>           </text:p>
      <text:p text:style-name="P71">T5.18<text:tab/><text:tab/><text:tab/>There is a back button from Alarms  <text:tab/></text:p>
      <text:p text:style-name="P72"/>
      <text:p text:style-name="P73"><text:span text:style-name="T74">Choose between different sleep styles</text:span></text:p>
      <text:p text:style-name="P75">T6.01<text:tab/><text:tab/><text:tab/>Different sleep styles are available in the schema</text:p>
      <text:p text:style-name="P76">T6.02<text:tab/><text:tab/><text:tab/>Maximum one sleep style at a time is possible</text:p>
      <text:p text:style-name="P77">T6.03<text:tab/><text:tab/><text:tab/>Sleep styles are presented in a drop-down list</text:p>
      <text:p text:style-name="P78">T6.04<text:tab/><text:tab/><text:tab/>There is a notification window confirming your choice of sleep style</text:p>
      <text:p text:style-name="P79">T6.05<text:tab/><text:tab/><text:tab/>The chosen sleep style is visible in the schema</text:p>
      <text:p text:style-name="P80"/>
      <text:p text:style-name="P81"><text:span text:style-name="T82">Sleep infor</text:span><text:span text:style-name="T83">mation</text:span></text:p>
      <text:soft-page-break/>
      <text:p text:style-name="P84">T7.01<text:tab/><text:tab/><text:tab/>There is Information about the different sleep cycles</text:p>
      <text:p text:style-name="P85">T7.02<text:tab/><text:tab/><text:tab/>There are tips of what to think about when choosing a sleep style</text:p>
      <text:p text:style-name="P86">T7.03<text:tab/><text:tab/><text:tab/>There is Information about sleep in general</text:p>
      <text:p text:style-name="P87">T7.04<text:tab/><text:tab/><text:tab/>All information has pedagogical pictures</text:p>
      <text:p text:style-name="P88">T7.05<text:tab/><text:tab/><text:tab/>There is a back button from Sleep Information</text:p>
      <text:p text:style-name="P89"/>
      <text:p text:style-name="P90"><text:span text:style-name="T91">Evaluation of sleep style</text:span></text:p>
      <text:p text:style-name="P92">T8.01<text:tab/><text:tab/><text:tab/>The user can take a survey to find a suitable sleep style</text:p>
      <text:p text:style-name="P93">T8.02<text:tab/><text:tab/><text:tab/>There is a question about the user being tired/not tired in the morning</text:p>
      <text:p text:style-name="P94">T8.03<text:tab/><text:tab/><text:tab/>There is a question about the user being tired/not tired in the evening</text:p>
      <text:p text:style-name="P95">T8.04<text:tab/><text:tab/><text:tab/>There is a question about the user having/not having trouble falling asleep</text:p>
      <text:p text:style-name="P96">T8.05<text:tab/><text:tab/><text:tab/>The results from the survey are matched with different sleep styles</text:p>
      <text:p text:style-name="P97">T8.06<text:tab/><text:tab/><text:tab/>The user receives a list of possible sleep styles</text:p>
      <text:p text:style-name="P98">T8.07<text:tab/><text:tab/><text:tab/>A proposal is press-able</text:p>
      <text:p text:style-name="P99">T8.08<text:tab/><text:tab/><text:tab/>When pressing a proposal, the user is sent to the information about the sleep style.</text:p>
      <text:p text:style-name="P100"><text:line-break/></text:p>
      <text:soft-page-break/>
      <text:p text:style-name="P101"><text:span text:style-name="T102">Conflict management in the schema</text:span></text:p>
      <text:p text:style-name="P103">T9.01<text:tab/><text:tab/><text:tab/>Activities from other calendar can be imported into schema</text:p>
      <text:p text:style-name="P104">T9.02<text:tab/><text:tab/><text:tab/>Activities are<text:s/>shown in different colors than black</text:p>
      <text:p text:style-name="P105">T9.03<text:tab/><text:tab/><text:tab/>When a conflict arises, there is a warning notification window</text:p>
      <text:p text:style-name="P106">T9.04<text:tab/><text:tab/><text:tab/>When a conflict arises, there is a warning notification sound</text:p>
      <text:p text:style-name="P107">T9.05<text:tab/><text:tab/><text:tab/>When notification has been accepted, solutions will be presented</text:p>
      <text:p text:style-name="P108">T9.06<text:tab/><text:tab/><text:tab/>A solution can be that an element is moved in the schema</text:p>
      <text:p text:style-name="P109">T9.07<text:tab/><text:tab/><text:tab/>A solution can be that an element is deleted in the schema</text:p>
      <text:p text:style-name="P110">T9.08<text:tab/><text:tab/><text:tab/>A solution can be that a group of elements are moved in the schema</text:p>
      <text:p text:style-name="P111">T9.09<text:tab/><text:tab/><text:tab/>A warning notification is shown when a sleep element is moved</text:p>
      <text:p text:style-name="P112">T9.10<text:tab/><text:tab/><text:tab/>A moved or deleted object can be un-done</text:p>
      <text:p text:style-name="P113"/>
      <text:p text:style-name="P114"><text:span text:style-name="T115">Menu</text:span></text:p>
      <text:p text:style-name="P116">T10.01<text:tab/><text:tab/><text:tab/>There is a button in the menu for sleep information</text:p>
      <text:p text:style-name="P117">T10.02<text:tab/><text:tab/><text:tab/>There is a button in the menu for sleep schema</text:p>
      <text:p text:style-name="P118">T10.03<text:tab/><text:tab/><text:tab/>There is a button in the menu for alarms</text:p>
      <text:p text:style-name="P119">T10.04<text:tab/><text:tab/><text:tab/>There is<text:s/>a button in the menu for settings</text:p>
      <text:p text:style-name="P120"/>
      <text:soft-page-break/>
      <text:p text:style-name="P121"><text:span text:style-name="T122">Exit Application</text:span></text:p>
      <text:p text:style-name="P123">T11.01<text:tab/><text:tab/><text:tab/>Exit application</text:p>
      <text:p text:style-name="P124"/>
      <text:p text:style-name="P125"><text:span text:style-name="T126">Miscellaneous</text:span></text:p>
      <text:p text:style-name="P127"><text:span text:style-name="T128">T12.01</text:span><text:span text:style-name="T129"><text:tab/></text:span><text:span text:style-name="T130"><text:tab/></text:span><text:span text:style-name="T131"><text:tab/>There should always be a cancel button on all dialog windows</text:span><text:span text:style-name="T132"><text:s/> </text:span></text:p>
      <text:p text:style-name="P133"/>
      <text:p text:style-name="P134"/>
      <text:p text:style-name="P135"><text:span text:style-name="T136">Test case ID        </text:span><text:span text:style-name="T137"><text:tab/></text:span></text:p>
      <text:p text:style-name="P138"><text:span text:style-name="T139">T1.01</text:span><text:span text:style-name="T140"><text:s/>      </text:span><text:span text:style-name="T141"><text:tab/></text:span></text:p>
      <text:p text:style-name="P142"><text:span text:style-name="T143">Test case description</text:span></text:p>
      <text:p text:style-name="P144">Test if App is downloadable<text:s/>from Android Market</text:p>
      <text:p text:style-name="P145"><text:span text:style-name="T146">Precondition</text:span></text:p>
      <text:p text:style-name="P147">The app is found on Android market</text:p>
      <text:p text:style-name="P148"><text:span text:style-name="T149">Test step or order of execution number</text:span></text:p>
      <text:p text:style-name="Standard"><text:span text:style-name="T150">1. Find the app</text:span><text:span text:style-name="T151"><text:line-break/></text:span><text:span text:style-name="T152">2. Press download</text:span><text:span text:style-name="T153"><text:line-break/></text:span><text:span text:style-name="T154">3. Verify that the file is downloadable</text:span></text:p>
      <text:p text:style-name="P155"><text:span text:style-name="T156">Related requirement(s)</text:span></text:p>
      <text:p text:style-name="P157">1.01</text:p>
      <text:p text:style-name="P158"><text:span text:style-name="T159">Author</text:span></text:p>
      <text:p text:style-name="Standard"><text:span text:style-name="T160">JS</text:span><text:span text:style-name="T161"><text:line-break/></text:span></text:p>
      <text:p text:style-name="P162"><text:span text:style-name="T163">Test case ID        </text:span><text:span text:style-name="T164"><text:tab/></text:span></text:p>
      <text:p text:style-name="P165"><text:span text:style-name="T166">T1.02</text:span><text:span text:style-name="T167"><text:s/>       </text:span><text:span text:style-name="T168"><text:tab/></text:span></text:p>
      <text:p text:style-name="P169"><text:span text:style-name="T170">Test case description</text:span></text:p>
      <text:p text:style-name="P171">Test if App install file working properly</text:p>
      <text:soft-page-break/>
      <text:p text:style-name="P172"><text:span text:style-name="T173">Precondition</text:span></text:p>
      <text:p text:style-name="P174">The app is found on Android market</text:p>
      <text:p text:style-name="P175"><text:span text:style-name="T176">Test step or order of execution number</text:span></text:p>
      <text:p text:style-name="Standard"><text:span text:style-name="T177">1. Find the app</text:span><text:span text:style-name="T178"><text:line-break/></text:span><text:span text:style-name="T179">2. Press download</text:span><text:span text:style-name="T180"><text:line-break/></text:span><text:span text:style-name="T181">3. Verify that the name is correct</text:span></text:p>
      <text:p text:style-name="P182"><text:span text:style-name="T183">Related requirement(s)</text:span></text:p>
      <text:p text:style-name="P184">1.02</text:p>
      <text:p text:style-name="P185"><text:span text:style-name="T186">Author</text:span></text:p>
      <text:p text:style-name="P187">JS</text:p>
      <text:p text:style-name="P188"><text:span text:style-name="T189">Test case ID        </text:span><text:span text:style-name="T190"><text:tab/></text:span></text:p>
      <text:p text:style-name="P191"><text:span text:style-name="T192">T1.03</text:span><text:span text:style-name="T193"><text:s/>       </text:span><text:span text:style-name="T194"><text:tab/></text:span></text:p>
      <text:p text:style-name="P195"><text:span text:style-name="T196">Test case description</text:span></text:p>
      <text:p text:style-name="P197">Test if App is uploaded under correct name</text:p>
      <text:p text:style-name="P198"><text:span text:style-name="T199">Precondition</text:span></text:p>
      <text:p text:style-name="P200">The app is found on Android market</text:p>
      <text:p text:style-name="P201"><text:span text:style-name="T202">Test step or order of execution number</text:span></text:p>
      <text:p text:style-name="Standard"><text:span text:style-name="T203">1. Find the app</text:span><text:span text:style-name="T204"><text:line-break/></text:span><text:span text:style-name="T205">2. Verify that the name is correct</text:span></text:p>
      <text:p text:style-name="P206"><text:span text:style-name="T207">Related<text:s/></text:span><text:span text:style-name="T208">requirement(s)</text:span></text:p>
      <text:p text:style-name="P209">1.03</text:p>
      <text:p text:style-name="P210"><text:span text:style-name="T211">Author</text:span></text:p>
      <text:p text:style-name="Standard"><text:span text:style-name="T212">JS</text:span><text:span text:style-name="T213"><text:line-break/></text:span><text:span text:style-name="T214"><text:line-break/></text:span></text:p>
      <text:p text:style-name="P215"><text:span text:style-name="T216">Test case ID        </text:span><text:span text:style-name="T217"><text:tab/></text:span></text:p>
      <text:p text:style-name="P218"><text:span text:style-name="T219">T1.04</text:span><text:span text:style-name="T220"><text:s/>       </text:span><text:span text:style-name="T221"><text:tab/></text:span></text:p>
      <text:p text:style-name="P222"><text:span text:style-name="T223">Test case description</text:span></text:p>
      <text:p text:style-name="P224">Test if the descriptions of the application is Correct at Android Market</text:p>
      <text:soft-page-break/>
      <text:p text:style-name="P225"><text:span text:style-name="T226">Precondition</text:span></text:p>
      <text:p text:style-name="P227">The app is found on Android market</text:p>
      <text:p text:style-name="P228"><text:span text:style-name="T229">Test step or order of execution number</text:span></text:p>
      <text:p text:style-name="Standard"><text:span text:style-name="T230">1.<text:s/></text:span><text:span text:style-name="T231">Find the app</text:span><text:span text:style-name="T232"><text:line-break/></text:span><text:span text:style-name="T233">2. Press the app</text:span><text:span text:style-name="T234"><text:line-break/></text:span><text:span text:style-name="T235">2. Verify that the description is correct</text:span></text:p>
      <text:p text:style-name="P236"><text:span text:style-name="T237">Related requirement(s)</text:span></text:p>
      <text:p text:style-name="P238">1.04</text:p>
      <text:p text:style-name="P239"><text:span text:style-name="T240">Author</text:span></text:p>
      <text:p text:style-name="Standard"><text:span text:style-name="T241">JS</text:span><text:span text:style-name="T242"><text:line-break/></text:span></text:p>
      <text:p text:style-name="P243"><text:span text:style-name="T244">Test case ID        </text:span><text:span text:style-name="T245"><text:tab/></text:span></text:p>
      <text:p text:style-name="P246"><text:span text:style-name="T247">T1.05</text:span><text:span text:style-name="T248"><text:s/>       </text:span><text:span text:style-name="T249"><text:tab/></text:span></text:p>
      <text:p text:style-name="P250"><text:span text:style-name="T251">Test case description</text:span></text:p>
      <text:p text:style-name="P252">Test if there is a confirmation message provided if installation succeeds</text:p>
      <text:p text:style-name="P253"><text:span text:style-name="T254">Precondition</text:span></text:p>
      <text:p text:style-name="P255">The user has pressed install</text:p>
      <text:p text:style-name="P256"><text:span text:style-name="T257">Test step or order of execution number</text:span></text:p>
      <text:p text:style-name="Standard"><text:span text:style-name="T258">1. Install finishes</text:span><text:span text:style-name="T259"><text:line-break/></text:span><text:span text:style-name="T260">2. Verify that there is a confirmation message after the file has been installed</text:span></text:p>
      <text:p text:style-name="P261"><text:span text:style-name="T262">Related requirement(s)</text:span></text:p>
      <text:p text:style-name="P263">1.05</text:p>
      <text:p text:style-name="P264"><text:span text:style-name="T265">Author</text:span></text:p>
      <text:p text:style-name="Standard"><text:span text:style-name="T266">JS</text:span><text:span text:style-name="T267"><text:line-break/></text:span></text:p>
      <text:p text:style-name="P268"><text:span text:style-name="T269">Test case ID        </text:span><text:span text:style-name="T270"><text:tab/></text:span></text:p>
      <text:p text:style-name="P271"><text:span text:style-name="T272">T1.06</text:span><text:span text:style-name="T273"><text:s/>       </text:span><text:span text:style-name="T274"><text:tab/></text:span></text:p>
      <text:p text:style-name="P275"><text:span text:style-name="T276">Test case<text:s/></text:span><text:span text:style-name="T277">description</text:span></text:p>
      <text:soft-page-break/>
      <text:p text:style-name="P278">Test if Message is provided when something goes wrong during the installation.</text:p>
      <text:p text:style-name="P279"><text:span text:style-name="T280">Precondition</text:span></text:p>
      <text:p text:style-name="P281">The user has pressed install</text:p>
      <text:p text:style-name="P282"><text:span text:style-name="T283">Test step or order of execution number</text:span></text:p>
      <text:p text:style-name="Standard"><text:span text:style-name="T284">1. Install is on the way</text:span><text:span text:style-name="T285"><text:line-break/></text:span><text:span text:style-name="T286">2. Something goes wrong (ex. abort is pressed)</text:span><text:span text:style-name="T287"><text:line-break/></text:span><text:span text:style-name="T288">3. Verify t</text:span><text:span text:style-name="T289">hat there is an error message saying that the installation failed</text:span></text:p>
      <text:p text:style-name="P290"><text:span text:style-name="T291">Related requirement(s)</text:span></text:p>
      <text:p text:style-name="P292">1.06</text:p>
      <text:p text:style-name="P293"><text:span text:style-name="T294">Author</text:span></text:p>
      <text:p text:style-name="Standard"><text:span text:style-name="T295">JS</text:span><text:span text:style-name="T296"><text:line-break/></text:span><text:span text:style-name="T297"><text:line-break/></text:span><text:span text:style-name="T298"><text:line-break/></text:span><text:span text:style-name="T299"><text:line-break/></text:span></text:p>
      <text:p text:style-name="P300"/>
      <text:p text:style-name="P301"><text:span text:style-name="T302">Test case ID        </text:span><text:span text:style-name="T303"><text:tab/></text:span></text:p>
      <text:p text:style-name="P304"><text:span text:style-name="T305">T2.01</text:span><text:span text:style-name="T306"><text:s/>      </text:span><text:span text:style-name="T307"><text:tab/></text:span></text:p>
      <text:p text:style-name="P308"><text:span text:style-name="T309">Test case description</text:span></text:p>
      <text:p text:style-name="P310">Test if application is start able</text:p>
      <text:p text:style-name="P311"><text:span text:style-name="T312">Precondition</text:span></text:p>
      <text:p text:style-name="P313">The app is downloaded and installed</text:p>
      <text:p text:style-name="P314"><text:span text:style-name="T315">Test<text:s/></text:span><text:span text:style-name="T316">step or order of execution number</text:span></text:p>
      <text:p text:style-name="Standard"><text:span text:style-name="T317">1. Press the installed app</text:span><text:span text:style-name="T318"><text:line-break/></text:span><text:span text:style-name="T319">2. Verify that the application is started</text:span></text:p>
      <text:p text:style-name="P320"><text:span text:style-name="T321">Related requirement(s)</text:span></text:p>
      <text:p text:style-name="P322">2.01</text:p>
      <text:p text:style-name="P323"><text:span text:style-name="T324">Author</text:span></text:p>
      <text:p text:style-name="Standard"><text:span text:style-name="T325">JS</text:span><text:span text:style-name="T326"><text:line-break/></text:span><text:span text:style-name="T327"><text:line-break/></text:span><text:span text:style-name="T328"><text:line-break/></text:span><text:span text:style-name="T329">Test case ID</text:span><text:span text:style-name="T330"><text:s/>       </text:span><text:span text:style-name="T331"><text:tab/></text:span></text:p>
      <text:soft-page-break/>
      <text:p text:style-name="P332">T2.02        <text:tab/></text:p>
      <text:p text:style-name="P333">Test case description</text:p>
      <text:p text:style-name="P334">Tests if application always starts on menu</text:p>
      <text:p text:style-name="P335"><text:span text:style-name="T336">Precondition</text:span></text:p>
      <text:p text:style-name="P337">In android menu</text:p>
      <text:p text:style-name="P338"><text:span text:style-name="T339">Test step or order of execution number</text:span></text:p>
      <text:p text:style-name="Standard"><text:span text:style-name="T340">1. Start the app</text:span><text:span text:style-name="T341"><text:line-break/></text:span><text:span text:style-name="T342">2. Verify that the window is the menu.</text:span></text:p>
      <text:p text:style-name="P343"><text:span text:style-name="T344">Related requirement(s)</text:span></text:p>
      <text:p text:style-name="P345">2.02</text:p>
      <text:p text:style-name="P346"><text:span text:style-name="T347">Author</text:span></text:p>
      <text:p text:style-name="Standard"><text:span text:style-name="T348">JS</text:span><text:span text:style-name="T349"><text:line-break/></text:span></text:p>
      <text:p text:style-name="P350"><text:span text:style-name="T351"><text:tab/></text:span></text:p>
      <text:p text:style-name="Standard"><text:span text:style-name="T352"> </text:span><text:span text:style-name="T353"><text:line-break/></text:span><text:span text:style-name="T354"><text:line-break/></text:span><text:span text:style-name="T355"><text:line-break/></text:span><text:span text:style-name="T356"><text:line-break/></text:span></text:p>
      <text:p text:style-name="P357"/>
      <text:p text:style-name="Standard"><text:span text:style-name="T358">Test case ID</text:span><text:span text:style-name="T359"><text:s/>       </text:span><text:span text:style-name="T360"><text:tab/></text:span></text:p>
      <text:p text:style-name="P361">T3.01        <text:tab/></text:p>
      <text:p text:style-name="P362"><text:span text:style-name="T363">Test case description</text:span></text:p>
      <text:p text:style-name="P364">Tests if Schema is<text:s/>illustrated</text:p>
      <text:p text:style-name="P365"><text:span text:style-name="T366">Precondition</text:span></text:p>
      <text:p text:style-name="P367">In Schema</text:p>
      <text:p text:style-name="P368"><text:span text:style-name="T369">Test step or order of execution number</text:span></text:p>
      <text:p text:style-name="Standard"><text:span text:style-name="T370">1. Start the Schema from Menu</text:span><text:span text:style-name="T371"><text:line-break/></text:span><text:span text:style-name="T372">2. Verify that the Schema is visible.</text:span></text:p>
      <text:p text:style-name="P373"><text:span text:style-name="T374">Related requirement(s)</text:span></text:p>
      <text:p text:style-name="P375">3.01</text:p>
      <text:soft-page-break/>
      <text:p text:style-name="P376"><text:span text:style-name="T377">Author</text:span></text:p>
      <text:p text:style-name="Standard"><text:span text:style-name="T378">JS</text:span><text:span text:style-name="T379"><text:line-break/></text:span><text:span text:style-name="T380"><text:line-break/></text:span><text:span text:style-name="T381"><text:line-break/></text:span><text:span text:style-name="T382">Test case ID</text:span><text:span text:style-name="T383"><text:s/>       </text:span><text:span text:style-name="T384"><text:tab/></text:span></text:p>
      <text:p text:style-name="P385">T3.02        <text:tab/></text:p>
      <text:p text:style-name="P386"><text:span text:style-name="T387">Test case description</text:span></text:p>
      <text:p text:style-name="P388">Tests if days<text:s/>are visible in Schema</text:p>
      <text:p text:style-name="P389"><text:span text:style-name="T390">Precondition</text:span></text:p>
      <text:p text:style-name="P391">In Schema</text:p>
      <text:p text:style-name="P392"><text:span text:style-name="T393">Test step or order of execution number</text:span></text:p>
      <text:p text:style-name="Standard"><text:span text:style-name="T394">1. Start the Schema from Menu</text:span><text:span text:style-name="T395"><text:line-break/></text:span><text:span text:style-name="T396">2. Verify that the days in Schema are visible.</text:span><text:span text:style-name="T397"><text:line-break/></text:span><text:span text:style-name="T398"><text:line-break/></text:span><text:span text:style-name="T399">Related requirement(s)</text:span><text:span text:style-name="T400"><text:line-break/></text:span><text:span text:style-name="T401">3.02</text:span></text:p>
      <text:p text:style-name="P402"><text:span text:style-name="T403">Author</text:span></text:p>
      <text:p text:style-name="Standard"><text:span text:style-name="T404">JS</text:span><text:span text:style-name="T405"><text:line-break/></text:span><text:span text:style-name="T406"><text:line-break/></text:span><text:span text:style-name="T407">Test case ID</text:span><text:span text:style-name="T408"><text:s/>       </text:span><text:span text:style-name="T409"><text:tab/></text:span></text:p>
      <text:p text:style-name="P410">T3.03        <text:tab/></text:p>
      <text:p text:style-name="P411"><text:span text:style-name="T412">Test case<text:s/></text:span><text:span text:style-name="T413">description</text:span></text:p>
      <text:p text:style-name="P414">Tests if hours are visible from 00.00 to 23.59 in Schema</text:p>
      <text:p text:style-name="P415"><text:span text:style-name="T416">Precondition</text:span></text:p>
      <text:p text:style-name="P417">In Schema</text:p>
      <text:p text:style-name="P418"><text:span text:style-name="T419">Test step or order of execution number</text:span></text:p>
      <text:p text:style-name="Standard"><text:span text:style-name="T420">1. Start the Schema from Menu</text:span><text:span text:style-name="T421"><text:line-break/></text:span><text:span text:style-name="T422">2. Verify that the hours from 00.23.59 in Schema are visible.</text:span></text:p>
      <text:p text:style-name="P423"><text:span text:style-name="T424">Related requirement(s)</text:span></text:p>
      <text:p text:style-name="P425">3.03</text:p>
      <text:p text:style-name="P426"><text:span text:style-name="T427">Autho</text:span><text:span text:style-name="T428">r</text:span></text:p>
      <text:soft-page-break/>
      <text:p text:style-name="Standard"><text:span text:style-name="T429">JS</text:span><text:span text:style-name="T430"><text:line-break/></text:span><text:span text:style-name="T431"><text:line-break/></text:span><text:span text:style-name="T432"><text:line-break/></text:span><text:span text:style-name="T433">Test case ID</text:span><text:span text:style-name="T434"><text:s/>       </text:span><text:span text:style-name="T435"><text:tab/></text:span></text:p>
      <text:p text:style-name="P436">T3.04        <text:tab/></text:p>
      <text:p text:style-name="P437"><text:span text:style-name="T438">Test case description</text:span></text:p>
      <text:p text:style-name="P439">Tests if it is possible to choose to view a week in Schema</text:p>
      <text:p text:style-name="P440"><text:span text:style-name="T441">Precondition</text:span></text:p>
      <text:p text:style-name="P442">In Schema</text:p>
      <text:p text:style-name="P443"><text:span text:style-name="T444">Test step or order of execution number</text:span></text:p>
      <text:p text:style-name="Standard"><text:span text:style-name="T445">1. Start the Schema from Menu</text:span><text:span text:style-name="T446"><text:line-break/></text:span><text:span text:style-name="T447">2. Verify that it is possible to choose</text:span><text:span text:style-name="T448"><text:s/>week-view in Schema.</text:span><text:span text:style-name="T449"><text:line-break/></text:span><text:span text:style-name="T450"><text:line-break/></text:span><text:span text:style-name="T451">Related requirement(s)</text:span><text:span text:style-name="T452"><text:line-break/></text:span><text:span text:style-name="T453">3.04</text:span></text:p>
      <text:p text:style-name="P454"><text:span text:style-name="T455">Author</text:span></text:p>
      <text:p text:style-name="Standard"><text:span text:style-name="T456">JS</text:span><text:span text:style-name="T457"><text:line-break/></text:span><text:span text:style-name="T458"><text:line-break/></text:span><text:span text:style-name="T459"><text:line-break/></text:span><text:span text:style-name="T460">Test case ID</text:span><text:span text:style-name="T461"><text:s/>       </text:span><text:span text:style-name="T462"><text:tab/></text:span></text:p>
      <text:p text:style-name="P463">T3.05        <text:tab/></text:p>
      <text:p text:style-name="P464"><text:span text:style-name="T465">Test case description</text:span></text:p>
      <text:p text:style-name="P466">Tests if it is possible to only choose to view a day in Schema</text:p>
      <text:p text:style-name="P467"><text:span text:style-name="T468">Precondition</text:span></text:p>
      <text:p text:style-name="P469">In Schema</text:p>
      <text:p text:style-name="P470"><text:span text:style-name="T471">Test step or order of execution number</text:span></text:p>
      <text:p text:style-name="Standard"><text:span text:style-name="T472">1. Start<text:s/></text:span><text:span text:style-name="T473">the Schema from Menu</text:span><text:span text:style-name="T474"><text:line-break/></text:span><text:span text:style-name="T475">2. Verify that it is possible to choose day-view in Schema.</text:span><text:span text:style-name="T476"><text:line-break/></text:span></text:p>
      <text:p text:style-name="P477"><text:span text:style-name="T478">Related requirement(s)</text:span></text:p>
      <text:p text:style-name="P479">3.05</text:p>
      <text:soft-page-break/>
      <text:p text:style-name="P480"><text:span text:style-name="T481">Author</text:span></text:p>
      <text:p text:style-name="Standard"><text:span text:style-name="T482">JS</text:span><text:span text:style-name="T483"><text:line-break/></text:span><text:span text:style-name="T484"><text:line-break/></text:span><text:span text:style-name="T485"><text:line-break/></text:span><text:span text:style-name="T486">Test case ID</text:span><text:span text:style-name="T487"><text:s/>       </text:span><text:span text:style-name="T488"><text:tab/></text:span></text:p>
      <text:p text:style-name="P489">T3.06        <text:tab/></text:p>
      <text:p text:style-name="P490"><text:span text:style-name="T491">Test case description</text:span></text:p>
      <text:p text:style-name="P492">Tests if the home button takes the user from Schema to Menu</text:p>
      <text:p text:style-name="P493"><text:span text:style-name="T494">Precondition</text:span></text:p>
      <text:p text:style-name="P495">In<text:s/>Schema</text:p>
      <text:p text:style-name="P496"><text:span text:style-name="T497">Test step or order of execution number</text:span></text:p>
      <text:p text:style-name="Standard"><text:span text:style-name="T498">1. Press Home Button in Schema</text:span><text:span text:style-name="T499"><text:line-break/></text:span><text:span text:style-name="T500">2. Verify that you are returned to Menu</text:span><text:span text:style-name="T501"><text:line-break/></text:span><text:span text:style-name="T502"><text:line-break/></text:span><text:span text:style-name="T503">Related requirement(s)</text:span><text:span text:style-name="T504"><text:line-break/></text:span><text:span text:style-name="T505">3.06</text:span></text:p>
      <text:p text:style-name="P506"><text:span text:style-name="T507">Author</text:span></text:p>
      <text:p text:style-name="Standard"><text:span text:style-name="T508">JS</text:span><text:span text:style-name="T509"><text:line-break/></text:span><text:span text:style-name="T510"><text:line-break/></text:span><text:span text:style-name="T511"><text:line-break/></text:span><text:span text:style-name="T512">Test case ID</text:span><text:span text:style-name="T513"><text:s/>       </text:span><text:span text:style-name="T514"><text:tab/></text:span></text:p>
      <text:p text:style-name="P515">T3.07        <text:tab/></text:p>
      <text:p text:style-name="P516"><text:span text:style-name="T517">Test case description</text:span></text:p>
      <text:p text:style-name="P518">Tests if the back button takes the user from Schema to Menu</text:p>
      <text:p text:style-name="P519"><text:span text:style-name="T520">Precondition</text:span></text:p>
      <text:p text:style-name="P521">In Schema</text:p>
      <text:p text:style-name="P522"><text:span text:style-name="T523">Test step or order of execution number</text:span></text:p>
      <text:p text:style-name="Standard"><text:span text:style-name="T524">1. Press Back Button in Schema</text:span><text:span text:style-name="T525"><text:line-break/></text:span><text:span text:style-name="T526">2. Verify that you are returned to Menu</text:span><text:span text:style-name="T527"><text:line-break/></text:span><text:span text:style-name="T528">Related requirement(s)</text:span><text:span text:style-name="T529"><text:line-break/></text:span><text:span text:style-name="T530">3.07</text:span></text:p>
      <text:p text:style-name="P531"><text:span text:style-name="T532">Author</text:span></text:p>
      <text:soft-page-break/>
      <text:p text:style-name="Standard"><text:span text:style-name="T533">JS</text:span><text:span text:style-name="T534"><text:line-break/></text:span><text:span text:style-name="T535"><text:line-break/></text:span><text:span text:style-name="T536"><text:line-break/></text:span><text:span text:style-name="T537">Test case ID</text:span><text:span text:style-name="T538"><text:s/>       </text:span><text:span text:style-name="T539"><text:tab/></text:span></text:p>
      <text:p text:style-name="P540">T3.08        <text:tab/></text:p>
      <text:p text:style-name="P541"><text:span text:style-name="T542">Test case description</text:span></text:p>
      <text:p text:style-name="P543">Tests if you can add a sleep style to schema</text:p>
      <text:p text:style-name="P544"><text:span text:style-name="T545">Precondition</text:span></text:p>
      <text:p text:style-name="P546">In Schema</text:p>
      <text:p text:style-name="P547"><text:span text:style-name="T548">Test step or order of execution number</text:span></text:p>
      <text:p text:style-name="Standard"><text:span text:style-name="T549">1. Go to Schema</text:span><text:span text:style-name="T550"><text:line-break/></text:span><text:span text:style-name="T551">2. Press add sleep style</text:span><text:span text:style-name="T552"><text:line-break/></text:span><text:span text:style-name="T553">3. Verify that there is an edit window, with an OK button</text:span></text:p>
      <text:p text:style-name="P554"><text:span text:style-name="T555">Related requirement(s)</text:span></text:p>
      <text:p text:style-name="P556">3.08</text:p>
      <text:p text:style-name="P557"><text:span text:style-name="T558">Author</text:span></text:p>
      <text:p text:style-name="Standard"><text:span text:style-name="T559">JS</text:span><text:span text:style-name="T560"><text:line-break/></text:span><text:span text:style-name="T561"><text:line-break/></text:span><text:span text:style-name="T562"><text:line-break/></text:span><text:span text:style-name="T563">Test case<text:s/></text:span><text:span text:style-name="T564">ID</text:span><text:span text:style-name="T565"><text:s/>       </text:span><text:span text:style-name="T566"><text:tab/></text:span></text:p>
      <text:p text:style-name="P567">T3.09        <text:tab/></text:p>
      <text:p text:style-name="P568"><text:span text:style-name="T569">Test case description</text:span></text:p>
      <text:p text:style-name="P570">Tests if you can add an appointment to schema</text:p>
      <text:p text:style-name="P571"><text:span text:style-name="T572">Precondition</text:span></text:p>
      <text:p text:style-name="P573">In Schema</text:p>
      <text:p text:style-name="P574"><text:span text:style-name="T575">Test step or order of execution number</text:span></text:p>
      <text:p text:style-name="Standard"><text:span text:style-name="T576">1. Go to Schema</text:span><text:span text:style-name="T577"><text:line-break/></text:span><text:span text:style-name="T578">2. Press add appointment</text:span><text:span text:style-name="T579"><text:line-break/></text:span><text:span text:style-name="T580">3. Verify that there is an edit window, with an OK button</text:span><text:span text:style-name="T581"><text:line-break/></text:span><text:span text:style-name="T582"><text:line-break/></text:span><text:span text:style-name="T583">Related requirement(s)</text:span><text:span text:style-name="T584"><text:line-break/></text:span><text:span text:style-name="T585">3.09</text:span></text:p>
      <text:soft-page-break/>
      <text:p text:style-name="P586"><text:span text:style-name="T587">Author</text:span></text:p>
      <text:p text:style-name="Standard"><text:span text:style-name="T588">JS</text:span><text:span text:style-name="T589"><text:line-break/></text:span><text:span text:style-name="T590"><text:line-break/></text:span><text:span text:style-name="T591">Test case ID</text:span><text:span text:style-name="T592"><text:s/>       </text:span><text:span text:style-name="T593"><text:tab/></text:span></text:p>
      <text:p text:style-name="P594">T3.10        <text:tab/></text:p>
      <text:p text:style-name="P595"><text:span text:style-name="T596">Test case description</text:span></text:p>
      <text:p text:style-name="P597">Tests if you can move an appointment in schema</text:p>
      <text:p text:style-name="P598"><text:span text:style-name="T599">Precondition</text:span></text:p>
      <text:p text:style-name="P600">In Schema</text:p>
      <text:p text:style-name="P601"><text:span text:style-name="T602">Test step or order of execution number</text:span></text:p>
      <text:p text:style-name="Standard"><text:span text:style-name="T603">1. Go to Schema</text:span><text:span text:style-name="T604"><text:line-break/></text:span><text:span text:style-name="T605">2. Press an appointment</text:span><text:span text:style-name="T606"><text:line-break/></text:span><text:span text:style-name="T607">3.<text:s/></text:span><text:span text:style-name="T608">Verify that you can move it</text:span></text:p>
      <text:p text:style-name="P609"><text:span text:style-name="T610">Related requirement(s)</text:span></text:p>
      <text:p text:style-name="P611">3.10</text:p>
      <text:p text:style-name="P612"><text:span text:style-name="T613">Author</text:span></text:p>
      <text:p text:style-name="Standard"><text:span text:style-name="T614">JS</text:span><text:span text:style-name="T615"><text:line-break/></text:span><text:span text:style-name="T616"><text:line-break/></text:span><text:span text:style-name="T617"><text:line-break/></text:span><text:span text:style-name="T618">Test case ID</text:span><text:span text:style-name="T619"><text:s/>       </text:span><text:span text:style-name="T620"><text:tab/></text:span></text:p>
      <text:p text:style-name="P621">T3.11        <text:tab/></text:p>
      <text:p text:style-name="P622"><text:span text:style-name="T623">Test case description</text:span></text:p>
      <text:p text:style-name="P624">Tests if you can delete an appointment in schema</text:p>
      <text:p text:style-name="P625"><text:span text:style-name="T626">Precondition</text:span></text:p>
      <text:p text:style-name="P627">In Schema</text:p>
      <text:p text:style-name="P628"><text:span text:style-name="T629">Test step or order of execution number</text:span></text:p>
      <text:p text:style-name="Standard"><text:span text:style-name="T630">1. Go to Schema</text:span><text:span text:style-name="T631"><text:line-break/></text:span><text:span text:style-name="T632">2.</text:span><text:span text:style-name="T633"><text:s/>Press an appointment</text:span><text:span text:style-name="T634"><text:line-break/></text:span><text:span text:style-name="T635">3. Verify that you can delete it</text:span><text:span text:style-name="T636"><text:line-break/></text:span><text:span text:style-name="T637"><text:line-break/></text:span><text:span text:style-name="T638">Related requirement(s)</text:span><text:span text:style-name="T639"><text:line-break/></text:span><text:span text:style-name="T640">3.11</text:span></text:p>
      <text:soft-page-break/>
      <text:p text:style-name="P641"><text:span text:style-name="T642">Author</text:span></text:p>
      <text:p text:style-name="Standard"><text:span text:style-name="T643">JS</text:span><text:span text:style-name="T644"><text:line-break/></text:span><text:span text:style-name="T645"><text:line-break/></text:span><text:span text:style-name="T646"><text:line-break/></text:span><text:span text:style-name="T647">Test case ID</text:span><text:span text:style-name="T648"><text:s/>       </text:span><text:span text:style-name="T649"><text:tab/></text:span></text:p>
      <text:p text:style-name="P650">T3.12        <text:tab/></text:p>
      <text:p text:style-name="P651"><text:span text:style-name="T652">Test case description</text:span></text:p>
      <text:p text:style-name="P653">Tests if you can move a sleep element in schema</text:p>
      <text:p text:style-name="P654"><text:span text:style-name="T655">Precondition</text:span></text:p>
      <text:p text:style-name="P656">In Schema</text:p>
      <text:p text:style-name="P657"><text:span text:style-name="T658">Test step or order of<text:s/></text:span><text:span text:style-name="T659">execution number</text:span></text:p>
      <text:p text:style-name="Standard"><text:span text:style-name="T660">1. Go to Schema</text:span><text:span text:style-name="T661"><text:line-break/></text:span><text:span text:style-name="T662">2. Press a sleep element</text:span><text:span text:style-name="T663"><text:line-break/></text:span><text:span text:style-name="T664">3. Verify that you can move it</text:span><text:span text:style-name="T665"><text:line-break/></text:span><text:span text:style-name="T666"><text:line-break/></text:span><text:span text:style-name="T667">Related requirement(s)</text:span><text:span text:style-name="T668"><text:line-break/></text:span><text:span text:style-name="T669">3.12</text:span></text:p>
      <text:p text:style-name="P670"><text:span text:style-name="T671">Author</text:span></text:p>
      <text:p text:style-name="Standard"><text:span text:style-name="T672">JS</text:span><text:span text:style-name="T673"><text:line-break/></text:span><text:span text:style-name="T674"><text:line-break/></text:span><text:span text:style-name="T675"><text:line-break/></text:span><text:span text:style-name="T676">Test case ID</text:span><text:span text:style-name="T677"><text:s/>       </text:span><text:span text:style-name="T678"><text:tab/></text:span></text:p>
      <text:p text:style-name="P679">T3.13        <text:tab/></text:p>
      <text:p text:style-name="P680"><text:span text:style-name="T681">Test case description</text:span></text:p>
      <text:p text:style-name="P682">Tests if you can move an entire sleep group element in schema</text:p>
      <text:p text:style-name="P683"><text:span text:style-name="T684">Preco</text:span><text:span text:style-name="T685">ndition</text:span></text:p>
      <text:p text:style-name="P686">In Schema</text:p>
      <text:p text:style-name="P687"><text:span text:style-name="T688">Test step or order of execution number</text:span></text:p>
      <text:p text:style-name="Standard"><text:span text:style-name="T689">1. Go to Schema</text:span><text:span text:style-name="T690"><text:line-break/></text:span><text:span text:style-name="T691">2. Press a sleep group element</text:span><text:span text:style-name="T692"><text:line-break/></text:span><text:span text:style-name="T693">3. Verify that you can move it</text:span><text:span text:style-name="T694"><text:line-break/></text:span><text:span text:style-name="T695"><text:line-break/></text:span><text:span text:style-name="T696">Related requirement(s)</text:span><text:span text:style-name="T697"><text:line-break/></text:span><text:soft-page-break/><text:span text:style-name="T698">3.13</text:span></text:p>
      <text:p text:style-name="P699"><text:span text:style-name="T700">Author</text:span></text:p>
      <text:p text:style-name="Standard"><text:span text:style-name="T701">JS</text:span><text:span text:style-name="T702"><text:line-break/></text:span><text:span text:style-name="T703"><text:line-break/></text:span><text:span text:style-name="T704"><text:line-break/></text:span><text:span text:style-name="T705">Test case ID</text:span><text:span text:style-name="T706"><text:s/>       </text:span><text:span text:style-name="T707"><text:tab/></text:span></text:p>
      <text:p text:style-name="P708">T3.14        <text:tab/></text:p>
      <text:p text:style-name="P709"><text:span text:style-name="T710">Test case description</text:span></text:p>
      <text:p text:style-name="P711">Tests if you receive<text:s/>a warning message when moving a sleep element in schema</text:p>
      <text:p text:style-name="P712"><text:span text:style-name="T713">Precondition</text:span></text:p>
      <text:p text:style-name="P714">In Schema</text:p>
      <text:p text:style-name="P715"><text:span text:style-name="T716">Test step or order of execution number</text:span></text:p>
      <text:p text:style-name="Standard"><text:span text:style-name="T717">1. Go to Schema</text:span><text:span text:style-name="T718"><text:line-break/></text:span><text:span text:style-name="T719">2. Press a sleep group element</text:span><text:span text:style-name="T720"><text:line-break/></text:span><text:span text:style-name="T721">3. Try to move it</text:span><text:span text:style-name="T722"><text:line-break/></text:span><text:span text:style-name="T723">4. Verify that you receive a warning message</text:span><text:span text:style-name="T724"><text:line-break/></text:span><text:span text:style-name="T725"><text:line-break/></text:span><text:span text:style-name="T726">Related requirement(s)</text:span><text:span text:style-name="T727"><text:line-break/></text:span><text:span text:style-name="T728">3.14</text:span></text:p>
      <text:p text:style-name="P729"><text:span text:style-name="T730">Author</text:span></text:p>
      <text:p text:style-name="Standard"><text:span text:style-name="T731">JS</text:span><text:span text:style-name="T732"><text:line-break/></text:span><text:span text:style-name="T733"><text:line-break/></text:span><text:span text:style-name="T734"><text:line-break/></text:span><text:span text:style-name="T735">Test case ID</text:span><text:span text:style-name="T736"><text:s/>       </text:span><text:span text:style-name="T737"><text:tab/></text:span></text:p>
      <text:p text:style-name="P738">T3.15        <text:tab/></text:p>
      <text:p text:style-name="P739"><text:span text:style-name="T740">Test case description</text:span></text:p>
      <text:p text:style-name="P741">Test if color of appointment is not the same as sleep elements and imported calendar elements</text:p>
      <text:p text:style-name="P742"><text:span text:style-name="T743">Precondition</text:span></text:p>
      <text:p text:style-name="P744">In Schema</text:p>
      <text:p text:style-name="P745"><text:span text:style-name="T746">Test step or order of execution number</text:span></text:p>
      <text:p text:style-name="Standard"><text:span text:style-name="T747">1. Go to Schema</text:span><text:span text:style-name="T748"><text:line-break/></text:span><text:soft-page-break/><text:span text:style-name="T749">2. Verify th</text:span><text:span text:style-name="T750">at sleep elements, appointments and imported calendar elements have different colors</text:span><text:span text:style-name="T751"><text:line-break/></text:span></text:p>
      <text:p text:style-name="P752"><text:span text:style-name="T753">Related requirement(s)</text:span></text:p>
      <text:p text:style-name="P754">3.15</text:p>
      <text:p text:style-name="P755"><text:span text:style-name="T756">Author</text:span></text:p>
      <text:p text:style-name="Standard"><text:span text:style-name="T757">JS</text:span><text:span text:style-name="T758"><text:line-break/></text:span><text:span text:style-name="T759"><text:line-break/></text:span><text:span text:style-name="T760"><text:line-break/></text:span><text:span text:style-name="T761">Test case ID</text:span><text:span text:style-name="T762"><text:s/>       </text:span><text:span text:style-name="T763"><text:tab/></text:span></text:p>
      <text:p text:style-name="P764">T3.16        <text:tab/></text:p>
      <text:p text:style-name="P765"><text:span text:style-name="T766">Test case description</text:span></text:p>
      <text:p text:style-name="P767">Tests if you can add information about an element</text:p>
      <text:p text:style-name="P768"><text:span text:style-name="T769">Precondition</text:span></text:p>
      <text:p text:style-name="P770">In Schema</text:p>
      <text:p text:style-name="P771"><text:span text:style-name="T772">Test step or order of execution number</text:span></text:p>
      <text:p text:style-name="Standard"><text:span text:style-name="T773">1. Go to Schema</text:span><text:span text:style-name="T774"><text:line-break/></text:span><text:span text:style-name="T775">2. Press a sleep element</text:span><text:span text:style-name="T776"><text:line-break/></text:span><text:span text:style-name="T777">3. Press edit</text:span><text:span text:style-name="T778"><text:line-break/></text:span><text:span text:style-name="T779">3. Verify that you can add information</text:span></text:p>
      <text:p text:style-name="P780"><text:span text:style-name="T781">Related requirement(s)</text:span></text:p>
      <text:p text:style-name="P782">3.16</text:p>
      <text:p text:style-name="P783"><text:span text:style-name="T784">Author</text:span></text:p>
      <text:p text:style-name="Standard"><text:span text:style-name="T785">JS</text:span><text:span text:style-name="T786"><text:line-break/></text:span><text:span text:style-name="T787"><text:line-break/></text:span><text:span text:style-name="T788"><text:line-break/></text:span><text:span text:style-name="T789"><text:line-break/></text:span><text:span text:style-name="T790">Test case ID</text:span><text:span text:style-name="T791"><text:s/>       </text:span><text:span text:style-name="T792"><text:tab/></text:span></text:p>
      <text:p text:style-name="P793">T3.17        <text:tab/></text:p>
      <text:p text:style-name="P794"><text:span text:style-name="T795">Test case description</text:span></text:p>
      <text:p text:style-name="P796">Tests if you can<text:s/>change information about an element</text:p>
      <text:soft-page-break/>
      <text:p text:style-name="P797"><text:span text:style-name="T798">Precondition</text:span></text:p>
      <text:p text:style-name="P799">In Schema</text:p>
      <text:p text:style-name="P800"><text:span text:style-name="T801">Test step or order of execution number</text:span></text:p>
      <text:p text:style-name="Standard"><text:span text:style-name="T802">1. Go to Schema</text:span><text:span text:style-name="T803"><text:line-break/></text:span><text:span text:style-name="T804">2. Press a sleep element</text:span><text:span text:style-name="T805"><text:line-break/></text:span><text:span text:style-name="T806">3. Press edit</text:span><text:span text:style-name="T807"><text:line-break/></text:span><text:span text:style-name="T808">3. Verify that you can change information</text:span><text:span text:style-name="T809"><text:line-break/></text:span><text:span text:style-name="T810"><text:line-break/></text:span><text:span text:style-name="T811">Related requirement(s)</text:span><text:span text:style-name="T812"><text:line-break/></text:span><text:span text:style-name="T813">3.17</text:span></text:p>
      <text:p text:style-name="P814"><text:span text:style-name="T815">Author</text:span></text:p>
      <text:p text:style-name="Standard"><text:span text:style-name="T816">JS</text:span><text:span text:style-name="T817"><text:line-break/></text:span><text:span text:style-name="T818"><text:line-break/></text:span><text:span text:style-name="T819">Test case ID</text:span><text:span text:style-name="T820"><text:s/>       </text:span><text:span text:style-name="T821"><text:tab/></text:span></text:p>
      <text:p text:style-name="P822">T3.18        <text:tab/></text:p>
      <text:p text:style-name="P823"><text:span text:style-name="T824">Test case description</text:span></text:p>
      <text:p text:style-name="P825">Tests if you can delete information about an element</text:p>
      <text:p text:style-name="P826"><text:span text:style-name="T827">Precondition</text:span></text:p>
      <text:p text:style-name="P828">In Schema</text:p>
      <text:p text:style-name="P829"><text:span text:style-name="T830">Test step or order of execution number</text:span></text:p>
      <text:p text:style-name="Standard"><text:span text:style-name="T831">1. Go to Schema</text:span><text:span text:style-name="T832"><text:line-break/></text:span><text:span text:style-name="T833">2. Press a sleep element</text:span><text:span text:style-name="T834"><text:line-break/></text:span><text:span text:style-name="T835">3. Press edit</text:span><text:span text:style-name="T836"><text:line-break/></text:span><text:span text:style-name="T837">3. Verify that you can delete information</text:span><text:span text:style-name="T838"><text:line-break/></text:span><text:span text:style-name="T839"><text:line-break/></text:span><text:span text:style-name="T840">Related requirement(s)</text:span><text:span text:style-name="T841"><text:line-break/></text:span><text:span text:style-name="T842">3.18</text:span></text:p>
      <text:p text:style-name="P843"><text:span text:style-name="T844">Author</text:span></text:p>
      <text:p text:style-name="Standard"><text:span text:style-name="T845">JS</text:span><text:span text:style-name="T846"><text:line-break/></text:span><text:span text:style-name="T847"><text:line-break/></text:span><text:span text:style-name="T848"><text:line-break/></text:span><text:span text:style-name="T849"><text:line-break/></text:span><text:span text:style-name="T850"><text:line-break/></text:span><text:span text:style-name="T851"><text:line-break/></text:span></text:p>
      <text:p text:style-name="P852"/>
      <text:soft-page-break/>
      <text:p text:style-name="Standard"><text:span text:style-name="T853">Test case ID</text:span><text:span text:style-name="T854"><text:s/>       </text:span><text:span text:style-name="T855"><text:tab/></text:span></text:p>
      <text:p text:style-name="P856">T3.19        <text:tab/></text:p>
      <text:p text:style-name="P857"><text:span text:style-name="T858">Test case description</text:span></text:p>
      <text:p text:style-name="P859">Tests if there is a back button from schema</text:p>
      <text:p text:style-name="P860"><text:span text:style-name="T861">Precondition</text:span></text:p>
      <text:p text:style-name="P862">In Schema</text:p>
      <text:p text:style-name="P863"><text:span text:style-name="T864">Test step or order of execution number</text:span></text:p>
      <text:p text:style-name="Standard"><text:span text:style-name="T865">1. Press the back button</text:span><text:span text:style-name="T866"><text:line-break/></text:span><text:span text:style-name="T867">2. Verify that you<text:s/></text:span><text:span text:style-name="T868">are returned to Menu</text:span></text:p>
      <text:p text:style-name="P869"><text:span text:style-name="T870">Related requirement(s)</text:span></text:p>
      <text:p text:style-name="P871">3.19</text:p>
      <text:p text:style-name="P872"><text:span text:style-name="T873">Author</text:span></text:p>
      <text:p text:style-name="Standard"><text:span text:style-name="T874">JS</text:span><text:span text:style-name="T875"><text:line-break/></text:span></text:p>
      <text:p text:style-name="Standard"><text:span text:style-name="T876">Test case ID</text:span><text:span text:style-name="T877"><text:s/>       </text:span><text:span text:style-name="T878"><text:tab/></text:span></text:p>
      <text:p text:style-name="P879">T3.20<text:s/>       <text:tab/></text:p>
      <text:p text:style-name="P880"><text:span text:style-name="T881">Test case description</text:span></text:p>
      <text:p text:style-name="P882">Tests if<text:s/>schema starts on current day.</text:p>
      <text:p text:style-name="P883"><text:span text:style-name="T884">Precondition</text:span></text:p>
      <text:p text:style-name="P885">In<text:s/>Menu</text:p>
      <text:p text:style-name="P886"><text:span text:style-name="T887">Test step or order of execution number</text:span></text:p>
      <text:p text:style-name="Standard"><text:span text:style-name="T888">1. Press the<text:s/></text:span><text:span text:style-name="T889">schema button</text:span><text:span text:style-name="T890"><text:line-break/></text:span><text:span text:style-name="T891">2. Verify that you are<text:s/></text:span><text:span text:style-name="T892">on current day</text:span></text:p>
      <text:p text:style-name="P893"><text:span text:style-name="T894">Related requirement(s)</text:span></text:p>
      <text:p text:style-name="P895">3.20</text:p>
      <text:p text:style-name="P896"><text:span text:style-name="T897">Author</text:span></text:p>
      <text:p text:style-name="Standard"><text:span text:style-name="T898">JS</text:span><text:span text:style-name="T899"><text:line-break/></text:span></text:p>
      <text:p text:style-name="P900"/>
      <text:soft-page-break/>
      <text:p text:style-name="P901"><text:span text:style-name="T902">Test case ID        </text:span><text:span text:style-name="T903"><text:tab/></text:span></text:p>
      <text:p text:style-name="P904">T4.01<text:tab/><text:tab/><text:tab/></text:p>
      <text:p text:style-name="P905"><text:span text:style-name="T906">Test case description</text:span></text:p>
      <text:p text:style-name="P907">Sleep style is illustrated on the schema</text:p>
      <text:p text:style-name="P908"><text:span text:style-name="T909">Precondition</text:span></text:p>
      <text:p text:style-name="P910">Application is running, sleep information is implemented<text:s/><text:tab/></text:p>
      <text:p text:style-name="P911"><text:span text:style-name="T912">Test step or order of executio</text:span><text:span text:style-name="T913">n number</text:span></text:p>
      <text:p text:style-name="Standard"><text:span text:style-name="T914">1. Press the “sleep information”  button  </text:span><text:span text:style-name="T915"><text:line-break/></text:span><text:span text:style-name="T916">2. Verify that sleep information is displayed and represented as a visual sleep schedule</text:span></text:p>
      <text:p text:style-name="P917"><text:span text:style-name="T918">Related requirement(s)</text:span></text:p>
      <text:p text:style-name="P919">4.01</text:p>
      <text:p text:style-name="P920"><text:span text:style-name="T921">Author</text:span></text:p>
      <text:p text:style-name="P922">GM</text:p>
      <text:p text:style-name="P923"><text:span text:style-name="T924">Test case ID        </text:span><text:span text:style-name="T925"><text:tab/></text:span></text:p>
      <text:p text:style-name="P926">T4.02<text:tab/><text:tab/><text:tab/></text:p>
      <text:p text:style-name="P927"><text:span text:style-name="T928">Test case description</text:span></text:p>
      <text:p text:style-name="P929">The sleep style is<text:s/>illustrated in black color</text:p>
      <text:p text:style-name="P930"><text:span text:style-name="T931">Precondition</text:span></text:p>
      <text:p text:style-name="P932">Application is running, sleep information is implemented<text:s/><text:tab/></text:p>
      <text:p text:style-name="P933"><text:span text:style-name="T934">Test step or order of execution number</text:span></text:p>
      <text:p text:style-name="Standard"><text:span text:style-name="T935">1. Press the “sleep information” button  </text:span><text:span text:style-name="T936"><text:line-break/></text:span><text:span text:style-name="T937">2. Verify that sleep information is displayed and represented as a visual<text:s/></text:span><text:span text:style-name="T938">sleep schedule and displayed in black color.</text:span></text:p>
      <text:p text:style-name="P939"><text:span text:style-name="T940">Related requirement(s)</text:span></text:p>
      <text:p text:style-name="P941">4.02</text:p>
      <text:p text:style-name="P942"><text:span text:style-name="T943">Author</text:span></text:p>
      <text:soft-page-break/>
      <text:p text:style-name="Standard"><text:span text:style-name="T944">GM</text:span><text:span text:style-name="T945"><text:line-break/></text:span></text:p>
      <text:p text:style-name="P946"><text:span text:style-name="T947">Test case ID        </text:span><text:span text:style-name="T948"><text:tab/></text:span></text:p>
      <text:p text:style-name="P949">T4.03<text:tab/><text:tab/><text:tab/></text:p>
      <text:p text:style-name="P950"><text:span text:style-name="T951">Test case description</text:span></text:p>
      <text:p text:style-name="P952">Each sleep element has a start time</text:p>
      <text:p text:style-name="P953"><text:span text:style-name="T954">Precondition</text:span></text:p>
      <text:p text:style-name="P955">Application is running, sleep information is implemented and sleep style is selected<text:tab/></text:p>
      <text:p text:style-name="P956"><text:span text:style-name="T957">Test step or order of execution number</text:span></text:p>
      <text:p text:style-name="P958">1. Verify that all elements has a starting time</text:p>
      <text:p text:style-name="P959"><text:span text:style-name="T960">Related requirement(s)</text:span></text:p>
      <text:p text:style-name="P961">4.03</text:p>
      <text:p text:style-name="P962"><text:span text:style-name="T963">Author</text:span></text:p>
      <text:p text:style-name="Standard"><text:span text:style-name="T964">GM</text:span><text:span text:style-name="T965"><text:line-break/></text:span></text:p>
      <text:p text:style-name="P966"><text:span text:style-name="T967">Test case ID        </text:span><text:span text:style-name="T968"><text:tab/></text:span></text:p>
      <text:p text:style-name="P969">T4.04<text:tab/><text:tab/><text:tab/></text:p>
      <text:p text:style-name="P970"><text:span text:style-name="T971">Test case description</text:span></text:p>
      <text:p text:style-name="P972">Each sleep element has a stop time</text:p>
      <text:p text:style-name="P973"><text:span text:style-name="T974">Precondition</text:span></text:p>
      <text:p text:style-name="P975">Application is running, sleep information is implemented<text:s/><text:tab/></text:p>
      <text:p text:style-name="P976"><text:span text:style-name="T977">Test step or order of execution number</text:span></text:p>
      <text:p text:style-name="Standard"><text:span text:style-name="T978">1. Verify that all elements has a ending time</text:span><text:span text:style-name="T979"><text:line-break/></text:span></text:p>
      <text:p text:style-name="P980"><text:span text:style-name="T981">Related requirement(s)</text:span></text:p>
      <text:p text:style-name="P982">4.04</text:p>
      <text:p text:style-name="P983"><text:span text:style-name="T984">Author</text:span></text:p>
      <text:soft-page-break/>
      <text:p text:style-name="Standard"><text:span text:style-name="T985">GM</text:span><text:span text:style-name="T986"><text:line-break/></text:span></text:p>
      <text:p text:style-name="P987"><text:span text:style-name="T988">Test case ID        </text:span><text:span text:style-name="T989"><text:tab/></text:span></text:p>
      <text:p text:style-name="P990">T4.05<text:tab/><text:tab/><text:tab/></text:p>
      <text:p text:style-name="P991"><text:span text:style-name="T992">Test case description</text:span></text:p>
      <text:p text:style-name="P993">The sleep elements should be a<text:s/>layer on the schema</text:p>
      <text:p text:style-name="P994"><text:span text:style-name="T995">Precondition</text:span></text:p>
      <text:p text:style-name="P996">Application is running, sleep style is implemented and selected<text:s/><text:tab/></text:p>
      <text:p text:style-name="P997"><text:span text:style-name="T998">Test step or order of execution number</text:span></text:p>
      <text:p text:style-name="P999"><text:span text:style-name="T1000">Related requirement(s)</text:span></text:p>
      <text:p text:style-name="P1001">4.05</text:p>
      <text:p text:style-name="P1002"><text:span text:style-name="T1003">Author</text:span></text:p>
      <text:p text:style-name="Standard"><text:span text:style-name="T1004">GM</text:span><text:span text:style-name="T1005"><text:line-break/></text:span></text:p>
      <text:p text:style-name="P1006"><text:span text:style-name="T1007">Test case ID        </text:span><text:span text:style-name="T1008"><text:tab/></text:span></text:p>
      <text:p text:style-name="P1009">T4.06<text:tab/><text:tab/><text:tab/></text:p>
      <text:p text:style-name="P1010"><text:span text:style-name="T1011">Test case description</text:span></text:p>
      <text:p text:style-name="P1012">The sleep elements should<text:s/>be able to be hidden from the schema, with on/off function</text:p>
      <text:p text:style-name="P1013"><text:span text:style-name="T1014">Precondition</text:span></text:p>
      <text:p text:style-name="P1015">Application is running, sleep style is implemented and selected<text:s/><text:tab/></text:p>
      <text:p text:style-name="P1016"><text:span text:style-name="T1017">Test step or order of execution number</text:span></text:p>
      <text:p text:style-name="Standard"><text:span text:style-name="T1018">1. Enter schema mode</text:span><text:span text:style-name="T1019"><text:line-break/></text:span><text:span text:style-name="T1020">2. Verify that on on/off button hides sleep layer from use</text:span><text:span text:style-name="T1021">r view<text:s/></text:span><text:span text:style-name="T1022"><text:line-break/></text:span></text:p>
      <text:p text:style-name="P1023"><text:span text:style-name="T1024">Related requirement(s)</text:span></text:p>
      <text:p text:style-name="P1025">4.06</text:p>
      <text:p text:style-name="P1026"><text:span text:style-name="T1027">Author</text:span></text:p>
      <text:soft-page-break/>
      <text:p text:style-name="Standard"><text:span text:style-name="T1028">GM</text:span><text:span text:style-name="T1029"><text:line-break/></text:span><text:span text:style-name="T1030"><text:line-break/></text:span><text:span text:style-name="T1031"><text:line-break/></text:span><text:span text:style-name="T1032"><text:line-break/></text:span></text:p>
      <text:p text:style-name="P1033"/>
      <text:p text:style-name="P1034">Test case ID        <text:tab/></text:p>
      <text:p text:style-name="P1035">T5.01<text:tab/><text:tab/><text:tab/></text:p>
      <text:p text:style-name="P1036"><text:span text:style-name="T1037">Test case description</text:span></text:p>
      <text:p text:style-name="P1038">The program should include an Alarm function</text:p>
      <text:p text:style-name="P1039"><text:span text:style-name="T1040">Precondition</text:span></text:p>
      <text:p text:style-name="P1041">Application is running, sleep style is implemented and selected<text:s/><text:tab/></text:p>
      <text:p text:style-name="P1042"><text:span text:style-name="T1043">Test step or order of<text:s/></text:span><text:span text:style-name="T1044">execution number</text:span></text:p>
      <text:p text:style-name="P1045">Verify that alarm is present</text:p>
      <text:p text:style-name="P1046"><text:span text:style-name="T1047">Related requirement(s)</text:span></text:p>
      <text:p text:style-name="P1048">5.01</text:p>
      <text:p text:style-name="P1049"><text:span text:style-name="T1050">Author</text:span></text:p>
      <text:p text:style-name="Standard"><text:span text:style-name="T1051">GM</text:span><text:span text:style-name="T1052"><text:line-break/></text:span></text:p>
      <text:p text:style-name="P1053"><text:span text:style-name="T1054">Test case ID        </text:span><text:span text:style-name="T1055"><text:tab/></text:span></text:p>
      <text:p text:style-name="P1056">T5.02<text:tab/><text:tab/><text:tab/></text:p>
      <text:p text:style-name="P1057"><text:span text:style-name="T1058">Test case description</text:span></text:p>
      <text:p text:style-name="P1059">Automatically create an Alarm to awaken the user after every sleep element</text:p>
      <text:p text:style-name="P1060"><text:span text:style-name="T1061">Precondition</text:span></text:p>
      <text:p text:style-name="P1062">Application is running, sleep<text:s/>style is implemented and selected<text:s/><text:tab/></text:p>
      <text:p text:style-name="P1063"><text:span text:style-name="T1064">Test step or order of execution number</text:span></text:p>
      <text:p text:style-name="P1065">Verify that alarm is created in a correct way in regard to selected sleep style</text:p>
      <text:p text:style-name="P1066"><text:span text:style-name="T1067">Related requirement(s)</text:span></text:p>
      <text:soft-page-break/>
      <text:p text:style-name="P1068">5.02</text:p>
      <text:p text:style-name="P1069"><text:span text:style-name="T1070">Author</text:span></text:p>
      <text:p text:style-name="Standard"><text:span text:style-name="T1071">GM</text:span><text:span text:style-name="T1072"><text:line-break/></text:span></text:p>
      <text:p text:style-name="P1073"><text:span text:style-name="T1074">Test case ID        </text:span><text:span text:style-name="T1075"><text:tab/></text:span></text:p>
      <text:p text:style-name="P1076">T5.03<text:tab/><text:tab/><text:tab/></text:p>
      <text:p text:style-name="P1077"><text:span text:style-name="T1078">Test case description</text:span></text:p>
      <text:p text:style-name="P1079">When the<text:s/>alarm rings phone is automatically unlocked</text:p>
      <text:p text:style-name="P1080"><text:span text:style-name="T1081">Precondition</text:span></text:p>
      <text:p text:style-name="P1082">Application is running, sleep style is implemented and selected, alarm is implemented</text:p>
      <text:p text:style-name="P1083"><text:span text:style-name="T1084">Test step or order of execution number</text:span></text:p>
      <text:p text:style-name="Standard"><text:span text:style-name="T1085">1. Set alarm</text:span><text:span text:style-name="T1086"><text:line-break/></text:span><text:span text:style-name="T1087">2. Put phone in sleep mode</text:span><text:span text:style-name="T1088"><text:line-break/></text:span><text:span text:style-name="T1089">3. Verify that phone is unlocked<text:s/></text:span><text:span text:style-name="T1090">as alarm is due</text:span></text:p>
      <text:p text:style-name="P1091"><text:span text:style-name="T1092">Related requirement(s)</text:span></text:p>
      <text:p text:style-name="P1093">5.03</text:p>
      <text:p text:style-name="P1094"><text:span text:style-name="T1095">Author</text:span></text:p>
      <text:p text:style-name="Standard"><text:span text:style-name="T1096">GM</text:span><text:span text:style-name="T1097"><text:line-break/></text:span></text:p>
      <text:p text:style-name="P1098"><text:span text:style-name="T1099">Test case ID        </text:span><text:span text:style-name="T1100"><text:tab/></text:span></text:p>
      <text:p text:style-name="P1101">T5.04<text:tab/><text:tab/><text:tab/></text:p>
      <text:p text:style-name="P1102"><text:span text:style-name="T1103">Test case description</text:span></text:p>
      <text:p text:style-name="P1104">Possibility select different alarm tones</text:p>
      <text:p text:style-name="P1105"><text:span text:style-name="T1106">Precondition</text:span></text:p>
      <text:p text:style-name="P1107">Application is running, sleep style is implemented and selected, alarm is implemented</text:p>
      <text:p text:style-name="P1108"><text:span text:style-name="T1109">Test<text:s/></text:span><text:span text:style-name="T1110">step or order of execution number</text:span></text:p>
      <text:p text:style-name="Standard"><text:span text:style-name="T1111">1. Button for edit alarm tone, and press-able<text:s/></text:span><text:span text:style-name="T1112"><text:line-break/></text:span><text:soft-page-break/><text:span text:style-name="T1113">2. Select new alarm tone</text:span><text:span text:style-name="T1114"><text:line-break/></text:span><text:span text:style-name="T1115">3. Set alarm and verify that tone has been changed</text:span></text:p>
      <text:p text:style-name="P1116"><text:span text:style-name="T1117">Related requirement(s)</text:span></text:p>
      <text:p text:style-name="P1118">5.04</text:p>
      <text:p text:style-name="P1119"><text:span text:style-name="T1120">Author</text:span></text:p>
      <text:p text:style-name="Standard"><text:span text:style-name="T1121">GM</text:span><text:span text:style-name="T1122"><text:line-break/></text:span><text:span text:style-name="T1123"><text:line-break/></text:span></text:p>
      <text:p text:style-name="P1124"><text:span text:style-name="T1125">Test case ID        </text:span><text:span text:style-name="T1126"><text:tab/></text:span></text:p>
      <text:p text:style-name="P1127">T5.05<text:tab/><text:tab/><text:tab/></text:p>
      <text:p text:style-name="P1128"><text:span text:style-name="T1129">Test case description</text:span></text:p>
      <text:p text:style-name="P1130">Ability to use songs from the music library as Alarm-tones</text:p>
      <text:p text:style-name="P1131"><text:span text:style-name="T1132">Precondition</text:span></text:p>
      <text:p text:style-name="P1133">Application is running, sleep style is implemented and selected, alarm is implemented</text:p>
      <text:p text:style-name="P1134"><text:span text:style-name="T1135">Test step or order of execution number</text:span></text:p>
      <text:p text:style-name="Standard"><text:span text:style-name="T1136">1. Button for edit alarm tone, and press-able<text:s/></text:span><text:span text:style-name="T1137"><text:line-break/></text:span><text:span text:style-name="T1138">2. Select new ala</text:span><text:span text:style-name="T1139">rm tone from music library</text:span><text:span text:style-name="T1140"><text:line-break/></text:span><text:span text:style-name="T1141">3. Set alarm and verify that tone has been changed</text:span></text:p>
      <text:p text:style-name="P1142"><text:span text:style-name="T1143">Related requirement(s)</text:span></text:p>
      <text:p text:style-name="P1144">5.05</text:p>
      <text:p text:style-name="P1145"><text:span text:style-name="T1146">Author</text:span></text:p>
      <text:p text:style-name="Standard"><text:span text:style-name="T1147">GM</text:span><text:span text:style-name="T1148"><text:line-break/></text:span></text:p>
      <text:p text:style-name="P1149"><text:span text:style-name="T1150">Test case ID        </text:span><text:span text:style-name="T1151"><text:tab/></text:span></text:p>
      <text:p text:style-name="P1152">T5.06<text:tab/><text:tab/><text:tab/></text:p>
      <text:p text:style-name="P1153"><text:span text:style-name="T1154">Test case description</text:span></text:p>
      <text:p text:style-name="P1155">The app comes with some pre-installed Alarm-tones</text:p>
      <text:soft-page-break/>
      <text:p text:style-name="P1156"><text:span text:style-name="T1157">Precondition</text:span></text:p>
      <text:p text:style-name="P1158">Application is<text:s/>running, sleep style is implemented and selected, alarm is implemented</text:p>
      <text:p text:style-name="P1159"><text:span text:style-name="T1160">Test step or order of execution number</text:span></text:p>
      <text:p text:style-name="Standard"><text:span text:style-name="T1161">1. Button for edit alarm tone, and press-able<text:s/></text:span><text:span text:style-name="T1162"><text:line-break/></text:span><text:span text:style-name="T1163">2. Select new alarm tone from pre-installed alarm tones</text:span><text:span text:style-name="T1164"><text:line-break/></text:span><text:span text:style-name="T1165">3. Set alarm and verify that tone has been<text:s/></text:span><text:span text:style-name="T1166">changed</text:span></text:p>
      <text:p text:style-name="P1167"><text:span text:style-name="T1168">Related requirement(s)</text:span></text:p>
      <text:p text:style-name="P1169">5.06</text:p>
      <text:p text:style-name="P1170"><text:span text:style-name="T1171">Author</text:span></text:p>
      <text:p text:style-name="Standard"><text:span text:style-name="T1172">GM</text:span><text:span text:style-name="T1173"><text:line-break/></text:span><text:span text:style-name="T1174"><text:line-break/></text:span></text:p>
      <text:p text:style-name="P1175"><text:span text:style-name="T1176">Test case ID        </text:span><text:span text:style-name="T1177"><text:tab/></text:span></text:p>
      <text:p text:style-name="P1178">T5.07<text:tab/><text:tab/><text:tab/></text:p>
      <text:p text:style-name="P1179"><text:span text:style-name="T1180">Test case description</text:span></text:p>
      <text:p text:style-name="P1181">Confirmation message that the alarm-tone has been changed</text:p>
      <text:p text:style-name="P1182"><text:span text:style-name="T1183">Precondition</text:span></text:p>
      <text:p text:style-name="P1184">Application is running, sleep style is implemented and selected, alarm is<text:s/>implemented</text:p>
      <text:p text:style-name="P1185"><text:span text:style-name="T1186">Test step or order of execution number</text:span></text:p>
      <text:p text:style-name="Standard"><text:span text:style-name="T1187">1. Set alarm</text:span><text:span text:style-name="T1188"><text:line-break/></text:span><text:span text:style-name="T1189">3. Verify that confirmation message is displayed correctly</text:span></text:p>
      <text:p text:style-name="P1190"><text:span text:style-name="T1191">Related requirement(s)</text:span></text:p>
      <text:p text:style-name="P1192">5.07</text:p>
      <text:p text:style-name="P1193"><text:span text:style-name="T1194">Author</text:span></text:p>
      <text:p text:style-name="P1195">GM</text:p>
      <text:p text:style-name="P1196"><text:span text:style-name="T1197">Test case ID        </text:span><text:span text:style-name="T1198"><text:tab/></text:span></text:p>
      <text:p text:style-name="P1199">T5.08<text:tab/><text:tab/><text:tab/></text:p>
      <text:soft-page-break/>
      <text:p text:style-name="P1200"><text:span text:style-name="T1201">Test case description</text:span></text:p>
      <text:p text:style-name="P1202">Let the user personify the Alarm-strength</text:p>
      <text:p text:style-name="P1203"><text:span text:style-name="T1204">Precondition</text:span></text:p>
      <text:p text:style-name="P1205">Application is running, sleep style is implemented and selected, alarm is implemented</text:p>
      <text:p text:style-name="P1206"><text:span text:style-name="T1207">Test step or order of execution number</text:span></text:p>
      <text:p text:style-name="Standard"><text:span text:style-name="T1208">1. Button for edit alarm, and press-able.</text:span><text:span text:style-name="T1209"><text:line-break/></text:span><text:span text:style-name="T1210">2. Select alarm and edit alarm strength<text:s/></text:span><text:span text:style-name="T1211"><text:line-break/></text:span><text:span text:style-name="T1212">3. For this alarm and verify that s</text:span><text:span text:style-name="T1213">trength has been changed</text:span></text:p>
      <text:p text:style-name="P1214"><text:span text:style-name="T1215">Related requirement(s)</text:span></text:p>
      <text:p text:style-name="P1216">5.08</text:p>
      <text:p text:style-name="P1217"><text:span text:style-name="T1218">Author</text:span></text:p>
      <text:p text:style-name="Standard"><text:span text:style-name="T1219">GM</text:span><text:span text:style-name="T1220"><text:line-break/></text:span><text:span text:style-name="T1221"><text:line-break/></text:span><text:span text:style-name="T1222">Test case ID        </text:span><text:span text:style-name="T1223"><text:tab/></text:span></text:p>
      <text:p text:style-name="P1224">T5.09<text:tab/><text:tab/><text:tab/></text:p>
      <text:p text:style-name="P1225"><text:span text:style-name="T1226">Test case description</text:span></text:p>
      <text:p text:style-name="P1227">Message that the Alarm-strength has been modified</text:p>
      <text:p text:style-name="P1228"><text:span text:style-name="T1229">Precondition</text:span></text:p>
      <text:p text:style-name="P1230">Application is running, sleep style is implemented and selected, alarm is implemented</text:p>
      <text:p text:style-name="P1231"><text:span text:style-name="T1232">Test step or order of execution number</text:span></text:p>
      <text:p text:style-name="Standard"><text:span text:style-name="T1233">1. Edit alarm-strength<text:s/></text:span><text:span text:style-name="T1234"><text:line-break/></text:span><text:span text:style-name="T1235">3. Verify that confirmation message is displayed correctly</text:span></text:p>
      <text:p text:style-name="P1236"><text:span text:style-name="T1237">Related requirement(s)</text:span></text:p>
      <text:p text:style-name="P1238">5.09</text:p>
      <text:p text:style-name="P1239"><text:span text:style-name="T1240">Author</text:span></text:p>
      <text:p text:style-name="Standard"><text:span text:style-name="T1241">GM</text:span><text:span text:style-name="T1242"><text:line-break/></text:span></text:p>
      <text:p text:style-name="P1243"><text:span text:style-name="T1244">Test case ID        </text:span><text:span text:style-name="T1245"><text:tab/></text:span></text:p>
      <text:soft-page-break/>
      <text:p text:style-name="P1246">T5.10<text:tab/><text:tab/></text:p>
      <text:p text:style-name="P1247"><text:span text:style-name="T1248">Test case description</text:span></text:p>
      <text:p text:style-name="P1249">Alarm should include vibration.</text:p>
      <text:p text:style-name="P1250"><text:span text:style-name="T1251">Precondition</text:span></text:p>
      <text:p text:style-name="P1252">Application is running, sleep style is implemented and selected, alarm is implemented</text:p>
      <text:p text:style-name="P1253"><text:span text:style-name="T1254">Test step or order of execution number</text:span></text:p>
      <text:p text:style-name="Standard"><text:span text:style-name="T1255"><text:line-break/></text:span><text:span text:style-name="T1256">Verify that alarm includes vibration</text:span></text:p>
      <text:p text:style-name="P1257"><text:span text:style-name="T1258">Related requirement(s)</text:span></text:p>
      <text:p text:style-name="P1259">5.10</text:p>
      <text:p text:style-name="P1260"><text:span text:style-name="T1261">Author</text:span></text:p>
      <text:p text:style-name="Standard"><text:span text:style-name="T1262">GM</text:span><text:span text:style-name="T1263"><text:line-break/></text:span><text:span text:style-name="T1264">Test case ID</text:span><text:span text:style-name="T1265"><text:s/>       </text:span><text:span text:style-name="T1266"><text:tab/></text:span><text:span text:style-name="T1267"><text:line-break/></text:span></text:p>
      <text:p text:style-name="P1268"><text:span text:style-name="T1269">Test case ID<text:s/></text:span><text:span text:style-name="T1270">       </text:span><text:span text:style-name="T1271"><text:tab/></text:span></text:p>
      <text:p text:style-name="P1272">T5.11<text:tab/><text:tab/></text:p>
      <text:p text:style-name="P1273"><text:span text:style-name="T1274">Test case description</text:span></text:p>
      <text:p text:style-name="P1275">Possibility to turn of the sound of the alarm and only use vibration.</text:p>
      <text:p text:style-name="P1276"><text:span text:style-name="T1277">Precondition</text:span></text:p>
      <text:p text:style-name="P1278">Application is running, sleep style is implemented and selected, alarm is implemented</text:p>
      <text:p text:style-name="P1279"><text:span text:style-name="T1280">Test step or order of execution number</text:span></text:p>
      <text:p text:style-name="Standard"><text:span text:style-name="T1281"><text:line-break/></text:span><text:span text:style-name="T1282">Verify t</text:span><text:span text:style-name="T1283">hat alarm can be set with only vibration and no sound</text:span></text:p>
      <text:p text:style-name="P1284"><text:span text:style-name="T1285">Related requirement(s)</text:span></text:p>
      <text:p text:style-name="P1286">5.11</text:p>
      <text:p text:style-name="P1287"><text:span text:style-name="T1288">Author</text:span></text:p>
      <text:p text:style-name="Standard"><text:span text:style-name="T1289">GM</text:span><text:span text:style-name="T1290"><text:line-break/></text:span><text:span text:style-name="T1291"><text:line-break/></text:span></text:p>
      <text:p text:style-name="P1292"><text:span text:style-name="T1293">Test case ID        </text:span><text:span text:style-name="T1294"><text:tab/></text:span></text:p>
      <text:p text:style-name="P1295">T5.12<text:tab/><text:tab/></text:p>
      <text:p text:style-name="P1296"><text:span text:style-name="T1297">Test case description</text:span></text:p>
      <text:p text:style-name="P1298">One button for turning the alarm off, one for snooze.</text:p>
      <text:p text:style-name="P1299"><text:span text:style-name="T1300">Precondition</text:span></text:p>
      <text:p text:style-name="P1301">Application is running, sleep style is<text:s/>implemented and selected, alarm is implemented</text:p>
      <text:p text:style-name="P1302"><text:span text:style-name="T1303">Test step or order of execution number</text:span></text:p>
      <text:p text:style-name="Standard"><text:span text:style-name="T1304">When alarm goes off verify the available options, they should be:</text:span><text:span text:style-name="T1305"><text:line-break/></text:span><text:span text:style-name="T1306"><text:tab/>1.<text:s/></text:span><text:span text:style-name="T1307">Button for snooze</text:span><text:span text:style-name="T1308"><text:line-break/></text:span><text:span text:style-name="T1309"><text:tab/>2.<text:s/></text:span><text:span text:style-name="T1310">Button for alarm off</text:span></text:p>
      <text:p text:style-name="P1311"><text:span text:style-name="T1312">Related requirement(s)</text:span></text:p>
      <text:p text:style-name="P1313">5.12</text:p>
      <text:p text:style-name="P1314"><text:span text:style-name="T1315">Author</text:span></text:p>
      <text:p text:style-name="Standard"><text:span text:style-name="T1316">GM</text:span><text:span text:style-name="T1317"><text:line-break/></text:span></text:p>
      <text:p text:style-name="P1318"><text:span text:style-name="T1319">Test case ID<text:s/></text:span><text:span text:style-name="T1320">       </text:span><text:span text:style-name="T1321"><text:tab/></text:span></text:p>
      <text:p text:style-name="P1322">T5.13<text:tab/><text:tab/></text:p>
      <text:p text:style-name="P1323"><text:span text:style-name="T1324">Test case description</text:span></text:p>
      <text:p text:style-name="P1325">Pre-defined snooze time is 5 minutes.</text:p>
      <text:p text:style-name="P1326"><text:span text:style-name="T1327">Precondition</text:span></text:p>
      <text:p text:style-name="P1328">Application is running, sleep style is implemented and selected, alarm is implemented</text:p>
      <text:p text:style-name="P1329"><text:span text:style-name="T1330">Test step or order of execution number</text:span></text:p>
      <text:p text:style-name="Standard"><text:span text:style-name="T1331">When alarm goes off verify the snooze fun</text:span><text:span text:style-name="T1332">ction is set to 5 min</text:span><text:span text:style-name="T1333"><text:line-break/></text:span></text:p>
      <text:p text:style-name="P1334"><text:span text:style-name="T1335">Related requirement(s)</text:span></text:p>
      <text:p text:style-name="P1336">5.13</text:p>
      <text:soft-page-break/>
      <text:p text:style-name="P1337"><text:span text:style-name="T1338">Author</text:span></text:p>
      <text:p text:style-name="Standard"><text:span text:style-name="T1339">GM</text:span><text:span text:style-name="T1340"><text:line-break/></text:span><text:span text:style-name="T1341"><text:line-break/></text:span></text:p>
      <text:p text:style-name="P1342"><text:span text:style-name="T1343">Test case ID        </text:span><text:span text:style-name="T1344"><text:tab/></text:span></text:p>
      <text:p text:style-name="P1345">T5.14<text:tab/><text:tab/></text:p>
      <text:p text:style-name="P1346"><text:span text:style-name="T1347">Test case description</text:span></text:p>
      <text:p text:style-name="P1348">Possibility for user to change snooze time.</text:p>
      <text:p text:style-name="P1349"><text:span text:style-name="T1350">Precondition</text:span></text:p>
      <text:p text:style-name="P1351">Application is running, sleep style is implemented and selected, alarm is implemented</text:p>
      <text:p text:style-name="P1352"><text:span text:style-name="T1353">Test step or order of execution number</text:span></text:p>
      <text:p text:style-name="Standard"><text:span text:style-name="T1354">1. Button for edit alarm, and press-able.</text:span><text:span text:style-name="T1355"><text:line-break/></text:span><text:span text:style-name="T1356">2. Select alarm and edit snooze time</text:span><text:span text:style-name="T1357"><text:line-break/></text:span><text:span text:style-name="T1358">3. For this alarm and verify that snooze time has been changed</text:span></text:p>
      <text:p text:style-name="P1359"><text:span text:style-name="T1360">Related requirement(s)</text:span></text:p>
      <text:p text:style-name="P1361">5.14</text:p>
      <text:p text:style-name="P1362"><text:span text:style-name="T1363">Author</text:span></text:p>
      <text:p text:style-name="Standard"><text:span text:style-name="T1364">GM</text:span><text:span text:style-name="T1365"><text:line-break/></text:span></text:p>
      <text:p text:style-name="P1366"><text:span text:style-name="T1367">Test case ID        </text:span><text:span text:style-name="T1368"><text:tab/></text:span></text:p>
      <text:p text:style-name="P1369">T5.15<text:tab/><text:tab/></text:p>
      <text:p text:style-name="P1370"><text:span text:style-name="T1371">Test case description</text:span></text:p>
      <text:p text:style-name="P1372">Confirmation message of changed snooze time.<text:tab/><text:tab/></text:p>
      <text:p text:style-name="P1373"><text:span text:style-name="T1374">Precondition</text:span></text:p>
      <text:p text:style-name="P1375">Application is running, sleep style is implemented and selected, alarm is implemented</text:p>
      <text:p text:style-name="P1376"><text:span text:style-name="T1377">Test step or order of execution number</text:span></text:p>
      <text:p text:style-name="Standard"><text:span text:style-name="T1378">1. Button for edit alarm, and press-able.</text:span><text:span text:style-name="T1379"><text:line-break/></text:span><text:span text:style-name="T1380">2.<text:s/></text:span><text:span text:style-name="T1381">Select alarm and edit snooze time</text:span><text:span text:style-name="T1382"><text:line-break/></text:span><text:soft-page-break/><text:span text:style-name="T1383">3. For this alarm verify that snooze time confirmation message is displayed.</text:span></text:p>
      <text:p text:style-name="P1384"><text:span text:style-name="T1385">Related requirement(s)</text:span></text:p>
      <text:p text:style-name="P1386">5.15</text:p>
      <text:p text:style-name="P1387"><text:span text:style-name="T1388">Author</text:span></text:p>
      <text:p text:style-name="P1389">GM</text:p>
      <text:p text:style-name="P1390"/>
      <text:p text:style-name="P1391">Test case ID        <text:tab/></text:p>
      <text:p text:style-name="P1392">T5.16<text:tab/><text:tab/></text:p>
      <text:p text:style-name="P1393"><text:span text:style-name="T1394">Test case description</text:span></text:p>
      <text:p text:style-name="P1395">When sleeper turns off the alarm, the time is registered</text:p>
      <text:p text:style-name="P1396"><text:span text:style-name="T1397">Precondition</text:span></text:p>
      <text:p text:style-name="P1398">Application is running, sleep style is implemented and selected, alarm is implemented</text:p>
      <text:p text:style-name="P1399"><text:span text:style-name="T1400">Test step or order of execution number</text:span></text:p>
      <text:p text:style-name="Standard"><text:span text:style-name="T1401">Button for alarm off, and press-able.</text:span><text:span text:style-name="T1402"><text:line-break/></text:span><text:span text:style-name="T1403">Verify that time has been stored correctly  </text:span></text:p>
      <text:p text:style-name="P1404"><text:span text:style-name="T1405">Related requirement(s)</text:span></text:p>
      <text:p text:style-name="P1406">5.16</text:p>
      <text:p text:style-name="P1407"><text:span text:style-name="T1408">Aut</text:span><text:span text:style-name="T1409">hor</text:span></text:p>
      <text:p text:style-name="Standard"><text:span text:style-name="T1410">GM</text:span><text:span text:style-name="T1411"><text:line-break/></text:span></text:p>
      <text:p text:style-name="P1412"><text:span text:style-name="T1413">Test case ID        </text:span><text:span text:style-name="T1414"><text:tab/></text:span></text:p>
      <text:p text:style-name="P1415">T5.17<text:tab/><text:tab/></text:p>
      <text:p text:style-name="P1416"><text:span text:style-name="T1417">Test case description</text:span></text:p>
      <text:p text:style-name="P1418">When sleeper turns off the alarm, the time is registered</text:p>
      <text:p text:style-name="P1419"><text:span text:style-name="T1420">Precondition</text:span></text:p>
      <text:p text:style-name="P1421">Application is running, sleep style is implemented and selected, alarm is implemented</text:p>
      <text:p text:style-name="P1422"><text:span text:style-name="T1423">Test step or order of execution number</text:span></text:p>
      <text:p text:style-name="Standard"><text:span text:style-name="T1424">Button for alarm off, and press-able.</text:span><text:span text:style-name="T1425"><text:line-break/></text:span><text:soft-page-break/><text:span text:style-name="T1426">Verify that time has been stored correctly  </text:span></text:p>
      <text:p text:style-name="P1427"><text:span text:style-name="T1428">Related requirement(s)</text:span></text:p>
      <text:p text:style-name="P1429">5.17</text:p>
      <text:p text:style-name="P1430"><text:span text:style-name="T1431">Author</text:span></text:p>
      <text:p text:style-name="Standard"><text:span text:style-name="T1432">GM</text:span><text:span text:style-name="T1433"><text:line-break/></text:span><text:span text:style-name="T1434"><text:line-break/></text:span></text:p>
      <text:p text:style-name="P1435"><text:span text:style-name="T1436">****Test case ID        </text:span><text:span text:style-name="T1437"><text:tab/></text:span></text:p>
      <text:p text:style-name="P1438">T5.18<text:tab/><text:tab/></text:p>
      <text:p text:style-name="P1439"><text:span text:style-name="T1440">Test case description</text:span></text:p>
      <text:p text:style-name="Standard"><text:span text:style-name="T1441">Sleep elements are moved so the intervals between the sleep cycles are correc</text:span><text:span text:style-name="T1442">t.</text:span><text:span text:style-name="T1443"><text:line-break/></text:span></text:p>
      <text:p text:style-name="P1444"><text:span text:style-name="T1445">Precondition</text:span></text:p>
      <text:p text:style-name="P1446">Application is running, sleep style is implemented and selected, alarm is implemented</text:p>
      <text:p text:style-name="P1447"><text:span text:style-name="T1448">Test step or order of execution number</text:span></text:p>
      <text:p text:style-name="P1449">When time difference are present between scheduled alarm and alarm off, verify that sleep elements are moved correctly in regards to time present time difference.</text:p>
      <text:p text:style-name="P1450"><text:span text:style-name="T1451">Related requirement(s)</text:span></text:p>
      <text:p text:style-name="P1452">5.18</text:p>
      <text:p text:style-name="P1453"><text:span text:style-name="T1454">Author</text:span></text:p>
      <text:p text:style-name="Standard"><text:span text:style-name="T1455">GM</text:span><text:span text:style-name="T1456"><text:line-break/></text:span></text:p>
      <text:p text:style-name="P1457"><text:span text:style-name="T1458">Test case ID        </text:span><text:span text:style-name="T1459"><text:tab/></text:span></text:p>
      <text:p text:style-name="P1460">T5.19<text:tab/><text:tab/></text:p>
      <text:p text:style-name="P1461"><text:span text:style-name="T1462">Test case description</text:span></text:p>
      <text:p text:style-name="P1463">There is a back button from Alarms  <text:tab/></text:p>
      <text:p text:style-name="P1464"><text:span text:style-name="T1465">Precondition</text:span></text:p>
      <text:p text:style-name="P1466">Application is running, sleep style is implemented and selected,<text:s/>alarm is<text:s/><text:soft-page-break/>implemented</text:p>
      <text:p text:style-name="P1467"><text:span text:style-name="T1468">Test step or order of execution number</text:span></text:p>
      <text:p text:style-name="P1469">Verify presence and function of a “back button” in the alarm window</text:p>
      <text:p text:style-name="P1470"><text:span text:style-name="T1471">Related requirement(s)</text:span></text:p>
      <text:p text:style-name="P1472">5.19</text:p>
      <text:p text:style-name="P1473"><text:span text:style-name="T1474">Author</text:span></text:p>
      <text:p text:style-name="Standard"><text:span text:style-name="T1475">GM</text:span><text:span text:style-name="T1476"><text:line-break/></text:span></text:p>
      <text:p text:style-name="P1477"><text:span text:style-name="T1478">Test case ID        </text:span><text:span text:style-name="T1479"><text:tab/></text:span></text:p>
      <text:p text:style-name="P1480">T5.19<text:tab/><text:tab/></text:p>
      <text:p text:style-name="P1481"><text:span text:style-name="T1482">Test case description</text:span></text:p>
      <text:p text:style-name="P1483">There is a back button from Alarms  <text:tab/></text:p>
      <text:p text:style-name="P1484"><text:span text:style-name="T1485">Precondition</text:span></text:p>
      <text:p text:style-name="P1486">Application is running, sleep style is implemented and selected, alarm is implemented</text:p>
      <text:p text:style-name="P1487"><text:span text:style-name="T1488">Test step or order of execution number</text:span></text:p>
      <text:p text:style-name="P1489">Verify presence and function of a “back button” in the alarm window</text:p>
      <text:p text:style-name="P1490"><text:span text:style-name="T1491">Related requirement(s)</text:span></text:p>
      <text:p text:style-name="P1492">5.19</text:p>
      <text:p text:style-name="P1493"><text:span text:style-name="T1494">Author</text:span></text:p>
      <text:p text:style-name="Standard"><text:span text:style-name="T1495">GM</text:span><text:span text:style-name="T1496"><text:line-break/></text:span><text:span text:style-name="T1497"><text:line-break/></text:span><text:span text:style-name="T1498"><text:line-break/></text:span><text:span text:style-name="T1499"><text:line-break/></text:span></text:p>
      <text:p text:style-name="P1500"/>
      <text:p text:style-name="P1501">T6.01<text:s/>       <text:tab/></text:p>
      <text:p text:style-name="P1502"><text:span text:style-name="T1503">Test case description</text:span></text:p>
      <text:p text:style-name="P1504">Tests if different sleep styles are available in the schema</text:p>
      <text:p text:style-name="P1505"><text:span text:style-name="T1506">Precondition</text:span></text:p>
      <text:soft-page-break/>
      <text:p text:style-name="P1507">In Schema</text:p>
      <text:p text:style-name="P1508"><text:span text:style-name="T1509">Test step or order of execution number</text:span></text:p>
      <text:p text:style-name="Standard"><text:span text:style-name="T1510">1. Go to Schema</text:span><text:span text:style-name="T1511"><text:line-break/></text:span><text:span text:style-name="T1512">2. Press choose sleep style</text:span><text:span text:style-name="T1513"><text:line-break/></text:span><text:span text:style-name="T1514">3. Verify that there are several to choose from</text:span></text:p>
      <text:p text:style-name="P1515"><text:span text:style-name="T1516">Related req</text:span><text:span text:style-name="T1517">uirement(s)</text:span></text:p>
      <text:p text:style-name="P1518">6.01</text:p>
      <text:p text:style-name="P1519"><text:span text:style-name="T1520">Author</text:span></text:p>
      <text:p text:style-name="Standard"><text:span text:style-name="T1521">JS</text:span><text:span text:style-name="T1522"><text:line-break/></text:span><text:span text:style-name="T1523"><text:line-break/></text:span><text:span text:style-name="T1524">Test case ID</text:span><text:span text:style-name="T1525"><text:s/>       </text:span><text:span text:style-name="T1526"><text:tab/></text:span></text:p>
      <text:p text:style-name="P1527">T6.02        <text:tab/></text:p>
      <text:p text:style-name="P1528"><text:span text:style-name="T1529">Test case description</text:span></text:p>
      <text:p text:style-name="P1530">Test if maximum one sleep style at a time is possible</text:p>
      <text:p text:style-name="P1531"><text:span text:style-name="T1532">Precondition</text:span></text:p>
      <text:p text:style-name="P1533">In Schema</text:p>
      <text:p text:style-name="P1534"><text:span text:style-name="T1535">Test step or order of execution number</text:span></text:p>
      <text:p text:style-name="Standard"><text:span text:style-name="T1536">1. Go to Schema</text:span><text:span text:style-name="T1537"><text:line-break/></text:span><text:span text:style-name="T1538">2. Press choose sleep style</text:span><text:span text:style-name="T1539"><text:line-break/></text:span><text:span text:style-name="T1540">3. Verify</text:span><text:span text:style-name="T1541"><text:s/>that only one sleep style is available at once</text:span></text:p>
      <text:p text:style-name="P1542"><text:span text:style-name="T1543">Related requirement(s)</text:span></text:p>
      <text:p text:style-name="P1544">6.02</text:p>
      <text:p text:style-name="P1545"><text:span text:style-name="T1546">Author</text:span></text:p>
      <text:p text:style-name="Standard"><text:span text:style-name="T1547">JS</text:span><text:span text:style-name="T1548"><text:line-break/></text:span><text:span text:style-name="T1549"><text:line-break/></text:span><text:span text:style-name="T1550">Test case ID</text:span><text:span text:style-name="T1551"><text:s/>       </text:span><text:span text:style-name="T1552"><text:tab/></text:span></text:p>
      <text:p text:style-name="P1553">T6.03        <text:tab/></text:p>
      <text:p text:style-name="P1554"><text:span text:style-name="T1555">Test case description</text:span></text:p>
      <text:p text:style-name="P1556">Tests if sleep styles are presented in a drop-down list</text:p>
      <text:p text:style-name="P1557"><text:span text:style-name="T1558">Precondition</text:span></text:p>
      <text:soft-page-break/>
      <text:p text:style-name="P1559">In Schema</text:p>
      <text:p text:style-name="P1560"><text:span text:style-name="T1561">Test step or order of execution</text:span><text:span text:style-name="T1562"><text:s/>number</text:span></text:p>
      <text:p text:style-name="Standard"><text:span text:style-name="T1563">1. Go to Schema</text:span><text:span text:style-name="T1564"><text:line-break/></text:span><text:span text:style-name="T1565">2. Press choose sleep style</text:span><text:span text:style-name="T1566"><text:line-break/></text:span><text:span text:style-name="T1567">3. Verify that the possible sleep styles are shown in a drop down list</text:span></text:p>
      <text:p text:style-name="P1568"><text:span text:style-name="T1569">Related requirement(s)</text:span></text:p>
      <text:p text:style-name="P1570">6.03</text:p>
      <text:p text:style-name="P1571"><text:span text:style-name="T1572">Author</text:span></text:p>
      <text:p text:style-name="Standard"><text:span text:style-name="T1573">JS</text:span><text:span text:style-name="T1574"><text:line-break/></text:span><text:span text:style-name="T1575"><text:line-break/></text:span><text:span text:style-name="T1576">Test case ID</text:span><text:span text:style-name="T1577"><text:s/>       </text:span><text:span text:style-name="T1578"><text:tab/></text:span></text:p>
      <text:p text:style-name="P1579">T6.04        <text:tab/></text:p>
      <text:p text:style-name="P1580"><text:span text:style-name="T1581">Test case description</text:span></text:p>
      <text:p text:style-name="P1582">Test if there is a notification window confirming your choice of sleep style</text:p>
      <text:p text:style-name="P1583"><text:span text:style-name="T1584">Precondition</text:span></text:p>
      <text:p text:style-name="P1585">In Schema</text:p>
      <text:p text:style-name="P1586"><text:span text:style-name="T1587">Test step or order of execution number</text:span></text:p>
      <text:p text:style-name="Standard"><text:span text:style-name="T1588">1. Go to Schema</text:span><text:span text:style-name="T1589"><text:line-break/></text:span><text:span text:style-name="T1590">2. Press choose sleep style</text:span><text:span text:style-name="T1591"><text:line-break/></text:span><text:span text:style-name="T1592">3. Choose a sleep style</text:span><text:span text:style-name="T1593"><text:line-break/></text:span><text:span text:style-name="T1594">4. Press OK</text:span><text:span text:style-name="T1595"><text:line-break/></text:span><text:span text:style-name="T1596">3. Verify that there is a confirmation window</text:span></text:p>
      <text:p text:style-name="P1597"><text:span text:style-name="T1598">Related requirement(s)</text:span></text:p>
      <text:p text:style-name="P1599">6.04</text:p>
      <text:p text:style-name="P1600"><text:span text:style-name="T1601">Author</text:span></text:p>
      <text:p text:style-name="Standard"><text:span text:style-name="T1602">JS</text:span><text:span text:style-name="T1603"><text:line-break/></text:span><text:span text:style-name="T1604"><text:line-break/></text:span><text:span text:style-name="T1605">Test case ID</text:span><text:span text:style-name="T1606"><text:s/>       </text:span><text:span text:style-name="T1607"><text:tab/></text:span></text:p>
      <text:p text:style-name="P1608">T6.05        <text:tab/></text:p>
      <text:p text:style-name="P1609"><text:span text:style-name="T1610">Test case description</text:span></text:p>
      <text:p text:style-name="P1611">Tests if the chosen sleep style is visible in the schema</text:p>
      <text:soft-page-break/>
      <text:p text:style-name="P1612"><text:span text:style-name="T1613">Precondition</text:span></text:p>
      <text:p text:style-name="P1614">In Schema</text:p>
      <text:p text:style-name="P1615"><text:span text:style-name="T1616">Test step or order of execution number</text:span></text:p>
      <text:p text:style-name="Standard"><text:span text:style-name="T1617">1. Choose a sleep style</text:span><text:span text:style-name="T1618"><text:line-break/></text:span><text:span text:style-name="T1619">2. Press OK</text:span><text:span text:style-name="T1620"><text:line-break/></text:span><text:span text:style-name="T1621">3. Verify that the sleep<text:s/></text:span><text:span text:style-name="T1622">style is visible in Schema</text:span></text:p>
      <text:p text:style-name="P1623"><text:span text:style-name="T1624">Related requirement(s)</text:span></text:p>
      <text:p text:style-name="P1625">6.05</text:p>
      <text:p text:style-name="P1626"><text:span text:style-name="T1627">Author</text:span></text:p>
      <text:p text:style-name="Standard"><text:span text:style-name="T1628">JS</text:span><text:span text:style-name="T1629"><text:line-break/></text:span><text:span text:style-name="T1630"><text:line-break/></text:span><text:span text:style-name="T1631"><text:line-break/></text:span><text:span text:style-name="T1632"><text:line-break/></text:span></text:p>
      <text:p text:style-name="P1633"/>
      <text:p text:style-name="Standard"><text:span text:style-name="T1634">Test case ID</text:span><text:span text:style-name="T1635"><text:s/>       </text:span><text:span text:style-name="T1636"><text:tab/></text:span></text:p>
      <text:p text:style-name="P1637">T7.01        <text:tab/></text:p>
      <text:p text:style-name="P1638"><text:span text:style-name="T1639">Test case description</text:span></text:p>
      <text:p text:style-name="P1640">Test if there is Information about the different sleep cycles</text:p>
      <text:p text:style-name="P1641"><text:span text:style-name="T1642">Precondition</text:span></text:p>
      <text:p text:style-name="P1643">In Menu</text:p>
      <text:p text:style-name="P1644"><text:span text:style-name="T1645">Test step or order of execution number</text:span></text:p>
      <text:p text:style-name="Standard"><text:span text:style-name="T1646">1. St</text:span><text:span text:style-name="T1647">art the Sleep Information from Menu</text:span><text:span text:style-name="T1648"><text:line-break/></text:span><text:span text:style-name="T1649">2. Verify that the Sleep Information is visible.</text:span></text:p>
      <text:p text:style-name="P1650"><text:span text:style-name="T1651">Related requirement(s)</text:span></text:p>
      <text:p text:style-name="P1652">7.01</text:p>
      <text:p text:style-name="P1653"><text:span text:style-name="T1654">Author</text:span></text:p>
      <text:p text:style-name="Standard"><text:span text:style-name="T1655">JS</text:span><text:span text:style-name="T1656"><text:line-break/></text:span><text:span text:style-name="T1657"><text:line-break/></text:span><text:span text:style-name="T1658">Test case ID</text:span><text:span text:style-name="T1659"><text:s/>       </text:span><text:span text:style-name="T1660"><text:tab/></text:span></text:p>
      <text:p text:style-name="P1661">T7.02        <text:tab/></text:p>
      <text:p text:style-name="P1662"><text:span text:style-name="T1663">Test case description</text:span></text:p>
      <text:soft-page-break/>
      <text:p text:style-name="P1664">Test if there are tips of what to think about when choosing a sleep style</text:p>
      <text:p text:style-name="P1665"><text:span text:style-name="T1666">Precondition</text:span></text:p>
      <text:p text:style-name="P1667">In Sleep Information</text:p>
      <text:p text:style-name="P1668"><text:span text:style-name="T1669">Test step or order of execution number</text:span></text:p>
      <text:p text:style-name="Standard"><text:span text:style-name="T1670">1. Choose a sleep style</text:span><text:span text:style-name="T1671"><text:line-break/></text:span><text:span text:style-name="T1672">2. Press OK</text:span><text:span text:style-name="T1673"><text:line-break/></text:span><text:span text:style-name="T1674">3. Verify that there is information about what to think about when choosing this sleep style</text:span></text:p>
      <text:p text:style-name="P1675"><text:span text:style-name="T1676">Related requirement(s)</text:span></text:p>
      <text:p text:style-name="P1677">7.02</text:p>
      <text:p text:style-name="P1678"><text:span text:style-name="T1679">Author</text:span></text:p>
      <text:p text:style-name="Standard"><text:span text:style-name="T1680">JS</text:span><text:span text:style-name="T1681"><text:line-break/></text:span><text:span text:style-name="T1682"><text:line-break/></text:span><text:span text:style-name="T1683">Test case ID</text:span><text:span text:style-name="T1684"><text:s/> </text:span><text:span text:style-name="T1685">      </text:span><text:span text:style-name="T1686"><text:tab/></text:span></text:p>
      <text:p text:style-name="P1687">T7.03        <text:tab/></text:p>
      <text:p text:style-name="P1688"><text:span text:style-name="T1689">Test case description</text:span></text:p>
      <text:p text:style-name="P1690">Test if there is Information about sleep in general</text:p>
      <text:p text:style-name="P1691"><text:span text:style-name="T1692">Precondition</text:span></text:p>
      <text:p text:style-name="P1693">In Sleep Information</text:p>
      <text:p text:style-name="P1694"><text:span text:style-name="T1695">Test step or order of execution number</text:span></text:p>
      <text:p text:style-name="P1696">1. Verify that there is information about sleep in general</text:p>
      <text:p text:style-name="P1697"><text:span text:style-name="T1698">Related requirement(s)</text:span></text:p>
      <text:p text:style-name="P1699">7.03</text:p>
      <text:p text:style-name="P1700"><text:span text:style-name="T1701">Author</text:span></text:p>
      <text:p text:style-name="Standard"><text:span text:style-name="T1702">JS</text:span><text:span text:style-name="T1703"><text:line-break/></text:span><text:span text:style-name="T1704"><text:line-break/></text:span><text:span text:style-name="T1705">Test case ID</text:span><text:span text:style-name="T1706"><text:s/>       </text:span><text:span text:style-name="T1707"><text:tab/></text:span></text:p>
      <text:p text:style-name="P1708">T7.04        <text:tab/></text:p>
      <text:p text:style-name="P1709"><text:span text:style-name="T1710">Test case description</text:span></text:p>
      <text:p text:style-name="P1711">Tests if all information has pedagogical pictures</text:p>
      <text:soft-page-break/>
      <text:p text:style-name="P1712"><text:span text:style-name="T1713">Precondition</text:span></text:p>
      <text:p text:style-name="P1714">In Sleep Information</text:p>
      <text:p text:style-name="P1715"><text:span text:style-name="T1716">Test step or order of execution number</text:span></text:p>
      <text:p text:style-name="Standard"><text:span text:style-name="T1717">1. Choose a sleep style</text:span><text:span text:style-name="T1718"><text:line-break/></text:span><text:span text:style-name="T1719">2. Press OK</text:span><text:span text:style-name="T1720"><text:line-break/></text:span><text:span text:style-name="T1721">3. Verify that the sleep<text:s/></text:span><text:span text:style-name="T1722">styles have pedagogical pictures</text:span></text:p>
      <text:p text:style-name="P1723"><text:span text:style-name="T1724">Related requirement(s)</text:span></text:p>
      <text:p text:style-name="P1725">7.04</text:p>
      <text:p text:style-name="P1726"><text:span text:style-name="T1727">Author</text:span></text:p>
      <text:p text:style-name="Standard"><text:span text:style-name="T1728">JS</text:span><text:span text:style-name="T1729"><text:line-break/></text:span><text:span text:style-name="T1730"><text:line-break/></text:span><text:span text:style-name="T1731">Test case ID</text:span><text:span text:style-name="T1732"><text:s/>       </text:span><text:span text:style-name="T1733"><text:tab/></text:span></text:p>
      <text:p text:style-name="P1734">T7.05        <text:tab/></text:p>
      <text:p text:style-name="P1735"><text:span text:style-name="T1736">Test case description</text:span></text:p>
      <text:p text:style-name="P1737">Tests if there is a back button from Sleep Information</text:p>
      <text:p text:style-name="P1738"><text:span text:style-name="T1739">Precondition</text:span></text:p>
      <text:p text:style-name="P1740">In Sleep Information</text:p>
      <text:p text:style-name="P1741"><text:span text:style-name="T1742">Test step or order of execution<text:s/></text:span><text:span text:style-name="T1743">number</text:span></text:p>
      <text:p text:style-name="Standard"><text:span text:style-name="T1744">1. Press the back button</text:span><text:span text:style-name="T1745"><text:line-break/></text:span><text:span text:style-name="T1746">2. Verify that you are returned to Menu</text:span></text:p>
      <text:p text:style-name="P1747"><text:span text:style-name="T1748">Related requirement(s)</text:span></text:p>
      <text:p text:style-name="P1749">7.05</text:p>
      <text:p text:style-name="P1750"><text:span text:style-name="T1751">Author</text:span></text:p>
      <text:p text:style-name="Standard"><text:span text:style-name="T1752">JS</text:span><text:span text:style-name="T1753"><text:line-break/></text:span><text:span text:style-name="T1754"><text:line-break/></text:span><text:span text:style-name="T1755"><text:line-break/></text:span><text:span text:style-name="T1756"><text:line-break/></text:span></text:p>
      <text:p text:style-name="P1757"/>
      <text:p text:style-name="Standard"><text:span text:style-name="T1758">Test case ID</text:span><text:span text:style-name="T1759"><text:s/>       </text:span><text:span text:style-name="T1760"><text:tab/></text:span></text:p>
      <text:p text:style-name="P1761">T8.01        <text:tab/></text:p>
      <text:p text:style-name="P1762"><text:span text:style-name="T1763">Test case description</text:span></text:p>
      <text:soft-page-break/>
      <text:p text:style-name="P1764">Tests if the user can take a survey to find a suitable sleep style</text:p>
      <text:p text:style-name="P1765"><text:span text:style-name="T1766">Precondition</text:span></text:p>
      <text:p text:style-name="P1767">In<text:s/>Sleep Information</text:p>
      <text:p text:style-name="P1768"><text:span text:style-name="T1769">Test step or order of execution number</text:span></text:p>
      <text:p text:style-name="Standard"><text:span text:style-name="T1770">1. Press “take survey”</text:span><text:span text:style-name="T1771"><text:line-break/></text:span><text:span text:style-name="T1772">2. Verify that the survey is started</text:span></text:p>
      <text:p text:style-name="P1773"><text:span text:style-name="T1774">Related requirement(s)</text:span></text:p>
      <text:p text:style-name="P1775">8.01</text:p>
      <text:p text:style-name="P1776"><text:span text:style-name="T1777">Author</text:span></text:p>
      <text:p text:style-name="Standard"><text:span text:style-name="T1778">JS</text:span><text:span text:style-name="T1779"><text:line-break/></text:span><text:span text:style-name="T1780"><text:line-break/></text:span><text:span text:style-name="T1781">Test case ID</text:span><text:span text:style-name="T1782"><text:s/>       </text:span><text:span text:style-name="T1783"><text:tab/></text:span></text:p>
      <text:p text:style-name="P1784">T8.02        <text:tab/></text:p>
      <text:p text:style-name="P1785"><text:span text:style-name="T1786">Test case description</text:span></text:p>
      <text:p text:style-name="P1787">Tests if there is a question about the<text:s/>user being tired/not tired in the morning</text:p>
      <text:p text:style-name="P1788"><text:span text:style-name="T1789">Precondition</text:span></text:p>
      <text:p text:style-name="P1790">In Sleep Survey</text:p>
      <text:p text:style-name="P1791"><text:span text:style-name="T1792">Test step or order of execution number</text:span></text:p>
      <text:p text:style-name="P1793">1. Verify that there is a question about the user being tired/not tired in the morning</text:p>
      <text:p text:style-name="P1794"><text:span text:style-name="T1795">Related requirement(s)</text:span></text:p>
      <text:p text:style-name="P1796">8.02</text:p>
      <text:p text:style-name="P1797"><text:span text:style-name="T1798">Author</text:span></text:p>
      <text:p text:style-name="Standard"><text:span text:style-name="T1799">JS</text:span><text:span text:style-name="T1800"><text:line-break/></text:span><text:span text:style-name="T1801"><text:line-break/></text:span><text:span text:style-name="T1802">Test case ID</text:span><text:span text:style-name="T1803"><text:s/>       </text:span><text:span text:style-name="T1804"><text:tab/></text:span></text:p>
      <text:p text:style-name="P1805">T8.03        <text:tab/></text:p>
      <text:p text:style-name="P1806"><text:span text:style-name="T1807">Test case description</text:span></text:p>
      <text:p text:style-name="P1808">Tests if there is a question about the user being tired/not tired in the evening</text:p>
      <text:soft-page-break/>
      <text:p text:style-name="P1809"><text:span text:style-name="T1810">Precondition</text:span></text:p>
      <text:p text:style-name="P1811">In Sleep Survey</text:p>
      <text:p text:style-name="P1812"><text:span text:style-name="T1813">Test step or order of execution number</text:span></text:p>
      <text:p text:style-name="P1814">1. Verify that there is a question about the user being tired/not tired in the morning</text:p>
      <text:p text:style-name="P1815"><text:span text:style-name="T1816">Related requirement(s)</text:span></text:p>
      <text:p text:style-name="P1817">8.03</text:p>
      <text:p text:style-name="P1818"><text:span text:style-name="T1819">Author</text:span></text:p>
      <text:p text:style-name="Standard"><text:span text:style-name="T1820">JS</text:span><text:span text:style-name="T1821"><text:line-break/></text:span><text:span text:style-name="T1822"><text:line-break/></text:span><text:span text:style-name="T1823"><text:line-break/></text:span><text:span text:style-name="T1824">Test case ID</text:span><text:span text:style-name="T1825"><text:s/>       </text:span><text:span text:style-name="T1826"><text:tab/></text:span></text:p>
      <text:p text:style-name="P1827">T8.04        <text:tab/></text:p>
      <text:p text:style-name="P1828"><text:span text:style-name="T1829">Test case description</text:span></text:p>
      <text:p text:style-name="P1830">Tests if there is a question about the user having/not having trouble falling asleep</text:p>
      <text:p text:style-name="P1831"><text:span text:style-name="T1832">Precondition</text:span></text:p>
      <text:p text:style-name="P1833">In Sleep Survey</text:p>
      <text:p text:style-name="P1834"><text:span text:style-name="T1835">Test step or order of<text:s/></text:span><text:span text:style-name="T1836">execution number</text:span></text:p>
      <text:p text:style-name="P1837">1. Verify that there is a question about the user being tired/not tired in the morning</text:p>
      <text:p text:style-name="P1838"><text:span text:style-name="T1839">Related requirement(s)</text:span></text:p>
      <text:p text:style-name="P1840">8.04</text:p>
      <text:p text:style-name="P1841"><text:span text:style-name="T1842">Author</text:span></text:p>
      <text:p text:style-name="Standard"><text:span text:style-name="T1843">JS</text:span><text:span text:style-name="T1844"><text:line-break/></text:span><text:span text:style-name="T1845"><text:line-break/></text:span><text:span text:style-name="T1846"><text:line-break/></text:span><text:span text:style-name="T1847">Test case ID</text:span><text:span text:style-name="T1848"><text:s/>       </text:span><text:span text:style-name="T1849"><text:tab/></text:span></text:p>
      <text:p text:style-name="P1850">T8.05        <text:tab/></text:p>
      <text:p text:style-name="P1851"><text:span text:style-name="T1852">Test case description</text:span></text:p>
      <text:p text:style-name="P1853">Tests if the results from the survey are matched with<text:s/>different sleep styles</text:p>
      <text:soft-page-break/>
      <text:p text:style-name="P1854"><text:span text:style-name="T1855">Precondition</text:span></text:p>
      <text:p text:style-name="P1856">In Sleep Survey</text:p>
      <text:p text:style-name="P1857"><text:span text:style-name="T1858">Test step or order of execution number</text:span></text:p>
      <text:p text:style-name="Standard"><text:span text:style-name="T1859">1. The survey is finished</text:span><text:span text:style-name="T1860"><text:line-break/></text:span><text:span text:style-name="T1861">2. Verify that the answers are being matched with a criterion</text:span></text:p>
      <text:p text:style-name="P1862"><text:span text:style-name="T1863">Related requirement(s)</text:span></text:p>
      <text:p text:style-name="P1864">8.05</text:p>
      <text:p text:style-name="P1865"><text:span text:style-name="T1866">Author</text:span></text:p>
      <text:p text:style-name="Standard"><text:span text:style-name="T1867">JS</text:span><text:span text:style-name="T1868"><text:line-break/></text:span><text:span text:style-name="T1869"><text:line-break/></text:span><text:span text:style-name="T1870"><text:line-break/></text:span><text:span text:style-name="T1871">Test case ID</text:span><text:span text:style-name="T1872"><text:s/>       </text:span><text:span text:style-name="T1873"><text:tab/></text:span></text:p>
      <text:p text:style-name="P1874">T8.06        <text:tab/></text:p>
      <text:p text:style-name="P1875"><text:span text:style-name="T1876">Test case description</text:span></text:p>
      <text:p text:style-name="P1877">Tests if the user can take a survey to find a suitable sleep style</text:p>
      <text:p text:style-name="P1878"><text:span text:style-name="T1879">Precondition</text:span></text:p>
      <text:p text:style-name="P1880">In Sleep Survey</text:p>
      <text:p text:style-name="P1881"><text:span text:style-name="T1882">Test step or order of execution number</text:span></text:p>
      <text:p text:style-name="Standard"><text:span text:style-name="T1883">1. The survey is finished</text:span><text:span text:style-name="T1884"><text:line-break/></text:span><text:span text:style-name="T1885">2. Verify that the user receives a list of possible sleep styles</text:span></text:p>
      <text:p text:style-name="P1886"><text:span text:style-name="T1887">Related</text:span><text:span text:style-name="T1888"><text:s/>requirement(s)</text:span></text:p>
      <text:p text:style-name="P1889">8.06</text:p>
      <text:p text:style-name="P1890"><text:span text:style-name="T1891">Author</text:span></text:p>
      <text:p text:style-name="Standard"><text:span text:style-name="T1892">JS</text:span><text:span text:style-name="T1893"><text:line-break/></text:span><text:span text:style-name="T1894"><text:line-break/></text:span><text:span text:style-name="T1895"><text:line-break/></text:span><text:span text:style-name="T1896">Test case ID</text:span><text:span text:style-name="T1897"><text:s/>       </text:span><text:span text:style-name="T1898"><text:tab/></text:span></text:p>
      <text:p text:style-name="P1899">T8.07        <text:tab/></text:p>
      <text:p text:style-name="P1900"><text:span text:style-name="T1901">Test case description</text:span></text:p>
      <text:p text:style-name="P1902">Tests if a proposal is press-able</text:p>
      <text:soft-page-break/>
      <text:p text:style-name="P1903"><text:span text:style-name="T1904">Precondition</text:span></text:p>
      <text:p text:style-name="P1905">In Sleep Survey</text:p>
      <text:p text:style-name="P1906"><text:span text:style-name="T1907">Test step or order of execution number</text:span></text:p>
      <text:p text:style-name="Standard"><text:span text:style-name="T1908">1. Finish the survey</text:span><text:span text:style-name="T1909"><text:line-break/></text:span><text:span text:style-name="T1910">2. Proposals are shown</text:span><text:span text:style-name="T1911"><text:line-break/></text:span><text:span text:style-name="T1912">3. Verify that a<text:s/></text:span><text:span text:style-name="T1913">proposal is press-able</text:span></text:p>
      <text:p text:style-name="P1914"><text:span text:style-name="T1915">Related requirement(s)</text:span></text:p>
      <text:p text:style-name="Standard"><text:span text:style-name="T1916">8.07</text:span><text:span text:style-name="T1917"><text:line-break/></text:span><text:span text:style-name="T1918">Author</text:span><text:span text:style-name="T1919"><text:line-break/></text:span><text:span text:style-name="T1920">JS</text:span><text:span text:style-name="T1921"><text:line-break/></text:span><text:span text:style-name="T1922"><text:line-break/></text:span><text:span text:style-name="T1923"><text:line-break/></text:span><text:span text:style-name="T1924">Test case ID</text:span><text:span text:style-name="T1925"><text:s/>       </text:span><text:span text:style-name="T1926"><text:tab/></text:span></text:p>
      <text:p text:style-name="P1927">T8.08        <text:tab/></text:p>
      <text:p text:style-name="P1928"><text:span text:style-name="T1929">Test case description</text:span></text:p>
      <text:p text:style-name="P1930">Tests if when pressing a proposal, the user is sent to the information about the sleep style.</text:p>
      <text:p text:style-name="P1931"><text:span text:style-name="T1932">Precondition</text:span></text:p>
      <text:p text:style-name="P1933">In Sleep Information</text:p>
      <text:p text:style-name="P1934"><text:span text:style-name="T1935">Test s</text:span><text:span text:style-name="T1936">tep or order of execution number</text:span></text:p>
      <text:p text:style-name="Standard"><text:span text:style-name="T1937">1. Finish the survey</text:span><text:span text:style-name="T1938"><text:line-break/></text:span><text:span text:style-name="T1939">2. Proposals are shown</text:span><text:span text:style-name="T1940"><text:line-break/></text:span><text:span text:style-name="T1941">3. Press a proposal</text:span><text:span text:style-name="T1942"><text:line-break/></text:span><text:span text:style-name="T1943">4. Verify that the user is sent to the Sleep Information about that sleep style</text:span></text:p>
      <text:p text:style-name="P1944"><text:span text:style-name="T1945">Related requirement(s)</text:span></text:p>
      <text:p text:style-name="P1946">8.08</text:p>
      <text:p text:style-name="P1947"><text:span text:style-name="T1948">Author</text:span></text:p>
      <text:p text:style-name="Standard"><text:span text:style-name="T1949">JS</text:span><text:span text:style-name="T1950"><text:line-break/></text:span><text:span text:style-name="T1951"><text:line-break/></text:span></text:p>
      <text:p text:style-name="P1952"><text:span text:style-name="T1953">Test case ID        </text:span><text:span text:style-name="T1954"><text:tab/></text:span></text:p>
      <text:p text:style-name="P1955">T9.01<text:tab/><text:tab/></text:p>
      <text:soft-page-break/>
      <text:p text:style-name="P1956"><text:span text:style-name="T1957">Test case</text:span><text:span text:style-name="T1958"><text:s/>description</text:span></text:p>
      <text:p text:style-name="P1959">Activities from other calendar can be imported into schema</text:p>
      <text:p text:style-name="P1960"><text:span text:style-name="T1961">Precondition</text:span></text:p>
      <text:p text:style-name="P1962">Application is running, sleep style is implemented and selected, android calendar is available</text:p>
      <text:p text:style-name="P1963"><text:span text:style-name="T1964">Test step or order of execution number</text:span></text:p>
      <text:p text:style-name="P1965">Verify that elements present in android calendar can be imported into sleep application</text:p>
      <text:p text:style-name="P1966"><text:span text:style-name="T1967">Related requirement(s)</text:span></text:p>
      <text:p text:style-name="P1968">9.01</text:p>
      <text:p text:style-name="P1969"><text:span text:style-name="T1970">Author</text:span></text:p>
      <text:p text:style-name="Standard"><text:span text:style-name="T1971">GM</text:span><text:span text:style-name="T1972"><text:line-break/></text:span></text:p>
      <text:p text:style-name="P1973"/>
      <text:p text:style-name="P1974"><text:span text:style-name="T1975">Test case ID        </text:span><text:span text:style-name="T1976"><text:tab/></text:span></text:p>
      <text:p text:style-name="P1977">T9.02<text:tab/><text:tab/></text:p>
      <text:p text:style-name="P1978"><text:span text:style-name="T1979">Test case description</text:span></text:p>
      <text:p text:style-name="P1980">Activities are shown in different colors than black</text:p>
      <text:p text:style-name="P1981"><text:span text:style-name="T1982">Precondition</text:span></text:p>
      <text:p text:style-name="P1983">Application is running, sleep style is<text:s/>implemented and selected, android calendar is available and imported</text:p>
      <text:p text:style-name="P1984"><text:span text:style-name="T1985">Test step or order of execution number</text:span></text:p>
      <text:p text:style-name="P1986">Verify that elements present in android calendar has different color  </text:p>
      <text:p text:style-name="P1987"><text:span text:style-name="T1988">Related requirement(s)</text:span></text:p>
      <text:p text:style-name="Standard"><text:span text:style-name="T1989">9.02</text:span><text:span text:style-name="T1990"><text:line-break/></text:span></text:p>
      <text:p text:style-name="P1991"/>
      <text:p text:style-name="P1992"><text:span text:style-name="T1993">Test case ID        </text:span><text:span text:style-name="T1994"><text:tab/></text:span></text:p>
      <text:p text:style-name="P1995">T9.03<text:tab/><text:tab/></text:p>
      <text:p text:style-name="P1996"><text:span text:style-name="T1997">Test case descrip</text:span><text:span text:style-name="T1998">tion</text:span></text:p>
      <text:soft-page-break/>
      <text:p text:style-name="P1999">When a conflict arises, there is a warning notification window</text:p>
      <text:p text:style-name="P2000"><text:span text:style-name="T2001">Precondition</text:span></text:p>
      <text:p text:style-name="P2002">Application is running, sleep style is implemented and selected, android calendar is available and imported</text:p>
      <text:p text:style-name="P2003"><text:span text:style-name="T2004">Test step or order of execution number</text:span></text:p>
      <text:p text:style-name="Standard"><text:span text:style-name="T2005">Verify that<text:s/></text:span><text:span text:style-name="T2006">if<text:s/></text:span><text:span text:style-name="T2007">elements are<text:s/></text:span><text:span text:style-name="T2008">scheduled on the same time as sleep the conflict management window appear.  </text:span></text:p>
      <text:p text:style-name="P2009"><text:span text:style-name="T2010">Related requirement(s)</text:span></text:p>
      <text:p text:style-name="P2011">9.03</text:p>
      <text:p text:style-name="P2012"><text:span text:style-name="T2013">Author</text:span></text:p>
      <text:p text:style-name="P2014">GM</text:p>
      <text:p text:style-name="P2015"><text:span text:style-name="T2016">Test case ID        </text:span><text:span text:style-name="T2017"><text:tab/></text:span></text:p>
      <text:p text:style-name="P2018">T9.04<text:tab/><text:tab/></text:p>
      <text:p text:style-name="P2019"><text:span text:style-name="T2020">Test case description</text:span></text:p>
      <text:p text:style-name="P2021">When a conflict arises, there is a warning notification sound</text:p>
      <text:p text:style-name="P2022"><text:span text:style-name="T2023">Precondition</text:span></text:p>
      <text:p text:style-name="P2024">Application<text:s/>is running, sleep style is implemented and selected, android calendar is available and imported</text:p>
      <text:p text:style-name="P2025"><text:span text:style-name="T2026">Test step or order of execution number</text:span></text:p>
      <text:p text:style-name="Standard"><text:span text:style-name="T2027">Verify that<text:s/></text:span><text:span text:style-name="T2028">if<text:s/></text:span><text:span text:style-name="T2029">elements are scheduled on the same time as sleep the there is a conflict warning notification sound</text:span></text:p>
      <text:p text:style-name="P2030"><text:span text:style-name="T2031">Relate</text:span><text:span text:style-name="T2032">d requirement(s)</text:span></text:p>
      <text:p text:style-name="P2033">9.04</text:p>
      <text:p text:style-name="P2034"><text:span text:style-name="T2035">Author</text:span></text:p>
      <text:p text:style-name="Standard"><text:span text:style-name="T2036">GM</text:span><text:span text:style-name="T2037"><text:line-break/></text:span><text:span text:style-name="T2038"><text:line-break/></text:span></text:p>
      <text:p text:style-name="P2039"><text:span text:style-name="T2040">Test case ID        </text:span><text:span text:style-name="T2041"><text:tab/></text:span></text:p>
      <text:p text:style-name="P2042">T9.05<text:tab/><text:tab/></text:p>
      <text:soft-page-break/>
      <text:p text:style-name="P2043"><text:span text:style-name="T2044">Test case description</text:span></text:p>
      <text:p text:style-name="P2045">When notification has been accepted, solutions will be presented</text:p>
      <text:p text:style-name="P2046"><text:span text:style-name="T2047">Precondition</text:span></text:p>
      <text:p text:style-name="P2048">Application is running, sleep style is implemented and selected, android calendar is available and imported</text:p>
      <text:p text:style-name="P2049"><text:span text:style-name="T2050">Test step or order of execution number</text:span></text:p>
      <text:p text:style-name="P2051">Verify that when conflict management window appear there is also a suggested solution presented</text:p>
      <text:p text:style-name="P2052"><text:span text:style-name="T2053">Related requirement(s)</text:span></text:p>
      <text:p text:style-name="P2054">9.05</text:p>
      <text:p text:style-name="P2055"><text:span text:style-name="T2056">Author</text:span></text:p>
      <text:p text:style-name="Standard"><text:span text:style-name="T2057">GM</text:span><text:span text:style-name="T2058"><text:line-break/></text:span></text:p>
      <text:p text:style-name="P2059"><text:span text:style-name="T2060">Test case ID        </text:span><text:span text:style-name="T2061"><text:tab/></text:span></text:p>
      <text:p text:style-name="P2062">T9.06<text:tab/><text:tab/></text:p>
      <text:p text:style-name="P2063"><text:span text:style-name="T2064">Test case description</text:span></text:p>
      <text:p text:style-name="P2065">A solution<text:s/>can be that an element is moved in the schema</text:p>
      <text:p text:style-name="P2066"><text:span text:style-name="T2067">Precondition</text:span></text:p>
      <text:p text:style-name="P2068">Application is running, sleep style is implemented and selected, android calendar is available and imported</text:p>
      <text:p text:style-name="P2069"><text:span text:style-name="T2070">Test step or order of execution number</text:span></text:p>
      <text:p text:style-name="Standard"><text:span text:style-name="T2071">Verify that when conflict management window appear</text:span><text:span text:style-name="T2072"><text:s/>there is also a suggested solution presented,<text:s/></text:span><text:span text:style-name="T2073"><text:line-break/></text:span><text:span text:style-name="T2074">Verified that one solution is to move one element.</text:span></text:p>
      <text:p text:style-name="P2075"><text:span text:style-name="T2076">Related requirement(s)</text:span></text:p>
      <text:p text:style-name="P2077">9.06</text:p>
      <text:p text:style-name="P2078"><text:span text:style-name="T2079">Author</text:span></text:p>
      <text:p text:style-name="Standard"><text:span text:style-name="T2080">GM</text:span><text:span text:style-name="T2081"><text:line-break/></text:span></text:p>
      <text:p text:style-name="P2082"><text:span text:style-name="T2083">Test case ID        </text:span><text:span text:style-name="T2084"><text:tab/></text:span></text:p>
      <text:soft-page-break/>
      <text:p text:style-name="P2085">T9.07<text:tab/><text:tab/></text:p>
      <text:p text:style-name="P2086"><text:span text:style-name="T2087">Test case description</text:span></text:p>
      <text:p text:style-name="P2088">A solution can be that an element is deleted in the schema</text:p>
      <text:p text:style-name="P2089"><text:span text:style-name="T2090">Preco</text:span><text:span text:style-name="T2091">ndition</text:span></text:p>
      <text:p text:style-name="P2092">Application is running, sleep style is implemented and selected, android calendar is available and imported</text:p>
      <text:p text:style-name="P2093"><text:span text:style-name="T2094">Test step or order of execution number</text:span></text:p>
      <text:p text:style-name="Standard"><text:span text:style-name="T2095">Verify that when conflict management window appear there is also a suggested solution presented,<text:s/></text:span><text:span text:style-name="T2096"><text:line-break/></text:span><text:span text:style-name="T2097">Ver</text:span><text:span text:style-name="T2098">ify that one solution is to delete element of conflict.</text:span></text:p>
      <text:p text:style-name="P2099"><text:span text:style-name="T2100">Related requirement(s)</text:span></text:p>
      <text:p text:style-name="P2101">9.07</text:p>
      <text:p text:style-name="P2102"><text:span text:style-name="T2103">Author</text:span></text:p>
      <text:p text:style-name="P2104">GM</text:p>
      <text:p text:style-name="P2105"><text:span text:style-name="T2106">Test case ID        </text:span><text:span text:style-name="T2107"><text:tab/></text:span></text:p>
      <text:p text:style-name="P2108">T9.08<text:tab/><text:tab/><text:tab/></text:p>
      <text:p text:style-name="P2109"><text:span text:style-name="T2110">Test case description</text:span></text:p>
      <text:p text:style-name="P2111">A solution can be that a group of elements are moved in the schema</text:p>
      <text:p text:style-name="P2112"><text:span text:style-name="T2113">Precondition</text:span></text:p>
      <text:p text:style-name="P2114">Application is running, sleep style is implemented and selected, android calendar is available and imported</text:p>
      <text:p text:style-name="P2115"><text:span text:style-name="T2116">Test step or order of execution number</text:span></text:p>
      <text:p text:style-name="Standard"><text:span text:style-name="T2117">Verify that when conflict management window appear there is also a suggested solution presented,<text:s/></text:span><text:span text:style-name="T2118"><text:line-break/></text:span><text:span text:style-name="T2119">Verify that one solution is to move a<text:s/></text:span><text:span text:style-name="T2120">complete group of elements.</text:span></text:p>
      <text:p text:style-name="P2121"><text:span text:style-name="T2122">Related requirement(s)</text:span></text:p>
      <text:p text:style-name="P2123">9.08</text:p>
      <text:p text:style-name="P2124"><text:span text:style-name="T2125">Author</text:span></text:p>
      <text:p text:style-name="P2126">GM</text:p>
      <text:p text:style-name="P2127"/>
      <text:soft-page-break/>
      <text:p text:style-name="P2128"><text:span text:style-name="T2129">Test case ID        </text:span><text:span text:style-name="T2130"><text:tab/></text:span></text:p>
      <text:p text:style-name="P2131">T9.09<text:tab/><text:tab/><text:tab/></text:p>
      <text:p text:style-name="P2132"><text:span text:style-name="T2133">Test case description</text:span></text:p>
      <text:p text:style-name="P2134">A warning notification is shown when a sleep element is moved</text:p>
      <text:p text:style-name="P2135"><text:span text:style-name="T2136">Precondition</text:span></text:p>
      <text:p text:style-name="P2137">Application is running, sleep style is implemented and<text:s/>selected, android calendar is available and imported</text:p>
      <text:p text:style-name="P2138"><text:span text:style-name="T2139">Test step or order of execution number</text:span></text:p>
      <text:p text:style-name="P2140">Verify that when a sleep element is moved there is a warning notification displayed</text:p>
      <text:p text:style-name="P2141"><text:span text:style-name="T2142">Related requirement(s)</text:span></text:p>
      <text:p text:style-name="P2143">9.09</text:p>
      <text:p text:style-name="P2144"><text:span text:style-name="T2145">Author</text:span></text:p>
      <text:p text:style-name="Standard"><text:span text:style-name="T2146">GM</text:span><text:span text:style-name="T2147"><text:line-break/></text:span></text:p>
      <text:p text:style-name="P2148"><text:span text:style-name="T2149">Test case ID        </text:span><text:span text:style-name="T2150"><text:tab/></text:span></text:p>
      <text:p text:style-name="P2151">T9.10<text:tab/><text:tab/><text:tab/></text:p>
      <text:p text:style-name="P2152"><text:span text:style-name="T2153">Test case</text:span><text:span text:style-name="T2154"><text:s/>description</text:span></text:p>
      <text:p text:style-name="P2155">A moved or deleted object can be un-done</text:p>
      <text:p text:style-name="P2156"><text:span text:style-name="T2157">Precondition</text:span></text:p>
      <text:p text:style-name="P2158">Application is running, sleep style is implemented and selected, android calendar is available and imported</text:p>
      <text:p text:style-name="P2159"><text:span text:style-name="T2160">Test step or order of execution number</text:span></text:p>
      <text:p text:style-name="P2161">Verify that when a sleep element that has<text:s/>be moved or deleted this action can also be undone.</text:p>
      <text:p text:style-name="P2162"><text:span text:style-name="T2163">Related requirement(s)</text:span></text:p>
      <text:p text:style-name="P2164">9.10</text:p>
      <text:p text:style-name="P2165"><text:span text:style-name="T2166">Author</text:span></text:p>
      <text:p text:style-name="P2167">GM</text:p>
      <text:p text:style-name="P2168"/>
      <text:p text:style-name="P2169"><text:span text:style-name="T2170">Test case ID        </text:span><text:span text:style-name="T2171"><text:tab/></text:span></text:p>
      <text:p text:style-name="P2172">T10.01<text:tab/><text:tab/><text:tab/></text:p>
      <text:p text:style-name="P2173"><text:span text:style-name="T2174">Test case description</text:span></text:p>
      <text:p text:style-name="P2175">There is a button in the menu for sleep information</text:p>
      <text:p text:style-name="P2176"><text:span text:style-name="T2177">Precondition</text:span></text:p>
      <text:p text:style-name="P2178">Application is running, sleep information is<text:s/>implemented<text:s/><text:tab/></text:p>
      <text:p text:style-name="P2179"><text:span text:style-name="T2180">Test step or order of execution number</text:span></text:p>
      <text:list text:style-name="LFO1" text:continue-numbering="true">
        <text:list-item>
          <text:p text:style-name="P2181">Press the “sleep information”  button  </text:p>
        </text:list-item>
        <text:list-item>
          <text:p text:style-name="P2182">Verify that sleep information is displayed</text:p>
        </text:list-item>
      </text:list>
      <text:p text:style-name="P2183"><text:span text:style-name="T2184">Related requirement(s)</text:span></text:p>
      <text:p text:style-name="P2185">10.01</text:p>
      <text:p text:style-name="P2186"><text:span text:style-name="T2187">Author</text:span></text:p>
      <text:p text:style-name="Standard"><text:span text:style-name="T2188">GM</text:span><text:span text:style-name="T2189"><text:line-break/></text:span></text:p>
      <text:p text:style-name="P2190"><text:span text:style-name="T2191">Test case ID        </text:span><text:span text:style-name="T2192"><text:tab/></text:span></text:p>
      <text:p text:style-name="P2193">T10.02<text:tab/><text:tab/><text:tab/></text:p>
      <text:p text:style-name="P2194"><text:span text:style-name="T2195">Test case description</text:span></text:p>
      <text:p text:style-name="P2196">There is a button in the<text:s/>menu for sleep schema</text:p>
      <text:p text:style-name="P2197"><text:span text:style-name="T2198">Precondition</text:span></text:p>
      <text:p text:style-name="P2199">Application is running, sleep schema is implemented<text:s/><text:tab/></text:p>
      <text:p text:style-name="P2200"><text:span text:style-name="T2201">Test step or order of execution number</text:span></text:p>
      <text:p text:style-name="Standard"><text:span text:style-name="T2202">1. Press the “sleep schema”  button  </text:span><text:span text:style-name="T2203"><text:line-break/></text:span><text:span text:style-name="T2204">2. Verify that sleep schema information is displayed</text:span></text:p>
      <text:p text:style-name="P2205"><text:span text:style-name="T2206">Related requirement(s)</text:span></text:p>
      <text:p text:style-name="P2207">10.02</text:p>
      <text:p text:style-name="P2208"><text:span text:style-name="T2209">Author</text:span></text:p>
      <text:soft-page-break/>
      <text:p text:style-name="Standard"><text:span text:style-name="T2210">G</text:span><text:span text:style-name="T2211">M</text:span><text:span text:style-name="T2212"><text:line-break/></text:span></text:p>
      <text:p text:style-name="P2213"><text:span text:style-name="T2214">Test case ID        </text:span><text:span text:style-name="T2215"><text:tab/></text:span></text:p>
      <text:p text:style-name="P2216">T10.03<text:tab/><text:tab/><text:tab/></text:p>
      <text:p text:style-name="P2217"><text:span text:style-name="T2218">Test case description</text:span></text:p>
      <text:p text:style-name="P2219">There is a button in the menu for alarms</text:p>
      <text:p text:style-name="P2220"><text:span text:style-name="T2221">Precondition</text:span></text:p>
      <text:p text:style-name="P2222">Application is running, home screen is implemented<text:s/><text:tab/></text:p>
      <text:p text:style-name="P2223"><text:span text:style-name="T2224">Test step or order of execution number</text:span><text:span text:style-name="T2225"><text:s/></text:span></text:p>
      <text:p text:style-name="P2226">1. Verify the presence of alarm button</text:p>
      <text:p text:style-name="P2227"><text:span text:style-name="T2228">Related<text:s/></text:span><text:span text:style-name="T2229">requirement(s)</text:span></text:p>
      <text:p text:style-name="P2230">10.03</text:p>
      <text:p text:style-name="P2231"><text:span text:style-name="T2232">Author</text:span></text:p>
      <text:p text:style-name="Standard"><text:span text:style-name="T2233">GM</text:span><text:span text:style-name="T2234"><text:line-break/></text:span></text:p>
      <text:p text:style-name="P2235"><text:span text:style-name="T2236">Test case ID        </text:span><text:span text:style-name="T2237"><text:tab/></text:span></text:p>
      <text:p text:style-name="P2238">T10.04<text:tab/><text:tab/></text:p>
      <text:p text:style-name="P2239"><text:span text:style-name="T2240">Test case description</text:span></text:p>
      <text:p text:style-name="P2241">There is a button in the menu for settings</text:p>
      <text:p text:style-name="P2242"><text:span text:style-name="T2243">Precondition</text:span></text:p>
      <text:p text:style-name="P2244">Application is running, home screen is implemented<text:s/><text:tab/></text:p>
      <text:p text:style-name="P2245"><text:span text:style-name="T2246">Test step or order of execution number</text:span><text:span text:style-name="T2247"><text:s/></text:span></text:p>
      <text:p text:style-name="P2248">1. Verify the presence<text:s/>of settings button</text:p>
      <text:p text:style-name="P2249"><text:span text:style-name="T2250">Related requirement(s)</text:span></text:p>
      <text:p text:style-name="P2251">10.04</text:p>
      <text:p text:style-name="P2252"><text:span text:style-name="T2253">Author</text:span></text:p>
      <text:p text:style-name="Standard"><text:span text:style-name="T2254">GM</text:span><text:span text:style-name="T2255"><text:line-break/></text:span><text:span text:style-name="T2256"><text:line-break/></text:span><text:span text:style-name="T2257"><text:line-break/></text:span><text:soft-page-break/><text:span text:style-name="T2258"><text:line-break/></text:span><text:span text:style-name="T2259"><text:line-break/></text:span></text:p>
      <text:p text:style-name="P2260"/>
      <text:p text:style-name="P2261">Test case ID        <text:tab/></text:p>
      <text:p text:style-name="P2262">T11.01<text:tab/><text:tab/><text:tab/></text:p>
      <text:p text:style-name="P2263"><text:span text:style-name="T2264">Test case description</text:span></text:p>
      <text:p text:style-name="P2265">Exit application</text:p>
      <text:p text:style-name="P2266"><text:span text:style-name="T2267">Precondition</text:span></text:p>
      <text:p text:style-name="P2268">Application is running<text:s/><text:tab/></text:p>
      <text:p text:style-name="P2269"><text:span text:style-name="T2270">Test step or order of execution number</text:span></text:p>
      <text:list text:style-name="LFO1">
        <text:list-item text:start-value="1">
          <text:p text:style-name="P2271">Press the exit button</text:p>
        </text:list-item>
        <text:list-item>
          <text:p text:style-name="P2272">Verify that<text:s/>application has terminated</text:p>
        </text:list-item>
      </text:list>
      <text:p text:style-name="P2273"><text:span text:style-name="T2274">Related requirement(s)</text:span></text:p>
      <text:p text:style-name="P2275">11.01</text:p>
      <text:p text:style-name="P2276"><text:span text:style-name="T2277">Author</text:span></text:p>
      <text:p text:style-name="Standard"><text:span text:style-name="T2278">GM</text:span><text:span text:style-name="T2279"><text:line-break/></text:span><text:span text:style-name="T2280"><text:line-break/></text:span><text:span text:style-name="T2281"><text:line-break/></text:span><text:span text:style-name="T2282">Test case ID        </text:span><text:span text:style-name="T2283"><text:tab/></text:span></text:p>
      <text:p text:style-name="P2284">T12.01</text:p>
      <text:p text:style-name="P2285"><text:span text:style-name="T2286">Test case description</text:span></text:p>
      <text:p text:style-name="P2287">There should always be a cancel button on all dialog windows</text:p>
      <text:p text:style-name="P2288"><text:span text:style-name="T2289">Precondition</text:span></text:p>
      <text:p text:style-name="P2290">All dialog windows are accessible</text:p>
      <text:p text:style-name="P2291"><text:span text:style-name="T2292">Test step or order of execu</text:span><text:span text:style-name="T2293">tion number</text:span></text:p>
      <text:p text:style-name="Standard"><text:span text:style-name="T2294">1. Enter all dialog windows.</text:span><text:span text:style-name="T2295"><text:line-break/></text:span><text:span text:style-name="T2296">2. Use the cancel button to exit present dialog window</text:span><text:span text:style-name="T2297"><text:line-break/></text:span></text:p>
      <text:p text:style-name="P2298"><text:span text:style-name="T2299">Related requirement(s)</text:span></text:p>
      <text:p text:style-name="P2300">12.01</text:p>
      <text:soft-page-break/>
      <text:p text:style-name="P2301"><text:span text:style-name="T2302">Author</text:span></text:p>
      <text:p text:style-name="Standard"><text:span text:style-name="T2303">G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5-16T08:52:00Z</meta:creation-date>
    <dc:date>2012-05-16T09:29:00Z</dc:date>
    <meta:template xlink:href="Normal" xlink:type="simple"/>
    <meta:editing-cycles>4</meta:editing-cycles>
    <meta:editing-duration>PT1080S</meta:editing-duration>
    <meta:document-statistic meta:page-count="53" meta:paragraph-count="69" meta:word-count="5564" meta:character-count="34988" meta:row-count="245" meta:non-whitespace-character-count="29493"/>
  </office:meta>
</office:document-meta>
</file>